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number-columns-repeated="101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atetime</text:p>
          </table:table-cell>
          <table:table-cell office:value-type="string">
            <text:p>S3 location</text:p>
          </table:table-cell>
          <table:table-cell office:value-type="string">
            <text:p>measuring location</text:p>
          </table:table-cell>
          <table:table-cell office:value-type="string">
            <text:p>network latency</text:p>
          </table:table-cell>
          <table:table-cell office:value-type="string">
            <text:p>1kb (retrieval latency)</text:p>
          </table:table-cell>
          <table:table-cell office:value-type="string">
            <text:p>10kb</text:p>
          </table:table-cell>
          <table:table-cell office:value-type="string">
            <text:p>100kb</text:p>
          </table:table-cell>
          <table:table-cell office:value-type="string">
            <text:p>1mb</text:p>
          </table:table-cell>
          <table:table-cell office:value-type="string">
            <text:p>10mb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9.11-17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table:style-name="ce2" office:value-type="string">
            <text:p>2.356</text:p>
          </table:table-cell>
          <table:table-cell office:value-type="string">
            <text:p>.002913</text:p>
          </table:table-cell>
          <table:table-cell office:value-type="string">
            <text:p>.002156</text:p>
          </table:table-cell>
          <table:table-cell office:value-type="string">
            <text:p>.002372</text:p>
          </table:table-cell>
          <table:table-cell office:value-type="string">
            <text:p>.001963</text:p>
          </table:table-cell>
          <table:table-cell office:value-type="string">
            <text:p>.00272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9.11-18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table:style-name="ce2" office:value-type="string">
            <text:p>3.041</text:p>
          </table:table-cell>
          <table:table-cell table:number-columns-repeated="3"/>
          <table:table-cell office:value-type="string">
            <text:p>.002733</text:p>
          </table:table-cell>
          <table:table-cell office:value-type="string">
            <text:p>.003253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9.11-19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75</text:p>
          </table:table-cell>
          <table:table-cell office:value-type="string">
            <text:p>.000610</text:p>
          </table:table-cell>
          <table:table-cell office:value-type="string">
            <text:p>.000681</text:p>
          </table:table-cell>
          <table:table-cell table:number-columns-repeated="2" office:value-type="string">
            <text:p>.000646</text:p>
          </table:table-cell>
          <table:table-cell office:value-type="string">
            <text:p>.000668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9.11-20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69</text:p>
          </table:table-cell>
          <table:table-cell office:value-type="string">
            <text:p>.000578</text:p>
          </table:table-cell>
          <table:table-cell office:value-type="string">
            <text:p>.000420</text:p>
          </table:table-cell>
          <table:table-cell office:value-type="string">
            <text:p>.000843</text:p>
          </table:table-cell>
          <table:table-cell office:value-type="string">
            <text:p>.000528</text:p>
          </table:table-cell>
          <table:table-cell office:value-type="string">
            <text:p>.000619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9.11-21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814</text:p>
          </table:table-cell>
          <table:table-cell table:number-columns-repeated="3"/>
          <table:table-cell office:value-type="string">
            <text:p>.000405</text:p>
          </table:table-cell>
          <table:table-cell office:value-type="string">
            <text:p>.000699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9.11-22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60</text:p>
          </table:table-cell>
          <table:table-cell office:value-type="string">
            <text:p>.000740</text:p>
          </table:table-cell>
          <table:table-cell office:value-type="string">
            <text:p>.000652</text:p>
          </table:table-cell>
          <table:table-cell office:value-type="string">
            <text:p>.000618</text:p>
          </table:table-cell>
          <table:table-cell office:value-type="string">
            <text:p>.000605</text:p>
          </table:table-cell>
          <table:table-cell office:value-type="string">
            <text:p>.000546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9.11-23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29</text:p>
          </table:table-cell>
          <table:table-cell office:value-type="string">
            <text:p>.000667</text:p>
          </table:table-cell>
          <table:table-cell office:value-type="string">
            <text:p>.000597</text:p>
          </table:table-cell>
          <table:table-cell office:value-type="string">
            <text:p>.000608</text:p>
          </table:table-cell>
          <table:table-cell office:value-type="string">
            <text:p>.000673</text:p>
          </table:table-cell>
          <table:table-cell office:value-type="string">
            <text:p>.000448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.11-00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824</text:p>
          </table:table-cell>
          <table:table-cell office:value-type="string">
            <text:p>.000503</text:p>
          </table:table-cell>
          <table:table-cell office:value-type="string">
            <text:p>.000754</text:p>
          </table:table-cell>
          <table:table-cell office:value-type="string">
            <text:p>.000688</text:p>
          </table:table-cell>
          <table:table-cell office:value-type="string">
            <text:p>.000748</text:p>
          </table:table-cell>
          <table:table-cell office:value-type="string">
            <text:p>.000642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.11-01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91</text:p>
          </table:table-cell>
          <table:table-cell office:value-type="string">
            <text:p>.000428</text:p>
          </table:table-cell>
          <table:table-cell office:value-type="string">
            <text:p>.000619</text:p>
          </table:table-cell>
          <table:table-cell office:value-type="string">
            <text:p>.000493</text:p>
          </table:table-cell>
          <table:table-cell office:value-type="string">
            <text:p>.000692</text:p>
          </table:table-cell>
          <table:table-cell office:value-type="string">
            <text:p>.000674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.11-02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91</text:p>
          </table:table-cell>
          <table:table-cell table:number-columns-repeated="3"/>
          <table:table-cell office:value-type="string">
            <text:p>.000640</text:p>
          </table:table-cell>
          <table:table-cell office:value-type="string">
            <text:p>.000677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.11-03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74</text:p>
          </table:table-cell>
          <table:table-cell office:value-type="string">
            <text:p>.000499</text:p>
          </table:table-cell>
          <table:table-cell office:value-type="string">
            <text:p>.000531</text:p>
          </table:table-cell>
          <table:table-cell office:value-type="string">
            <text:p>.000647</text:p>
          </table:table-cell>
          <table:table-cell office:value-type="string">
            <text:p>.000596</text:p>
          </table:table-cell>
          <table:table-cell office:value-type="string">
            <text:p>.000654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.11-04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82</text:p>
          </table:table-cell>
          <table:table-cell office:value-type="string">
            <text:p>.000613</text:p>
          </table:table-cell>
          <table:table-cell office:value-type="string">
            <text:p>.000669</text:p>
          </table:table-cell>
          <table:table-cell office:value-type="string">
            <text:p>.000689</text:p>
          </table:table-cell>
          <table:table-cell office:value-type="string">
            <text:p>.000679</text:p>
          </table:table-cell>
          <table:table-cell office:value-type="string">
            <text:p>.000879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.11-05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18</text:p>
          </table:table-cell>
          <table:table-cell office:value-type="string">
            <text:p>.000472</text:p>
          </table:table-cell>
          <table:table-cell office:value-type="string">
            <text:p>.000713</text:p>
          </table:table-cell>
          <table:table-cell office:value-type="string">
            <text:p>.000621</text:p>
          </table:table-cell>
          <table:table-cell office:value-type="string">
            <text:p>.000562</text:p>
          </table:table-cell>
          <table:table-cell office:value-type="string">
            <text:p>.000699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.11-06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73</text:p>
          </table:table-cell>
          <table:table-cell office:value-type="string">
            <text:p>.000470</text:p>
          </table:table-cell>
          <table:table-cell office:value-type="string">
            <text:p>.000584</text:p>
          </table:table-cell>
          <table:table-cell office:value-type="string">
            <text:p>.000636</text:p>
          </table:table-cell>
          <table:table-cell table:number-columns-repeated="2" office:value-type="string">
            <text:p>.000699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.11-07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38</text:p>
          </table:table-cell>
          <table:table-cell office:value-type="string">
            <text:p>.000641</text:p>
          </table:table-cell>
          <table:table-cell office:value-type="string">
            <text:p>.000456</text:p>
          </table:table-cell>
          <table:table-cell office:value-type="string">
            <text:p>.000735</text:p>
          </table:table-cell>
          <table:table-cell office:value-type="string">
            <text:p>.000697</text:p>
          </table:table-cell>
          <table:table-cell office:value-type="string">
            <text:p>.000678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.11-08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09</text:p>
          </table:table-cell>
          <table:table-cell office:value-type="string">
            <text:p>.000658</text:p>
          </table:table-cell>
          <table:table-cell office:value-type="string">
            <text:p>.000682</text:p>
          </table:table-cell>
          <table:table-cell office:value-type="string">
            <text:p>.000692</text:p>
          </table:table-cell>
          <table:table-cell office:value-type="string">
            <text:p>.000578</text:p>
          </table:table-cell>
          <table:table-cell office:value-type="string">
            <text:p>.000688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.11-09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06</text:p>
          </table:table-cell>
          <table:table-cell office:value-type="string">
            <text:p>.000891</text:p>
          </table:table-cell>
          <table:table-cell table:number-columns-repeated="2"/>
          <table:table-cell office:value-type="string">
            <text:p>.000414</text:p>
          </table:table-cell>
          <table:table-cell office:value-type="string">
            <text:p>.000706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.11-10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08</text:p>
          </table:table-cell>
          <table:table-cell office:value-type="string">
            <text:p>.000448</text:p>
          </table:table-cell>
          <table:table-cell office:value-type="string">
            <text:p>.000698</text:p>
          </table:table-cell>
          <table:table-cell office:value-type="string">
            <text:p>.000666</text:p>
          </table:table-cell>
          <table:table-cell office:value-type="string">
            <text:p>.000701</text:p>
          </table:table-cell>
          <table:table-cell office:value-type="string">
            <text:p>.000603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.11-11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66</text:p>
          </table:table-cell>
          <table:table-cell office:value-type="string">
            <text:p>.000637</text:p>
          </table:table-cell>
          <table:table-cell office:value-type="string">
            <text:p>.000711</text:p>
          </table:table-cell>
          <table:table-cell office:value-type="string">
            <text:p>.000643</text:p>
          </table:table-cell>
          <table:table-cell office:value-type="string">
            <text:p>.000675</text:p>
          </table:table-cell>
          <table:table-cell office:value-type="string">
            <text:p>.000643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.11-12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66</text:p>
          </table:table-cell>
          <table:table-cell office:value-type="string">
            <text:p>.000422</text:p>
          </table:table-cell>
          <table:table-cell office:value-type="string">
            <text:p>.000430</text:p>
          </table:table-cell>
          <table:table-cell office:value-type="string">
            <text:p>.000638</text:p>
          </table:table-cell>
          <table:table-cell office:value-type="string">
            <text:p>.000617</text:p>
          </table:table-cell>
          <table:table-cell office:value-type="string">
            <text:p>.00077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.11-13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71</text:p>
          </table:table-cell>
          <table:table-cell office:value-type="string">
            <text:p>.000624</text:p>
          </table:table-cell>
          <table:table-cell office:value-type="string">
            <text:p>.000681</text:p>
          </table:table-cell>
          <table:table-cell office:value-type="string">
            <text:p>.000656</text:p>
          </table:table-cell>
          <table:table-cell office:value-type="string">
            <text:p>.000706</text:p>
          </table:table-cell>
          <table:table-cell office:value-type="string">
            <text:p>.00060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.11-14.40</text:p>
          </table:table-cell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string">
            <text:p>0.794</text:p>
          </table:table-cell>
          <table:table-cell office:value-type="string">
            <text:p>.000710</text:p>
          </table:table-cell>
          <table:table-cell office:value-type="string">
            <text:p>.000680</text:p>
          </table:table-cell>
          <table:table-cell office:value-type="string">
            <text:p>.000643</text:p>
          </table:table-cell>
          <table:table-cell office:value-type="string">
            <text:p>.000679</text:p>
          </table:table-cell>
          <table:table-cell office:value-type="string">
            <text:p>.00069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9.11-17.32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484</text:p>
          </table:table-cell>
          <table:table-cell office:value-type="string">
            <text:p>.001012</text:p>
          </table:table-cell>
          <table:table-cell office:value-type="string">
            <text:p>.001157</text:p>
          </table:table-cell>
          <table:table-cell office:value-type="string">
            <text:p>.001433</text:p>
          </table:table-cell>
          <table:table-cell office:value-type="string">
            <text:p>.001040</text:p>
          </table:table-cell>
          <table:table-cell office:value-type="string">
            <text:p>.001223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9.11-18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696</text:p>
          </table:table-cell>
          <table:table-cell/>
          <table:table-cell office:value-type="string">
            <text:p>.001495</text:p>
          </table:table-cell>
          <table:table-cell office:value-type="string">
            <text:p>.001195</text:p>
          </table:table-cell>
          <table:table-cell office:value-type="string">
            <text:p>.001256</text:p>
          </table:table-cell>
          <table:table-cell office:value-type="string">
            <text:p>.00150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9.11-19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office:value-type="string">
            <text:p>85.014</text:p>
          </table:table-cell>
          <table:table-cell office:value-type="string">
            <text:p>.096458</text:p>
          </table:table-cell>
          <table:table-cell/>
          <table:table-cell office:value-type="string">
            <text:p>.096457</text:p>
          </table:table-cell>
          <table:table-cell office:value-type="string">
            <text:p>.094770</text:p>
          </table:table-cell>
          <table:table-cell office:value-type="string">
            <text:p>.089626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9.11-20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278</text:p>
          </table:table-cell>
          <table:table-cell office:value-type="string">
            <text:p>.001073</text:p>
          </table:table-cell>
          <table:table-cell office:value-type="string">
            <text:p>.001209</text:p>
          </table:table-cell>
          <table:table-cell office:value-type="string">
            <text:p>.001107</text:p>
          </table:table-cell>
          <table:table-cell office:value-type="string">
            <text:p>.001121</text:p>
          </table:table-cell>
          <table:table-cell office:value-type="string">
            <text:p>.001428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9.11-21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office:value-type="string">
            <text:p>19.949</text:p>
          </table:table-cell>
          <table:table-cell/>
          <table:table-cell office:value-type="string">
            <text:p>.019111</text:p>
          </table:table-cell>
          <table:table-cell office:value-type="string">
            <text:p>.020114</text:p>
          </table:table-cell>
          <table:table-cell office:value-type="string">
            <text:p>.019786</text:p>
          </table:table-cell>
          <table:table-cell office:value-type="string">
            <text:p>.019133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9.11-22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211</text:p>
          </table:table-cell>
          <table:table-cell office:value-type="string">
            <text:p>.001174</text:p>
          </table:table-cell>
          <table:table-cell office:value-type="string">
            <text:p>.001156</text:p>
          </table:table-cell>
          <table:table-cell office:value-type="string">
            <text:p>.001265</text:p>
          </table:table-cell>
          <table:table-cell office:value-type="string">
            <text:p>.001178</text:p>
          </table:table-cell>
          <table:table-cell office:value-type="string">
            <text:p>.001426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9.11-23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463</text:p>
          </table:table-cell>
          <table:table-cell office:value-type="string">
            <text:p>.001163</text:p>
          </table:table-cell>
          <table:table-cell office:value-type="string">
            <text:p>.001130</text:p>
          </table:table-cell>
          <table:table-cell office:value-type="string">
            <text:p>.001146</text:p>
          </table:table-cell>
          <table:table-cell office:value-type="string">
            <text:p>.001017</text:p>
          </table:table-cell>
          <table:table-cell office:value-type="string">
            <text:p>.001445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.11-00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248</text:p>
          </table:table-cell>
          <table:table-cell office:value-type="string">
            <text:p>.001169</text:p>
          </table:table-cell>
          <table:table-cell office:value-type="string">
            <text:p>.001186</text:p>
          </table:table-cell>
          <table:table-cell office:value-type="string">
            <text:p>.001214</text:p>
          </table:table-cell>
          <table:table-cell office:value-type="string">
            <text:p>.001149</text:p>
          </table:table-cell>
          <table:table-cell office:value-type="string">
            <text:p>.000976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.11-01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396</text:p>
          </table:table-cell>
          <table:table-cell/>
          <table:table-cell office:value-type="string">
            <text:p>.001336</text:p>
          </table:table-cell>
          <table:table-cell office:value-type="string">
            <text:p>.000881</text:p>
          </table:table-cell>
          <table:table-cell office:value-type="string">
            <text:p>.001142</text:p>
          </table:table-cell>
          <table:table-cell office:value-type="string">
            <text:p>.001367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.11-02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375</text:p>
          </table:table-cell>
          <table:table-cell office:value-type="string">
            <text:p>.001500</text:p>
          </table:table-cell>
          <table:table-cell office:value-type="string">
            <text:p>.001429</text:p>
          </table:table-cell>
          <table:table-cell office:value-type="string">
            <text:p>.001168</text:p>
          </table:table-cell>
          <table:table-cell office:value-type="string">
            <text:p>.001372</text:p>
          </table:table-cell>
          <table:table-cell office:value-type="string">
            <text:p>.001388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.11-03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266</text:p>
          </table:table-cell>
          <table:table-cell office:value-type="string">
            <text:p>.001106</text:p>
          </table:table-cell>
          <table:table-cell office:value-type="string">
            <text:p>.001249</text:p>
          </table:table-cell>
          <table:table-cell office:value-type="string">
            <text:p>.001165</text:p>
          </table:table-cell>
          <table:table-cell office:value-type="string">
            <text:p>.001155</text:p>
          </table:table-cell>
          <table:table-cell office:value-type="string">
            <text:p>.001232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.11-04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office:value-type="string">
            <text:p>86.282</text:p>
          </table:table-cell>
          <table:table-cell/>
          <table:table-cell office:value-type="string">
            <text:p>.085497</text:p>
          </table:table-cell>
          <table:table-cell office:value-type="string">
            <text:p>.086818</text:p>
          </table:table-cell>
          <table:table-cell office:value-type="string">
            <text:p>.089728</text:p>
          </table:table-cell>
          <table:table-cell office:value-type="string">
            <text:p>.089736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.11-05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459</text:p>
          </table:table-cell>
          <table:table-cell office:value-type="string">
            <text:p>.001257</text:p>
          </table:table-cell>
          <table:table-cell office:value-type="string">
            <text:p>.001174</text:p>
          </table:table-cell>
          <table:table-cell office:value-type="string">
            <text:p>.001290</text:p>
          </table:table-cell>
          <table:table-cell office:value-type="string">
            <text:p>.001137</text:p>
          </table:table-cell>
          <table:table-cell office:value-type="string">
            <text:p>.001168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.11-06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269</text:p>
          </table:table-cell>
          <table:table-cell office:value-type="string">
            <text:p>.001221</text:p>
          </table:table-cell>
          <table:table-cell office:value-type="string">
            <text:p>.001209</text:p>
          </table:table-cell>
          <table:table-cell office:value-type="string">
            <text:p>.001014</text:p>
          </table:table-cell>
          <table:table-cell office:value-type="string">
            <text:p>.001176</text:p>
          </table:table-cell>
          <table:table-cell office:value-type="string">
            <text:p>.001169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.11-07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298</text:p>
          </table:table-cell>
          <table:table-cell/>
          <table:table-cell office:value-type="string">
            <text:p>.001178</text:p>
          </table:table-cell>
          <table:table-cell office:value-type="string">
            <text:p>.001137</text:p>
          </table:table-cell>
          <table:table-cell office:value-type="string">
            <text:p>.001117</text:p>
          </table:table-cell>
          <table:table-cell office:value-type="string">
            <text:p>.001125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0.11-08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office:value-type="string">
            <text:p>89.689</text:p>
          </table:table-cell>
          <table:table-cell office:value-type="string">
            <text:p>.085564</text:p>
          </table:table-cell>
          <table:table-cell office:value-type="string">
            <text:p>.086302</text:p>
          </table:table-cell>
          <table:table-cell office:value-type="string">
            <text:p>.086356</text:p>
          </table:table-cell>
          <table:table-cell office:value-type="string">
            <text:p>.087234</text:p>
          </table:table-cell>
          <table:table-cell office:value-type="string">
            <text:p>.087213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.11-09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354</text:p>
          </table:table-cell>
          <table:table-cell office:value-type="string">
            <text:p>.001379</text:p>
          </table:table-cell>
          <table:table-cell/>
          <table:table-cell office:value-type="string">
            <text:p>.001013</text:p>
          </table:table-cell>
          <table:table-cell office:value-type="string">
            <text:p>.001176</text:p>
          </table:table-cell>
          <table:table-cell office:value-type="string">
            <text:p>.001196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.11-10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249</text:p>
          </table:table-cell>
          <table:table-cell office:value-type="string">
            <text:p>.001287</text:p>
          </table:table-cell>
          <table:table-cell office:value-type="string">
            <text:p>.001500</text:p>
          </table:table-cell>
          <table:table-cell office:value-type="string">
            <text:p>.001120</text:p>
          </table:table-cell>
          <table:table-cell office:value-type="string">
            <text:p>.001312</text:p>
          </table:table-cell>
          <table:table-cell office:value-type="string">
            <text:p>.002172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.11-11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table:style-name="ce2" office:value-type="string">
            <text:p>1.258</text:p>
          </table:table-cell>
          <table:table-cell office:value-type="string">
            <text:p>.001330</text:p>
          </table:table-cell>
          <table:table-cell office:value-type="string">
            <text:p>.001401</text:p>
          </table:table-cell>
          <table:table-cell office:value-type="string">
            <text:p>.001096</text:p>
          </table:table-cell>
          <table:table-cell office:value-type="string">
            <text:p>.001273</text:p>
          </table:table-cell>
          <table:table-cell office:value-type="string">
            <text:p>.00123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.11-12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office:value-type="string">
            <text:p>89.695</text:p>
          </table:table-cell>
          <table:table-cell office:value-type="string">
            <text:p>.086850</text:p>
          </table:table-cell>
          <table:table-cell office:value-type="string">
            <text:p>.085623</text:p>
          </table:table-cell>
          <table:table-cell office:value-type="string">
            <text:p>.085981</text:p>
          </table:table-cell>
          <table:table-cell office:value-type="string">
            <text:p>.086431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0.11-13.30</text:p>
          </table:table-cell>
          <table:table-cell office:value-type="string">
            <text:p>oregon</text:p>
          </table:table-cell>
          <table:table-cell office:value-type="string">
            <text:p>ireland</text:p>
          </table:table-cell>
          <table:table-cell office:value-type="string">
            <text:p>89.824</text:p>
          </table:table-cell>
          <table:table-cell office:value-type="string">
            <text:p>.089494</text:p>
          </table:table-cell>
          <table:table-cell office:value-type="string">
            <text:p>.086633</text:p>
          </table:table-cell>
          <table:table-cell office:value-type="string">
            <text:p>.088559</text:p>
          </table:table-cell>
          <table:table-cell office:value-type="string">
            <text:p>.089349</text:p>
          </table:table-cell>
          <table:table-cell office:value-type="string">
            <text:p>.089709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16.11-14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34">
            <text:p>34</text:p>
          </table:table-cell>
          <table:table-cell office:value-type="string">
            <text:p>.031158</text:p>
          </table:table-cell>
          <table:table-cell office:value-type="string">
            <text:p>.028388</text:p>
          </table:table-cell>
          <table:table-cell office:value-type="string">
            <text:p>.028209</text:p>
          </table:table-cell>
          <table:table-cell office:value-type="string">
            <text:p>.026788</text:p>
          </table:table-cell>
          <table:table-cell office:value-type="string">
            <text:p>.03726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6.11-15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35771</text:p>
          </table:table-cell>
          <table:table-cell office:value-type="string">
            <text:p>.035264</text:p>
          </table:table-cell>
          <table:table-cell office:value-type="string">
            <text:p>.029972</text:p>
          </table:table-cell>
          <table:table-cell office:value-type="string">
            <text:p>.035058</text:p>
          </table:table-cell>
          <table:table-cell office:value-type="string">
            <text:p>.027095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6.11-16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74">
            <text:p>74</text:p>
          </table:table-cell>
          <table:table-cell office:value-type="string">
            <text:p>.037473</text:p>
          </table:table-cell>
          <table:table-cell office:value-type="string">
            <text:p>.027352</text:p>
          </table:table-cell>
          <table:table-cell office:value-type="string">
            <text:p>.027978</text:p>
          </table:table-cell>
          <table:table-cell office:value-type="string">
            <text:p>.032367</text:p>
          </table:table-cell>
          <table:table-cell office:value-type="string">
            <text:p>.03057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6.11-17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53">
            <text:p>53</text:p>
          </table:table-cell>
          <table:table-cell office:value-type="string">
            <text:p>.037256</text:p>
          </table:table-cell>
          <table:table-cell office:value-type="string">
            <text:p>.027698</text:p>
          </table:table-cell>
          <table:table-cell office:value-type="string">
            <text:p>.028311</text:p>
          </table:table-cell>
          <table:table-cell office:value-type="string">
            <text:p>.029579</text:p>
          </table:table-cell>
          <table:table-cell office:value-type="string">
            <text:p>.028574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6.11-18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12">
            <text:p>12</text:p>
          </table:table-cell>
          <table:table-cell office:value-type="string">
            <text:p>.039267</text:p>
          </table:table-cell>
          <table:table-cell office:value-type="string">
            <text:p>.028617</text:p>
          </table:table-cell>
          <table:table-cell office:value-type="string">
            <text:p>.027532</text:p>
          </table:table-cell>
          <table:table-cell office:value-type="string">
            <text:p>.034803</text:p>
          </table:table-cell>
          <table:table-cell office:value-type="string">
            <text:p>.032188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6.11-19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7169</text:p>
          </table:table-cell>
          <table:table-cell office:value-type="string">
            <text:p>.032300</text:p>
          </table:table-cell>
          <table:table-cell office:value-type="string">
            <text:p>.026903</text:p>
          </table:table-cell>
          <table:table-cell office:value-type="string">
            <text:p>.041762</text:p>
          </table:table-cell>
          <table:table-cell office:value-type="string">
            <text:p>.029808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6.11-20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36">
            <text:p>36</text:p>
          </table:table-cell>
          <table:table-cell office:value-type="string">
            <text:p>.029453</text:p>
          </table:table-cell>
          <table:table-cell office:value-type="string">
            <text:p>.034597</text:p>
          </table:table-cell>
          <table:table-cell office:value-type="string">
            <text:p>.027968</text:p>
          </table:table-cell>
          <table:table-cell office:value-type="string">
            <text:p>.035902</text:p>
          </table:table-cell>
          <table:table-cell office:value-type="string">
            <text:p>.032053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6.11-21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7">
            <text:p>47</text:p>
          </table:table-cell>
          <table:table-cell office:value-type="string">
            <text:p>.035943</text:p>
          </table:table-cell>
          <table:table-cell office:value-type="string">
            <text:p>.038513</text:p>
          </table:table-cell>
          <table:table-cell office:value-type="string">
            <text:p>.026478</text:p>
          </table:table-cell>
          <table:table-cell office:value-type="string">
            <text:p>.030246</text:p>
          </table:table-cell>
          <table:table-cell office:value-type="string">
            <text:p>.027215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16.11-22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8178</text:p>
          </table:table-cell>
          <table:table-cell office:value-type="string">
            <text:p>.029264</text:p>
          </table:table-cell>
          <table:table-cell office:value-type="string">
            <text:p>.029840</text:p>
          </table:table-cell>
          <table:table-cell office:value-type="string">
            <text:p>.031007</text:p>
          </table:table-cell>
          <table:table-cell office:value-type="string">
            <text:p>.040789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6.11-23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16">
            <text:p>16</text:p>
          </table:table-cell>
          <table:table-cell office:value-type="string">
            <text:p>.029405</text:p>
          </table:table-cell>
          <table:table-cell office:value-type="string">
            <text:p>.043646</text:p>
          </table:table-cell>
          <table:table-cell office:value-type="string">
            <text:p>.032657</text:p>
          </table:table-cell>
          <table:table-cell office:value-type="string">
            <text:p>.036399</text:p>
          </table:table-cell>
          <table:table-cell office:value-type="string">
            <text:p>.037303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7.11-00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52">
            <text:p>52</text:p>
          </table:table-cell>
          <table:table-cell office:value-type="string">
            <text:p>.028300</text:p>
          </table:table-cell>
          <table:table-cell office:value-type="string">
            <text:p>.027630</text:p>
          </table:table-cell>
          <table:table-cell office:value-type="string">
            <text:p>.028413</text:p>
          </table:table-cell>
          <table:table-cell office:value-type="string">
            <text:p>.032476</text:p>
          </table:table-cell>
          <table:table-cell office:value-type="string">
            <text:p>.050877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17.11-01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35444</text:p>
          </table:table-cell>
          <table:table-cell office:value-type="string">
            <text:p>.027842</text:p>
          </table:table-cell>
          <table:table-cell office:value-type="string">
            <text:p>.043375</text:p>
          </table:table-cell>
          <table:table-cell office:value-type="string">
            <text:p>.032859</text:p>
          </table:table-cell>
          <table:table-cell office:value-type="string">
            <text:p>.027472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7.11-02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39">
            <text:p>39</text:p>
          </table:table-cell>
          <table:table-cell office:value-type="string">
            <text:p>.027394</text:p>
          </table:table-cell>
          <table:table-cell office:value-type="string">
            <text:p>.036613</text:p>
          </table:table-cell>
          <table:table-cell office:value-type="string">
            <text:p>.035349</text:p>
          </table:table-cell>
          <table:table-cell office:value-type="string">
            <text:p>.028179</text:p>
          </table:table-cell>
          <table:table-cell office:value-type="string">
            <text:p>.031263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17.11-03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8900</text:p>
          </table:table-cell>
          <table:table-cell office:value-type="string">
            <text:p>.026848</text:p>
          </table:table-cell>
          <table:table-cell office:value-type="string">
            <text:p>.312384</text:p>
          </table:table-cell>
          <table:table-cell office:value-type="string">
            <text:p>.027391</text:p>
          </table:table-cell>
          <table:table-cell office:value-type="string">
            <text:p>.026726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17.11-04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6">
            <text:p>46</text:p>
          </table:table-cell>
          <table:table-cell office:value-type="string">
            <text:p>.031633</text:p>
          </table:table-cell>
          <table:table-cell office:value-type="string">
            <text:p>.031065</text:p>
          </table:table-cell>
          <table:table-cell office:value-type="string">
            <text:p>.028396</text:p>
          </table:table-cell>
          <table:table-cell office:value-type="string">
            <text:p>.030203</text:p>
          </table:table-cell>
          <table:table-cell office:value-type="string">
            <text:p>.053190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17.11-05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7529</text:p>
          </table:table-cell>
          <table:table-cell office:value-type="string">
            <text:p>.027364</text:p>
          </table:table-cell>
          <table:table-cell office:value-type="string">
            <text:p>.027515</text:p>
          </table:table-cell>
          <table:table-cell office:value-type="string">
            <text:p>.036849</text:p>
          </table:table-cell>
          <table:table-cell office:value-type="string">
            <text:p>.03495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17.11-06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33">
            <text:p>33</text:p>
          </table:table-cell>
          <table:table-cell office:value-type="string">
            <text:p>.048898</text:p>
          </table:table-cell>
          <table:table-cell office:value-type="string">
            <text:p>.037338</text:p>
          </table:table-cell>
          <table:table-cell office:value-type="string">
            <text:p>.038365</text:p>
          </table:table-cell>
          <table:table-cell office:value-type="string">
            <text:p>.028682</text:p>
          </table:table-cell>
          <table:table-cell office:value-type="string">
            <text:p>.028726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7.11-07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8771</text:p>
          </table:table-cell>
          <table:table-cell office:value-type="string">
            <text:p>.036158</text:p>
          </table:table-cell>
          <table:table-cell office:value-type="string">
            <text:p>.028827</text:p>
          </table:table-cell>
          <table:table-cell office:value-type="string">
            <text:p>.030108</text:p>
          </table:table-cell>
          <table:table-cell office:value-type="string">
            <text:p>.03028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7.11-08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8715</text:p>
          </table:table-cell>
          <table:table-cell office:value-type="string">
            <text:p>.032035</text:p>
          </table:table-cell>
          <table:table-cell office:value-type="string">
            <text:p>.028649</text:p>
          </table:table-cell>
          <table:table-cell office:value-type="string">
            <text:p>.028339</text:p>
          </table:table-cell>
          <table:table-cell office:value-type="string">
            <text:p>.028417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17.11-09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54">
            <text:p>54</text:p>
          </table:table-cell>
          <table:table-cell office:value-type="string">
            <text:p>.034259</text:p>
          </table:table-cell>
          <table:table-cell office:value-type="string">
            <text:p>.050470</text:p>
          </table:table-cell>
          <table:table-cell office:value-type="string">
            <text:p>.028764</text:p>
          </table:table-cell>
          <table:table-cell office:value-type="string">
            <text:p>.027430</text:p>
          </table:table-cell>
          <table:table-cell office:value-type="string">
            <text:p>.028542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17.11-10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52">
            <text:p>52</text:p>
          </table:table-cell>
          <table:table-cell office:value-type="string">
            <text:p>.028659</text:p>
          </table:table-cell>
          <table:table-cell office:value-type="string">
            <text:p>.028776</text:p>
          </table:table-cell>
          <table:table-cell office:value-type="string">
            <text:p>.027727</text:p>
          </table:table-cell>
          <table:table-cell office:value-type="string">
            <text:p>.036656</text:p>
          </table:table-cell>
          <table:table-cell office:value-type="string">
            <text:p>.02840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17.11-11.00</text:p>
          </table:table-cell>
          <table:table-cell office:value-type="string">
            <text:p>oregon</text:p>
          </table:table-cell>
          <table:table-cell office:value-type="string">
            <text:p>martijn-home</text:p>
          </table:table-cell>
          <table:table-cell office:value-type="float" office:value="35">
            <text:p>35</text:p>
          </table:table-cell>
          <table:table-cell office:value-type="string">
            <text:p>.030573</text:p>
          </table:table-cell>
          <table:table-cell office:value-type="string">
            <text:p>.027513</text:p>
          </table:table-cell>
          <table:table-cell office:value-type="string">
            <text:p>.032109</text:p>
          </table:table-cell>
          <table:table-cell office:value-type="string">
            <text:p>.027215</text:p>
          </table:table-cell>
          <table:table-cell office:value-type="string">
            <text:p>.031113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9.11-17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28</text:p>
          </table:table-cell>
          <table:table-cell office:value-type="string">
            <text:p>.000629</text:p>
          </table:table-cell>
          <table:table-cell office:value-type="string">
            <text:p>.000423</text:p>
          </table:table-cell>
          <table:table-cell office:value-type="string">
            <text:p>.000712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19.11-18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33</text:p>
          </table:table-cell>
          <table:table-cell office:value-type="string">
            <text:p>.000686</text:p>
          </table:table-cell>
          <table:table-cell office:value-type="string">
            <text:p>.000659</text:p>
          </table:table-cell>
          <table:table-cell office:value-type="string">
            <text:p>.000631</text:p>
          </table:table-cell>
          <table:table-cell office:value-type="string">
            <text:p>.000684</text:p>
          </table:table-cell>
          <table:table-cell office:value-type="string">
            <text:p>.000637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19.11-19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84</text:p>
          </table:table-cell>
          <table:table-cell office:value-type="string">
            <text:p>.000712</text:p>
          </table:table-cell>
          <table:table-cell office:value-type="string">
            <text:p>.000698</text:p>
          </table:table-cell>
          <table:table-cell office:value-type="string">
            <text:p>.000665</text:p>
          </table:table-cell>
          <table:table-cell office:value-type="string">
            <text:p>.000687</text:p>
          </table:table-cell>
          <table:table-cell office:value-type="string">
            <text:p>.000649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9.11-20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696</text:p>
          </table:table-cell>
          <table:table-cell office:value-type="string">
            <text:p>.000667</text:p>
          </table:table-cell>
          <table:table-cell office:value-type="string">
            <text:p>.000658</text:p>
          </table:table-cell>
          <table:table-cell office:value-type="string">
            <text:p>.000646</text:p>
          </table:table-cell>
          <table:table-cell office:value-type="string">
            <text:p>.000698</text:p>
          </table:table-cell>
          <table:table-cell office:value-type="string">
            <text:p>.00071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9.11-21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87</text:p>
          </table:table-cell>
          <table:table-cell office:value-type="string">
            <text:p>.000665</text:p>
          </table:table-cell>
          <table:table-cell office:value-type="string">
            <text:p>.000412</text:p>
          </table:table-cell>
          <table:table-cell office:value-type="string">
            <text:p>.000662</text:p>
          </table:table-cell>
          <table:table-cell office:value-type="string">
            <text:p>.000641</text:p>
          </table:table-cell>
          <table:table-cell office:value-type="string">
            <text:p>.000339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9.11-22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30</text:p>
          </table:table-cell>
          <table:table-cell office:value-type="string">
            <text:p>.000482</text:p>
          </table:table-cell>
          <table:table-cell table:number-columns-repeated="2"/>
          <table:table-cell office:value-type="string">
            <text:p>.000433</text:p>
          </table:table-cell>
          <table:table-cell office:value-type="string">
            <text:p>.000620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19.11-23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table:style-name="ce2" office:value-type="string">
            <text:p>1.438</text:p>
          </table:table-cell>
          <table:table-cell office:value-type="string">
            <text:p>.001438</text:p>
          </table:table-cell>
          <table:table-cell/>
          <table:table-cell office:value-type="string">
            <text:p>.001197</text:p>
          </table:table-cell>
          <table:table-cell office:value-type="string">
            <text:p>.001475</text:p>
          </table:table-cell>
          <table:table-cell office:value-type="string">
            <text:p>.001489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.11-00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73</text:p>
          </table:table-cell>
          <table:table-cell office:value-type="string">
            <text:p>.001354</text:p>
          </table:table-cell>
          <table:table-cell office:value-type="string">
            <text:p>.000557</text:p>
          </table:table-cell>
          <table:table-cell office:value-type="string">
            <text:p>.000709</text:p>
          </table:table-cell>
          <table:table-cell office:value-type="string">
            <text:p>.000779</text:p>
          </table:table-cell>
          <table:table-cell office:value-type="string">
            <text:p>.000630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.11-01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table:style-name="ce2" office:value-type="string">
            <text:p>1.549</text:p>
          </table:table-cell>
          <table:table-cell office:value-type="string">
            <text:p>.001225</text:p>
          </table:table-cell>
          <table:table-cell office:value-type="string">
            <text:p>.001431</text:p>
          </table:table-cell>
          <table:table-cell office:value-type="string">
            <text:p>.001409</text:p>
          </table:table-cell>
          <table:table-cell office:value-type="string">
            <text:p>.001407</text:p>
          </table:table-cell>
          <table:table-cell office:value-type="string">
            <text:p>.001427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0.11-02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22</text:p>
          </table:table-cell>
          <table:table-cell office:value-type="string">
            <text:p>.000715</text:p>
          </table:table-cell>
          <table:table-cell office:value-type="string">
            <text:p>.000706</text:p>
          </table:table-cell>
          <table:table-cell office:value-type="string">
            <text:p>.000653</text:p>
          </table:table-cell>
          <table:table-cell office:value-type="string">
            <text:p>.000879</text:p>
          </table:table-cell>
          <table:table-cell office:value-type="string">
            <text:p>.00070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.11-03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37</text:p>
          </table:table-cell>
          <table:table-cell office:value-type="string">
            <text:p>.000657</text:p>
          </table:table-cell>
          <table:table-cell office:value-type="string">
            <text:p>.000595</text:p>
          </table:table-cell>
          <table:table-cell office:value-type="string">
            <text:p>.000555</text:p>
          </table:table-cell>
          <table:table-cell office:value-type="string">
            <text:p>.000393</text:p>
          </table:table-cell>
          <table:table-cell office:value-type="string">
            <text:p>.000639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20.11-04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50</text:p>
          </table:table-cell>
          <table:table-cell office:value-type="string">
            <text:p>.000677</text:p>
          </table:table-cell>
          <table:table-cell office:value-type="string">
            <text:p>.000638</text:p>
          </table:table-cell>
          <table:table-cell office:value-type="string">
            <text:p>.000509</text:p>
          </table:table-cell>
          <table:table-cell office:value-type="string">
            <text:p>.000640</text:p>
          </table:table-cell>
          <table:table-cell office:value-type="string">
            <text:p>.000668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.11-05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table:style-name="ce2" office:value-type="string">
            <text:p>1.572</text:p>
          </table:table-cell>
          <table:table-cell office:value-type="string">
            <text:p>.001657</text:p>
          </table:table-cell>
          <table:table-cell office:value-type="string">
            <text:p>.001544</text:p>
          </table:table-cell>
          <table:table-cell office:value-type="string">
            <text:p>.001224</text:p>
          </table:table-cell>
          <table:table-cell office:value-type="string">
            <text:p>.001411</text:p>
          </table:table-cell>
          <table:table-cell office:value-type="string">
            <text:p>.001369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.11-06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62</text:p>
          </table:table-cell>
          <table:table-cell office:value-type="string">
            <text:p>.000753</text:p>
          </table:table-cell>
          <table:table-cell office:value-type="string">
            <text:p>.000661</text:p>
          </table:table-cell>
          <table:table-cell office:value-type="string">
            <text:p>.000530</text:p>
          </table:table-cell>
          <table:table-cell office:value-type="string">
            <text:p>.000698</text:p>
          </table:table-cell>
          <table:table-cell office:value-type="string">
            <text:p>.000754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0.11-07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75</text:p>
          </table:table-cell>
          <table:table-cell office:value-type="string">
            <text:p>.000573</text:p>
          </table:table-cell>
          <table:table-cell office:value-type="string">
            <text:p>.000607</text:p>
          </table:table-cell>
          <table:table-cell office:value-type="string">
            <text:p>.000623</text:p>
          </table:table-cell>
          <table:table-cell office:value-type="string">
            <text:p>.000671</text:p>
          </table:table-cell>
          <table:table-cell office:value-type="string">
            <text:p>.000686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0.11-08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table:style-name="ce2" office:value-type="string">
            <text:p>1.560</text:p>
          </table:table-cell>
          <table:table-cell office:value-type="string">
            <text:p>.001508</text:p>
          </table:table-cell>
          <table:table-cell office:value-type="string">
            <text:p>.001405</text:p>
          </table:table-cell>
          <table:table-cell office:value-type="string">
            <text:p>.001203</text:p>
          </table:table-cell>
          <table:table-cell office:value-type="string">
            <text:p>.001422</text:p>
          </table:table-cell>
          <table:table-cell office:value-type="string">
            <text:p>.001421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.11-09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691</text:p>
          </table:table-cell>
          <table:table-cell office:value-type="string">
            <text:p>.000472</text:p>
          </table:table-cell>
          <table:table-cell office:value-type="string">
            <text:p>.000704</text:p>
          </table:table-cell>
          <table:table-cell office:value-type="string">
            <text:p>.000668</text:p>
          </table:table-cell>
          <table:table-cell office:value-type="string">
            <text:p>.000672</text:p>
          </table:table-cell>
          <table:table-cell office:value-type="string">
            <text:p>.000714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.11-10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table:style-name="ce2" office:value-type="string">
            <text:p>1.452</text:p>
          </table:table-cell>
          <table:table-cell office:value-type="string">
            <text:p>.001521</text:p>
          </table:table-cell>
          <table:table-cell office:value-type="string">
            <text:p>.001417</text:p>
          </table:table-cell>
          <table:table-cell office:value-type="string">
            <text:p>.001535</text:p>
          </table:table-cell>
          <table:table-cell office:value-type="string">
            <text:p>.001369</text:p>
          </table:table-cell>
          <table:table-cell office:value-type="string">
            <text:p>.001179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0.11-11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51</text:p>
          </table:table-cell>
          <table:table-cell office:value-type="string">
            <text:p>.000724</text:p>
          </table:table-cell>
          <table:table-cell office:value-type="string">
            <text:p>.000587</text:p>
          </table:table-cell>
          <table:table-cell/>
          <table:table-cell office:value-type="string">
            <text:p>.000627</text:p>
          </table:table-cell>
          <table:table-cell office:value-type="string">
            <text:p>.000735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.11-12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87</text:p>
          </table:table-cell>
          <table:table-cell office:value-type="string">
            <text:p>.000401</text:p>
          </table:table-cell>
          <table:table-cell office:value-type="string">
            <text:p>.000619</text:p>
          </table:table-cell>
          <table:table-cell office:value-type="string">
            <text:p>.000664</text:p>
          </table:table-cell>
          <table:table-cell office:value-type="string">
            <text:p>.000636</text:p>
          </table:table-cell>
          <table:table-cell office:value-type="string">
            <text:p>.000847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.11-13.35</text:p>
          </table:table-cell>
          <table:table-cell office:value-type="string">
            <text:p>oregon</text:p>
          </table:table-cell>
          <table:table-cell office:value-type="string">
            <text:p>singapore</text:p>
          </table:table-cell>
          <table:table-cell office:value-type="string">
            <text:p>0.703</text:p>
          </table:table-cell>
          <table:table-cell office:value-type="string">
            <text:p>.000452</text:p>
          </table:table-cell>
          <table:table-cell office:value-type="string">
            <text:p>.000638</text:p>
          </table:table-cell>
          <table:table-cell office:value-type="string">
            <text:p>.000372</text:p>
          </table:table-cell>
          <table:table-cell office:value-type="string">
            <text:p>.000454</text:p>
          </table:table-cell>
          <table:table-cell office:value-type="string">
            <text:p>.000457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19.11-17.40</text:p>
          </table:table-cell>
          <table:table-cell table:number-columns-repeated="2" office:value-type="string">
            <text:p>california</text:p>
          </table:table-cell>
          <table:table-cell table:style-name="ce2" office:value-type="string">
            <text:p>2.205</text:p>
          </table:table-cell>
          <table:table-cell office:value-type="string">
            <text:p>.002225</text:p>
          </table:table-cell>
          <table:table-cell office:value-type="string">
            <text:p>.002227</text:p>
          </table:table-cell>
          <table:table-cell office:value-type="string">
            <text:p>.002144</text:p>
          </table:table-cell>
          <table:table-cell office:value-type="string">
            <text:p>.002820</text:p>
          </table:table-cell>
          <table:table-cell office:value-type="string">
            <text:p>.002643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19.11-18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94</text:p>
          </table:table-cell>
          <table:table-cell office:value-type="string">
            <text:p>.000663</text:p>
          </table:table-cell>
          <table:table-cell office:value-type="string">
            <text:p>.000729</text:p>
          </table:table-cell>
          <table:table-cell/>
          <table:table-cell office:value-type="string">
            <text:p>.000709</text:p>
          </table:table-cell>
          <table:table-cell office:value-type="string">
            <text:p>.000610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19.11-19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08</text:p>
          </table:table-cell>
          <table:table-cell office:value-type="string">
            <text:p>.000726</text:p>
          </table:table-cell>
          <table:table-cell office:value-type="string">
            <text:p>.000691</text:p>
          </table:table-cell>
          <table:table-cell office:value-type="string">
            <text:p>.000657</text:p>
          </table:table-cell>
          <table:table-cell office:value-type="string">
            <text:p>.000758</text:p>
          </table:table-cell>
          <table:table-cell office:value-type="string">
            <text:p>.000623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19.11-20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37</text:p>
          </table:table-cell>
          <table:table-cell office:value-type="string">
            <text:p>.000685</text:p>
          </table:table-cell>
          <table:table-cell office:value-type="string">
            <text:p>.000674</text:p>
          </table:table-cell>
          <table:table-cell office:value-type="string">
            <text:p>.000687</text:p>
          </table:table-cell>
          <table:table-cell office:value-type="string">
            <text:p>.000645</text:p>
          </table:table-cell>
          <table:table-cell office:value-type="string">
            <text:p>.000655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19.11-21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81</text:p>
          </table:table-cell>
          <table:table-cell office:value-type="string">
            <text:p>.000680</text:p>
          </table:table-cell>
          <table:table-cell office:value-type="string">
            <text:p>.000744</text:p>
          </table:table-cell>
          <table:table-cell office:value-type="string">
            <text:p>.000398</text:p>
          </table:table-cell>
          <table:table-cell office:value-type="string">
            <text:p>.000678</text:p>
          </table:table-cell>
          <table:table-cell office:value-type="string">
            <text:p>.000492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19.11-22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96</text:p>
          </table:table-cell>
          <table:table-cell office:value-type="string">
            <text:p>.000436</text:p>
          </table:table-cell>
          <table:table-cell office:value-type="string">
            <text:p>.000633</text:p>
          </table:table-cell>
          <table:table-cell office:value-type="string">
            <text:p>.000666</text:p>
          </table:table-cell>
          <table:table-cell office:value-type="string">
            <text:p>.000738</text:p>
          </table:table-cell>
          <table:table-cell office:value-type="string">
            <text:p>.000633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19.11-23.40</text:p>
          </table:table-cell>
          <table:table-cell table:number-columns-repeated="2" office:value-type="string">
            <text:p>california</text:p>
          </table:table-cell>
          <table:table-cell table:style-name="ce2" office:value-type="string">
            <text:p>1.141</text:p>
          </table:table-cell>
          <table:table-cell office:value-type="string">
            <text:p>.000699</text:p>
          </table:table-cell>
          <table:table-cell office:value-type="string">
            <text:p>.000885</text:p>
          </table:table-cell>
          <table:table-cell office:value-type="string">
            <text:p>.000661</text:p>
          </table:table-cell>
          <table:table-cell office:value-type="string">
            <text:p>.000646</text:p>
          </table:table-cell>
          <table:table-cell office:value-type="string">
            <text:p>.000684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.11-00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43</text:p>
          </table:table-cell>
          <table:table-cell office:value-type="string">
            <text:p>.000719</text:p>
          </table:table-cell>
          <table:table-cell office:value-type="string">
            <text:p>.000662</text:p>
          </table:table-cell>
          <table:table-cell office:value-type="string">
            <text:p>.000688</text:p>
          </table:table-cell>
          <table:table-cell office:value-type="string">
            <text:p>.000434</text:p>
          </table:table-cell>
          <table:table-cell office:value-type="string">
            <text:p>.000689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.11-01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30</text:p>
          </table:table-cell>
          <table:table-cell/>
          <table:table-cell office:value-type="string">
            <text:p>.000704</text:p>
          </table:table-cell>
          <table:table-cell office:value-type="string">
            <text:p>.000665</text:p>
          </table:table-cell>
          <table:table-cell office:value-type="string">
            <text:p>.000443</text:p>
          </table:table-cell>
          <table:table-cell office:value-type="string">
            <text:p>.000583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.11-02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14</text:p>
          </table:table-cell>
          <table:table-cell office:value-type="string">
            <text:p>.000695</text:p>
          </table:table-cell>
          <table:table-cell table:number-columns-repeated="2"/>
          <table:table-cell office:value-type="string">
            <text:p>.000696</text:p>
          </table:table-cell>
          <table:table-cell office:value-type="string">
            <text:p>.000693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.11-03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50</text:p>
          </table:table-cell>
          <table:table-cell office:value-type="string">
            <text:p>.000629</text:p>
          </table:table-cell>
          <table:table-cell office:value-type="string">
            <text:p>.000693</text:p>
          </table:table-cell>
          <table:table-cell office:value-type="string">
            <text:p>.000366</text:p>
          </table:table-cell>
          <table:table-cell office:value-type="string">
            <text:p>.000718</text:p>
          </table:table-cell>
          <table:table-cell office:value-type="string">
            <text:p>.000699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20.11-04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65</text:p>
          </table:table-cell>
          <table:table-cell office:value-type="string">
            <text:p>.000695</text:p>
          </table:table-cell>
          <table:table-cell office:value-type="string">
            <text:p>.000700</text:p>
          </table:table-cell>
          <table:table-cell office:value-type="string">
            <text:p>.000653</text:p>
          </table:table-cell>
          <table:table-cell table:number-columns-repeated="2" office:value-type="string">
            <text:p>.000664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.11-05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79</text:p>
          </table:table-cell>
          <table:table-cell office:value-type="string">
            <text:p>.000654</text:p>
          </table:table-cell>
          <table:table-cell office:value-type="string">
            <text:p>.000417</text:p>
          </table:table-cell>
          <table:table-cell office:value-type="string">
            <text:p>.000442</text:p>
          </table:table-cell>
          <table:table-cell office:value-type="string">
            <text:p>.000723</text:p>
          </table:table-cell>
          <table:table-cell office:value-type="string">
            <text:p>.000449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.11-06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06</text:p>
          </table:table-cell>
          <table:table-cell office:value-type="string">
            <text:p>.000498</text:p>
          </table:table-cell>
          <table:table-cell office:value-type="string">
            <text:p>.000705</text:p>
          </table:table-cell>
          <table:table-cell office:value-type="string">
            <text:p>.000701</text:p>
          </table:table-cell>
          <table:table-cell office:value-type="string">
            <text:p>.000670</text:p>
          </table:table-cell>
          <table:table-cell office:value-type="string">
            <text:p>.000612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0.11-07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78</text:p>
          </table:table-cell>
          <table:table-cell office:value-type="string">
            <text:p>.000647</text:p>
          </table:table-cell>
          <table:table-cell office:value-type="string">
            <text:p>.000467</text:p>
          </table:table-cell>
          <table:table-cell office:value-type="string">
            <text:p>.000436</text:p>
          </table:table-cell>
          <table:table-cell office:value-type="string">
            <text:p>.000459</text:p>
          </table:table-cell>
          <table:table-cell office:value-type="string">
            <text:p>.000623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.11-08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18</text:p>
          </table:table-cell>
          <table:table-cell office:value-type="string">
            <text:p>.000733</text:p>
          </table:table-cell>
          <table:table-cell office:value-type="string">
            <text:p>.000795</text:p>
          </table:table-cell>
          <table:table-cell office:value-type="string">
            <text:p>.000634</text:p>
          </table:table-cell>
          <table:table-cell office:value-type="string">
            <text:p>.000443</text:p>
          </table:table-cell>
          <table:table-cell office:value-type="string">
            <text:p>.000662</text:p>
          </table:table-cell>
          <table:table-cell table:number-columns-repeated="101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.11-09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06</text:p>
          </table:table-cell>
          <table:table-cell office:value-type="string">
            <text:p>.000656</text:p>
          </table:table-cell>
          <table:table-cell office:value-type="string">
            <text:p>.000692</text:p>
          </table:table-cell>
          <table:table-cell office:value-type="string">
            <text:p>.000780</text:p>
          </table:table-cell>
          <table:table-cell office:value-type="string">
            <text:p>.000689</text:p>
          </table:table-cell>
          <table:table-cell office:value-type="string">
            <text:p>.000628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20.11-10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09</text:p>
          </table:table-cell>
          <table:table-cell office:value-type="string">
            <text:p>.000648</text:p>
          </table:table-cell>
          <table:table-cell office:value-type="string">
            <text:p>.000652</text:p>
          </table:table-cell>
          <table:table-cell office:value-type="string">
            <text:p>.000661</text:p>
          </table:table-cell>
          <table:table-cell office:value-type="string">
            <text:p>.000453</text:p>
          </table:table-cell>
          <table:table-cell office:value-type="string">
            <text:p>.000697</text:p>
          </table:table-cell>
          <table:table-cell table:number-columns-repeated="101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.11-11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32</text:p>
          </table:table-cell>
          <table:table-cell office:value-type="string">
            <text:p>.000585</text:p>
          </table:table-cell>
          <table:table-cell office:value-type="string">
            <text:p>.000693</text:p>
          </table:table-cell>
          <table:table-cell office:value-type="string">
            <text:p>.000669</text:p>
          </table:table-cell>
          <table:table-cell office:value-type="string">
            <text:p>.000570</text:p>
          </table:table-cell>
          <table:table-cell office:value-type="string">
            <text:p>.000687</text:p>
          </table:table-cell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20.11-12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03</text:p>
          </table:table-cell>
          <table:table-cell table:number-columns-repeated="3"/>
          <table:table-cell office:value-type="string">
            <text:p>.000475</text:p>
          </table:table-cell>
          <table:table-cell office:value-type="string">
            <text:p>.000450</text:p>
          </table:table-cell>
          <table:table-cell table:number-columns-repeated="101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.11-13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836</text:p>
          </table:table-cell>
          <table:table-cell office:value-type="string">
            <text:p>.000692</text:p>
          </table:table-cell>
          <table:table-cell office:value-type="string">
            <text:p>.000658</text:p>
          </table:table-cell>
          <table:table-cell office:value-type="string">
            <text:p>.000587</text:p>
          </table:table-cell>
          <table:table-cell office:value-type="string">
            <text:p>.000546</text:p>
          </table:table-cell>
          <table:table-cell office:value-type="string">
            <text:p>.000745</text:p>
          </table:table-cell>
          <table:table-cell table:number-columns-repeated="101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.11-14.40</text:p>
          </table:table-cell>
          <table:table-cell table:number-columns-repeated="2" office:value-type="string">
            <text:p>california</text:p>
          </table:table-cell>
          <table:table-cell office:value-type="string">
            <text:p>0.779</text:p>
          </table:table-cell>
          <table:table-cell office:value-type="string">
            <text:p>.000700</text:p>
          </table:table-cell>
          <table:table-cell office:value-type="string">
            <text:p>.000406</text:p>
          </table:table-cell>
          <table:table-cell office:value-type="string">
            <text:p>.000437</text:p>
          </table:table-cell>
          <table:table-cell office:value-type="string">
            <text:p>.000441</text:p>
          </table:table-cell>
          <table:table-cell office:value-type="string">
            <text:p>.000436</text:p>
          </table:table-cell>
          <table:table-cell table:number-columns-repeated="101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19.11-17.32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94.977</text:p>
          </table:table-cell>
          <table:table-cell office:value-type="string">
            <text:p>.089785</text:p>
          </table:table-cell>
          <table:table-cell office:value-type="string">
            <text:p>.089844</text:p>
          </table:table-cell>
          <table:table-cell office:value-type="string">
            <text:p>.084746</text:p>
          </table:table-cell>
          <table:table-cell office:value-type="string">
            <text:p>.096716</text:p>
          </table:table-cell>
          <table:table-cell office:value-type="string">
            <text:p>.096956</text:p>
          </table:table-cell>
          <table:table-cell table:number-columns-repeated="101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19.11-18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382</text:p>
          </table:table-cell>
          <table:table-cell office:value-type="string">
            <text:p>.001445</text:p>
          </table:table-cell>
          <table:table-cell office:value-type="string">
            <text:p>.001389</text:p>
          </table:table-cell>
          <table:table-cell office:value-type="string">
            <text:p>.001134</text:p>
          </table:table-cell>
          <table:table-cell office:value-type="string">
            <text:p>.001152</text:p>
          </table:table-cell>
          <table:table-cell office:value-type="string">
            <text:p>.001240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19.11-19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84.964</text:p>
          </table:table-cell>
          <table:table-cell office:value-type="string">
            <text:p>.094824</text:p>
          </table:table-cell>
          <table:table-cell office:value-type="string">
            <text:p>.096221</text:p>
          </table:table-cell>
          <table:table-cell office:value-type="string">
            <text:p>.101500</text:p>
          </table:table-cell>
          <table:table-cell office:value-type="string">
            <text:p>.095948</text:p>
          </table:table-cell>
          <table:table-cell office:value-type="string">
            <text:p>.095833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19.11-20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445</text:p>
          </table:table-cell>
          <table:table-cell office:value-type="string">
            <text:p>.001196</text:p>
          </table:table-cell>
          <table:table-cell office:value-type="string">
            <text:p>.001165</text:p>
          </table:table-cell>
          <table:table-cell office:value-type="string">
            <text:p>.001169</text:p>
          </table:table-cell>
          <table:table-cell office:value-type="string">
            <text:p>.001131</text:p>
          </table:table-cell>
          <table:table-cell office:value-type="string">
            <text:p>.001219</text:p>
          </table:table-cell>
          <table:table-cell table:number-columns-repeated="101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19.11-21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85.234</text:p>
          </table:table-cell>
          <table:table-cell office:value-type="string">
            <text:p>.094857</text:p>
          </table:table-cell>
          <table:table-cell office:value-type="string">
            <text:p>.094582</text:p>
          </table:table-cell>
          <table:table-cell office:value-type="string">
            <text:p>.095905</text:p>
          </table:table-cell>
          <table:table-cell office:value-type="string">
            <text:p>.096644</text:p>
          </table:table-cell>
          <table:table-cell office:value-type="string">
            <text:p>.088700</text:p>
          </table:table-cell>
          <table:table-cell table:number-columns-repeated="101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19.11-22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18.246</text:p>
          </table:table-cell>
          <table:table-cell office:value-type="string">
            <text:p>.018136</text:p>
          </table:table-cell>
          <table:table-cell office:value-type="string">
            <text:p>.018174</text:p>
          </table:table-cell>
          <table:table-cell office:value-type="string">
            <text:p>.018169</text:p>
          </table:table-cell>
          <table:table-cell office:value-type="string">
            <text:p>.018080</text:p>
          </table:table-cell>
          <table:table-cell office:value-type="string">
            <text:p>.018152</text:p>
          </table:table-cell>
          <table:table-cell table:number-columns-repeated="101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19.11-23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18.058</text:p>
          </table:table-cell>
          <table:table-cell office:value-type="string">
            <text:p>.018095</text:p>
          </table:table-cell>
          <table:table-cell office:value-type="string">
            <text:p>.018100</text:p>
          </table:table-cell>
          <table:table-cell office:value-type="string">
            <text:p>.018159</text:p>
          </table:table-cell>
          <table:table-cell office:value-type="string">
            <text:p>.018180</text:p>
          </table:table-cell>
          <table:table-cell office:value-type="string">
            <text:p>.018113</text:p>
          </table:table-cell>
          <table:table-cell table:number-columns-repeated="101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.11-00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419</text:p>
          </table:table-cell>
          <table:table-cell office:value-type="string">
            <text:p>.001234</text:p>
          </table:table-cell>
          <table:table-cell office:value-type="string">
            <text:p>.001196</text:p>
          </table:table-cell>
          <table:table-cell/>
          <table:table-cell office:value-type="string">
            <text:p>.001265</text:p>
          </table:table-cell>
          <table:table-cell office:value-type="string">
            <text:p>.001155</text:p>
          </table:table-cell>
          <table:table-cell table:number-columns-repeated="101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20.11-01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231</text:p>
          </table:table-cell>
          <table:table-cell office:value-type="string">
            <text:p>.001484</text:p>
          </table:table-cell>
          <table:table-cell table:number-columns-repeated="2"/>
          <table:table-cell office:value-type="string">
            <text:p>.001205</text:p>
          </table:table-cell>
          <table:table-cell office:value-type="string">
            <text:p>.001396</text:p>
          </table:table-cell>
          <table:table-cell table:number-columns-repeated="101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.11-02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88.703</text:p>
          </table:table-cell>
          <table:table-cell office:value-type="string">
            <text:p>.089805</text:p>
          </table:table-cell>
          <table:table-cell office:value-type="string">
            <text:p>.088492</text:p>
          </table:table-cell>
          <table:table-cell office:value-type="string">
            <text:p>.087093</text:p>
          </table:table-cell>
          <table:table-cell office:value-type="string">
            <text:p>.087049</text:p>
          </table:table-cell>
          <table:table-cell office:value-type="string">
            <text:p>.089787</text:p>
          </table:table-cell>
          <table:table-cell table:number-columns-repeated="101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.11-03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246</text:p>
          </table:table-cell>
          <table:table-cell office:value-type="string">
            <text:p>.001215</text:p>
          </table:table-cell>
          <table:table-cell office:value-type="string">
            <text:p>.001166</text:p>
          </table:table-cell>
          <table:table-cell office:value-type="string">
            <text:p>.001148</text:p>
          </table:table-cell>
          <table:table-cell office:value-type="string">
            <text:p>.001373</text:p>
          </table:table-cell>
          <table:table-cell office:value-type="string">
            <text:p>.001432</text:p>
          </table:table-cell>
          <table:table-cell table:number-columns-repeated="101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20.11-04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481</text:p>
          </table:table-cell>
          <table:table-cell office:value-type="string">
            <text:p>.001183</text:p>
          </table:table-cell>
          <table:table-cell office:value-type="string">
            <text:p>.001217</text:p>
          </table:table-cell>
          <table:table-cell office:value-type="string">
            <text:p>.001181</text:p>
          </table:table-cell>
          <table:table-cell office:value-type="string">
            <text:p>.001159</text:p>
          </table:table-cell>
          <table:table-cell office:value-type="string">
            <text:p>.001184</text:p>
          </table:table-cell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20.11-05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450</text:p>
          </table:table-cell>
          <table:table-cell office:value-type="string">
            <text:p>.001344</text:p>
          </table:table-cell>
          <table:table-cell/>
          <table:table-cell office:value-type="string">
            <text:p>.001136</text:p>
          </table:table-cell>
          <table:table-cell office:value-type="string">
            <text:p>.001223</text:p>
          </table:table-cell>
          <table:table-cell office:value-type="string">
            <text:p>.001130</text:p>
          </table:table-cell>
          <table:table-cell table:number-columns-repeated="101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.11-06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214</text:p>
          </table:table-cell>
          <table:table-cell office:value-type="string">
            <text:p>.000959</text:p>
          </table:table-cell>
          <table:table-cell office:value-type="string">
            <text:p>.001421</text:p>
          </table:table-cell>
          <table:table-cell office:value-type="string">
            <text:p>.001178</text:p>
          </table:table-cell>
          <table:table-cell office:value-type="string">
            <text:p>.001131</text:p>
          </table:table-cell>
          <table:table-cell office:value-type="string">
            <text:p>.001249</text:p>
          </table:table-cell>
          <table:table-cell table:number-columns-repeated="101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.11-07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85.661</text:p>
          </table:table-cell>
          <table:table-cell office:value-type="string">
            <text:p>.089550</text:p>
          </table:table-cell>
          <table:table-cell/>
          <table:table-cell office:value-type="string">
            <text:p>.085472</text:p>
          </table:table-cell>
          <table:table-cell office:value-type="string">
            <text:p>.085635</text:p>
          </table:table-cell>
          <table:table-cell office:value-type="string">
            <text:p>.086608</text:p>
          </table:table-cell>
          <table:table-cell table:number-columns-repeated="101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.11-08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344</text:p>
          </table:table-cell>
          <table:table-cell office:value-type="string">
            <text:p>.001444</text:p>
          </table:table-cell>
          <table:table-cell office:value-type="string">
            <text:p>.001159</text:p>
          </table:table-cell>
          <table:table-cell office:value-type="string">
            <text:p>.001207</text:p>
          </table:table-cell>
          <table:table-cell office:value-type="string">
            <text:p>.001201</text:p>
          </table:table-cell>
          <table:table-cell office:value-type="string">
            <text:p>.001122</text:p>
          </table:table-cell>
          <table:table-cell table:number-columns-repeated="101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.11-09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482</text:p>
          </table:table-cell>
          <table:table-cell office:value-type="string">
            <text:p>.001382</text:p>
          </table:table-cell>
          <table:table-cell office:value-type="string">
            <text:p>.000927</text:p>
          </table:table-cell>
          <table:table-cell office:value-type="string">
            <text:p>.001094</text:p>
          </table:table-cell>
          <table:table-cell office:value-type="string">
            <text:p>.001246</text:p>
          </table:table-cell>
          <table:table-cell office:value-type="string">
            <text:p>.001381</text:p>
          </table:table-cell>
          <table:table-cell table:number-columns-repeated="101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0.11-10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375</text:p>
          </table:table-cell>
          <table:table-cell office:value-type="string">
            <text:p>.001361</text:p>
          </table:table-cell>
          <table:table-cell office:value-type="string">
            <text:p>.000995</text:p>
          </table:table-cell>
          <table:table-cell office:value-type="string">
            <text:p>.001203</text:p>
          </table:table-cell>
          <table:table-cell office:value-type="string">
            <text:p>.001444</text:p>
          </table:table-cell>
          <table:table-cell office:value-type="string">
            <text:p>.001423</text:p>
          </table:table-cell>
          <table:table-cell table:number-columns-repeated="101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.11-11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88.679</text:p>
          </table:table-cell>
          <table:table-cell office:value-type="string">
            <text:p>.086742</text:p>
          </table:table-cell>
          <table:table-cell office:value-type="string">
            <text:p>.086191</text:p>
          </table:table-cell>
          <table:table-cell office:value-type="string">
            <text:p>.088470</text:p>
          </table:table-cell>
          <table:table-cell office:value-type="string">
            <text:p>.089591</text:p>
          </table:table-cell>
          <table:table-cell office:value-type="string">
            <text:p>.089562</text:p>
          </table:table-cell>
          <table:table-cell table:number-columns-repeated="101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.11-12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table:style-name="ce2" office:value-type="string">
            <text:p>1.422</text:p>
          </table:table-cell>
          <table:table-cell office:value-type="string">
            <text:p>.001192</text:p>
          </table:table-cell>
          <table:table-cell office:value-type="string">
            <text:p>.001179</text:p>
          </table:table-cell>
          <table:table-cell office:value-type="string">
            <text:p>.001242</text:p>
          </table:table-cell>
          <table:table-cell office:value-type="string">
            <text:p>.001184</text:p>
          </table:table-cell>
          <table:table-cell office:value-type="string">
            <text:p>.001243</text:p>
          </table:table-cell>
          <table:table-cell table:number-columns-repeated="101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.11-13.30</text:p>
          </table:table-cell>
          <table:table-cell office:value-type="string">
            <text:p>california</text:p>
          </table:table-cell>
          <table:table-cell office:value-type="string">
            <text:p>ireland</text:p>
          </table:table-cell>
          <table:table-cell office:value-type="string">
            <text:p>86.336</text:p>
          </table:table-cell>
          <table:table-cell office:value-type="string">
            <text:p>.085894</text:p>
          </table:table-cell>
          <table:table-cell office:value-type="string">
            <text:p>.086186</text:p>
          </table:table-cell>
          <table:table-cell office:value-type="string">
            <text:p>.086660</text:p>
          </table:table-cell>
          <table:table-cell office:value-type="string">
            <text:p>.089746</text:p>
          </table:table-cell>
          <table:table-cell office:value-type="string">
            <text:p>.087166</text:p>
          </table:table-cell>
          <table:table-cell table:number-columns-repeated="101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16.11-14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12">
            <text:p>12</text:p>
          </table:table-cell>
          <table:table-cell office:value-type="string">
            <text:p>.027706</text:p>
          </table:table-cell>
          <table:table-cell office:value-type="string">
            <text:p>.027817</text:p>
          </table:table-cell>
          <table:table-cell office:value-type="string">
            <text:p>.031538</text:p>
          </table:table-cell>
          <table:table-cell office:value-type="string">
            <text:p>.027772</text:p>
          </table:table-cell>
          <table:table-cell office:value-type="string">
            <text:p>.028226</text:p>
          </table:table-cell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16.11-15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9">
            <text:p>49</text:p>
          </table:table-cell>
          <table:table-cell office:value-type="string">
            <text:p>.032690</text:p>
          </table:table-cell>
          <table:table-cell office:value-type="string">
            <text:p>.029218</text:p>
          </table:table-cell>
          <table:table-cell office:value-type="string">
            <text:p>.028391</text:p>
          </table:table-cell>
          <table:table-cell office:value-type="string">
            <text:p>.294907</text:p>
          </table:table-cell>
          <table:table-cell office:value-type="string">
            <text:p>.039633</text:p>
          </table:table-cell>
          <table:table-cell table:number-columns-repeated="1014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16.11-16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39">
            <text:p>39</text:p>
          </table:table-cell>
          <table:table-cell office:value-type="string">
            <text:p>.028876</text:p>
          </table:table-cell>
          <table:table-cell office:value-type="string">
            <text:p>.031049</text:p>
          </table:table-cell>
          <table:table-cell office:value-type="string">
            <text:p>.023870</text:p>
          </table:table-cell>
          <table:table-cell office:value-type="string">
            <text:p>.170337</text:p>
          </table:table-cell>
          <table:table-cell office:value-type="string">
            <text:p>.029533</text:p>
          </table:table-cell>
          <table:table-cell table:number-columns-repeated="101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6.11-17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6808</text:p>
          </table:table-cell>
          <table:table-cell office:value-type="string">
            <text:p>.034924</text:p>
          </table:table-cell>
          <table:table-cell office:value-type="string">
            <text:p>.029053</text:p>
          </table:table-cell>
          <table:table-cell office:value-type="string">
            <text:p>.027349</text:p>
          </table:table-cell>
          <table:table-cell office:value-type="string">
            <text:p>.027443</text:p>
          </table:table-cell>
          <table:table-cell table:number-columns-repeated="1014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16.11-18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8469</text:p>
          </table:table-cell>
          <table:table-cell office:value-type="string">
            <text:p>.028274</text:p>
          </table:table-cell>
          <table:table-cell office:value-type="string">
            <text:p>.031023</text:p>
          </table:table-cell>
          <table:table-cell office:value-type="string">
            <text:p>.047451</text:p>
          </table:table-cell>
          <table:table-cell office:value-type="string">
            <text:p>.032379</text:p>
          </table:table-cell>
          <table:table-cell table:number-columns-repeated="101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16.11-19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52">
            <text:p>52</text:p>
          </table:table-cell>
          <table:table-cell office:value-type="string">
            <text:p>.027924</text:p>
          </table:table-cell>
          <table:table-cell office:value-type="string">
            <text:p>.037465</text:p>
          </table:table-cell>
          <table:table-cell office:value-type="string">
            <text:p>.027352</text:p>
          </table:table-cell>
          <table:table-cell office:value-type="string">
            <text:p>.029629</text:p>
          </table:table-cell>
          <table:table-cell office:value-type="string">
            <text:p>.029030</text:p>
          </table:table-cell>
          <table:table-cell table:number-columns-repeated="101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16.11-20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39">
            <text:p>39</text:p>
          </table:table-cell>
          <table:table-cell office:value-type="string">
            <text:p>.027552</text:p>
          </table:table-cell>
          <table:table-cell office:value-type="string">
            <text:p>.029020</text:p>
          </table:table-cell>
          <table:table-cell office:value-type="string">
            <text:p>.030170</text:p>
          </table:table-cell>
          <table:table-cell office:value-type="string">
            <text:p>.038418</text:p>
          </table:table-cell>
          <table:table-cell office:value-type="string">
            <text:p>.032346</text:p>
          </table:table-cell>
          <table:table-cell table:number-columns-repeated="101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16.11-21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8692</text:p>
          </table:table-cell>
          <table:table-cell office:value-type="string">
            <text:p>.042826</text:p>
          </table:table-cell>
          <table:table-cell office:value-type="string">
            <text:p>.031439</text:p>
          </table:table-cell>
          <table:table-cell office:value-type="string">
            <text:p>.033126</text:p>
          </table:table-cell>
          <table:table-cell office:value-type="string">
            <text:p>.028647</text:p>
          </table:table-cell>
          <table:table-cell table:number-columns-repeated="101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16.11-22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42875</text:p>
          </table:table-cell>
          <table:table-cell office:value-type="string">
            <text:p>.038002</text:p>
          </table:table-cell>
          <table:table-cell office:value-type="string">
            <text:p>.038616</text:p>
          </table:table-cell>
          <table:table-cell office:value-type="string">
            <text:p>.003722</text:p>
          </table:table-cell>
          <table:table-cell office:value-type="string">
            <text:p>.031562</text:p>
          </table:table-cell>
          <table:table-cell table:number-columns-repeated="101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16.11-23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50">
            <text:p>50</text:p>
          </table:table-cell>
          <table:table-cell office:value-type="string">
            <text:p>.032716</text:p>
          </table:table-cell>
          <table:table-cell office:value-type="string">
            <text:p>.034018</text:p>
          </table:table-cell>
          <table:table-cell office:value-type="string">
            <text:p>.050533</text:p>
          </table:table-cell>
          <table:table-cell office:value-type="string">
            <text:p>.038122</text:p>
          </table:table-cell>
          <table:table-cell office:value-type="string">
            <text:p>.037912</text:p>
          </table:table-cell>
          <table:table-cell table:number-columns-repeated="101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17.11-00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.029611</text:p>
          </table:table-cell>
          <table:table-cell office:value-type="string">
            <text:p>.029311</text:p>
          </table:table-cell>
          <table:table-cell office:value-type="string">
            <text:p>.030628</text:p>
          </table:table-cell>
          <table:table-cell office:value-type="string">
            <text:p>.030432</text:p>
          </table:table-cell>
          <table:table-cell table:number-columns-repeated="101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17.11-01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7950</text:p>
          </table:table-cell>
          <table:table-cell office:value-type="string">
            <text:p>.028715</text:p>
          </table:table-cell>
          <table:table-cell office:value-type="string">
            <text:p>.026743</text:p>
          </table:table-cell>
          <table:table-cell office:value-type="string">
            <text:p>.027875</text:p>
          </table:table-cell>
          <table:table-cell office:value-type="string">
            <text:p>.032964</text:p>
          </table:table-cell>
          <table:table-cell table:number-columns-repeated="101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17.11-02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11">
            <text:p>11</text:p>
          </table:table-cell>
          <table:table-cell office:value-type="string">
            <text:p>.027084</text:p>
          </table:table-cell>
          <table:table-cell office:value-type="string">
            <text:p>.027436</text:p>
          </table:table-cell>
          <table:table-cell office:value-type="string">
            <text:p>.035335</text:p>
          </table:table-cell>
          <table:table-cell office:value-type="string">
            <text:p>.029400</text:p>
          </table:table-cell>
          <table:table-cell office:value-type="string">
            <text:p>.029311</text:p>
          </table:table-cell>
          <table:table-cell table:number-columns-repeated="101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17.11-03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8580</text:p>
          </table:table-cell>
          <table:table-cell office:value-type="string">
            <text:p>.028211</text:p>
          </table:table-cell>
          <table:table-cell office:value-type="string">
            <text:p>.027332</text:p>
          </table:table-cell>
          <table:table-cell office:value-type="string">
            <text:p>.029031</text:p>
          </table:table-cell>
          <table:table-cell office:value-type="string">
            <text:p>.029468</text:p>
          </table:table-cell>
          <table:table-cell table:number-columns-repeated="101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17.11-04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7088</text:p>
          </table:table-cell>
          <table:table-cell office:value-type="string">
            <text:p>.044574</text:p>
          </table:table-cell>
          <table:table-cell office:value-type="string">
            <text:p>.027811</text:p>
          </table:table-cell>
          <table:table-cell office:value-type="string">
            <text:p>.028462</text:p>
          </table:table-cell>
          <table:table-cell office:value-type="string">
            <text:p>.029435</text:p>
          </table:table-cell>
          <table:table-cell table:number-columns-repeated="101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17.11-05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31296</text:p>
          </table:table-cell>
          <table:table-cell office:value-type="string">
            <text:p>.030355</text:p>
          </table:table-cell>
          <table:table-cell office:value-type="string">
            <text:p>.031836</text:p>
          </table:table-cell>
          <table:table-cell office:value-type="string">
            <text:p>.027551</text:p>
          </table:table-cell>
          <table:table-cell office:value-type="string">
            <text:p>.027298</text:p>
          </table:table-cell>
          <table:table-cell table:number-columns-repeated="101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17.11-06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31962</text:p>
          </table:table-cell>
          <table:table-cell office:value-type="string">
            <text:p>.029101</text:p>
          </table:table-cell>
          <table:table-cell office:value-type="string">
            <text:p>.028446</text:p>
          </table:table-cell>
          <table:table-cell office:value-type="string">
            <text:p>.027444</text:p>
          </table:table-cell>
          <table:table-cell office:value-type="string">
            <text:p>.028013</text:p>
          </table:table-cell>
          <table:table-cell table:number-columns-repeated="101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17.11-07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8811</text:p>
          </table:table-cell>
          <table:table-cell office:value-type="string">
            <text:p>.029341</text:p>
          </table:table-cell>
          <table:table-cell office:value-type="string">
            <text:p>.029725</text:p>
          </table:table-cell>
          <table:table-cell office:value-type="string">
            <text:p>.029133</text:p>
          </table:table-cell>
          <table:table-cell office:value-type="string">
            <text:p>.056176</text:p>
          </table:table-cell>
          <table:table-cell table:number-columns-repeated="101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17.11-08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306537</text:p>
          </table:table-cell>
          <table:table-cell office:value-type="string">
            <text:p>.030743</text:p>
          </table:table-cell>
          <table:table-cell office:value-type="string">
            <text:p>.027346</text:p>
          </table:table-cell>
          <table:table-cell office:value-type="string">
            <text:p>.029330</text:p>
          </table:table-cell>
          <table:table-cell office:value-type="string">
            <text:p>.028819</text:p>
          </table:table-cell>
          <table:table-cell table:number-columns-repeated="1014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17.11-09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20">
            <text:p>20</text:p>
          </table:table-cell>
          <table:table-cell office:value-type="string">
            <text:p>.035721</text:p>
          </table:table-cell>
          <table:table-cell office:value-type="string">
            <text:p>.031326</text:p>
          </table:table-cell>
          <table:table-cell office:value-type="string">
            <text:p>.033737</text:p>
          </table:table-cell>
          <table:table-cell office:value-type="string">
            <text:p>.028062</text:p>
          </table:table-cell>
          <table:table-cell office:value-type="string">
            <text:p>.030577</text:p>
          </table:table-cell>
          <table:table-cell table:number-columns-repeated="101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17.11-10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32236</text:p>
          </table:table-cell>
          <table:table-cell office:value-type="string">
            <text:p>.028860</text:p>
          </table:table-cell>
          <table:table-cell office:value-type="string">
            <text:p>.026942</text:p>
          </table:table-cell>
          <table:table-cell office:value-type="string">
            <text:p>.029580</text:p>
          </table:table-cell>
          <table:table-cell office:value-type="string">
            <text:p>.028993</text:p>
          </table:table-cell>
          <table:table-cell table:number-columns-repeated="101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17.11-11.00</text:p>
          </table:table-cell>
          <table:table-cell office:value-type="string">
            <text:p>california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28548</text:p>
          </table:table-cell>
          <table:table-cell office:value-type="string">
            <text:p>.029414</text:p>
          </table:table-cell>
          <table:table-cell office:value-type="string">
            <text:p>.027366</text:p>
          </table:table-cell>
          <table:table-cell office:value-type="string">
            <text:p>.031666</text:p>
          </table:table-cell>
          <table:table-cell office:value-type="string">
            <text:p>.028424</text:p>
          </table:table-cell>
          <table:table-cell table:number-columns-repeated="1014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19.11-17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96</text:p>
          </table:table-cell>
          <table:table-cell office:value-type="string">
            <text:p>.000481</text:p>
          </table:table-cell>
          <table:table-cell office:value-type="string">
            <text:p>.000637</text:p>
          </table:table-cell>
          <table:table-cell office:value-type="string">
            <text:p>.000688</text:p>
          </table:table-cell>
          <table:table-cell office:value-type="string">
            <text:p>.000718</text:p>
          </table:table-cell>
          <table:table-cell office:value-type="string">
            <text:p>.000383</text:p>
          </table:table-cell>
          <table:table-cell table:number-columns-repeated="1014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19.11-18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01</text:p>
          </table:table-cell>
          <table:table-cell office:value-type="string">
            <text:p>.000686</text:p>
          </table:table-cell>
          <table:table-cell office:value-type="string">
            <text:p>.000519</text:p>
          </table:table-cell>
          <table:table-cell office:value-type="string">
            <text:p>.000651</text:p>
          </table:table-cell>
          <table:table-cell office:value-type="string">
            <text:p>.000672</text:p>
          </table:table-cell>
          <table:table-cell office:value-type="string">
            <text:p>.000666</text:p>
          </table:table-cell>
          <table:table-cell table:number-columns-repeated="1014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19.11-19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690</text:p>
          </table:table-cell>
          <table:table-cell office:value-type="string">
            <text:p>.000661</text:p>
          </table:table-cell>
          <table:table-cell office:value-type="string">
            <text:p>.000628</text:p>
          </table:table-cell>
          <table:table-cell office:value-type="string">
            <text:p>.000448</text:p>
          </table:table-cell>
          <table:table-cell office:value-type="string">
            <text:p>.000728</text:p>
          </table:table-cell>
          <table:table-cell office:value-type="string">
            <text:p>.000606</text:p>
          </table:table-cell>
          <table:table-cell table:number-columns-repeated="101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19.11-20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97</text:p>
          </table:table-cell>
          <table:table-cell office:value-type="string">
            <text:p>.000666</text:p>
          </table:table-cell>
          <table:table-cell office:value-type="string">
            <text:p>.000386</text:p>
          </table:table-cell>
          <table:table-cell office:value-type="string">
            <text:p>.000614</text:p>
          </table:table-cell>
          <table:table-cell office:value-type="string">
            <text:p>.000660</text:p>
          </table:table-cell>
          <table:table-cell office:value-type="string">
            <text:p>.000466</text:p>
          </table:table-cell>
          <table:table-cell table:number-columns-repeated="1014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19.11-21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23</text:p>
          </table:table-cell>
          <table:table-cell office:value-type="string">
            <text:p>.000728</text:p>
          </table:table-cell>
          <table:table-cell office:value-type="string">
            <text:p>.000509</text:p>
          </table:table-cell>
          <table:table-cell office:value-type="string">
            <text:p>.000409</text:p>
          </table:table-cell>
          <table:table-cell office:value-type="string">
            <text:p>.000503</text:p>
          </table:table-cell>
          <table:table-cell office:value-type="string">
            <text:p>.000653</text:p>
          </table:table-cell>
          <table:table-cell table:number-columns-repeated="101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19.11-22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75</text:p>
          </table:table-cell>
          <table:table-cell office:value-type="string">
            <text:p>.000453</text:p>
          </table:table-cell>
          <table:table-cell office:value-type="string">
            <text:p>.000662</text:p>
          </table:table-cell>
          <table:table-cell office:value-type="string">
            <text:p>.000422</text:p>
          </table:table-cell>
          <table:table-cell office:value-type="string">
            <text:p>.000632</text:p>
          </table:table-cell>
          <table:table-cell office:value-type="string">
            <text:p>.000678</text:p>
          </table:table-cell>
          <table:table-cell table:number-columns-repeated="101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19.11-23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546</text:p>
          </table:table-cell>
          <table:table-cell office:value-type="string">
            <text:p>.001373</text:p>
          </table:table-cell>
          <table:table-cell/>
          <table:table-cell office:value-type="string">
            <text:p>.001203</text:p>
          </table:table-cell>
          <table:table-cell office:value-type="string">
            <text:p>.001422</text:p>
          </table:table-cell>
          <table:table-cell office:value-type="string">
            <text:p>.001470</text:p>
          </table:table-cell>
          <table:table-cell table:number-columns-repeated="101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.11-00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23</text:p>
          </table:table-cell>
          <table:table-cell office:value-type="string">
            <text:p>.000632</text:p>
          </table:table-cell>
          <table:table-cell office:value-type="string">
            <text:p>.000677</text:p>
          </table:table-cell>
          <table:table-cell office:value-type="string">
            <text:p>.000688</text:p>
          </table:table-cell>
          <table:table-cell office:value-type="string">
            <text:p>.000586</text:p>
          </table:table-cell>
          <table:table-cell office:value-type="string">
            <text:p>.000575</text:p>
          </table:table-cell>
          <table:table-cell table:number-columns-repeated="101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.11-01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38</text:p>
          </table:table-cell>
          <table:table-cell office:value-type="string">
            <text:p>.000401</text:p>
          </table:table-cell>
          <table:table-cell office:value-type="string">
            <text:p>.000687</text:p>
          </table:table-cell>
          <table:table-cell office:value-type="string">
            <text:p>.000735</text:p>
          </table:table-cell>
          <table:table-cell table:number-columns-repeated="2" office:value-type="string">
            <text:p>.000697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20.11-02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37</text:p>
          </table:table-cell>
          <table:table-cell office:value-type="string">
            <text:p>.000677</text:p>
          </table:table-cell>
          <table:table-cell office:value-type="string">
            <text:p>.000717</text:p>
          </table:table-cell>
          <table:table-cell office:value-type="string">
            <text:p>.000691</text:p>
          </table:table-cell>
          <table:table-cell office:value-type="string">
            <text:p>.000744</text:p>
          </table:table-cell>
          <table:table-cell office:value-type="string">
            <text:p>.000621</text:p>
          </table:table-cell>
          <table:table-cell table:number-columns-repeated="1014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20.11-03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442</text:p>
          </table:table-cell>
          <table:table-cell office:value-type="string">
            <text:p>.001162</text:p>
          </table:table-cell>
          <table:table-cell office:value-type="string">
            <text:p>.001424</text:p>
          </table:table-cell>
          <table:table-cell office:value-type="string">
            <text:p>.001449</text:p>
          </table:table-cell>
          <table:table-cell office:value-type="string">
            <text:p>.001217</text:p>
          </table:table-cell>
          <table:table-cell office:value-type="string">
            <text:p>.001391</text:p>
          </table:table-cell>
          <table:table-cell table:number-columns-repeated="101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0.11-04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482</text:p>
          </table:table-cell>
          <table:table-cell office:value-type="string">
            <text:p>.001468</text:p>
          </table:table-cell>
          <table:table-cell office:value-type="string">
            <text:p>.001381</text:p>
          </table:table-cell>
          <table:table-cell office:value-type="string">
            <text:p>.001183</text:p>
          </table:table-cell>
          <table:table-cell office:value-type="string">
            <text:p>.001622</text:p>
          </table:table-cell>
          <table:table-cell office:value-type="string">
            <text:p>.001370</text:p>
          </table:table-cell>
          <table:table-cell table:number-columns-repeated="101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.11-05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688</text:p>
          </table:table-cell>
          <table:table-cell office:value-type="string">
            <text:p>.000600</text:p>
          </table:table-cell>
          <table:table-cell office:value-type="string">
            <text:p>.000652</text:p>
          </table:table-cell>
          <table:table-cell office:value-type="string">
            <text:p>.000674</text:p>
          </table:table-cell>
          <table:table-cell office:value-type="string">
            <text:p>.000702</text:p>
          </table:table-cell>
          <table:table-cell office:value-type="string">
            <text:p>.000437</text:p>
          </table:table-cell>
          <table:table-cell table:number-columns-repeated="1014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.11-06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521</text:p>
          </table:table-cell>
          <table:table-cell office:value-type="string">
            <text:p>.001430</text:p>
          </table:table-cell>
          <table:table-cell office:value-type="string">
            <text:p>.001490</text:p>
          </table:table-cell>
          <table:table-cell office:value-type="string">
            <text:p>.001390</text:p>
          </table:table-cell>
          <table:table-cell office:value-type="string">
            <text:p>.001452</text:p>
          </table:table-cell>
          <table:table-cell office:value-type="string">
            <text:p>.001252</text:p>
          </table:table-cell>
          <table:table-cell table:number-columns-repeated="101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.11-07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430</text:p>
          </table:table-cell>
          <table:table-cell office:value-type="string">
            <text:p>.001380</text:p>
          </table:table-cell>
          <table:table-cell office:value-type="string">
            <text:p>.001180</text:p>
          </table:table-cell>
          <table:table-cell office:value-type="string">
            <text:p>.001470</text:p>
          </table:table-cell>
          <table:table-cell office:value-type="string">
            <text:p>.001495</text:p>
          </table:table-cell>
          <table:table-cell office:value-type="string">
            <text:p>.001460</text:p>
          </table:table-cell>
          <table:table-cell table:number-columns-repeated="101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.11-08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611</text:p>
          </table:table-cell>
          <table:table-cell office:value-type="string">
            <text:p>.001448</text:p>
          </table:table-cell>
          <table:table-cell office:value-type="string">
            <text:p>.001325</text:p>
          </table:table-cell>
          <table:table-cell office:value-type="string">
            <text:p>.001191</text:p>
          </table:table-cell>
          <table:table-cell office:value-type="string">
            <text:p>.001188</text:p>
          </table:table-cell>
          <table:table-cell office:value-type="string">
            <text:p>.001458</text:p>
          </table:table-cell>
          <table:table-cell table:number-columns-repeated="101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0.11-09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498</text:p>
          </table:table-cell>
          <table:table-cell office:value-type="string">
            <text:p>.001384</text:p>
          </table:table-cell>
          <table:table-cell office:value-type="string">
            <text:p>.001431</text:p>
          </table:table-cell>
          <table:table-cell office:value-type="string">
            <text:p>.001316</text:p>
          </table:table-cell>
          <table:table-cell office:value-type="string">
            <text:p>.001450</text:p>
          </table:table-cell>
          <table:table-cell office:value-type="string">
            <text:p>.001431</text:p>
          </table:table-cell>
          <table:table-cell table:number-columns-repeated="1014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.11-10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410</text:p>
          </table:table-cell>
          <table:table-cell office:value-type="string">
            <text:p>.001464</text:p>
          </table:table-cell>
          <table:table-cell office:value-type="string">
            <text:p>.001475</text:p>
          </table:table-cell>
          <table:table-cell office:value-type="string">
            <text:p>.001229</text:p>
          </table:table-cell>
          <table:table-cell office:value-type="string">
            <text:p>.001237</text:p>
          </table:table-cell>
          <table:table-cell office:value-type="string">
            <text:p>.001437</text:p>
          </table:table-cell>
          <table:table-cell table:number-columns-repeated="1014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20.11-11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29</text:p>
          </table:table-cell>
          <table:table-cell office:value-type="string">
            <text:p>.000479</text:p>
          </table:table-cell>
          <table:table-cell table:number-columns-repeated="2"/>
          <table:table-cell office:value-type="string">
            <text:p>.000416</text:p>
          </table:table-cell>
          <table:table-cell office:value-type="string">
            <text:p>.000626</text:p>
          </table:table-cell>
          <table:table-cell table:number-columns-repeated="101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.11-12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office:value-type="string">
            <text:p>0.742</text:p>
          </table:table-cell>
          <table:table-cell office:value-type="string">
            <text:p>.000429</text:p>
          </table:table-cell>
          <table:table-cell office:value-type="string">
            <text:p>.000650</text:p>
          </table:table-cell>
          <table:table-cell office:value-type="string">
            <text:p>.000610</text:p>
          </table:table-cell>
          <table:table-cell office:value-type="string">
            <text:p>.000618</text:p>
          </table:table-cell>
          <table:table-cell office:value-type="string">
            <text:p>.000642</text:p>
          </table:table-cell>
          <table:table-cell table:number-columns-repeated="1014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.11-13.35</text:p>
          </table:table-cell>
          <table:table-cell office:value-type="string">
            <text:p>california</text:p>
          </table:table-cell>
          <table:table-cell office:value-type="string">
            <text:p>singapore</text:p>
          </table:table-cell>
          <table:table-cell table:style-name="ce2" office:value-type="string">
            <text:p>1.515</text:p>
          </table:table-cell>
          <table:table-cell office:value-type="string">
            <text:p>.001414</text:p>
          </table:table-cell>
          <table:table-cell office:value-type="string">
            <text:p>.001369</text:p>
          </table:table-cell>
          <table:table-cell office:value-type="string">
            <text:p>.001453</text:p>
          </table:table-cell>
          <table:table-cell office:value-type="string">
            <text:p>.001395</text:p>
          </table:table-cell>
          <table:table-cell office:value-type="string">
            <text:p>.001480</text:p>
          </table:table-cell>
          <table:table-cell table:number-columns-repeated="101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19.11-17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table:style-name="ce2" office:value-type="string">
            <text:p>2.156</text:p>
          </table:table-cell>
          <table:table-cell office:value-type="string">
            <text:p>.002172</text:p>
          </table:table-cell>
          <table:table-cell office:value-type="string">
            <text:p>.001960</text:p>
          </table:table-cell>
          <table:table-cell office:value-type="string">
            <text:p>.002411</text:p>
          </table:table-cell>
          <table:table-cell office:value-type="string">
            <text:p>.002195</text:p>
          </table:table-cell>
          <table:table-cell office:value-type="string">
            <text:p>.002927</text:p>
          </table:table-cell>
          <table:table-cell table:number-columns-repeated="101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19.11-18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03</text:p>
          </table:table-cell>
          <table:table-cell office:value-type="string">
            <text:p>.000673</text:p>
          </table:table-cell>
          <table:table-cell office:value-type="string">
            <text:p>.000772</text:p>
          </table:table-cell>
          <table:table-cell office:value-type="string">
            <text:p>.000677</text:p>
          </table:table-cell>
          <table:table-cell/>
          <table:table-cell office:value-type="string">
            <text:p>.000694</text:p>
          </table:table-cell>
          <table:table-cell table:number-columns-repeated="1014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19.11-19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table:style-name="ce2" office:value-type="string">
            <text:p>1.351</text:p>
          </table:table-cell>
          <table:table-cell office:value-type="string">
            <text:p>.000643</text:p>
          </table:table-cell>
          <table:table-cell office:value-type="string">
            <text:p>.000698</text:p>
          </table:table-cell>
          <table:table-cell office:value-type="string">
            <text:p>.000634</text:p>
          </table:table-cell>
          <table:table-cell office:value-type="string">
            <text:p>.000639</text:p>
          </table:table-cell>
          <table:table-cell office:value-type="string">
            <text:p>.000679</text:p>
          </table:table-cell>
          <table:table-cell table:number-columns-repeated="101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19.11-20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50</text:p>
          </table:table-cell>
          <table:table-cell office:value-type="string">
            <text:p>.000642</text:p>
          </table:table-cell>
          <table:table-cell office:value-type="string">
            <text:p>.000720</text:p>
          </table:table-cell>
          <table:table-cell office:value-type="string">
            <text:p>.000681</text:p>
          </table:table-cell>
          <table:table-cell office:value-type="string">
            <text:p>.000662</text:p>
          </table:table-cell>
          <table:table-cell office:value-type="string">
            <text:p>.000638</text:p>
          </table:table-cell>
          <table:table-cell table:number-columns-repeated="1014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19.11-21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51</text:p>
          </table:table-cell>
          <table:table-cell office:value-type="string">
            <text:p>.000906</text:p>
          </table:table-cell>
          <table:table-cell office:value-type="string">
            <text:p>.000679</text:p>
          </table:table-cell>
          <table:table-cell office:value-type="string">
            <text:p>.000710</text:p>
          </table:table-cell>
          <table:table-cell office:value-type="string">
            <text:p>.000711</text:p>
          </table:table-cell>
          <table:table-cell office:value-type="string">
            <text:p>.000654</text:p>
          </table:table-cell>
          <table:table-cell table:number-columns-repeated="101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19.11-22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891</text:p>
          </table:table-cell>
          <table:table-cell office:value-type="string">
            <text:p>.000616</text:p>
          </table:table-cell>
          <table:table-cell office:value-type="string">
            <text:p>.000670</text:p>
          </table:table-cell>
          <table:table-cell office:value-type="string">
            <text:p>.000705</text:p>
          </table:table-cell>
          <table:table-cell office:value-type="string">
            <text:p>.000661</text:p>
          </table:table-cell>
          <table:table-cell office:value-type="string">
            <text:p>.000638</text:p>
          </table:table-cell>
          <table:table-cell table:number-columns-repeated="1014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9.11-23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87</text:p>
          </table:table-cell>
          <table:table-cell office:value-type="string">
            <text:p>.000610</text:p>
          </table:table-cell>
          <table:table-cell office:value-type="string">
            <text:p>.000619</text:p>
          </table:table-cell>
          <table:table-cell office:value-type="string">
            <text:p>.000631</text:p>
          </table:table-cell>
          <table:table-cell office:value-type="string">
            <text:p>.000431</text:p>
          </table:table-cell>
          <table:table-cell office:value-type="string">
            <text:p>.000635</text:p>
          </table:table-cell>
          <table:table-cell table:number-columns-repeated="101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.11-00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995</text:p>
          </table:table-cell>
          <table:table-cell office:value-type="string">
            <text:p>.000676</text:p>
          </table:table-cell>
          <table:table-cell office:value-type="string">
            <text:p>.000747</text:p>
          </table:table-cell>
          <table:table-cell office:value-type="string">
            <text:p>.000660</text:p>
          </table:table-cell>
          <table:table-cell office:value-type="string">
            <text:p>.000491</text:p>
          </table:table-cell>
          <table:table-cell office:value-type="string">
            <text:p>.000587</text:p>
          </table:table-cell>
          <table:table-cell table:number-columns-repeated="1014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20.11-01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97</text:p>
          </table:table-cell>
          <table:table-cell office:value-type="string">
            <text:p>.000733</text:p>
          </table:table-cell>
          <table:table-cell table:number-columns-repeated="2"/>
          <table:table-cell office:value-type="string">
            <text:p>.000626</text:p>
          </table:table-cell>
          <table:table-cell office:value-type="string">
            <text:p>.000709</text:p>
          </table:table-cell>
          <table:table-cell table:number-columns-repeated="1014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20.11-02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45</text:p>
          </table:table-cell>
          <table:table-cell office:value-type="string">
            <text:p>.000592</text:p>
          </table:table-cell>
          <table:table-cell office:value-type="string">
            <text:p>.001035</text:p>
          </table:table-cell>
          <table:table-cell office:value-type="string">
            <text:p>.000670</text:p>
          </table:table-cell>
          <table:table-cell office:value-type="string">
            <text:p>.000710</text:p>
          </table:table-cell>
          <table:table-cell office:value-type="string">
            <text:p>.000681</text:p>
          </table:table-cell>
          <table:table-cell table:number-columns-repeated="101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20.11-03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808</text:p>
          </table:table-cell>
          <table:table-cell office:value-type="string">
            <text:p>.000689</text:p>
          </table:table-cell>
          <table:table-cell office:value-type="string">
            <text:p>.000729</text:p>
          </table:table-cell>
          <table:table-cell office:value-type="string">
            <text:p>.000659</text:p>
          </table:table-cell>
          <table:table-cell office:value-type="string">
            <text:p>.000902</text:p>
          </table:table-cell>
          <table:table-cell office:value-type="string">
            <text:p>.000431</text:p>
          </table:table-cell>
          <table:table-cell table:number-columns-repeated="1014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.11-04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72</text:p>
          </table:table-cell>
          <table:table-cell office:value-type="string">
            <text:p>.000682</text:p>
          </table:table-cell>
          <table:table-cell office:value-type="string">
            <text:p>.000678</text:p>
          </table:table-cell>
          <table:table-cell office:value-type="string">
            <text:p>.000645</text:p>
          </table:table-cell>
          <table:table-cell office:value-type="string">
            <text:p>.000444</text:p>
          </table:table-cell>
          <table:table-cell office:value-type="string">
            <text:p>.000738</text:p>
          </table:table-cell>
          <table:table-cell table:number-columns-repeated="1014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20.11-05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94</text:p>
          </table:table-cell>
          <table:table-cell office:value-type="string">
            <text:p>.000673</text:p>
          </table:table-cell>
          <table:table-cell office:value-type="string">
            <text:p>.000695</text:p>
          </table:table-cell>
          <table:table-cell office:value-type="string">
            <text:p>.000421</text:p>
          </table:table-cell>
          <table:table-cell office:value-type="string">
            <text:p>.000700</text:p>
          </table:table-cell>
          <table:table-cell office:value-type="string">
            <text:p>.000449</text:p>
          </table:table-cell>
          <table:table-cell table:number-columns-repeated="1014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.11-06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825</text:p>
          </table:table-cell>
          <table:table-cell office:value-type="string">
            <text:p>.000704</text:p>
          </table:table-cell>
          <table:table-cell office:value-type="string">
            <text:p>.000685</text:p>
          </table:table-cell>
          <table:table-cell office:value-type="string">
            <text:p>.000702</text:p>
          </table:table-cell>
          <table:table-cell office:value-type="string">
            <text:p>.000610</text:p>
          </table:table-cell>
          <table:table-cell office:value-type="string">
            <text:p>.000730</text:p>
          </table:table-cell>
          <table:table-cell table:number-columns-repeated="1014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.11-07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837</text:p>
          </table:table-cell>
          <table:table-cell office:value-type="string">
            <text:p>.000662</text:p>
          </table:table-cell>
          <table:table-cell office:value-type="string">
            <text:p>.000666</text:p>
          </table:table-cell>
          <table:table-cell office:value-type="string">
            <text:p>.000737</text:p>
          </table:table-cell>
          <table:table-cell office:value-type="string">
            <text:p>.000671</text:p>
          </table:table-cell>
          <table:table-cell office:value-type="string">
            <text:p>.000535</text:p>
          </table:table-cell>
          <table:table-cell table:number-columns-repeated="101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.11-08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34</text:p>
          </table:table-cell>
          <table:table-cell office:value-type="string">
            <text:p>.000449</text:p>
          </table:table-cell>
          <table:table-cell office:value-type="string">
            <text:p>.000641</text:p>
          </table:table-cell>
          <table:table-cell office:value-type="string">
            <text:p>.000610</text:p>
          </table:table-cell>
          <table:table-cell office:value-type="string">
            <text:p>.000396</text:p>
          </table:table-cell>
          <table:table-cell office:value-type="string">
            <text:p>.000604</text:p>
          </table:table-cell>
          <table:table-cell table:number-columns-repeated="1014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.11-09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871</text:p>
          </table:table-cell>
          <table:table-cell office:value-type="string">
            <text:p>.000636</text:p>
          </table:table-cell>
          <table:table-cell office:value-type="string">
            <text:p>.000589</text:p>
          </table:table-cell>
          <table:table-cell office:value-type="string">
            <text:p>.000699</text:p>
          </table:table-cell>
          <table:table-cell office:value-type="string">
            <text:p>.000685</text:p>
          </table:table-cell>
          <table:table-cell office:value-type="string">
            <text:p>.000668</text:p>
          </table:table-cell>
          <table:table-cell table:number-columns-repeated="1014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.11-10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44</text:p>
          </table:table-cell>
          <table:table-cell office:value-type="string">
            <text:p>.000793</text:p>
          </table:table-cell>
          <table:table-cell office:value-type="string">
            <text:p>.000690</text:p>
          </table:table-cell>
          <table:table-cell office:value-type="string">
            <text:p>.000713</text:p>
          </table:table-cell>
          <table:table-cell office:value-type="string">
            <text:p>.000398</text:p>
          </table:table-cell>
          <table:table-cell office:value-type="string">
            <text:p>.000673</text:p>
          </table:table-cell>
          <table:table-cell table:number-columns-repeated="1014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.11-11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04</text:p>
          </table:table-cell>
          <table:table-cell/>
          <table:table-cell office:value-type="string">
            <text:p>.000602</text:p>
          </table:table-cell>
          <table:table-cell office:value-type="string">
            <text:p>.000738</text:p>
          </table:table-cell>
          <table:table-cell office:value-type="string">
            <text:p>.000436</text:p>
          </table:table-cell>
          <table:table-cell office:value-type="string">
            <text:p>.000613</text:p>
          </table:table-cell>
          <table:table-cell table:number-columns-repeated="1014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20.11-12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864</text:p>
          </table:table-cell>
          <table:table-cell office:value-type="string">
            <text:p>.000684</text:p>
          </table:table-cell>
          <table:table-cell office:value-type="string">
            <text:p>.000691</text:p>
          </table:table-cell>
          <table:table-cell office:value-type="string">
            <text:p>.000692</text:p>
          </table:table-cell>
          <table:table-cell office:value-type="string">
            <text:p>.000645</text:p>
          </table:table-cell>
          <table:table-cell office:value-type="string">
            <text:p>.000726</text:p>
          </table:table-cell>
          <table:table-cell table:number-columns-repeated="1014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20.11-13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813</text:p>
          </table:table-cell>
          <table:table-cell office:value-type="string">
            <text:p>.000687</text:p>
          </table:table-cell>
          <table:table-cell office:value-type="string">
            <text:p>.000596</text:p>
          </table:table-cell>
          <table:table-cell office:value-type="string">
            <text:p>.000538</text:p>
          </table:table-cell>
          <table:table-cell office:value-type="string">
            <text:p>.000500</text:p>
          </table:table-cell>
          <table:table-cell office:value-type="string">
            <text:p>.000702</text:p>
          </table:table-cell>
          <table:table-cell table:number-columns-repeated="1014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.11-14.40</text:p>
          </table:table-cell>
          <table:table-cell office:value-type="string">
            <text:p>singapore</text:p>
          </table:table-cell>
          <table:table-cell office:value-type="string">
            <text:p>california</text:p>
          </table:table-cell>
          <table:table-cell office:value-type="string">
            <text:p>0.766</text:p>
          </table:table-cell>
          <table:table-cell office:value-type="string">
            <text:p>.000703</text:p>
          </table:table-cell>
          <table:table-cell office:value-type="string">
            <text:p>.000634</text:p>
          </table:table-cell>
          <table:table-cell office:value-type="string">
            <text:p>.000690</text:p>
          </table:table-cell>
          <table:table-cell office:value-type="string">
            <text:p>.000703</text:p>
          </table:table-cell>
          <table:table-cell office:value-type="string">
            <text:p>.000369</text:p>
          </table:table-cell>
          <table:table-cell table:number-columns-repeated="1014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19.11-17.32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office:value-type="string">
            <text:p>86.243</text:p>
          </table:table-cell>
          <table:table-cell office:value-type="string">
            <text:p>.085008</text:p>
          </table:table-cell>
          <table:table-cell office:value-type="string">
            <text:p>.096273</text:p>
          </table:table-cell>
          <table:table-cell office:value-type="string">
            <text:p>.088734</text:p>
          </table:table-cell>
          <table:table-cell office:value-type="string">
            <text:p>.094978</text:p>
          </table:table-cell>
          <table:table-cell office:value-type="string">
            <text:p>.096140</text:p>
          </table:table-cell>
          <table:table-cell table:number-columns-repeated="1014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19.11-18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335</text:p>
          </table:table-cell>
          <table:table-cell office:value-type="string">
            <text:p>.001401</text:p>
          </table:table-cell>
          <table:table-cell office:value-type="string">
            <text:p>.001023</text:p>
          </table:table-cell>
          <table:table-cell office:value-type="string">
            <text:p>.001254</text:p>
          </table:table-cell>
          <table:table-cell/>
          <table:table-cell office:value-type="string">
            <text:p>.001093</text:p>
          </table:table-cell>
          <table:table-cell table:number-columns-repeated="1014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19.11-19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429</text:p>
          </table:table-cell>
          <table:table-cell office:value-type="string">
            <text:p>.001170</text:p>
          </table:table-cell>
          <table:table-cell office:value-type="string">
            <text:p>.001190</text:p>
          </table:table-cell>
          <table:table-cell office:value-type="string">
            <text:p>.001007</text:p>
          </table:table-cell>
          <table:table-cell office:value-type="string">
            <text:p>.001201</text:p>
          </table:table-cell>
          <table:table-cell office:value-type="string">
            <text:p>.001215</text:p>
          </table:table-cell>
          <table:table-cell table:number-columns-repeated="1014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19.11-20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office:value-type="string">
            <text:p>88.388</text:p>
          </table:table-cell>
          <table:table-cell office:value-type="string">
            <text:p>.091168</text:p>
          </table:table-cell>
          <table:table-cell office:value-type="string">
            <text:p>.088989</text:p>
          </table:table-cell>
          <table:table-cell office:value-type="string">
            <text:p>.084812</text:p>
          </table:table-cell>
          <table:table-cell office:value-type="string">
            <text:p>.084797</text:p>
          </table:table-cell>
          <table:table-cell office:value-type="string">
            <text:p>.086939</text:p>
          </table:table-cell>
          <table:table-cell table:number-columns-repeated="1014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19.11-21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345</text:p>
          </table:table-cell>
          <table:table-cell office:value-type="string">
            <text:p>.001185</text:p>
          </table:table-cell>
          <table:table-cell table:number-columns-repeated="2"/>
          <table:table-cell office:value-type="string">
            <text:p>.001173</text:p>
          </table:table-cell>
          <table:table-cell office:value-type="string">
            <text:p>.001191</text:p>
          </table:table-cell>
          <table:table-cell table:number-columns-repeated="101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19.11-22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499</text:p>
          </table:table-cell>
          <table:table-cell office:value-type="string">
            <text:p>.001460</text:p>
          </table:table-cell>
          <table:table-cell office:value-type="string">
            <text:p>.001183</text:p>
          </table:table-cell>
          <table:table-cell office:value-type="string">
            <text:p>.001154</text:p>
          </table:table-cell>
          <table:table-cell office:value-type="string">
            <text:p>.001437</text:p>
          </table:table-cell>
          <table:table-cell office:value-type="string">
            <text:p>.001167</text:p>
          </table:table-cell>
          <table:table-cell table:number-columns-repeated="1014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9.11-23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288</text:p>
          </table:table-cell>
          <table:table-cell office:value-type="string">
            <text:p>.001425</text:p>
          </table:table-cell>
          <table:table-cell office:value-type="string">
            <text:p>.001197</text:p>
          </table:table-cell>
          <table:table-cell office:value-type="string">
            <text:p>.001167</text:p>
          </table:table-cell>
          <table:table-cell office:value-type="string">
            <text:p>.001388</text:p>
          </table:table-cell>
          <table:table-cell office:value-type="string">
            <text:p>.001130</text:p>
          </table:table-cell>
          <table:table-cell table:number-columns-repeated="1014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.11-00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219</text:p>
          </table:table-cell>
          <table:table-cell/>
          <table:table-cell office:value-type="string">
            <text:p>.001172</text:p>
          </table:table-cell>
          <table:table-cell office:value-type="string">
            <text:p>.001267</text:p>
          </table:table-cell>
          <table:table-cell office:value-type="string">
            <text:p>.001198</text:p>
          </table:table-cell>
          <table:table-cell office:value-type="string">
            <text:p>.001403</text:p>
          </table:table-cell>
          <table:table-cell table:number-columns-repeated="101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.11-01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538</text:p>
          </table:table-cell>
          <table:table-cell office:value-type="string">
            <text:p>.001172</text:p>
          </table:table-cell>
          <table:table-cell office:value-type="string">
            <text:p>.001459</text:p>
          </table:table-cell>
          <table:table-cell office:value-type="string">
            <text:p>.000948</text:p>
          </table:table-cell>
          <table:table-cell office:value-type="string">
            <text:p>.001193</text:p>
          </table:table-cell>
          <table:table-cell office:value-type="string">
            <text:p>.001400</text:p>
          </table:table-cell>
          <table:table-cell table:number-columns-repeated="1014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.11-02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489</text:p>
          </table:table-cell>
          <table:table-cell office:value-type="string">
            <text:p>.001218</text:p>
          </table:table-cell>
          <table:table-cell office:value-type="string">
            <text:p>.001267</text:p>
          </table:table-cell>
          <table:table-cell office:value-type="string">
            <text:p>.001468</text:p>
          </table:table-cell>
          <table:table-cell office:value-type="string">
            <text:p>.001220</text:p>
          </table:table-cell>
          <table:table-cell office:value-type="string">
            <text:p>.001180</text:p>
          </table:table-cell>
          <table:table-cell table:number-columns-repeated="1014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.11-03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office:value-type="string">
            <text:p>88.721</text:p>
          </table:table-cell>
          <table:table-cell office:value-type="string">
            <text:p>.089629</text:p>
          </table:table-cell>
          <table:table-cell office:value-type="string">
            <text:p>.086403</text:p>
          </table:table-cell>
          <table:table-cell office:value-type="string">
            <text:p>.085485</text:p>
          </table:table-cell>
          <table:table-cell office:value-type="string">
            <text:p>.086199</text:p>
          </table:table-cell>
          <table:table-cell office:value-type="string">
            <text:p>.089857</text:p>
          </table:table-cell>
          <table:table-cell table:number-columns-repeated="101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0.11-04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318</text:p>
          </table:table-cell>
          <table:table-cell office:value-type="string">
            <text:p>.001004</text:p>
          </table:table-cell>
          <table:table-cell office:value-type="string">
            <text:p>.001252</text:p>
          </table:table-cell>
          <table:table-cell office:value-type="string">
            <text:p>.001463</text:p>
          </table:table-cell>
          <table:table-cell office:value-type="string">
            <text:p>.000928</text:p>
          </table:table-cell>
          <table:table-cell office:value-type="string">
            <text:p>.001247</text:p>
          </table:table-cell>
          <table:table-cell table:number-columns-repeated="1014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.11-05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office:value-type="string">
            <text:p>85.709</text:p>
          </table:table-cell>
          <table:table-cell office:value-type="string">
            <text:p>.088979</text:p>
          </table:table-cell>
          <table:table-cell office:value-type="string">
            <text:p>.089066</text:p>
          </table:table-cell>
          <table:table-cell office:value-type="string">
            <text:p>.089715</text:p>
          </table:table-cell>
          <table:table-cell office:value-type="string">
            <text:p>.088322</text:p>
          </table:table-cell>
          <table:table-cell office:value-type="string">
            <text:p>.088839</text:p>
          </table:table-cell>
          <table:table-cell table:number-columns-repeated="101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.11-06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265</text:p>
          </table:table-cell>
          <table:table-cell office:value-type="string">
            <text:p>.001115</text:p>
          </table:table-cell>
          <table:table-cell office:value-type="string">
            <text:p>.001393</text:p>
          </table:table-cell>
          <table:table-cell office:value-type="string">
            <text:p>.001173</text:p>
          </table:table-cell>
          <table:table-cell office:value-type="string">
            <text:p>.001421</text:p>
          </table:table-cell>
          <table:table-cell office:value-type="string">
            <text:p>.001427</text:p>
          </table:table-cell>
          <table:table-cell table:number-columns-repeated="1014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.11-07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216</text:p>
          </table:table-cell>
          <table:table-cell office:value-type="string">
            <text:p>.001179</text:p>
          </table:table-cell>
          <table:table-cell office:value-type="string">
            <text:p>.001149</text:p>
          </table:table-cell>
          <table:table-cell office:value-type="string">
            <text:p>.001376</text:p>
          </table:table-cell>
          <table:table-cell office:value-type="string">
            <text:p>.001161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.11-08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405</text:p>
          </table:table-cell>
          <table:table-cell office:value-type="string">
            <text:p>.001246</text:p>
          </table:table-cell>
          <table:table-cell office:value-type="string">
            <text:p>.000959</text:p>
          </table:table-cell>
          <table:table-cell office:value-type="string">
            <text:p>.001205</text:p>
          </table:table-cell>
          <table:table-cell office:value-type="string">
            <text:p>.001159</text:p>
          </table:table-cell>
          <table:table-cell office:value-type="string">
            <text:p>.001232</text:p>
          </table:table-cell>
          <table:table-cell table:number-columns-repeated="101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.11-09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383</text:p>
          </table:table-cell>
          <table:table-cell office:value-type="string">
            <text:p>.001203</text:p>
          </table:table-cell>
          <table:table-cell office:value-type="string">
            <text:p>.001132</text:p>
          </table:table-cell>
          <table:table-cell office:value-type="string">
            <text:p>.001434</text:p>
          </table:table-cell>
          <table:table-cell office:value-type="string">
            <text:p>.001358</text:p>
          </table:table-cell>
          <table:table-cell office:value-type="string">
            <text:p>.001251</text:p>
          </table:table-cell>
          <table:table-cell table:number-columns-repeated="1014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20.11-10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396</text:p>
          </table:table-cell>
          <table:table-cell office:value-type="string">
            <text:p>.001257</text:p>
          </table:table-cell>
          <table:table-cell office:value-type="string">
            <text:p>.001346</text:p>
          </table:table-cell>
          <table:table-cell office:value-type="string">
            <text:p>.001285</text:p>
          </table:table-cell>
          <table:table-cell office:value-type="string">
            <text:p>.001169</text:p>
          </table:table-cell>
          <table:table-cell office:value-type="string">
            <text:p>.001150</text:p>
          </table:table-cell>
          <table:table-cell table:number-columns-repeated="101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.11-11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office:value-type="string">
            <text:p>87.298</text:p>
          </table:table-cell>
          <table:table-cell office:value-type="string">
            <text:p>.088634</text:p>
          </table:table-cell>
          <table:table-cell office:value-type="string">
            <text:p>.085640</text:p>
          </table:table-cell>
          <table:table-cell office:value-type="string">
            <text:p>.085879</text:p>
          </table:table-cell>
          <table:table-cell office:value-type="string">
            <text:p>.085868</text:p>
          </table:table-cell>
          <table:table-cell office:value-type="string">
            <text:p>.087205</text:p>
          </table:table-cell>
          <table:table-cell table:number-columns-repeated="1014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0.11-12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table:style-name="ce2" office:value-type="string">
            <text:p>1.442</text:p>
          </table:table-cell>
          <table:table-cell office:value-type="string">
            <text:p>.001442</text:p>
          </table:table-cell>
          <table:table-cell office:value-type="string">
            <text:p>.001398</text:p>
          </table:table-cell>
          <table:table-cell office:value-type="string">
            <text:p>.001228</text:p>
          </table:table-cell>
          <table:table-cell office:value-type="string">
            <text:p>.000975</text:p>
          </table:table-cell>
          <table:table-cell office:value-type="string">
            <text:p>.001214</text:p>
          </table:table-cell>
          <table:table-cell table:number-columns-repeated="1014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.11-13.30</text:p>
          </table:table-cell>
          <table:table-cell office:value-type="string">
            <text:p>singapore</text:p>
          </table:table-cell>
          <table:table-cell office:value-type="string">
            <text:p>ireland</text:p>
          </table:table-cell>
          <table:table-cell office:value-type="string">
            <text:p>18.053</text:p>
          </table:table-cell>
          <table:table-cell office:value-type="string">
            <text:p>.017921</text:p>
          </table:table-cell>
          <table:table-cell office:value-type="string">
            <text:p>.018086</text:p>
          </table:table-cell>
          <table:table-cell office:value-type="string">
            <text:p>.017984</text:p>
          </table:table-cell>
          <table:table-cell office:value-type="string">
            <text:p>.018059</text:p>
          </table:table-cell>
          <table:table-cell office:value-type="string">
            <text:p>.017871</text:p>
          </table:table-cell>
          <table:table-cell table:number-columns-repeated="1014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16.11-14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7966</text:p>
          </table:table-cell>
          <table:table-cell office:value-type="string">
            <text:p>.032175</text:p>
          </table:table-cell>
          <table:table-cell office:value-type="string">
            <text:p>.031554</text:p>
          </table:table-cell>
          <table:table-cell office:value-type="string">
            <text:p>.004634</text:p>
          </table:table-cell>
          <table:table-cell office:value-type="string">
            <text:p>.030911</text:p>
          </table:table-cell>
          <table:table-cell table:number-columns-repeated="1014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16.11-15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31291</text:p>
          </table:table-cell>
          <table:table-cell office:value-type="string">
            <text:p>.032706</text:p>
          </table:table-cell>
          <table:table-cell office:value-type="string">
            <text:p>.027512</text:p>
          </table:table-cell>
          <table:table-cell office:value-type="string">
            <text:p>.040256</text:p>
          </table:table-cell>
          <table:table-cell office:value-type="string">
            <text:p>.026925</text:p>
          </table:table-cell>
          <table:table-cell table:number-columns-repeated="1014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16.11-16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6">
            <text:p>46</text:p>
          </table:table-cell>
          <table:table-cell office:value-type="string">
            <text:p>.034552</text:p>
          </table:table-cell>
          <table:table-cell office:value-type="string">
            <text:p>.039767</text:p>
          </table:table-cell>
          <table:table-cell office:value-type="string">
            <text:p>.028721</text:p>
          </table:table-cell>
          <table:table-cell office:value-type="string">
            <text:p>.028999</text:p>
          </table:table-cell>
          <table:table-cell office:value-type="string">
            <text:p>.029328</text:p>
          </table:table-cell>
          <table:table-cell table:number-columns-repeated="1014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16.11-17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30906</text:p>
          </table:table-cell>
          <table:table-cell office:value-type="string">
            <text:p>.034484</text:p>
          </table:table-cell>
          <table:table-cell office:value-type="string">
            <text:p>.028523</text:p>
          </table:table-cell>
          <table:table-cell office:value-type="string">
            <text:p>.033917</text:p>
          </table:table-cell>
          <table:table-cell office:value-type="string">
            <text:p>.027349</text:p>
          </table:table-cell>
          <table:table-cell table:number-columns-repeated="1014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16.11-18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2155</text:p>
          </table:table-cell>
          <table:table-cell office:value-type="string">
            <text:p>.043313</text:p>
          </table:table-cell>
          <table:table-cell office:value-type="string">
            <text:p>.030075</text:p>
          </table:table-cell>
          <table:table-cell office:value-type="string">
            <text:p>.029235</text:p>
          </table:table-cell>
          <table:table-cell office:value-type="string">
            <text:p>.026644</text:p>
          </table:table-cell>
          <table:table-cell table:number-columns-repeated="1014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16.11-19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38620</text:p>
          </table:table-cell>
          <table:table-cell office:value-type="string">
            <text:p>.030390</text:p>
          </table:table-cell>
          <table:table-cell office:value-type="string">
            <text:p>.035207</text:p>
          </table:table-cell>
          <table:table-cell office:value-type="string">
            <text:p>.026812</text:p>
          </table:table-cell>
          <table:table-cell office:value-type="string">
            <text:p>.028104</text:p>
          </table:table-cell>
          <table:table-cell table:number-columns-repeated="1014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16.11-20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17">
            <text:p>17</text:p>
          </table:table-cell>
          <table:table-cell office:value-type="string">
            <text:p>.027644</text:p>
          </table:table-cell>
          <table:table-cell office:value-type="string">
            <text:p>.050998</text:p>
          </table:table-cell>
          <table:table-cell office:value-type="string">
            <text:p>.026974</text:p>
          </table:table-cell>
          <table:table-cell office:value-type="string">
            <text:p>.029783</text:p>
          </table:table-cell>
          <table:table-cell office:value-type="string">
            <text:p>.031469</text:p>
          </table:table-cell>
          <table:table-cell table:number-columns-repeated="1014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6.11-21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50">
            <text:p>50</text:p>
          </table:table-cell>
          <table:table-cell office:value-type="string">
            <text:p>.027713</text:p>
          </table:table-cell>
          <table:table-cell office:value-type="string">
            <text:p>.028157</text:p>
          </table:table-cell>
          <table:table-cell office:value-type="string">
            <text:p>.028063</text:p>
          </table:table-cell>
          <table:table-cell office:value-type="string">
            <text:p>.048719</text:p>
          </table:table-cell>
          <table:table-cell office:value-type="string">
            <text:p>.028618</text:p>
          </table:table-cell>
          <table:table-cell table:number-columns-repeated="1014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16.11-22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7475</text:p>
          </table:table-cell>
          <table:table-cell office:value-type="string">
            <text:p>.031200</text:p>
          </table:table-cell>
          <table:table-cell office:value-type="string">
            <text:p>.030042</text:p>
          </table:table-cell>
          <table:table-cell office:value-type="string">
            <text:p>.029092</text:p>
          </table:table-cell>
          <table:table-cell office:value-type="string">
            <text:p>.038672</text:p>
          </table:table-cell>
          <table:table-cell table:number-columns-repeated="1014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16.11-23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7">
            <text:p>47</text:p>
          </table:table-cell>
          <table:table-cell office:value-type="string">
            <text:p>.033171</text:p>
          </table:table-cell>
          <table:table-cell office:value-type="string">
            <text:p>.034120</text:p>
          </table:table-cell>
          <table:table-cell office:value-type="string">
            <text:p>.030259</text:p>
          </table:table-cell>
          <table:table-cell office:value-type="string">
            <text:p>.029465</text:p>
          </table:table-cell>
          <table:table-cell office:value-type="string">
            <text:p>.031852</text:p>
          </table:table-cell>
          <table:table-cell table:number-columns-repeated="101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17.11-00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50">
            <text:p>50</text:p>
          </table:table-cell>
          <table:table-cell office:value-type="string">
            <text:p>.032095</text:p>
          </table:table-cell>
          <table:table-cell office:value-type="string">
            <text:p>.030596</text:p>
          </table:table-cell>
          <table:table-cell office:value-type="string">
            <text:p>.040240</text:p>
          </table:table-cell>
          <table:table-cell office:value-type="string">
            <text:p>.035872</text:p>
          </table:table-cell>
          <table:table-cell office:value-type="string">
            <text:p>.036123</text:p>
          </table:table-cell>
          <table:table-cell table:number-columns-repeated="1014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17.11-01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8141</text:p>
          </table:table-cell>
          <table:table-cell office:value-type="string">
            <text:p>.028526</text:p>
          </table:table-cell>
          <table:table-cell office:value-type="string">
            <text:p>.307036</text:p>
          </table:table-cell>
          <table:table-cell office:value-type="string">
            <text:p>.036315</text:p>
          </table:table-cell>
          <table:table-cell office:value-type="string">
            <text:p>.029376</text:p>
          </table:table-cell>
          <table:table-cell table:number-columns-repeated="1014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17.11-02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38">
            <text:p>38</text:p>
          </table:table-cell>
          <table:table-cell office:value-type="string">
            <text:p>.037446</text:p>
          </table:table-cell>
          <table:table-cell office:value-type="string">
            <text:p>.036609</text:p>
          </table:table-cell>
          <table:table-cell office:value-type="string">
            <text:p>.030256</text:p>
          </table:table-cell>
          <table:table-cell office:value-type="string">
            <text:p>.032037</text:p>
          </table:table-cell>
          <table:table-cell office:value-type="string">
            <text:p>.029572</text:p>
          </table:table-cell>
          <table:table-cell table:number-columns-repeated="1014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17.11-03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9362</text:p>
          </table:table-cell>
          <table:table-cell office:value-type="string">
            <text:p>.035144</text:p>
          </table:table-cell>
          <table:table-cell office:value-type="string">
            <text:p>.078298</text:p>
          </table:table-cell>
          <table:table-cell office:value-type="string">
            <text:p>.028625</text:p>
          </table:table-cell>
          <table:table-cell office:value-type="string">
            <text:p>.036516</text:p>
          </table:table-cell>
          <table:table-cell table:number-columns-repeated="1014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17.11-04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32223</text:p>
          </table:table-cell>
          <table:table-cell office:value-type="string">
            <text:p>.028280</text:p>
          </table:table-cell>
          <table:table-cell office:value-type="string">
            <text:p>.028414</text:p>
          </table:table-cell>
          <table:table-cell office:value-type="string">
            <text:p>.028548</text:p>
          </table:table-cell>
          <table:table-cell office:value-type="string">
            <text:p>.014724</text:p>
          </table:table-cell>
          <table:table-cell table:number-columns-repeated="1014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17.11-05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8355</text:p>
          </table:table-cell>
          <table:table-cell office:value-type="string">
            <text:p>.028534</text:p>
          </table:table-cell>
          <table:table-cell office:value-type="string">
            <text:p>.241734</text:p>
          </table:table-cell>
          <table:table-cell office:value-type="string">
            <text:p>.027791</text:p>
          </table:table-cell>
          <table:table-cell office:value-type="string">
            <text:p>.027420</text:p>
          </table:table-cell>
          <table:table-cell table:number-columns-repeated="1014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17.11-06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9391</text:p>
          </table:table-cell>
          <table:table-cell office:value-type="string">
            <text:p>.036362</text:p>
          </table:table-cell>
          <table:table-cell office:value-type="string">
            <text:p>.028887</text:p>
          </table:table-cell>
          <table:table-cell office:value-type="string">
            <text:p>.005171</text:p>
          </table:table-cell>
          <table:table-cell office:value-type="string">
            <text:p>.028373</text:p>
          </table:table-cell>
          <table:table-cell table:number-columns-repeated="1014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17.11-07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7511</text:p>
          </table:table-cell>
          <table:table-cell office:value-type="string">
            <text:p>.028660</text:p>
          </table:table-cell>
          <table:table-cell office:value-type="string">
            <text:p>.028448</text:p>
          </table:table-cell>
          <table:table-cell office:value-type="string">
            <text:p>.040805</text:p>
          </table:table-cell>
          <table:table-cell office:value-type="string">
            <text:p>.040529</text:p>
          </table:table-cell>
          <table:table-cell table:number-columns-repeated="1014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7.11-08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3417</text:p>
          </table:table-cell>
          <table:table-cell office:value-type="string">
            <text:p>.278224</text:p>
          </table:table-cell>
          <table:table-cell office:value-type="string">
            <text:p>.032430</text:p>
          </table:table-cell>
          <table:table-cell office:value-type="string">
            <text:p>.026472</text:p>
          </table:table-cell>
          <table:table-cell office:value-type="string">
            <text:p>.027416</text:p>
          </table:table-cell>
          <table:table-cell table:number-columns-repeated="1014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17.11-09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74160</text:p>
          </table:table-cell>
          <table:table-cell office:value-type="string">
            <text:p>.035458</text:p>
          </table:table-cell>
          <table:table-cell office:value-type="string">
            <text:p>.042259</text:p>
          </table:table-cell>
          <table:table-cell office:value-type="string">
            <text:p>.027056</text:p>
          </table:table-cell>
          <table:table-cell office:value-type="string">
            <text:p>.027309</text:p>
          </table:table-cell>
          <table:table-cell table:number-columns-repeated="1014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17.11-10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8">
            <text:p>48</text:p>
          </table:table-cell>
          <table:table-cell office:value-type="string">
            <text:p>.024884</text:p>
          </table:table-cell>
          <table:table-cell office:value-type="string">
            <text:p>.028592</text:p>
          </table:table-cell>
          <table:table-cell office:value-type="string">
            <text:p>.028602</text:p>
          </table:table-cell>
          <table:table-cell office:value-type="string">
            <text:p>.038611</text:p>
          </table:table-cell>
          <table:table-cell office:value-type="string">
            <text:p>.036535</text:p>
          </table:table-cell>
          <table:table-cell table:number-columns-repeated="101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17.11-11.00</text:p>
          </table:table-cell>
          <table:table-cell office:value-type="string">
            <text:p>singapore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1824</text:p>
          </table:table-cell>
          <table:table-cell office:value-type="string">
            <text:p>.089969</text:p>
          </table:table-cell>
          <table:table-cell office:value-type="string">
            <text:p>.027333</text:p>
          </table:table-cell>
          <table:table-cell office:value-type="string">
            <text:p>.031412</text:p>
          </table:table-cell>
          <table:table-cell office:value-type="string">
            <text:p>.032705</text:p>
          </table:table-cell>
          <table:table-cell table:number-columns-repeated="1014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19.11-17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58</text:p>
          </table:table-cell>
          <table:table-cell office:value-type="string">
            <text:p>.000409</text:p>
          </table:table-cell>
          <table:table-cell office:value-type="string">
            <text:p>.000738</text:p>
          </table:table-cell>
          <table:table-cell office:value-type="string">
            <text:p>.000409</text:p>
          </table:table-cell>
          <table:table-cell office:value-type="string">
            <text:p>.000654</text:p>
          </table:table-cell>
          <table:table-cell office:value-type="string">
            <text:p>.000679</text:p>
          </table:table-cell>
          <table:table-cell table:number-columns-repeated="101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19.11-18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56</text:p>
          </table:table-cell>
          <table:table-cell office:value-type="string">
            <text:p>.000697</text:p>
          </table:table-cell>
          <table:table-cell office:value-type="string">
            <text:p>.000685</text:p>
          </table:table-cell>
          <table:table-cell office:value-type="string">
            <text:p>.000713</text:p>
          </table:table-cell>
          <table:table-cell office:value-type="string">
            <text:p>.000448</text:p>
          </table:table-cell>
          <table:table-cell office:value-type="string">
            <text:p>.000647</text:p>
          </table:table-cell>
          <table:table-cell table:number-columns-repeated="101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19.11-19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676</text:p>
          </table:table-cell>
          <table:table-cell office:value-type="string">
            <text:p>.000427</text:p>
          </table:table-cell>
          <table:table-cell office:value-type="string">
            <text:p>.000403</text:p>
          </table:table-cell>
          <table:table-cell office:value-type="string">
            <text:p>.000658</text:p>
          </table:table-cell>
          <table:table-cell office:value-type="string">
            <text:p>.000451</text:p>
          </table:table-cell>
          <table:table-cell office:value-type="string">
            <text:p>.000432</text:p>
          </table:table-cell>
          <table:table-cell table:number-columns-repeated="1014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19.11-20.35</text:p>
          </table:table-cell>
          <table:table-cell table:number-columns-repeated="2" office:value-type="string">
            <text:p>singapore</text:p>
          </table:table-cell>
          <table:table-cell table:style-name="ce2" office:value-type="string">
            <text:p>1.556</text:p>
          </table:table-cell>
          <table:table-cell office:value-type="string">
            <text:p>.001442</text:p>
          </table:table-cell>
          <table:table-cell office:value-type="string">
            <text:p>.001447</text:p>
          </table:table-cell>
          <table:table-cell office:value-type="string">
            <text:p>.001399</text:p>
          </table:table-cell>
          <table:table-cell office:value-type="string">
            <text:p>.001391</text:p>
          </table:table-cell>
          <table:table-cell office:value-type="string">
            <text:p>.001176</text:p>
          </table:table-cell>
          <table:table-cell table:number-columns-repeated="101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19.11-21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22</text:p>
          </table:table-cell>
          <table:table-cell office:value-type="string">
            <text:p>.000517</text:p>
          </table:table-cell>
          <table:table-cell office:value-type="string">
            <text:p>.000675</text:p>
          </table:table-cell>
          <table:table-cell office:value-type="string">
            <text:p>.000568</text:p>
          </table:table-cell>
          <table:table-cell office:value-type="string">
            <text:p>.000694</text:p>
          </table:table-cell>
          <table:table-cell office:value-type="string">
            <text:p>.000640</text:p>
          </table:table-cell>
          <table:table-cell table:number-columns-repeated="101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19.11-22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50</text:p>
          </table:table-cell>
          <table:table-cell office:value-type="string">
            <text:p>.000634</text:p>
          </table:table-cell>
          <table:table-cell office:value-type="string">
            <text:p>.000687</text:p>
          </table:table-cell>
          <table:table-cell office:value-type="string">
            <text:p>.000632</text:p>
          </table:table-cell>
          <table:table-cell office:value-type="string">
            <text:p>.000687</text:p>
          </table:table-cell>
          <table:table-cell office:value-type="string">
            <text:p>.000698</text:p>
          </table:table-cell>
          <table:table-cell table:number-columns-repeated="1014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19.11-23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56</text:p>
          </table:table-cell>
          <table:table-cell office:value-type="string">
            <text:p>.000414</text:p>
          </table:table-cell>
          <table:table-cell office:value-type="string">
            <text:p>.000441</text:p>
          </table:table-cell>
          <table:table-cell office:value-type="string">
            <text:p>.000565</text:p>
          </table:table-cell>
          <table:table-cell office:value-type="string">
            <text:p>.000634</text:p>
          </table:table-cell>
          <table:table-cell office:value-type="string">
            <text:p>.000701</text:p>
          </table:table-cell>
          <table:table-cell table:number-columns-repeated="101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20.11-00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09</text:p>
          </table:table-cell>
          <table:table-cell office:value-type="string">
            <text:p>.000658</text:p>
          </table:table-cell>
          <table:table-cell office:value-type="string">
            <text:p>.000454</text:p>
          </table:table-cell>
          <table:table-cell office:value-type="string">
            <text:p>.000649</text:p>
          </table:table-cell>
          <table:table-cell office:value-type="string">
            <text:p>.000385</text:p>
          </table:table-cell>
          <table:table-cell office:value-type="string">
            <text:p>.000614</text:p>
          </table:table-cell>
          <table:table-cell table:number-columns-repeated="1014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0.11-01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30</text:p>
          </table:table-cell>
          <table:table-cell office:value-type="string">
            <text:p>.000677</text:p>
          </table:table-cell>
          <table:table-cell office:value-type="string">
            <text:p>.000660</text:p>
          </table:table-cell>
          <table:table-cell office:value-type="string">
            <text:p>.000637</text:p>
          </table:table-cell>
          <table:table-cell office:value-type="string">
            <text:p>.000617</text:p>
          </table:table-cell>
          <table:table-cell office:value-type="string">
            <text:p>.000687</text:p>
          </table:table-cell>
          <table:table-cell table:number-columns-repeated="1014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20.11-02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15</text:p>
          </table:table-cell>
          <table:table-cell table:number-columns-repeated="3"/>
          <table:table-cell office:value-type="string">
            <text:p>.000625</text:p>
          </table:table-cell>
          <table:table-cell office:value-type="string">
            <text:p>.000585</text:p>
          </table:table-cell>
          <table:table-cell table:number-columns-repeated="101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20.11-03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691</text:p>
          </table:table-cell>
          <table:table-cell office:value-type="string">
            <text:p>.000734</text:p>
          </table:table-cell>
          <table:table-cell office:value-type="string">
            <text:p>.000669</text:p>
          </table:table-cell>
          <table:table-cell office:value-type="string">
            <text:p>.000715</text:p>
          </table:table-cell>
          <table:table-cell office:value-type="string">
            <text:p>.000594</text:p>
          </table:table-cell>
          <table:table-cell office:value-type="string">
            <text:p>.000619</text:p>
          </table:table-cell>
          <table:table-cell table:number-columns-repeated="1014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20.11-04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844</text:p>
          </table:table-cell>
          <table:table-cell table:number-columns-repeated="2"/>
          <table:table-cell office:value-type="string">
            <text:p>.000645</text:p>
          </table:table-cell>
          <table:table-cell office:value-type="string">
            <text:p>.000518</text:p>
          </table:table-cell>
          <table:table-cell office:value-type="string">
            <text:p>.000685</text:p>
          </table:table-cell>
          <table:table-cell table:number-columns-repeated="1014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20.11-05.35</text:p>
          </table:table-cell>
          <table:table-cell table:number-columns-repeated="2" office:value-type="string">
            <text:p>singapore</text:p>
          </table:table-cell>
          <table:table-cell table:style-name="ce2" office:value-type="string">
            <text:p>1.482</text:p>
          </table:table-cell>
          <table:table-cell office:value-type="string">
            <text:p>.002460</text:p>
          </table:table-cell>
          <table:table-cell office:value-type="string">
            <text:p>.001373</text:p>
          </table:table-cell>
          <table:table-cell office:value-type="string">
            <text:p>.001316</text:p>
          </table:table-cell>
          <table:table-cell office:value-type="string">
            <text:p>.001484</text:p>
          </table:table-cell>
          <table:table-cell office:value-type="string">
            <text:p>.001488</text:p>
          </table:table-cell>
          <table:table-cell table:number-columns-repeated="1014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.11-06.35</text:p>
          </table:table-cell>
          <table:table-cell table:number-columns-repeated="2" office:value-type="string">
            <text:p>singapore</text:p>
          </table:table-cell>
          <table:table-cell table:style-name="ce2" office:value-type="string">
            <text:p>1.526</text:p>
          </table:table-cell>
          <table:table-cell office:value-type="string">
            <text:p>.001226</text:p>
          </table:table-cell>
          <table:table-cell office:value-type="string">
            <text:p>.001367</text:p>
          </table:table-cell>
          <table:table-cell office:value-type="string">
            <text:p>.001419</text:p>
          </table:table-cell>
          <table:table-cell office:value-type="string">
            <text:p>.001401</text:p>
          </table:table-cell>
          <table:table-cell office:value-type="string">
            <text:p>.001410</text:p>
          </table:table-cell>
          <table:table-cell table:number-columns-repeated="1014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20.11-07.35</text:p>
          </table:table-cell>
          <table:table-cell table:number-columns-repeated="2" office:value-type="string">
            <text:p>singapore</text:p>
          </table:table-cell>
          <table:table-cell table:style-name="ce2" office:value-type="string">
            <text:p>1.454</text:p>
          </table:table-cell>
          <table:table-cell office:value-type="string">
            <text:p>.001427</text:p>
          </table:table-cell>
          <table:table-cell table:number-columns-repeated="2"/>
          <table:table-cell office:value-type="string">
            <text:p>.001286</text:p>
          </table:table-cell>
          <table:table-cell office:value-type="string">
            <text:p>.001440</text:p>
          </table:table-cell>
          <table:table-cell table:number-columns-repeated="1014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20.11-08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03</text:p>
          </table:table-cell>
          <table:table-cell office:value-type="string">
            <text:p>.000381</text:p>
          </table:table-cell>
          <table:table-cell table:number-columns-repeated="2" office:value-type="string">
            <text:p>.000712</text:p>
          </table:table-cell>
          <table:table-cell office:value-type="string">
            <text:p>.000436</text:p>
          </table:table-cell>
          <table:table-cell office:value-type="string">
            <text:p>.000437</text:p>
          </table:table-cell>
          <table:table-cell table:number-columns-repeated="1014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20.11-09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84</text:p>
          </table:table-cell>
          <table:table-cell office:value-type="string">
            <text:p>.000686</text:p>
          </table:table-cell>
          <table:table-cell office:value-type="string">
            <text:p>.000725</text:p>
          </table:table-cell>
          <table:table-cell office:value-type="string">
            <text:p>.000916</text:p>
          </table:table-cell>
          <table:table-cell office:value-type="string">
            <text:p>.000685</text:p>
          </table:table-cell>
          <table:table-cell office:value-type="string">
            <text:p>.000657</text:p>
          </table:table-cell>
          <table:table-cell table:number-columns-repeated="1014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20.11-10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38</text:p>
          </table:table-cell>
          <table:table-cell office:value-type="string">
            <text:p>.000828</text:p>
          </table:table-cell>
          <table:table-cell office:value-type="string">
            <text:p>.000660</text:p>
          </table:table-cell>
          <table:table-cell office:value-type="string">
            <text:p>.000668</text:p>
          </table:table-cell>
          <table:table-cell office:value-type="string">
            <text:p>.000612</text:p>
          </table:table-cell>
          <table:table-cell office:value-type="string">
            <text:p>.000672</text:p>
          </table:table-cell>
          <table:table-cell table:number-columns-repeated="1014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20.11-11.35</text:p>
          </table:table-cell>
          <table:table-cell table:number-columns-repeated="2" office:value-type="string">
            <text:p>singapore</text:p>
          </table:table-cell>
          <table:table-cell table:style-name="ce2" office:value-type="string">
            <text:p>1.510</text:p>
          </table:table-cell>
          <table:table-cell office:value-type="string">
            <text:p>.001249</text:p>
          </table:table-cell>
          <table:table-cell office:value-type="string">
            <text:p>.001328</text:p>
          </table:table-cell>
          <table:table-cell office:value-type="string">
            <text:p>.001383</text:p>
          </table:table-cell>
          <table:table-cell office:value-type="string">
            <text:p>.001359</text:p>
          </table:table-cell>
          <table:table-cell office:value-type="string">
            <text:p>.001357</text:p>
          </table:table-cell>
          <table:table-cell table:number-columns-repeated="101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20.11-12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13</text:p>
          </table:table-cell>
          <table:table-cell office:value-type="string">
            <text:p>.000585</text:p>
          </table:table-cell>
          <table:table-cell office:value-type="string">
            <text:p>.000663</text:p>
          </table:table-cell>
          <table:table-cell office:value-type="string">
            <text:p>.000667</text:p>
          </table:table-cell>
          <table:table-cell office:value-type="string">
            <text:p>.000627</text:p>
          </table:table-cell>
          <table:table-cell office:value-type="string">
            <text:p>.000598</text:p>
          </table:table-cell>
          <table:table-cell table:number-columns-repeated="1014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20.11-13.35</text:p>
          </table:table-cell>
          <table:table-cell table:number-columns-repeated="2" office:value-type="string">
            <text:p>singapore</text:p>
          </table:table-cell>
          <table:table-cell office:value-type="string">
            <text:p>0.709</text:p>
          </table:table-cell>
          <table:table-cell office:value-type="string">
            <text:p>.000575</text:p>
          </table:table-cell>
          <table:table-cell office:value-type="string">
            <text:p>.000407</text:p>
          </table:table-cell>
          <table:table-cell office:value-type="string">
            <text:p>.000682</text:p>
          </table:table-cell>
          <table:table-cell office:value-type="string">
            <text:p>.000691</text:p>
          </table:table-cell>
          <table:table-cell office:value-type="string">
            <text:p>.000409</text:p>
          </table:table-cell>
          <table:table-cell table:number-columns-repeated="1014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19.11-17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table:style-name="ce2" office:value-type="string">
            <text:p>3.308</text:p>
          </table:table-cell>
          <table:table-cell office:value-type="string">
            <text:p>.004951</text:p>
          </table:table-cell>
          <table:table-cell office:value-type="string">
            <text:p>.002199</text:p>
          </table:table-cell>
          <table:table-cell office:value-type="string">
            <text:p>.002276</text:p>
          </table:table-cell>
          <table:table-cell office:value-type="string">
            <text:p>.002710</text:p>
          </table:table-cell>
          <table:table-cell office:value-type="string">
            <text:p>.003048</text:p>
          </table:table-cell>
          <table:table-cell table:number-columns-repeated="1014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19.11-18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740</text:p>
          </table:table-cell>
          <table:table-cell/>
          <table:table-cell office:value-type="string">
            <text:p>.000400</text:p>
          </table:table-cell>
          <table:table-cell office:value-type="string">
            <text:p>.000746</text:p>
          </table:table-cell>
          <table:table-cell office:value-type="string">
            <text:p>.000643</text:p>
          </table:table-cell>
          <table:table-cell office:value-type="string">
            <text:p>.000697</text:p>
          </table:table-cell>
          <table:table-cell table:number-columns-repeated="1014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9.11-19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777</text:p>
          </table:table-cell>
          <table:table-cell office:value-type="string">
            <text:p>.000618</text:p>
          </table:table-cell>
          <table:table-cell office:value-type="string">
            <text:p>.000441</text:p>
          </table:table-cell>
          <table:table-cell office:value-type="string">
            <text:p>.000685</text:p>
          </table:table-cell>
          <table:table-cell office:value-type="string">
            <text:p>.000669</text:p>
          </table:table-cell>
          <table:table-cell office:value-type="string">
            <text:p>.000628</text:p>
          </table:table-cell>
          <table:table-cell table:number-columns-repeated="1014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19.11-20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751</text:p>
          </table:table-cell>
          <table:table-cell office:value-type="string">
            <text:p>.000687</text:p>
          </table:table-cell>
          <table:table-cell office:value-type="string">
            <text:p>.000710</text:p>
          </table:table-cell>
          <table:table-cell office:value-type="string">
            <text:p>.000433</text:p>
          </table:table-cell>
          <table:table-cell office:value-type="string">
            <text:p>.000627</text:p>
          </table:table-cell>
          <table:table-cell office:value-type="string">
            <text:p>.000616</text:p>
          </table:table-cell>
          <table:table-cell table:number-columns-repeated="1014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19.11-21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03</text:p>
          </table:table-cell>
          <table:table-cell office:value-type="string">
            <text:p>.000721</text:p>
          </table:table-cell>
          <table:table-cell office:value-type="string">
            <text:p>.000676</text:p>
          </table:table-cell>
          <table:table-cell office:value-type="string">
            <text:p>.000409</text:p>
          </table:table-cell>
          <table:table-cell office:value-type="string">
            <text:p>.000473</text:p>
          </table:table-cell>
          <table:table-cell office:value-type="string">
            <text:p>.000634</text:p>
          </table:table-cell>
          <table:table-cell table:number-columns-repeated="1014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19.11-22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07</text:p>
          </table:table-cell>
          <table:table-cell office:value-type="string">
            <text:p>.000667</text:p>
          </table:table-cell>
          <table:table-cell office:value-type="string">
            <text:p>.000681</text:p>
          </table:table-cell>
          <table:table-cell office:value-type="string">
            <text:p>.000664</text:p>
          </table:table-cell>
          <table:table-cell office:value-type="string">
            <text:p>.000692</text:p>
          </table:table-cell>
          <table:table-cell office:value-type="string">
            <text:p>.000591</text:p>
          </table:table-cell>
          <table:table-cell table:number-columns-repeated="1014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9.11-23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700</text:p>
          </table:table-cell>
          <table:table-cell office:value-type="string">
            <text:p>.000798</text:p>
          </table:table-cell>
          <table:table-cell office:value-type="string">
            <text:p>.000671</text:p>
          </table:table-cell>
          <table:table-cell office:value-type="string">
            <text:p>.000683</text:p>
          </table:table-cell>
          <table:table-cell office:value-type="string">
            <text:p>.000708</text:p>
          </table:table-cell>
          <table:table-cell office:value-type="string">
            <text:p>.000713</text:p>
          </table:table-cell>
          <table:table-cell table:number-columns-repeated="1014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.11-00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41</text:p>
          </table:table-cell>
          <table:table-cell office:value-type="string">
            <text:p>.000665</text:p>
          </table:table-cell>
          <table:table-cell office:value-type="string">
            <text:p>.000672</text:p>
          </table:table-cell>
          <table:table-cell office:value-type="string">
            <text:p>.000479</text:p>
          </table:table-cell>
          <table:table-cell office:value-type="string">
            <text:p>.000626</text:p>
          </table:table-cell>
          <table:table-cell office:value-type="string">
            <text:p>.000683</text:p>
          </table:table-cell>
          <table:table-cell table:number-columns-repeated="1014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20.11-01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13</text:p>
          </table:table-cell>
          <table:table-cell office:value-type="string">
            <text:p>.000660</text:p>
          </table:table-cell>
          <table:table-cell office:value-type="string">
            <text:p>.000641</text:p>
          </table:table-cell>
          <table:table-cell office:value-type="string">
            <text:p>.000679</text:p>
          </table:table-cell>
          <table:table-cell office:value-type="string">
            <text:p>.000672</text:p>
          </table:table-cell>
          <table:table-cell office:value-type="string">
            <text:p>.000454</text:p>
          </table:table-cell>
          <table:table-cell table:number-columns-repeated="1014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0.11-02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69</text:p>
          </table:table-cell>
          <table:table-cell office:value-type="string">
            <text:p>.000638</text:p>
          </table:table-cell>
          <table:table-cell office:value-type="string">
            <text:p>.000684</text:p>
          </table:table-cell>
          <table:table-cell office:value-type="string">
            <text:p>.000699</text:p>
          </table:table-cell>
          <table:table-cell office:value-type="string">
            <text:p>.000622</text:p>
          </table:table-cell>
          <table:table-cell office:value-type="string">
            <text:p>.000620</text:p>
          </table:table-cell>
          <table:table-cell table:number-columns-repeated="1014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.11-03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38</text:p>
          </table:table-cell>
          <table:table-cell office:value-type="string">
            <text:p>.000653</text:p>
          </table:table-cell>
          <table:table-cell office:value-type="string">
            <text:p>.000660</text:p>
          </table:table-cell>
          <table:table-cell office:value-type="string">
            <text:p>.000715</text:p>
          </table:table-cell>
          <table:table-cell office:value-type="string">
            <text:p>.000666</text:p>
          </table:table-cell>
          <table:table-cell office:value-type="string">
            <text:p>.000704</text:p>
          </table:table-cell>
          <table:table-cell table:number-columns-repeated="1014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0.11-04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29</text:p>
          </table:table-cell>
          <table:table-cell table:number-columns-repeated="3"/>
          <table:table-cell office:value-type="string">
            <text:p>.000697</text:p>
          </table:table-cell>
          <table:table-cell office:value-type="string">
            <text:p>.000629</text:p>
          </table:table-cell>
          <table:table-cell table:number-columns-repeated="1014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.11-05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754</text:p>
          </table:table-cell>
          <table:table-cell office:value-type="string">
            <text:p>.000613</text:p>
          </table:table-cell>
          <table:table-cell office:value-type="string">
            <text:p>.000464</text:p>
          </table:table-cell>
          <table:table-cell office:value-type="string">
            <text:p>.000455</text:p>
          </table:table-cell>
          <table:table-cell office:value-type="string">
            <text:p>.000475</text:p>
          </table:table-cell>
          <table:table-cell office:value-type="string">
            <text:p>.000453</text:p>
          </table:table-cell>
          <table:table-cell table:number-columns-repeated="1014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20.11-06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table:style-name="ce2" office:value-type="string">
            <text:p>1.001</text:p>
          </table:table-cell>
          <table:table-cell office:value-type="string">
            <text:p>.000656</text:p>
          </table:table-cell>
          <table:table-cell office:value-type="string">
            <text:p>.000612</text:p>
          </table:table-cell>
          <table:table-cell office:value-type="string">
            <text:p>.000405</text:p>
          </table:table-cell>
          <table:table-cell office:value-type="string">
            <text:p>.000697</text:p>
          </table:table-cell>
          <table:table-cell office:value-type="string">
            <text:p>.000793</text:p>
          </table:table-cell>
          <table:table-cell table:number-columns-repeated="1014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.11-07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39</text:p>
          </table:table-cell>
          <table:table-cell office:value-type="string">
            <text:p>.000652</text:p>
          </table:table-cell>
          <table:table-cell office:value-type="string">
            <text:p>.000653</text:p>
          </table:table-cell>
          <table:table-cell office:value-type="string">
            <text:p>.000489</text:p>
          </table:table-cell>
          <table:table-cell office:value-type="string">
            <text:p>.000669</text:p>
          </table:table-cell>
          <table:table-cell office:value-type="string">
            <text:p>.000676</text:p>
          </table:table-cell>
          <table:table-cell table:number-columns-repeated="1014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.11-08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81</text:p>
          </table:table-cell>
          <table:table-cell office:value-type="string">
            <text:p>.000428</text:p>
          </table:table-cell>
          <table:table-cell office:value-type="string">
            <text:p>.000537</text:p>
          </table:table-cell>
          <table:table-cell office:value-type="string">
            <text:p>.000625</text:p>
          </table:table-cell>
          <table:table-cell office:value-type="string">
            <text:p>.000679</text:p>
          </table:table-cell>
          <table:table-cell office:value-type="string">
            <text:p>.000496</text:p>
          </table:table-cell>
          <table:table-cell table:number-columns-repeated="1014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20.11-09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table:style-name="ce2" office:value-type="string">
            <text:p>2.281</text:p>
          </table:table-cell>
          <table:table-cell office:value-type="string">
            <text:p>.002275</text:p>
          </table:table-cell>
          <table:table-cell office:value-type="string">
            <text:p>.002139</text:p>
          </table:table-cell>
          <table:table-cell office:value-type="string">
            <text:p>.003209</text:p>
          </table:table-cell>
          <table:table-cell office:value-type="string">
            <text:p>.002996</text:p>
          </table:table-cell>
          <table:table-cell table:number-columns-repeated="1015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20.11-10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734</text:p>
          </table:table-cell>
          <table:table-cell office:value-type="string">
            <text:p>.000449</text:p>
          </table:table-cell>
          <table:table-cell table:number-columns-repeated="2" office:value-type="string">
            <text:p>.000696</text:p>
          </table:table-cell>
          <table:table-cell office:value-type="string">
            <text:p>.000502</text:p>
          </table:table-cell>
          <table:table-cell office:value-type="string">
            <text:p>.000422</text:p>
          </table:table-cell>
          <table:table-cell table:number-columns-repeated="1014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.11-11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46</text:p>
          </table:table-cell>
          <table:table-cell office:value-type="string">
            <text:p>.000480</text:p>
          </table:table-cell>
          <table:table-cell office:value-type="string">
            <text:p>.000691</text:p>
          </table:table-cell>
          <table:table-cell office:value-type="string">
            <text:p>.000696</text:p>
          </table:table-cell>
          <table:table-cell office:value-type="string">
            <text:p>.000627</text:p>
          </table:table-cell>
          <table:table-cell office:value-type="string">
            <text:p>.000692</text:p>
          </table:table-cell>
          <table:table-cell table:number-columns-repeated="1014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20.11-12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789</text:p>
          </table:table-cell>
          <table:table-cell office:value-type="string">
            <text:p>.000694</text:p>
          </table:table-cell>
          <table:table-cell office:value-type="string">
            <text:p>.000679</text:p>
          </table:table-cell>
          <table:table-cell office:value-type="string">
            <text:p>.000700</text:p>
          </table:table-cell>
          <table:table-cell table:number-columns-repeated="2" office:value-type="string">
            <text:p>.000678</text:p>
          </table:table-cell>
          <table:table-cell table:number-columns-repeated="1014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20.11-13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32</text:p>
          </table:table-cell>
          <table:table-cell office:value-type="string">
            <text:p>.000636</text:p>
          </table:table-cell>
          <table:table-cell office:value-type="string">
            <text:p>.000550</text:p>
          </table:table-cell>
          <table:table-cell office:value-type="string">
            <text:p>.000680</text:p>
          </table:table-cell>
          <table:table-cell office:value-type="string">
            <text:p>.000726</text:p>
          </table:table-cell>
          <table:table-cell office:value-type="string">
            <text:p>.000659</text:p>
          </table:table-cell>
          <table:table-cell table:number-columns-repeated="1014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20.11-14.40</text:p>
          </table:table-cell>
          <table:table-cell office:value-type="string">
            <text:p>ireland</text:p>
          </table:table-cell>
          <table:table-cell office:value-type="string">
            <text:p>california</text:p>
          </table:table-cell>
          <table:table-cell office:value-type="string">
            <text:p>0.812</text:p>
          </table:table-cell>
          <table:table-cell office:value-type="string">
            <text:p>.000688</text:p>
          </table:table-cell>
          <table:table-cell office:value-type="string">
            <text:p>.000736</text:p>
          </table:table-cell>
          <table:table-cell office:value-type="string">
            <text:p>.000674</text:p>
          </table:table-cell>
          <table:table-cell office:value-type="string">
            <text:p>.000758</text:p>
          </table:table-cell>
          <table:table-cell office:value-type="string">
            <text:p>.000660</text:p>
          </table:table-cell>
          <table:table-cell table:number-columns-repeated="1014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9.11-17.32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760</text:p>
          </table:table-cell>
          <table:table-cell office:value-type="string">
            <text:p>.001188</text:p>
          </table:table-cell>
          <table:table-cell office:value-type="string">
            <text:p>.001076</text:p>
          </table:table-cell>
          <table:table-cell office:value-type="string">
            <text:p>.001131</text:p>
          </table:table-cell>
          <table:table-cell office:value-type="string">
            <text:p>.001646</text:p>
          </table:table-cell>
          <table:table-cell office:value-type="string">
            <text:p>.001219</text:p>
          </table:table-cell>
          <table:table-cell table:number-columns-repeated="1014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19.11-18.30</text:p>
          </table:table-cell>
          <table:table-cell table:number-columns-repeated="2" office:value-type="string">
            <text:p>ireland</text:p>
          </table:table-cell>
          <table:table-cell office:value-type="string">
            <text:p>88.459</text:p>
          </table:table-cell>
          <table:table-cell office:value-type="string">
            <text:p>.094979</text:p>
          </table:table-cell>
          <table:table-cell/>
          <table:table-cell office:value-type="string">
            <text:p>.094975</text:p>
          </table:table-cell>
          <table:table-cell office:value-type="string">
            <text:p>.088473</text:p>
          </table:table-cell>
          <table:table-cell office:value-type="string">
            <text:p>.088496</text:p>
          </table:table-cell>
          <table:table-cell table:number-columns-repeated="1014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19.11-19.30</text:p>
          </table:table-cell>
          <table:table-cell table:number-columns-repeated="2" office:value-type="string">
            <text:p>ireland</text:p>
          </table:table-cell>
          <table:table-cell office:value-type="string">
            <text:p>94.905</text:p>
          </table:table-cell>
          <table:table-cell office:value-type="string">
            <text:p>.094580</text:p>
          </table:table-cell>
          <table:table-cell office:value-type="string">
            <text:p>.096143</text:p>
          </table:table-cell>
          <table:table-cell office:value-type="string">
            <text:p>.095095</text:p>
          </table:table-cell>
          <table:table-cell office:value-type="string">
            <text:p>.096399</text:p>
          </table:table-cell>
          <table:table-cell office:value-type="string">
            <text:p>.094907</text:p>
          </table:table-cell>
          <table:table-cell table:number-columns-repeated="1014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19.11-20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329</text:p>
          </table:table-cell>
          <table:table-cell office:value-type="string">
            <text:p>.001185</text:p>
          </table:table-cell>
          <table:table-cell office:value-type="string">
            <text:p>.001193</text:p>
          </table:table-cell>
          <table:table-cell office:value-type="string">
            <text:p>.001151</text:p>
          </table:table-cell>
          <table:table-cell office:value-type="string">
            <text:p>.001176</text:p>
          </table:table-cell>
          <table:table-cell office:value-type="string">
            <text:p>.001310</text:p>
          </table:table-cell>
          <table:table-cell table:number-columns-repeated="1014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9.11-21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508</text:p>
          </table:table-cell>
          <table:table-cell table:number-columns-repeated="2"/>
          <table:table-cell office:value-type="string">
            <text:p>.001131</text:p>
          </table:table-cell>
          <table:table-cell office:value-type="string">
            <text:p>.001134</text:p>
          </table:table-cell>
          <table:table-cell office:value-type="string">
            <text:p>.000909</text:p>
          </table:table-cell>
          <table:table-cell table:number-columns-repeated="1014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19.11-22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504</text:p>
          </table:table-cell>
          <table:table-cell office:value-type="string">
            <text:p>.001168</text:p>
          </table:table-cell>
          <table:table-cell office:value-type="string">
            <text:p>.001183</text:p>
          </table:table-cell>
          <table:table-cell office:value-type="string">
            <text:p>.001100</text:p>
          </table:table-cell>
          <table:table-cell office:value-type="string">
            <text:p>.001010</text:p>
          </table:table-cell>
          <table:table-cell office:value-type="string">
            <text:p>.001415</text:p>
          </table:table-cell>
          <table:table-cell table:number-columns-repeated="1014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19.11-23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214</text:p>
          </table:table-cell>
          <table:table-cell office:value-type="string">
            <text:p>.001198</text:p>
          </table:table-cell>
          <table:table-cell table:number-columns-repeated="2"/>
          <table:table-cell office:value-type="string">
            <text:p>.001407</text:p>
          </table:table-cell>
          <table:table-cell office:value-type="string">
            <text:p>.001062</text:p>
          </table:table-cell>
          <table:table-cell table:number-columns-repeated="1014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.11-00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247</text:p>
          </table:table-cell>
          <table:table-cell office:value-type="string">
            <text:p>.001128</text:p>
          </table:table-cell>
          <table:table-cell office:value-type="string">
            <text:p>.001201</text:p>
          </table:table-cell>
          <table:table-cell/>
          <table:table-cell office:value-type="string">
            <text:p>.000862</text:p>
          </table:table-cell>
          <table:table-cell office:value-type="string">
            <text:p>.001465</text:p>
          </table:table-cell>
          <table:table-cell table:number-columns-repeated="1014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20.11-01.30</text:p>
          </table:table-cell>
          <table:table-cell table:number-columns-repeated="2" office:value-type="string">
            <text:p>ireland</text:p>
          </table:table-cell>
          <table:table-cell office:value-type="string">
            <text:p>86.457</text:p>
          </table:table-cell>
          <table:table-cell office:value-type="string">
            <text:p>.088622</text:p>
          </table:table-cell>
          <table:table-cell office:value-type="string">
            <text:p>.088112</text:p>
          </table:table-cell>
          <table:table-cell office:value-type="string">
            <text:p>.085724</text:p>
          </table:table-cell>
          <table:table-cell office:value-type="string">
            <text:p>.088621</text:p>
          </table:table-cell>
          <table:table-cell office:value-type="string">
            <text:p>.085974</text:p>
          </table:table-cell>
          <table:table-cell table:number-columns-repeated="1014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20.11-02.30</text:p>
          </table:table-cell>
          <table:table-cell table:number-columns-repeated="2" office:value-type="string">
            <text:p>ireland</text:p>
          </table:table-cell>
          <table:table-cell office:value-type="string">
            <text:p>88.722</text:p>
          </table:table-cell>
          <table:table-cell office:value-type="string">
            <text:p>.088248</text:p>
          </table:table-cell>
          <table:table-cell office:value-type="string">
            <text:p>.086106</text:p>
          </table:table-cell>
          <table:table-cell office:value-type="string">
            <text:p>.089722</text:p>
          </table:table-cell>
          <table:table-cell office:value-type="string">
            <text:p>.089811</text:p>
          </table:table-cell>
          <table:table-cell office:value-type="string">
            <text:p>.088328</text:p>
          </table:table-cell>
          <table:table-cell table:number-columns-repeated="1014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20.11-03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220</text:p>
          </table:table-cell>
          <table:table-cell office:value-type="string">
            <text:p>.001168</text:p>
          </table:table-cell>
          <table:table-cell office:value-type="string">
            <text:p>.001406</text:p>
          </table:table-cell>
          <table:table-cell table:number-columns-repeated="2"/>
          <table:table-cell office:value-type="string">
            <text:p>.001144</text:p>
          </table:table-cell>
          <table:table-cell table:number-columns-repeated="1014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20.11-04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188</text:p>
          </table:table-cell>
          <table:table-cell office:value-type="string">
            <text:p>.000948</text:p>
          </table:table-cell>
          <table:table-cell table:number-columns-repeated="2" office:value-type="string">
            <text:p>.001139</text:p>
          </table:table-cell>
          <table:table-cell office:value-type="string">
            <text:p>.001203</text:p>
          </table:table-cell>
          <table:table-cell office:value-type="string">
            <text:p>.001418</text:p>
          </table:table-cell>
          <table:table-cell table:number-columns-repeated="1014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20.11-05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387</text:p>
          </table:table-cell>
          <table:table-cell table:number-columns-repeated="2"/>
          <table:table-cell office:value-type="string">
            <text:p>.001409</text:p>
          </table:table-cell>
          <table:table-cell office:value-type="string">
            <text:p>.001141</text:p>
          </table:table-cell>
          <table:table-cell office:value-type="string">
            <text:p>.001247</text:p>
          </table:table-cell>
          <table:table-cell table:number-columns-repeated="1014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.11-06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459</text:p>
          </table:table-cell>
          <table:table-cell office:value-type="string">
            <text:p>.001225</text:p>
          </table:table-cell>
          <table:table-cell office:value-type="string">
            <text:p>.001192</text:p>
          </table:table-cell>
          <table:table-cell office:value-type="string">
            <text:p>.001095</text:p>
          </table:table-cell>
          <table:table-cell office:value-type="string">
            <text:p>.001441</text:p>
          </table:table-cell>
          <table:table-cell office:value-type="string">
            <text:p>.001140</text:p>
          </table:table-cell>
          <table:table-cell table:number-columns-repeated="1014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.11-07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446</text:p>
          </table:table-cell>
          <table:table-cell office:value-type="string">
            <text:p>.001367</text:p>
          </table:table-cell>
          <table:table-cell office:value-type="string">
            <text:p>.001164</text:p>
          </table:table-cell>
          <table:table-cell office:value-type="string">
            <text:p>.001178</text:p>
          </table:table-cell>
          <table:table-cell office:value-type="string">
            <text:p>.001506</text:p>
          </table:table-cell>
          <table:table-cell office:value-type="string">
            <text:p>.001291</text:p>
          </table:table-cell>
          <table:table-cell table:number-columns-repeated="1014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.11-08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339</text:p>
          </table:table-cell>
          <table:table-cell office:value-type="string">
            <text:p>.001560</text:p>
          </table:table-cell>
          <table:table-cell office:value-type="string">
            <text:p>.001168</text:p>
          </table:table-cell>
          <table:table-cell/>
          <table:table-cell office:value-type="string">
            <text:p>.001433</text:p>
          </table:table-cell>
          <table:table-cell office:value-type="string">
            <text:p>.001264</text:p>
          </table:table-cell>
          <table:table-cell table:number-columns-repeated="1014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.11-09.30</text:p>
          </table:table-cell>
          <table:table-cell table:number-columns-repeated="2" office:value-type="string">
            <text:p>ireland</text:p>
          </table:table-cell>
          <table:table-cell office:value-type="string">
            <text:p>86.211</text:p>
          </table:table-cell>
          <table:table-cell office:value-type="string">
            <text:p>.085532</text:p>
          </table:table-cell>
          <table:table-cell office:value-type="string">
            <text:p>.088481</text:p>
          </table:table-cell>
          <table:table-cell office:value-type="string">
            <text:p>.089558</text:p>
          </table:table-cell>
          <table:table-cell office:value-type="string">
            <text:p>.088473</text:p>
          </table:table-cell>
          <table:table-cell office:value-type="string">
            <text:p>.085447</text:p>
          </table:table-cell>
          <table:table-cell table:number-columns-repeated="1014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.11-10.30</text:p>
          </table:table-cell>
          <table:table-cell table:number-columns-repeated="2" office:value-type="string">
            <text:p>ireland</text:p>
          </table:table-cell>
          <table:table-cell office:value-type="string">
            <text:p>87.121</text:p>
          </table:table-cell>
          <table:table-cell office:value-type="string">
            <text:p>.089417</text:p>
          </table:table-cell>
          <table:table-cell office:value-type="string">
            <text:p>.085961</text:p>
          </table:table-cell>
          <table:table-cell office:value-type="string">
            <text:p>.088348</text:p>
          </table:table-cell>
          <table:table-cell office:value-type="string">
            <text:p>.088423</text:p>
          </table:table-cell>
          <table:table-cell office:value-type="string">
            <text:p>.089995</text:p>
          </table:table-cell>
          <table:table-cell table:number-columns-repeated="1014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20.11-11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259</text:p>
          </table:table-cell>
          <table:table-cell office:value-type="string">
            <text:p>.001306</text:p>
          </table:table-cell>
          <table:table-cell office:value-type="string">
            <text:p>.001164</text:p>
          </table:table-cell>
          <table:table-cell table:number-columns-repeated="2"/>
          <table:table-cell office:value-type="string">
            <text:p>.001104</text:p>
          </table:table-cell>
          <table:table-cell table:number-columns-repeated="1014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.11-12.30</text:p>
          </table:table-cell>
          <table:table-cell table:number-columns-repeated="2" office:value-type="string">
            <text:p>ireland</text:p>
          </table:table-cell>
          <table:table-cell table:style-name="ce2" office:value-type="string">
            <text:p>1.305</text:p>
          </table:table-cell>
          <table:table-cell office:value-type="string">
            <text:p>.001380</text:p>
          </table:table-cell>
          <table:table-cell table:number-columns-repeated="2"/>
          <table:table-cell office:value-type="string">
            <text:p>.001202</text:p>
          </table:table-cell>
          <table:table-cell office:value-type="string">
            <text:p>.001386</text:p>
          </table:table-cell>
          <table:table-cell table:number-columns-repeated="1014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0.11-13.30</text:p>
          </table:table-cell>
          <table:table-cell table:number-columns-repeated="2" office:value-type="string">
            <text:p>ireland</text:p>
          </table:table-cell>
          <table:table-cell office:value-type="string">
            <text:p>89.931</text:p>
          </table:table-cell>
          <table:table-cell office:value-type="string">
            <text:p>.090475</text:p>
          </table:table-cell>
          <table:table-cell office:value-type="string">
            <text:p>.085857</text:p>
          </table:table-cell>
          <table:table-cell office:value-type="string">
            <text:p>.090191</text:p>
          </table:table-cell>
          <table:table-cell office:value-type="string">
            <text:p>.089493</text:p>
          </table:table-cell>
          <table:table-cell office:value-type="string">
            <text:p>.085909</text:p>
          </table:table-cell>
          <table:table-cell table:number-columns-repeated="1014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16.11-14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35">
            <text:p>35</text:p>
          </table:table-cell>
          <table:table-cell office:value-type="string">
            <text:p>.028090</text:p>
          </table:table-cell>
          <table:table-cell office:value-type="string">
            <text:p>.031932</text:p>
          </table:table-cell>
          <table:table-cell office:value-type="string">
            <text:p>.030239</text:p>
          </table:table-cell>
          <table:table-cell office:value-type="string">
            <text:p>.049818</text:p>
          </table:table-cell>
          <table:table-cell office:value-type="string">
            <text:p>.028385</text:p>
          </table:table-cell>
          <table:table-cell table:number-columns-repeated="1014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16.11-15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52">
            <text:p>52</text:p>
          </table:table-cell>
          <table:table-cell office:value-type="string">
            <text:p>.031064</text:p>
          </table:table-cell>
          <table:table-cell office:value-type="string">
            <text:p>.004265</text:p>
          </table:table-cell>
          <table:table-cell office:value-type="string">
            <text:p>.028071</text:p>
          </table:table-cell>
          <table:table-cell office:value-type="string">
            <text:p>.036359</text:p>
          </table:table-cell>
          <table:table-cell office:value-type="string">
            <text:p>.038025</text:p>
          </table:table-cell>
          <table:table-cell table:number-columns-repeated="1014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16.11-16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39945</text:p>
          </table:table-cell>
          <table:table-cell office:value-type="string">
            <text:p>.043076</text:p>
          </table:table-cell>
          <table:table-cell office:value-type="string">
            <text:p>.031584</text:p>
          </table:table-cell>
          <table:table-cell office:value-type="string">
            <text:p>.039907</text:p>
          </table:table-cell>
          <table:table-cell office:value-type="string">
            <text:p>.034673</text:p>
          </table:table-cell>
          <table:table-cell table:number-columns-repeated="1014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16.11-17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27123</text:p>
          </table:table-cell>
          <table:table-cell office:value-type="string">
            <text:p>.036470</text:p>
          </table:table-cell>
          <table:table-cell office:value-type="string">
            <text:p>.043025</text:p>
          </table:table-cell>
          <table:table-cell office:value-type="string">
            <text:p>.038456</text:p>
          </table:table-cell>
          <table:table-cell office:value-type="string">
            <text:p>.028558</text:p>
          </table:table-cell>
          <table:table-cell table:number-columns-repeated="1014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16.11-18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8564</text:p>
          </table:table-cell>
          <table:table-cell office:value-type="string">
            <text:p>.028375</text:p>
          </table:table-cell>
          <table:table-cell office:value-type="string">
            <text:p>.041338</text:p>
          </table:table-cell>
          <table:table-cell office:value-type="string">
            <text:p>.031452</text:p>
          </table:table-cell>
          <table:table-cell office:value-type="string">
            <text:p>.037975</text:p>
          </table:table-cell>
          <table:table-cell table:number-columns-repeated="1014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16.11-19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35">
            <text:p>35</text:p>
          </table:table-cell>
          <table:table-cell office:value-type="string">
            <text:p>.029570</text:p>
          </table:table-cell>
          <table:table-cell office:value-type="string">
            <text:p>.034540</text:p>
          </table:table-cell>
          <table:table-cell office:value-type="string">
            <text:p>.027859</text:p>
          </table:table-cell>
          <table:table-cell office:value-type="string">
            <text:p>.004164</text:p>
          </table:table-cell>
          <table:table-cell office:value-type="string">
            <text:p>.028467</text:p>
          </table:table-cell>
          <table:table-cell table:number-columns-repeated="1014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16.11-20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9403</text:p>
          </table:table-cell>
          <table:table-cell office:value-type="string">
            <text:p>.043104</text:p>
          </table:table-cell>
          <table:table-cell office:value-type="string">
            <text:p>.020137</text:p>
          </table:table-cell>
          <table:table-cell office:value-type="string">
            <text:p>.038870</text:p>
          </table:table-cell>
          <table:table-cell office:value-type="string">
            <text:p>.033482</text:p>
          </table:table-cell>
          <table:table-cell table:number-columns-repeated="1014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16.11-21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9231</text:p>
          </table:table-cell>
          <table:table-cell office:value-type="string">
            <text:p>.028653</text:p>
          </table:table-cell>
          <table:table-cell office:value-type="string">
            <text:p>.086506</text:p>
          </table:table-cell>
          <table:table-cell office:value-type="string">
            <text:p>.031224</text:p>
          </table:table-cell>
          <table:table-cell office:value-type="string">
            <text:p>.029616</text:p>
          </table:table-cell>
          <table:table-cell table:number-columns-repeated="1014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16.11-22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9">
            <text:p>49</text:p>
          </table:table-cell>
          <table:table-cell office:value-type="string">
            <text:p>.030840</text:p>
          </table:table-cell>
          <table:table-cell office:value-type="string">
            <text:p>.031941</text:p>
          </table:table-cell>
          <table:table-cell office:value-type="string">
            <text:p>.306809</text:p>
          </table:table-cell>
          <table:table-cell office:value-type="string">
            <text:p>.043647</text:p>
          </table:table-cell>
          <table:table-cell office:value-type="string">
            <text:p>.039854</text:p>
          </table:table-cell>
          <table:table-cell table:number-columns-repeated="1014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16.11-23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9762</text:p>
          </table:table-cell>
          <table:table-cell office:value-type="string">
            <text:p>.029311</text:p>
          </table:table-cell>
          <table:table-cell office:value-type="string">
            <text:p>.029273</text:p>
          </table:table-cell>
          <table:table-cell office:value-type="string">
            <text:p>.036530</text:p>
          </table:table-cell>
          <table:table-cell office:value-type="string">
            <text:p>.029693</text:p>
          </table:table-cell>
          <table:table-cell table:number-columns-repeated="1014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17.11-00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8">
            <text:p>48</text:p>
          </table:table-cell>
          <table:table-cell office:value-type="string">
            <text:p>.036405</text:p>
          </table:table-cell>
          <table:table-cell office:value-type="string">
            <text:p>.027903</text:p>
          </table:table-cell>
          <table:table-cell office:value-type="string">
            <text:p>.031805</text:p>
          </table:table-cell>
          <table:table-cell office:value-type="string">
            <text:p>.031779</text:p>
          </table:table-cell>
          <table:table-cell office:value-type="string">
            <text:p>.029510</text:p>
          </table:table-cell>
          <table:table-cell table:number-columns-repeated="1014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7.11-01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6479</text:p>
          </table:table-cell>
          <table:table-cell office:value-type="string">
            <text:p>.031249</text:p>
          </table:table-cell>
          <table:table-cell office:value-type="string">
            <text:p>.028357</text:p>
          </table:table-cell>
          <table:table-cell office:value-type="string">
            <text:p>.029583</text:p>
          </table:table-cell>
          <table:table-cell office:value-type="string">
            <text:p>.030409</text:p>
          </table:table-cell>
          <table:table-cell table:number-columns-repeated="1014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17.11-02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81">
            <text:p>81</text:p>
          </table:table-cell>
          <table:table-cell office:value-type="string">
            <text:p>.028036</text:p>
          </table:table-cell>
          <table:table-cell office:value-type="string">
            <text:p>.027795</text:p>
          </table:table-cell>
          <table:table-cell office:value-type="string">
            <text:p>.027319</text:p>
          </table:table-cell>
          <table:table-cell office:value-type="string">
            <text:p>.031194</text:p>
          </table:table-cell>
          <table:table-cell office:value-type="string">
            <text:p>.031358</text:p>
          </table:table-cell>
          <table:table-cell table:number-columns-repeated="1014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17.11-03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28657</text:p>
          </table:table-cell>
          <table:table-cell office:value-type="string">
            <text:p>.030881</text:p>
          </table:table-cell>
          <table:table-cell office:value-type="string">
            <text:p>.028695</text:p>
          </table:table-cell>
          <table:table-cell office:value-type="string">
            <text:p>.027992</text:p>
          </table:table-cell>
          <table:table-cell office:value-type="string">
            <text:p>.027567</text:p>
          </table:table-cell>
          <table:table-cell table:number-columns-repeated="1014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7.11-04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7512</text:p>
          </table:table-cell>
          <table:table-cell office:value-type="string">
            <text:p>.029012</text:p>
          </table:table-cell>
          <table:table-cell office:value-type="string">
            <text:p>.038930</text:p>
          </table:table-cell>
          <table:table-cell office:value-type="string">
            <text:p>.030630</text:p>
          </table:table-cell>
          <table:table-cell office:value-type="string">
            <text:p>.027763</text:p>
          </table:table-cell>
          <table:table-cell table:number-columns-repeated="1014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17.11-05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28011</text:p>
          </table:table-cell>
          <table:table-cell office:value-type="string">
            <text:p>.232954</text:p>
          </table:table-cell>
          <table:table-cell office:value-type="string">
            <text:p>.028234</text:p>
          </table:table-cell>
          <table:table-cell office:value-type="string">
            <text:p>.027495</text:p>
          </table:table-cell>
          <table:table-cell office:value-type="string">
            <text:p>.027482</text:p>
          </table:table-cell>
          <table:table-cell table:number-columns-repeated="1014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17.11-06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31518</text:p>
          </table:table-cell>
          <table:table-cell office:value-type="string">
            <text:p>.033509</text:p>
          </table:table-cell>
          <table:table-cell office:value-type="string">
            <text:p>.027263</text:p>
          </table:table-cell>
          <table:table-cell office:value-type="string">
            <text:p>.029089</text:p>
          </table:table-cell>
          <table:table-cell office:value-type="string">
            <text:p>.027606</text:p>
          </table:table-cell>
          <table:table-cell table:number-columns-repeated="1014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17.11-07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8500</text:p>
          </table:table-cell>
          <table:table-cell office:value-type="string">
            <text:p>.027546</text:p>
          </table:table-cell>
          <table:table-cell office:value-type="string">
            <text:p>.026903</text:p>
          </table:table-cell>
          <table:table-cell office:value-type="string">
            <text:p>.030596</text:p>
          </table:table-cell>
          <table:table-cell office:value-type="string">
            <text:p>.031642</text:p>
          </table:table-cell>
          <table:table-cell table:number-columns-repeated="1014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17.11-08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33">
            <text:p>33</text:p>
          </table:table-cell>
          <table:table-cell office:value-type="string">
            <text:p>.029266</text:p>
          </table:table-cell>
          <table:table-cell office:value-type="string">
            <text:p>.030468</text:p>
          </table:table-cell>
          <table:table-cell office:value-type="string">
            <text:p>.028481</text:p>
          </table:table-cell>
          <table:table-cell office:value-type="string">
            <text:p>.030380</text:p>
          </table:table-cell>
          <table:table-cell office:value-type="string">
            <text:p>.028343</text:p>
          </table:table-cell>
          <table:table-cell table:number-columns-repeated="1014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17.11-09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70">
            <text:p>70</text:p>
          </table:table-cell>
          <table:table-cell office:value-type="string">
            <text:p>.038867</text:p>
          </table:table-cell>
          <table:table-cell office:value-type="string">
            <text:p>.032524</text:p>
          </table:table-cell>
          <table:table-cell office:value-type="string">
            <text:p>.030516</text:p>
          </table:table-cell>
          <table:table-cell office:value-type="string">
            <text:p>.029722</text:p>
          </table:table-cell>
          <table:table-cell office:value-type="string">
            <text:p>.028641</text:p>
          </table:table-cell>
          <table:table-cell table:number-columns-repeated="1014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17.11-10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8389</text:p>
          </table:table-cell>
          <table:table-cell office:value-type="string">
            <text:p>.028413</text:p>
          </table:table-cell>
          <table:table-cell office:value-type="string">
            <text:p>.036512</text:p>
          </table:table-cell>
          <table:table-cell office:value-type="string">
            <text:p>.027147</text:p>
          </table:table-cell>
          <table:table-cell office:value-type="string">
            <text:p>.028160</text:p>
          </table:table-cell>
          <table:table-cell table:number-columns-repeated="1014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17.11-11.00</text:p>
          </table:table-cell>
          <table:table-cell office:value-type="string">
            <text:p>ireland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7687</text:p>
          </table:table-cell>
          <table:table-cell office:value-type="string">
            <text:p>.031932</text:p>
          </table:table-cell>
          <table:table-cell office:value-type="string">
            <text:p>.027534</text:p>
          </table:table-cell>
          <table:table-cell office:value-type="string">
            <text:p>.032498</text:p>
          </table:table-cell>
          <table:table-cell office:value-type="string">
            <text:p>.032926</text:p>
          </table:table-cell>
          <table:table-cell table:number-columns-repeated="1014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19.11-17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74</text:p>
          </table:table-cell>
          <table:table-cell office:value-type="string">
            <text:p>.000627</text:p>
          </table:table-cell>
          <table:table-cell office:value-type="string">
            <text:p>.000696</text:p>
          </table:table-cell>
          <table:table-cell office:value-type="string">
            <text:p>.000675</text:p>
          </table:table-cell>
          <table:table-cell office:value-type="string">
            <text:p>.000418</text:p>
          </table:table-cell>
          <table:table-cell office:value-type="string">
            <text:p>.000711</text:p>
          </table:table-cell>
          <table:table-cell table:number-columns-repeated="1014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19.11-18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510</text:p>
          </table:table-cell>
          <table:table-cell office:value-type="string">
            <text:p>.000716</text:p>
          </table:table-cell>
          <table:table-cell office:value-type="string">
            <text:p>.000622</text:p>
          </table:table-cell>
          <table:table-cell office:value-type="string">
            <text:p>.000730</text:p>
          </table:table-cell>
          <table:table-cell office:value-type="string">
            <text:p>.000671</text:p>
          </table:table-cell>
          <table:table-cell office:value-type="string">
            <text:p>.000624</text:p>
          </table:table-cell>
          <table:table-cell table:number-columns-repeated="1014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19.11-19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43</text:p>
          </table:table-cell>
          <table:table-cell office:value-type="string">
            <text:p>.000718</text:p>
          </table:table-cell>
          <table:table-cell office:value-type="string">
            <text:p>.000459</text:p>
          </table:table-cell>
          <table:table-cell office:value-type="string">
            <text:p>.000637</text:p>
          </table:table-cell>
          <table:table-cell office:value-type="string">
            <text:p>.000653</text:p>
          </table:table-cell>
          <table:table-cell office:value-type="string">
            <text:p>.000717</text:p>
          </table:table-cell>
          <table:table-cell table:number-columns-repeated="1014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19.11-20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695</text:p>
          </table:table-cell>
          <table:table-cell office:value-type="string">
            <text:p>.000711</text:p>
          </table:table-cell>
          <table:table-cell office:value-type="string">
            <text:p>.000677</text:p>
          </table:table-cell>
          <table:table-cell office:value-type="string">
            <text:p>.000461</text:p>
          </table:table-cell>
          <table:table-cell office:value-type="string">
            <text:p>.000409</text:p>
          </table:table-cell>
          <table:table-cell office:value-type="string">
            <text:p>.000695</text:p>
          </table:table-cell>
          <table:table-cell table:number-columns-repeated="1014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19.11-21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22</text:p>
          </table:table-cell>
          <table:table-cell office:value-type="string">
            <text:p>.000429</text:p>
          </table:table-cell>
          <table:table-cell office:value-type="string">
            <text:p>.000659</text:p>
          </table:table-cell>
          <table:table-cell office:value-type="string">
            <text:p>.000619</text:p>
          </table:table-cell>
          <table:table-cell office:value-type="string">
            <text:p>.000639</text:p>
          </table:table-cell>
          <table:table-cell office:value-type="string">
            <text:p>.000686</text:p>
          </table:table-cell>
          <table:table-cell table:number-columns-repeated="1014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19.11-22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535</text:p>
          </table:table-cell>
          <table:table-cell office:value-type="string">
            <text:p>.001218</text:p>
          </table:table-cell>
          <table:table-cell office:value-type="string">
            <text:p>.001474</text:p>
          </table:table-cell>
          <table:table-cell office:value-type="string">
            <text:p>.001458</text:p>
          </table:table-cell>
          <table:table-cell office:value-type="string">
            <text:p>.001180</text:p>
          </table:table-cell>
          <table:table-cell office:value-type="string">
            <text:p>.001385</text:p>
          </table:table-cell>
          <table:table-cell table:number-columns-repeated="1014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19.11-23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504</text:p>
          </table:table-cell>
          <table:table-cell office:value-type="string">
            <text:p>.001412</text:p>
          </table:table-cell>
          <table:table-cell office:value-type="string">
            <text:p>.001374</text:p>
          </table:table-cell>
          <table:table-cell office:value-type="string">
            <text:p>.001519</text:p>
          </table:table-cell>
          <table:table-cell office:value-type="string">
            <text:p>.001650</text:p>
          </table:table-cell>
          <table:table-cell office:value-type="string">
            <text:p>.001437</text:p>
          </table:table-cell>
          <table:table-cell table:number-columns-repeated="1014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.11-00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417</text:p>
          </table:table-cell>
          <table:table-cell office:value-type="string">
            <text:p>.001628</text:p>
          </table:table-cell>
          <table:table-cell table:number-columns-repeated="2"/>
          <table:table-cell office:value-type="string">
            <text:p>.001391</text:p>
          </table:table-cell>
          <table:table-cell office:value-type="string">
            <text:p>.001196</text:p>
          </table:table-cell>
          <table:table-cell table:number-columns-repeated="1014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20.11-01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455</text:p>
          </table:table-cell>
          <table:table-cell office:value-type="string">
            <text:p>.001414</text:p>
          </table:table-cell>
          <table:table-cell office:value-type="string">
            <text:p>.001463</text:p>
          </table:table-cell>
          <table:table-cell office:value-type="string">
            <text:p>.001441</text:p>
          </table:table-cell>
          <table:table-cell office:value-type="string">
            <text:p>.001458</text:p>
          </table:table-cell>
          <table:table-cell office:value-type="string">
            <text:p>.001461</text:p>
          </table:table-cell>
          <table:table-cell table:number-columns-repeated="1014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20.11-02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536</text:p>
          </table:table-cell>
          <table:table-cell office:value-type="string">
            <text:p>.001454</text:p>
          </table:table-cell>
          <table:table-cell office:value-type="string">
            <text:p>.001391</text:p>
          </table:table-cell>
          <table:table-cell office:value-type="string">
            <text:p>.001397</text:p>
          </table:table-cell>
          <table:table-cell office:value-type="string">
            <text:p>.001186</text:p>
          </table:table-cell>
          <table:table-cell office:value-type="string">
            <text:p>.001343</text:p>
          </table:table-cell>
          <table:table-cell table:number-columns-repeated="1014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.11-03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59</text:p>
          </table:table-cell>
          <table:table-cell office:value-type="string">
            <text:p>.000448</text:p>
          </table:table-cell>
          <table:table-cell office:value-type="string">
            <text:p>.000410</text:p>
          </table:table-cell>
          <table:table-cell office:value-type="string">
            <text:p>.000632</text:p>
          </table:table-cell>
          <table:table-cell office:value-type="string">
            <text:p>.000601</text:p>
          </table:table-cell>
          <table:table-cell office:value-type="string">
            <text:p>.000398</text:p>
          </table:table-cell>
          <table:table-cell table:number-columns-repeated="1014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.11-04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445</text:p>
          </table:table-cell>
          <table:table-cell office:value-type="string">
            <text:p>.001469</text:p>
          </table:table-cell>
          <table:table-cell office:value-type="string">
            <text:p>.001406</text:p>
          </table:table-cell>
          <table:table-cell office:value-type="string">
            <text:p>.001418</text:p>
          </table:table-cell>
          <table:table-cell office:value-type="string">
            <text:p>.001438</text:p>
          </table:table-cell>
          <table:table-cell office:value-type="string">
            <text:p>.001418</text:p>
          </table:table-cell>
          <table:table-cell table:number-columns-repeated="1014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.11-05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11</text:p>
          </table:table-cell>
          <table:table-cell office:value-type="string">
            <text:p>.000422</text:p>
          </table:table-cell>
          <table:table-cell office:value-type="string">
            <text:p>.000665</text:p>
          </table:table-cell>
          <table:table-cell office:value-type="string">
            <text:p>.000392</text:p>
          </table:table-cell>
          <table:table-cell office:value-type="string">
            <text:p>.000598</text:p>
          </table:table-cell>
          <table:table-cell office:value-type="string">
            <text:p>.000704</text:p>
          </table:table-cell>
          <table:table-cell table:number-columns-repeated="1014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.11-06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19</text:p>
          </table:table-cell>
          <table:table-cell office:value-type="string">
            <text:p>.000652</text:p>
          </table:table-cell>
          <table:table-cell office:value-type="string">
            <text:p>.000589</text:p>
          </table:table-cell>
          <table:table-cell office:value-type="string">
            <text:p>.000473</text:p>
          </table:table-cell>
          <table:table-cell office:value-type="string">
            <text:p>.000712</text:p>
          </table:table-cell>
          <table:table-cell office:value-type="string">
            <text:p>.000661</text:p>
          </table:table-cell>
          <table:table-cell table:number-columns-repeated="1014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20.11-07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698</text:p>
          </table:table-cell>
          <table:table-cell office:value-type="string">
            <text:p>.000692</text:p>
          </table:table-cell>
          <table:table-cell office:value-type="string">
            <text:p>.000630</text:p>
          </table:table-cell>
          <table:table-cell office:value-type="string">
            <text:p>.000646</text:p>
          </table:table-cell>
          <table:table-cell office:value-type="string">
            <text:p>.000887</text:p>
          </table:table-cell>
          <table:table-cell office:value-type="string">
            <text:p>.000436</text:p>
          </table:table-cell>
          <table:table-cell table:number-columns-repeated="1014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20.11-08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873</text:p>
          </table:table-cell>
          <table:table-cell office:value-type="string">
            <text:p>.001247</text:p>
          </table:table-cell>
          <table:table-cell office:value-type="string">
            <text:p>.001168</text:p>
          </table:table-cell>
          <table:table-cell office:value-type="string">
            <text:p>.001208</text:p>
          </table:table-cell>
          <table:table-cell office:value-type="string">
            <text:p>.001457</text:p>
          </table:table-cell>
          <table:table-cell office:value-type="string">
            <text:p>.001493</text:p>
          </table:table-cell>
          <table:table-cell table:number-columns-repeated="1014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20.11-09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table:style-name="ce2" office:value-type="string">
            <text:p>1.113</text:p>
          </table:table-cell>
          <table:table-cell office:value-type="string">
            <text:p>.000675</text:p>
          </table:table-cell>
          <table:table-cell office:value-type="string">
            <text:p>.000515</text:p>
          </table:table-cell>
          <table:table-cell office:value-type="string">
            <text:p>.000644</text:p>
          </table:table-cell>
          <table:table-cell office:value-type="string">
            <text:p>.000685</text:p>
          </table:table-cell>
          <table:table-cell office:value-type="string">
            <text:p>.000656</text:p>
          </table:table-cell>
          <table:table-cell table:number-columns-repeated="1014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20.11-10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48</text:p>
          </table:table-cell>
          <table:table-cell office:value-type="string">
            <text:p>.000472</text:p>
          </table:table-cell>
          <table:table-cell office:value-type="string">
            <text:p>.000637</text:p>
          </table:table-cell>
          <table:table-cell office:value-type="string">
            <text:p>.000576</text:p>
          </table:table-cell>
          <table:table-cell office:value-type="string">
            <text:p>.000710</text:p>
          </table:table-cell>
          <table:table-cell office:value-type="string">
            <text:p>.000479</text:p>
          </table:table-cell>
          <table:table-cell table:number-columns-repeated="1014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20.11-11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36</text:p>
          </table:table-cell>
          <table:table-cell office:value-type="string">
            <text:p>.000644</text:p>
          </table:table-cell>
          <table:table-cell office:value-type="string">
            <text:p>.000560</text:p>
          </table:table-cell>
          <table:table-cell office:value-type="string">
            <text:p>.000629</text:p>
          </table:table-cell>
          <table:table-cell office:value-type="string">
            <text:p>.000819</text:p>
          </table:table-cell>
          <table:table-cell office:value-type="string">
            <text:p>.000690</text:p>
          </table:table-cell>
          <table:table-cell table:number-columns-repeated="1014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.11-12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62</text:p>
          </table:table-cell>
          <table:table-cell office:value-type="string">
            <text:p>.000429</text:p>
          </table:table-cell>
          <table:table-cell office:value-type="string">
            <text:p>.000662</text:p>
          </table:table-cell>
          <table:table-cell office:value-type="string">
            <text:p>.000686</text:p>
          </table:table-cell>
          <table:table-cell office:value-type="string">
            <text:p>.000689</text:p>
          </table:table-cell>
          <table:table-cell office:value-type="string">
            <text:p>.000658</text:p>
          </table:table-cell>
          <table:table-cell table:number-columns-repeated="1014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20.11-13.35</text:p>
          </table:table-cell>
          <table:table-cell office:value-type="string">
            <text:p>ireland</text:p>
          </table:table-cell>
          <table:table-cell office:value-type="string">
            <text:p>singapore</text:p>
          </table:table-cell>
          <table:table-cell office:value-type="string">
            <text:p>0.720</text:p>
          </table:table-cell>
          <table:table-cell office:value-type="string">
            <text:p>.000436</text:p>
          </table:table-cell>
          <table:table-cell office:value-type="string">
            <text:p>.000620</text:p>
          </table:table-cell>
          <table:table-cell office:value-type="string">
            <text:p>.000705</text:p>
          </table:table-cell>
          <table:table-cell office:value-type="string">
            <text:p>.000437</text:p>
          </table:table-cell>
          <table:table-cell office:value-type="string">
            <text:p>.000564</text:p>
          </table:table-cell>
          <table:table-cell table:number-columns-repeated="1014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19.11-17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table:style-name="ce2" office:value-type="string">
            <text:p>3.321</text:p>
          </table:table-cell>
          <table:table-cell office:value-type="string">
            <text:p>.002686</text:p>
          </table:table-cell>
          <table:table-cell office:value-type="string">
            <text:p>.003204</text:p>
          </table:table-cell>
          <table:table-cell office:value-type="string">
            <text:p>.002952</text:p>
          </table:table-cell>
          <table:table-cell office:value-type="string">
            <text:p>.003275</text:p>
          </table:table-cell>
          <table:table-cell office:value-type="string">
            <text:p>.002847</text:p>
          </table:table-cell>
          <table:table-cell table:number-columns-repeated="1014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19.11-18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879</text:p>
          </table:table-cell>
          <table:table-cell office:value-type="string">
            <text:p>.000676</text:p>
          </table:table-cell>
          <table:table-cell office:value-type="string">
            <text:p>.000710</text:p>
          </table:table-cell>
          <table:table-cell office:value-type="string">
            <text:p>.000627</text:p>
          </table:table-cell>
          <table:table-cell office:value-type="string">
            <text:p>.000649</text:p>
          </table:table-cell>
          <table:table-cell office:value-type="string">
            <text:p>.000658</text:p>
          </table:table-cell>
          <table:table-cell table:number-columns-repeated="1014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19.11-19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21</text:p>
          </table:table-cell>
          <table:table-cell office:value-type="string">
            <text:p>.000419</text:p>
          </table:table-cell>
          <table:table-cell office:value-type="string">
            <text:p>.000461</text:p>
          </table:table-cell>
          <table:table-cell office:value-type="string">
            <text:p>.000673</text:p>
          </table:table-cell>
          <table:table-cell office:value-type="string">
            <text:p>.000667</text:p>
          </table:table-cell>
          <table:table-cell office:value-type="string">
            <text:p>.000648</text:p>
          </table:table-cell>
          <table:table-cell table:number-columns-repeated="1014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19.11-20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94</text:p>
          </table:table-cell>
          <table:table-cell office:value-type="string">
            <text:p>.000654</text:p>
          </table:table-cell>
          <table:table-cell office:value-type="string">
            <text:p>.000693</text:p>
          </table:table-cell>
          <table:table-cell office:value-type="string">
            <text:p>.000637</text:p>
          </table:table-cell>
          <table:table-cell office:value-type="string">
            <text:p>.000744</text:p>
          </table:table-cell>
          <table:table-cell office:value-type="string">
            <text:p>.000615</text:p>
          </table:table-cell>
          <table:table-cell table:number-columns-repeated="1014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19.11-21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800</text:p>
          </table:table-cell>
          <table:table-cell office:value-type="string">
            <text:p>.000661</text:p>
          </table:table-cell>
          <table:table-cell office:value-type="string">
            <text:p>.000795</text:p>
          </table:table-cell>
          <table:table-cell office:value-type="string">
            <text:p>.000674</text:p>
          </table:table-cell>
          <table:table-cell office:value-type="string">
            <text:p>.000616</text:p>
          </table:table-cell>
          <table:table-cell office:value-type="string">
            <text:p>.000662</text:p>
          </table:table-cell>
          <table:table-cell table:number-columns-repeated="1014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19.11-22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86</text:p>
          </table:table-cell>
          <table:table-cell office:value-type="string">
            <text:p>.000719</text:p>
          </table:table-cell>
          <table:table-cell office:value-type="string">
            <text:p>.000840</text:p>
          </table:table-cell>
          <table:table-cell office:value-type="string">
            <text:p>.000805</text:p>
          </table:table-cell>
          <table:table-cell office:value-type="string">
            <text:p>.000627</text:p>
          </table:table-cell>
          <table:table-cell office:value-type="string">
            <text:p>.000697</text:p>
          </table:table-cell>
          <table:table-cell table:number-columns-repeated="1014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19.11-23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66</text:p>
          </table:table-cell>
          <table:table-cell table:number-columns-repeated="3"/>
          <table:table-cell office:value-type="string">
            <text:p>.000622</text:p>
          </table:table-cell>
          <table:table-cell office:value-type="string">
            <text:p>.000409</text:p>
          </table:table-cell>
          <table:table-cell table:number-columns-repeated="101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.11-00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826</text:p>
          </table:table-cell>
          <table:table-cell office:value-type="string">
            <text:p>.000629</text:p>
          </table:table-cell>
          <table:table-cell office:value-type="string">
            <text:p>.000467</text:p>
          </table:table-cell>
          <table:table-cell office:value-type="string">
            <text:p>.000648</text:p>
          </table:table-cell>
          <table:table-cell office:value-type="string">
            <text:p>.000421</text:p>
          </table:table-cell>
          <table:table-cell office:value-type="string">
            <text:p>.000656</text:p>
          </table:table-cell>
          <table:table-cell table:number-columns-repeated="1014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.11-01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42</text:p>
          </table:table-cell>
          <table:table-cell office:value-type="string">
            <text:p>.000708</text:p>
          </table:table-cell>
          <table:table-cell office:value-type="string">
            <text:p>.000428</text:p>
          </table:table-cell>
          <table:table-cell office:value-type="string">
            <text:p>.000685</text:p>
          </table:table-cell>
          <table:table-cell office:value-type="string">
            <text:p>.000670</text:p>
          </table:table-cell>
          <table:table-cell office:value-type="string">
            <text:p>.000624</text:p>
          </table:table-cell>
          <table:table-cell table:number-columns-repeated="1014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.11-02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866</text:p>
          </table:table-cell>
          <table:table-cell office:value-type="string">
            <text:p>.001457</text:p>
          </table:table-cell>
          <table:table-cell office:value-type="string">
            <text:p>.000684</text:p>
          </table:table-cell>
          <table:table-cell office:value-type="string">
            <text:p>.000692</text:p>
          </table:table-cell>
          <table:table-cell office:value-type="string">
            <text:p>.000408</text:p>
          </table:table-cell>
          <table:table-cell office:value-type="string">
            <text:p>.000626</text:p>
          </table:table-cell>
          <table:table-cell table:number-columns-repeated="1014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20.11-03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73</text:p>
          </table:table-cell>
          <table:table-cell office:value-type="string">
            <text:p>.000665</text:p>
          </table:table-cell>
          <table:table-cell office:value-type="string">
            <text:p>.000419</text:p>
          </table:table-cell>
          <table:table-cell office:value-type="string">
            <text:p>.000664</text:p>
          </table:table-cell>
          <table:table-cell office:value-type="string">
            <text:p>.000876</text:p>
          </table:table-cell>
          <table:table-cell office:value-type="string">
            <text:p>.000676</text:p>
          </table:table-cell>
          <table:table-cell table:number-columns-repeated="1014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20.11-04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980</text:p>
          </table:table-cell>
          <table:table-cell office:value-type="string">
            <text:p>.000679</text:p>
          </table:table-cell>
          <table:table-cell office:value-type="string">
            <text:p>.000700</text:p>
          </table:table-cell>
          <table:table-cell office:value-type="string">
            <text:p>.000541</text:p>
          </table:table-cell>
          <table:table-cell office:value-type="string">
            <text:p>.000717</text:p>
          </table:table-cell>
          <table:table-cell office:value-type="string">
            <text:p>.000455</text:p>
          </table:table-cell>
          <table:table-cell table:number-columns-repeated="1014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.11-05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82</text:p>
          </table:table-cell>
          <table:table-cell office:value-type="string">
            <text:p>.000696</text:p>
          </table:table-cell>
          <table:table-cell office:value-type="string">
            <text:p>.000712</text:p>
          </table:table-cell>
          <table:table-cell office:value-type="string">
            <text:p>.000676</text:p>
          </table:table-cell>
          <table:table-cell office:value-type="string">
            <text:p>.000446</text:p>
          </table:table-cell>
          <table:table-cell office:value-type="string">
            <text:p>.000697</text:p>
          </table:table-cell>
          <table:table-cell table:number-columns-repeated="1014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20.11-06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36</text:p>
          </table:table-cell>
          <table:table-cell office:value-type="string">
            <text:p>.000720</text:p>
          </table:table-cell>
          <table:table-cell office:value-type="string">
            <text:p>.000510</text:p>
          </table:table-cell>
          <table:table-cell office:value-type="string">
            <text:p>.000468</text:p>
          </table:table-cell>
          <table:table-cell office:value-type="string">
            <text:p>.000666</text:p>
          </table:table-cell>
          <table:table-cell office:value-type="string">
            <text:p>.000647</text:p>
          </table:table-cell>
          <table:table-cell table:number-columns-repeated="1014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.11-07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63</text:p>
          </table:table-cell>
          <table:table-cell office:value-type="string">
            <text:p>.000661</text:p>
          </table:table-cell>
          <table:table-cell office:value-type="string">
            <text:p>.000911</text:p>
          </table:table-cell>
          <table:table-cell office:value-type="string">
            <text:p>.000680</text:p>
          </table:table-cell>
          <table:table-cell office:value-type="string">
            <text:p>.000685</text:p>
          </table:table-cell>
          <table:table-cell office:value-type="string">
            <text:p>.000662</text:p>
          </table:table-cell>
          <table:table-cell table:number-columns-repeated="1014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.11-08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816</text:p>
          </table:table-cell>
          <table:table-cell office:value-type="string">
            <text:p>.000665</text:p>
          </table:table-cell>
          <table:table-cell office:value-type="string">
            <text:p>.000681</text:p>
          </table:table-cell>
          <table:table-cell office:value-type="string">
            <text:p>.000639</text:p>
          </table:table-cell>
          <table:table-cell office:value-type="string">
            <text:p>.000677</text:p>
          </table:table-cell>
          <table:table-cell office:value-type="string">
            <text:p>.000732</text:p>
          </table:table-cell>
          <table:table-cell table:number-columns-repeated="1014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.11-09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57</text:p>
          </table:table-cell>
          <table:table-cell office:value-type="string">
            <text:p>.000715</text:p>
          </table:table-cell>
          <table:table-cell office:value-type="string">
            <text:p>.000677</text:p>
          </table:table-cell>
          <table:table-cell office:value-type="string">
            <text:p>.000710</text:p>
          </table:table-cell>
          <table:table-cell office:value-type="string">
            <text:p>.000690</text:p>
          </table:table-cell>
          <table:table-cell office:value-type="string">
            <text:p>.000714</text:p>
          </table:table-cell>
          <table:table-cell table:number-columns-repeated="1014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20.11-10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864</text:p>
          </table:table-cell>
          <table:table-cell/>
          <table:table-cell office:value-type="string">
            <text:p>.000663</text:p>
          </table:table-cell>
          <table:table-cell office:value-type="string">
            <text:p>.000688</text:p>
          </table:table-cell>
          <table:table-cell office:value-type="string">
            <text:p>.000703</text:p>
          </table:table-cell>
          <table:table-cell office:value-type="string">
            <text:p>.000472</text:p>
          </table:table-cell>
          <table:table-cell table:number-columns-repeated="1014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20.11-11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865</text:p>
          </table:table-cell>
          <table:table-cell office:value-type="string">
            <text:p>.000699</text:p>
          </table:table-cell>
          <table:table-cell office:value-type="string">
            <text:p>.000591</text:p>
          </table:table-cell>
          <table:table-cell office:value-type="string">
            <text:p>.000722</text:p>
          </table:table-cell>
          <table:table-cell office:value-type="string">
            <text:p>.000396</text:p>
          </table:table-cell>
          <table:table-cell office:value-type="string">
            <text:p>.000450</text:p>
          </table:table-cell>
          <table:table-cell table:number-columns-repeated="1014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20.11-12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87</text:p>
          </table:table-cell>
          <table:table-cell office:value-type="string">
            <text:p>.000516</text:p>
          </table:table-cell>
          <table:table-cell office:value-type="string">
            <text:p>.000681</text:p>
          </table:table-cell>
          <table:table-cell office:value-type="string">
            <text:p>.000607</text:p>
          </table:table-cell>
          <table:table-cell office:value-type="string">
            <text:p>.000685</text:p>
          </table:table-cell>
          <table:table-cell office:value-type="string">
            <text:p>.000674</text:p>
          </table:table-cell>
          <table:table-cell table:number-columns-repeated="1014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.11-13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850</text:p>
          </table:table-cell>
          <table:table-cell office:value-type="string">
            <text:p>.000607</text:p>
          </table:table-cell>
          <table:table-cell office:value-type="string">
            <text:p>.000697</text:p>
          </table:table-cell>
          <table:table-cell office:value-type="string">
            <text:p>.000672</text:p>
          </table:table-cell>
          <table:table-cell office:value-type="string">
            <text:p>.000622</text:p>
          </table:table-cell>
          <table:table-cell office:value-type="string">
            <text:p>.000696</text:p>
          </table:table-cell>
          <table:table-cell table:number-columns-repeated="1014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20.11-14.40</text:p>
          </table:table-cell>
          <table:table-cell office:value-type="string">
            <text:p>sydney</text:p>
          </table:table-cell>
          <table:table-cell office:value-type="string">
            <text:p>california</text:p>
          </table:table-cell>
          <table:table-cell office:value-type="string">
            <text:p>0.746</text:p>
          </table:table-cell>
          <table:table-cell office:value-type="string">
            <text:p>.000689</text:p>
          </table:table-cell>
          <table:table-cell office:value-type="string">
            <text:p>.000834</text:p>
          </table:table-cell>
          <table:table-cell office:value-type="string">
            <text:p>.000658</text:p>
          </table:table-cell>
          <table:table-cell office:value-type="string">
            <text:p>.000686</text:p>
          </table:table-cell>
          <table:table-cell office:value-type="string">
            <text:p>.000402</text:p>
          </table:table-cell>
          <table:table-cell table:number-columns-repeated="1014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19.11-17.32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456</text:p>
          </table:table-cell>
          <table:table-cell office:value-type="string">
            <text:p>.001166</text:p>
          </table:table-cell>
          <table:table-cell office:value-type="string">
            <text:p>.001462</text:p>
          </table:table-cell>
          <table:table-cell office:value-type="string">
            <text:p>.001182</text:p>
          </table:table-cell>
          <table:table-cell office:value-type="string">
            <text:p>.001371</text:p>
          </table:table-cell>
          <table:table-cell office:value-type="string">
            <text:p>.000925</text:p>
          </table:table-cell>
          <table:table-cell table:number-columns-repeated="1014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19.11-18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334</text:p>
          </table:table-cell>
          <table:table-cell office:value-type="string">
            <text:p>.001453</text:p>
          </table:table-cell>
          <table:table-cell office:value-type="string">
            <text:p>.000979</text:p>
          </table:table-cell>
          <table:table-cell office:value-type="string">
            <text:p>.001215</text:p>
          </table:table-cell>
          <table:table-cell office:value-type="string">
            <text:p>.001457</text:p>
          </table:table-cell>
          <table:table-cell office:value-type="string">
            <text:p>.000945</text:p>
          </table:table-cell>
          <table:table-cell table:number-columns-repeated="1014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19.11-19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office:value-type="string">
            <text:p>96.659</text:p>
          </table:table-cell>
          <table:table-cell office:value-type="string">
            <text:p>.096360</text:p>
          </table:table-cell>
          <table:table-cell office:value-type="string">
            <text:p>.089737</text:p>
          </table:table-cell>
          <table:table-cell office:value-type="string">
            <text:p>.084925</text:p>
          </table:table-cell>
          <table:table-cell/>
          <table:table-cell office:value-type="string">
            <text:p>.095840</text:p>
          </table:table-cell>
          <table:table-cell table:number-columns-repeated="1014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19.11-20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office:value-type="string">
            <text:p>85.193</text:p>
          </table:table-cell>
          <table:table-cell office:value-type="string">
            <text:p>.085294</text:p>
          </table:table-cell>
          <table:table-cell office:value-type="string">
            <text:p>.081508</text:p>
          </table:table-cell>
          <table:table-cell office:value-type="string">
            <text:p>.085872</text:p>
          </table:table-cell>
          <table:table-cell office:value-type="string">
            <text:p>.085697</text:p>
          </table:table-cell>
          <table:table-cell office:value-type="string">
            <text:p>.086328</text:p>
          </table:table-cell>
          <table:table-cell table:number-columns-repeated="1014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19.11-21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office:value-type="string">
            <text:p>79.544</text:p>
          </table:table-cell>
          <table:table-cell office:value-type="string">
            <text:p>.078623</text:p>
          </table:table-cell>
          <table:table-cell office:value-type="string">
            <text:p>.082391</text:p>
          </table:table-cell>
          <table:table-cell office:value-type="string">
            <text:p>.045141</text:p>
          </table:table-cell>
          <table:table-cell office:value-type="string">
            <text:p>.085469</text:p>
          </table:table-cell>
          <table:table-cell office:value-type="string">
            <text:p>.076527</text:p>
          </table:table-cell>
          <table:table-cell table:number-columns-repeated="1014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19.11-22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514</text:p>
          </table:table-cell>
          <table:table-cell office:value-type="string">
            <text:p>.001142</text:p>
          </table:table-cell>
          <table:table-cell office:value-type="string">
            <text:p>.001345</text:p>
          </table:table-cell>
          <table:table-cell office:value-type="string">
            <text:p>.001207</text:p>
          </table:table-cell>
          <table:table-cell office:value-type="string">
            <text:p>.001223</text:p>
          </table:table-cell>
          <table:table-cell office:value-type="string">
            <text:p>.001174</text:p>
          </table:table-cell>
          <table:table-cell table:number-columns-repeated="1014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19.11-23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295</text:p>
          </table:table-cell>
          <table:table-cell office:value-type="string">
            <text:p>.001199</text:p>
          </table:table-cell>
          <table:table-cell office:value-type="string">
            <text:p>.001184</text:p>
          </table:table-cell>
          <table:table-cell office:value-type="string">
            <text:p>.001062</text:p>
          </table:table-cell>
          <table:table-cell office:value-type="string">
            <text:p>.001431</text:p>
          </table:table-cell>
          <table:table-cell office:value-type="string">
            <text:p>.001165</text:p>
          </table:table-cell>
          <table:table-cell table:number-columns-repeated="1014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.11-00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office:value-type="string">
            <text:p>89.925</text:p>
          </table:table-cell>
          <table:table-cell/>
          <table:table-cell office:value-type="string">
            <text:p>.085424</text:p>
          </table:table-cell>
          <table:table-cell office:value-type="string">
            <text:p>.088441</text:p>
          </table:table-cell>
          <table:table-cell office:value-type="string">
            <text:p>.085428</text:p>
          </table:table-cell>
          <table:table-cell office:value-type="string">
            <text:p>.088517</text:p>
          </table:table-cell>
          <table:table-cell table:number-columns-repeated="1014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20.11-01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270</text:p>
          </table:table-cell>
          <table:table-cell office:value-type="string">
            <text:p>.001207</text:p>
          </table:table-cell>
          <table:table-cell office:value-type="string">
            <text:p>.001140</text:p>
          </table:table-cell>
          <table:table-cell office:value-type="string">
            <text:p>.001115</text:p>
          </table:table-cell>
          <table:table-cell office:value-type="string">
            <text:p>.001272</text:p>
          </table:table-cell>
          <table:table-cell office:value-type="string">
            <text:p>.001208</text:p>
          </table:table-cell>
          <table:table-cell table:number-columns-repeated="1014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20.11-02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office:value-type="string">
            <text:p>88.530</text:p>
          </table:table-cell>
          <table:table-cell office:value-type="string">
            <text:p>.086813</text:p>
          </table:table-cell>
          <table:table-cell office:value-type="string">
            <text:p>.089896</text:p>
          </table:table-cell>
          <table:table-cell office:value-type="string">
            <text:p>.088473</text:p>
          </table:table-cell>
          <table:table-cell office:value-type="string">
            <text:p>.086984</text:p>
          </table:table-cell>
          <table:table-cell office:value-type="string">
            <text:p>.088520</text:p>
          </table:table-cell>
          <table:table-cell table:number-columns-repeated="1014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20.11-03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559</text:p>
          </table:table-cell>
          <table:table-cell/>
          <table:table-cell office:value-type="string">
            <text:p>.001199</text:p>
          </table:table-cell>
          <table:table-cell office:value-type="string">
            <text:p>.001131</text:p>
          </table:table-cell>
          <table:table-cell office:value-type="string">
            <text:p>.001177</text:p>
          </table:table-cell>
          <table:table-cell office:value-type="string">
            <text:p>.001440</text:p>
          </table:table-cell>
          <table:table-cell table:number-columns-repeated="1014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.11-04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312</text:p>
          </table:table-cell>
          <table:table-cell table:number-columns-repeated="2"/>
          <table:table-cell office:value-type="string">
            <text:p>.001229</text:p>
          </table:table-cell>
          <table:table-cell office:value-type="string">
            <text:p>.001562</text:p>
          </table:table-cell>
          <table:table-cell office:value-type="string">
            <text:p>.001448</text:p>
          </table:table-cell>
          <table:table-cell table:number-columns-repeated="1014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.11-05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office:value-type="string">
            <text:p>88.517</text:p>
          </table:table-cell>
          <table:table-cell office:value-type="string">
            <text:p>.086966</text:p>
          </table:table-cell>
          <table:table-cell office:value-type="string">
            <text:p>.089777</text:p>
          </table:table-cell>
          <table:table-cell office:value-type="string">
            <text:p>.088395</text:p>
          </table:table-cell>
          <table:table-cell office:value-type="string">
            <text:p>.088432</text:p>
          </table:table-cell>
          <table:table-cell office:value-type="string">
            <text:p>.090014</text:p>
          </table:table-cell>
          <table:table-cell table:number-columns-repeated="1014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20.11-06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office:value-type="string">
            <text:p>87.237</text:p>
          </table:table-cell>
          <table:table-cell office:value-type="string">
            <text:p>.088499</text:p>
          </table:table-cell>
          <table:table-cell office:value-type="string">
            <text:p>.085426</text:p>
          </table:table-cell>
          <table:table-cell office:value-type="string">
            <text:p>.088421</text:p>
          </table:table-cell>
          <table:table-cell office:value-type="string">
            <text:p>.088234</text:p>
          </table:table-cell>
          <table:table-cell office:value-type="string">
            <text:p>.089448</text:p>
          </table:table-cell>
          <table:table-cell table:number-columns-repeated="1014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.11-07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309</text:p>
          </table:table-cell>
          <table:table-cell/>
          <table:table-cell office:value-type="string">
            <text:p>.001134</text:p>
          </table:table-cell>
          <table:table-cell office:value-type="string">
            <text:p>.001191</text:p>
          </table:table-cell>
          <table:table-cell office:value-type="string">
            <text:p>.001185</text:p>
          </table:table-cell>
          <table:table-cell office:value-type="string">
            <text:p>.001129</text:p>
          </table:table-cell>
          <table:table-cell table:number-columns-repeated="1014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.11-08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office:value-type="string">
            <text:p>86.016</text:p>
          </table:table-cell>
          <table:table-cell office:value-type="string">
            <text:p>.085762</text:p>
          </table:table-cell>
          <table:table-cell office:value-type="string">
            <text:p>.088728</text:p>
          </table:table-cell>
          <table:table-cell office:value-type="string">
            <text:p>.089731</text:p>
          </table:table-cell>
          <table:table-cell office:value-type="string">
            <text:p>.085623</text:p>
          </table:table-cell>
          <table:table-cell office:value-type="string">
            <text:p>.088602</text:p>
          </table:table-cell>
          <table:table-cell table:number-columns-repeated="1014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20.11-09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464</text:p>
          </table:table-cell>
          <table:table-cell office:value-type="string">
            <text:p>.001200</text:p>
          </table:table-cell>
          <table:table-cell office:value-type="string">
            <text:p>.001413</text:p>
          </table:table-cell>
          <table:table-cell/>
          <table:table-cell office:value-type="string">
            <text:p>.001442</text:p>
          </table:table-cell>
          <table:table-cell office:value-type="string">
            <text:p>.001247</text:p>
          </table:table-cell>
          <table:table-cell table:number-columns-repeated="1014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20.11-10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526</text:p>
          </table:table-cell>
          <table:table-cell office:value-type="string">
            <text:p>.001315</text:p>
          </table:table-cell>
          <table:table-cell table:number-columns-repeated="2"/>
          <table:table-cell office:value-type="string">
            <text:p>.001100</text:p>
          </table:table-cell>
          <table:table-cell office:value-type="string">
            <text:p>.001217</text:p>
          </table:table-cell>
          <table:table-cell table:number-columns-repeated="1014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20.11-11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347</text:p>
          </table:table-cell>
          <table:table-cell office:value-type="string">
            <text:p>.001249</text:p>
          </table:table-cell>
          <table:table-cell office:value-type="string">
            <text:p>.001216</text:p>
          </table:table-cell>
          <table:table-cell office:value-type="string">
            <text:p>.001320</text:p>
          </table:table-cell>
          <table:table-cell office:value-type="string">
            <text:p>.001148</text:p>
          </table:table-cell>
          <table:table-cell office:value-type="string">
            <text:p>.001222</text:p>
          </table:table-cell>
          <table:table-cell table:number-columns-repeated="1014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.11-12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337</text:p>
          </table:table-cell>
          <table:table-cell office:value-type="string">
            <text:p>.001147</text:p>
          </table:table-cell>
          <table:table-cell office:value-type="string">
            <text:p>.001071</text:p>
          </table:table-cell>
          <table:table-cell office:value-type="string">
            <text:p>.001034</text:p>
          </table:table-cell>
          <table:table-cell office:value-type="string">
            <text:p>.001112</text:p>
          </table:table-cell>
          <table:table-cell office:value-type="string">
            <text:p>.001375</text:p>
          </table:table-cell>
          <table:table-cell table:number-columns-repeated="1014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.11-13.30</text:p>
          </table:table-cell>
          <table:table-cell office:value-type="string">
            <text:p>sydney</text:p>
          </table:table-cell>
          <table:table-cell office:value-type="string">
            <text:p>ireland</text:p>
          </table:table-cell>
          <table:table-cell table:style-name="ce2" office:value-type="string">
            <text:p>1.381</text:p>
          </table:table-cell>
          <table:table-cell office:value-type="string">
            <text:p>.001140</text:p>
          </table:table-cell>
          <table:table-cell office:value-type="string">
            <text:p>.001167</text:p>
          </table:table-cell>
          <table:table-cell office:value-type="string">
            <text:p>.001181</text:p>
          </table:table-cell>
          <table:table-cell office:value-type="string">
            <text:p>.001162</text:p>
          </table:table-cell>
          <table:table-cell office:value-type="string">
            <text:p>.001200</text:p>
          </table:table-cell>
          <table:table-cell table:number-columns-repeated="1014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16.11-14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38">
            <text:p>38</text:p>
          </table:table-cell>
          <table:table-cell office:value-type="string">
            <text:p>.035883</text:p>
          </table:table-cell>
          <table:table-cell office:value-type="string">
            <text:p>.041981</text:p>
          </table:table-cell>
          <table:table-cell office:value-type="string">
            <text:p>.037577</text:p>
          </table:table-cell>
          <table:table-cell office:value-type="string">
            <text:p>.027927</text:p>
          </table:table-cell>
          <table:table-cell office:value-type="string">
            <text:p>.027142</text:p>
          </table:table-cell>
          <table:table-cell table:number-columns-repeated="1014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16.11-15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6">
            <text:p>46</text:p>
          </table:table-cell>
          <table:table-cell office:value-type="string">
            <text:p>.026900</text:p>
          </table:table-cell>
          <table:table-cell office:value-type="string">
            <text:p>.040515</text:p>
          </table:table-cell>
          <table:table-cell office:value-type="string">
            <text:p>.031047</text:p>
          </table:table-cell>
          <table:table-cell office:value-type="string">
            <text:p>.028150</text:p>
          </table:table-cell>
          <table:table-cell office:value-type="string">
            <text:p>.027548</text:p>
          </table:table-cell>
          <table:table-cell table:number-columns-repeated="1014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16.11-16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65467</text:p>
          </table:table-cell>
          <table:table-cell office:value-type="string">
            <text:p>.079391</text:p>
          </table:table-cell>
          <table:table-cell office:value-type="string">
            <text:p>.028379</text:p>
          </table:table-cell>
          <table:table-cell office:value-type="string">
            <text:p>.031310</text:p>
          </table:table-cell>
          <table:table-cell office:value-type="string">
            <text:p>.027571</text:p>
          </table:table-cell>
          <table:table-cell table:number-columns-repeated="1014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16.11-17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33426</text:p>
          </table:table-cell>
          <table:table-cell office:value-type="string">
            <text:p>.029287</text:p>
          </table:table-cell>
          <table:table-cell office:value-type="string">
            <text:p>.026770</text:p>
          </table:table-cell>
          <table:table-cell office:value-type="string">
            <text:p>.028132</text:p>
          </table:table-cell>
          <table:table-cell office:value-type="string">
            <text:p>.027003</text:p>
          </table:table-cell>
          <table:table-cell table:number-columns-repeated="1014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16.11-18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37">
            <text:p>37</text:p>
          </table:table-cell>
          <table:table-cell office:value-type="string">
            <text:p>.029605</text:p>
          </table:table-cell>
          <table:table-cell office:value-type="string">
            <text:p>.040014</text:p>
          </table:table-cell>
          <table:table-cell office:value-type="string">
            <text:p>.032045</text:p>
          </table:table-cell>
          <table:table-cell office:value-type="string">
            <text:p>.031036</text:p>
          </table:table-cell>
          <table:table-cell office:value-type="string">
            <text:p>.584529</text:p>
          </table:table-cell>
          <table:table-cell table:number-columns-repeated="1014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16.11-19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27678</text:p>
          </table:table-cell>
          <table:table-cell office:value-type="string">
            <text:p>.028445</text:p>
          </table:table-cell>
          <table:table-cell office:value-type="string">
            <text:p>.027594</text:p>
          </table:table-cell>
          <table:table-cell office:value-type="string">
            <text:p>.039543</text:p>
          </table:table-cell>
          <table:table-cell office:value-type="string">
            <text:p>.035825</text:p>
          </table:table-cell>
          <table:table-cell table:number-columns-repeated="1014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16.11-20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37">
            <text:p>37</text:p>
          </table:table-cell>
          <table:table-cell office:value-type="string">
            <text:p>.031742</text:p>
          </table:table-cell>
          <table:table-cell office:value-type="string">
            <text:p>.035874</text:p>
          </table:table-cell>
          <table:table-cell office:value-type="string">
            <text:p>.028358</text:p>
          </table:table-cell>
          <table:table-cell office:value-type="string">
            <text:p>.029544</text:p>
          </table:table-cell>
          <table:table-cell office:value-type="string">
            <text:p>.040376</text:p>
          </table:table-cell>
          <table:table-cell table:number-columns-repeated="1014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16.11-21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51">
            <text:p>51</text:p>
          </table:table-cell>
          <table:table-cell office:value-type="string">
            <text:p>.096852</text:p>
          </table:table-cell>
          <table:table-cell office:value-type="string">
            <text:p>.032985</text:p>
          </table:table-cell>
          <table:table-cell office:value-type="string">
            <text:p>.032520</text:p>
          </table:table-cell>
          <table:table-cell office:value-type="string">
            <text:p>.051383</text:p>
          </table:table-cell>
          <table:table-cell office:value-type="string">
            <text:p>.026176</text:p>
          </table:table-cell>
          <table:table-cell table:number-columns-repeated="1014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16.11-22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73">
            <text:p>73</text:p>
          </table:table-cell>
          <table:table-cell office:value-type="string">
            <text:p>.033337</text:p>
          </table:table-cell>
          <table:table-cell office:value-type="string">
            <text:p>.035879</text:p>
          </table:table-cell>
          <table:table-cell office:value-type="string">
            <text:p>.037057</text:p>
          </table:table-cell>
          <table:table-cell office:value-type="string">
            <text:p>.054530</text:p>
          </table:table-cell>
          <table:table-cell office:value-type="string">
            <text:p>.036144</text:p>
          </table:table-cell>
          <table:table-cell table:number-columns-repeated="1014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16.11-23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6">
            <text:p>46</text:p>
          </table:table-cell>
          <table:table-cell office:value-type="string">
            <text:p>.037969</text:p>
          </table:table-cell>
          <table:table-cell office:value-type="string">
            <text:p>.305428</text:p>
          </table:table-cell>
          <table:table-cell office:value-type="string">
            <text:p>.030171</text:p>
          </table:table-cell>
          <table:table-cell office:value-type="string">
            <text:p>.031619</text:p>
          </table:table-cell>
          <table:table-cell office:value-type="string">
            <text:p>.034633</text:p>
          </table:table-cell>
          <table:table-cell table:number-columns-repeated="1014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17.11-00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97">
            <text:p>97</text:p>
          </table:table-cell>
          <table:table-cell office:value-type="string">
            <text:p>.045347</text:p>
          </table:table-cell>
          <table:table-cell office:value-type="string">
            <text:p>.031752</text:p>
          </table:table-cell>
          <table:table-cell office:value-type="string">
            <text:p>.030865</text:p>
          </table:table-cell>
          <table:table-cell office:value-type="string">
            <text:p>.041986</text:p>
          </table:table-cell>
          <table:table-cell office:value-type="string">
            <text:p>.031217</text:p>
          </table:table-cell>
          <table:table-cell table:number-columns-repeated="1014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17.11-01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2901</text:p>
          </table:table-cell>
          <table:table-cell office:value-type="string">
            <text:p>.036204</text:p>
          </table:table-cell>
          <table:table-cell office:value-type="string">
            <text:p>.036628</text:p>
          </table:table-cell>
          <table:table-cell office:value-type="string">
            <text:p>.029494</text:p>
          </table:table-cell>
          <table:table-cell office:value-type="string">
            <text:p>.028633</text:p>
          </table:table-cell>
          <table:table-cell table:number-columns-repeated="1014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17.11-02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9">
            <text:p>49</text:p>
          </table:table-cell>
          <table:table-cell office:value-type="string">
            <text:p>.036008</text:p>
          </table:table-cell>
          <table:table-cell office:value-type="string">
            <text:p>.027132</text:p>
          </table:table-cell>
          <table:table-cell office:value-type="string">
            <text:p>.027939</text:p>
          </table:table-cell>
          <table:table-cell office:value-type="string">
            <text:p>.028059</text:p>
          </table:table-cell>
          <table:table-cell office:value-type="string">
            <text:p>.032283</text:p>
          </table:table-cell>
          <table:table-cell table:number-columns-repeated="1014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17.11-03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39">
            <text:p>39</text:p>
          </table:table-cell>
          <table:table-cell office:value-type="string">
            <text:p>.043640</text:p>
          </table:table-cell>
          <table:table-cell office:value-type="string">
            <text:p>.029397</text:p>
          </table:table-cell>
          <table:table-cell office:value-type="string">
            <text:p>.029345</text:p>
          </table:table-cell>
          <table:table-cell office:value-type="string">
            <text:p>.028736</text:p>
          </table:table-cell>
          <table:table-cell office:value-type="string">
            <text:p>.032053</text:p>
          </table:table-cell>
          <table:table-cell table:number-columns-repeated="1014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17.11-04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7106</text:p>
          </table:table-cell>
          <table:table-cell office:value-type="string">
            <text:p>.027032</text:p>
          </table:table-cell>
          <table:table-cell office:value-type="string">
            <text:p>.027625</text:p>
          </table:table-cell>
          <table:table-cell office:value-type="string">
            <text:p>.028164</text:p>
          </table:table-cell>
          <table:table-cell office:value-type="string">
            <text:p>.029579</text:p>
          </table:table-cell>
          <table:table-cell table:number-columns-repeated="1014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17.11-05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61">
            <text:p>61</text:p>
          </table:table-cell>
          <table:table-cell office:value-type="string">
            <text:p>.027158</text:p>
          </table:table-cell>
          <table:table-cell office:value-type="string">
            <text:p>.030847</text:p>
          </table:table-cell>
          <table:table-cell office:value-type="string">
            <text:p>.028867</text:p>
          </table:table-cell>
          <table:table-cell office:value-type="string">
            <text:p>.032080</text:p>
          </table:table-cell>
          <table:table-cell office:value-type="string">
            <text:p>.027266</text:p>
          </table:table-cell>
          <table:table-cell table:number-columns-repeated="1014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17.11-06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46241</text:p>
          </table:table-cell>
          <table:table-cell office:value-type="string">
            <text:p>.029402</text:p>
          </table:table-cell>
          <table:table-cell office:value-type="string">
            <text:p>.030906</text:p>
          </table:table-cell>
          <table:table-cell office:value-type="string">
            <text:p>.030643</text:p>
          </table:table-cell>
          <table:table-cell office:value-type="string">
            <text:p>.000455</text:p>
          </table:table-cell>
          <table:table-cell table:number-columns-repeated="1014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17.11-07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39">
            <text:p>39</text:p>
          </table:table-cell>
          <table:table-cell office:value-type="string">
            <text:p>.030792</text:p>
          </table:table-cell>
          <table:table-cell office:value-type="string">
            <text:p>.027886</text:p>
          </table:table-cell>
          <table:table-cell office:value-type="string">
            <text:p>.028734</text:p>
          </table:table-cell>
          <table:table-cell office:value-type="string">
            <text:p>.029380</text:p>
          </table:table-cell>
          <table:table-cell office:value-type="string">
            <text:p>.028693</text:p>
          </table:table-cell>
          <table:table-cell table:number-columns-repeated="101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17.11-08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16">
            <text:p>16</text:p>
          </table:table-cell>
          <table:table-cell office:value-type="string">
            <text:p>.028600</text:p>
          </table:table-cell>
          <table:table-cell office:value-type="string">
            <text:p>.027252</text:p>
          </table:table-cell>
          <table:table-cell office:value-type="string">
            <text:p>.057554</text:p>
          </table:table-cell>
          <table:table-cell office:value-type="string">
            <text:p>.029870</text:p>
          </table:table-cell>
          <table:table-cell office:value-type="string">
            <text:p>.028361</text:p>
          </table:table-cell>
          <table:table-cell table:number-columns-repeated="1014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17.11-09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12">
            <text:p>12</text:p>
          </table:table-cell>
          <table:table-cell office:value-type="string">
            <text:p>.028712</text:p>
          </table:table-cell>
          <table:table-cell office:value-type="string">
            <text:p>.038134</text:p>
          </table:table-cell>
          <table:table-cell office:value-type="string">
            <text:p>.033530</text:p>
          </table:table-cell>
          <table:table-cell office:value-type="string">
            <text:p>.028397</text:p>
          </table:table-cell>
          <table:table-cell office:value-type="string">
            <text:p>.000133</text:p>
          </table:table-cell>
          <table:table-cell table:number-columns-repeated="1014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17.11-10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8631</text:p>
          </table:table-cell>
          <table:table-cell office:value-type="string">
            <text:p>.046621</text:p>
          </table:table-cell>
          <table:table-cell office:value-type="string">
            <text:p>.030944</text:p>
          </table:table-cell>
          <table:table-cell office:value-type="string">
            <text:p>.031563</text:p>
          </table:table-cell>
          <table:table-cell office:value-type="string">
            <text:p>.030032</text:p>
          </table:table-cell>
          <table:table-cell table:number-columns-repeated="1014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17.11-11.00</text:p>
          </table:table-cell>
          <table:table-cell office:value-type="string">
            <text:p>sydney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35355</text:p>
          </table:table-cell>
          <table:table-cell office:value-type="string">
            <text:p>.028345</text:p>
          </table:table-cell>
          <table:table-cell office:value-type="string">
            <text:p>.031542</text:p>
          </table:table-cell>
          <table:table-cell office:value-type="string">
            <text:p>.029406</text:p>
          </table:table-cell>
          <table:table-cell table:number-columns-repeated="1015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19.11-17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666</text:p>
          </table:table-cell>
          <table:table-cell office:value-type="string">
            <text:p>.000695</text:p>
          </table:table-cell>
          <table:table-cell office:value-type="string">
            <text:p>.000658</text:p>
          </table:table-cell>
          <table:table-cell office:value-type="string">
            <text:p>.000630</text:p>
          </table:table-cell>
          <table:table-cell office:value-type="string">
            <text:p>.000631</text:p>
          </table:table-cell>
          <table:table-cell office:value-type="string">
            <text:p>.000675</text:p>
          </table:table-cell>
          <table:table-cell table:number-columns-repeated="1014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19.11-18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539</text:p>
          </table:table-cell>
          <table:table-cell office:value-type="string">
            <text:p>.001370</text:p>
          </table:table-cell>
          <table:table-cell office:value-type="string">
            <text:p>.001454</text:p>
          </table:table-cell>
          <table:table-cell office:value-type="string">
            <text:p>.001393</text:p>
          </table:table-cell>
          <table:table-cell/>
          <table:table-cell office:value-type="string">
            <text:p>.001432</text:p>
          </table:table-cell>
          <table:table-cell table:number-columns-repeated="1014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19.11-19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680</text:p>
          </table:table-cell>
          <table:table-cell office:value-type="string">
            <text:p>.000488</text:p>
          </table:table-cell>
          <table:table-cell office:value-type="string">
            <text:p>.000696</text:p>
          </table:table-cell>
          <table:table-cell office:value-type="string">
            <text:p>.000567</text:p>
          </table:table-cell>
          <table:table-cell office:value-type="string">
            <text:p>.000532</text:p>
          </table:table-cell>
          <table:table-cell office:value-type="string">
            <text:p>.000877</text:p>
          </table:table-cell>
          <table:table-cell table:number-columns-repeated="1014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19.11-20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540</text:p>
          </table:table-cell>
          <table:table-cell office:value-type="string">
            <text:p>.001454</text:p>
          </table:table-cell>
          <table:table-cell office:value-type="string">
            <text:p>.001425</text:p>
          </table:table-cell>
          <table:table-cell office:value-type="string">
            <text:p>.001396</text:p>
          </table:table-cell>
          <table:table-cell office:value-type="string">
            <text:p>.001459</text:p>
          </table:table-cell>
          <table:table-cell office:value-type="string">
            <text:p>.001199</text:p>
          </table:table-cell>
          <table:table-cell table:number-columns-repeated="1014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19.11-21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593</text:p>
          </table:table-cell>
          <table:table-cell office:value-type="string">
            <text:p>.001208</text:p>
          </table:table-cell>
          <table:table-cell office:value-type="string">
            <text:p>.001537</text:p>
          </table:table-cell>
          <table:table-cell office:value-type="string">
            <text:p>.001441</text:p>
          </table:table-cell>
          <table:table-cell office:value-type="string">
            <text:p>.001502</text:p>
          </table:table-cell>
          <table:table-cell office:value-type="string">
            <text:p>.001475</text:p>
          </table:table-cell>
          <table:table-cell table:number-columns-repeated="1014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19.11-22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566</text:p>
          </table:table-cell>
          <table:table-cell office:value-type="string">
            <text:p>.001215</text:p>
          </table:table-cell>
          <table:table-cell office:value-type="string">
            <text:p>.001472</text:p>
          </table:table-cell>
          <table:table-cell office:value-type="string">
            <text:p>.001445</text:p>
          </table:table-cell>
          <table:table-cell office:value-type="string">
            <text:p>.001454</text:p>
          </table:table-cell>
          <table:table-cell office:value-type="string">
            <text:p>.001420</text:p>
          </table:table-cell>
          <table:table-cell table:number-columns-repeated="1014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19.11-23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736</text:p>
          </table:table-cell>
          <table:table-cell office:value-type="string">
            <text:p>.000903</text:p>
          </table:table-cell>
          <table:table-cell office:value-type="string">
            <text:p>.000525</text:p>
          </table:table-cell>
          <table:table-cell office:value-type="string">
            <text:p>.000349</text:p>
          </table:table-cell>
          <table:table-cell office:value-type="string">
            <text:p>.000401</text:p>
          </table:table-cell>
          <table:table-cell office:value-type="string">
            <text:p>.000404</text:p>
          </table:table-cell>
          <table:table-cell table:number-columns-repeated="1014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20.11-00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764</text:p>
          </table:table-cell>
          <table:table-cell office:value-type="string">
            <text:p>.000653</text:p>
          </table:table-cell>
          <table:table-cell office:value-type="string">
            <text:p>.000698</text:p>
          </table:table-cell>
          <table:table-cell office:value-type="string">
            <text:p>.000688</text:p>
          </table:table-cell>
          <table:table-cell office:value-type="string">
            <text:p>.000660</text:p>
          </table:table-cell>
          <table:table-cell office:value-type="string">
            <text:p>.000577</text:p>
          </table:table-cell>
          <table:table-cell table:number-columns-repeated="1014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20.11-01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728</text:p>
          </table:table-cell>
          <table:table-cell table:number-columns-repeated="3"/>
          <table:table-cell office:value-type="string">
            <text:p>.000639</text:p>
          </table:table-cell>
          <table:table-cell office:value-type="string">
            <text:p>.000641</text:p>
          </table:table-cell>
          <table:table-cell table:number-columns-repeated="1014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20.11-02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723</text:p>
          </table:table-cell>
          <table:table-cell office:value-type="string">
            <text:p>.000722</text:p>
          </table:table-cell>
          <table:table-cell office:value-type="string">
            <text:p>.000719</text:p>
          </table:table-cell>
          <table:table-cell office:value-type="string">
            <text:p>.000414</text:p>
          </table:table-cell>
          <table:table-cell office:value-type="string">
            <text:p>.000634</text:p>
          </table:table-cell>
          <table:table-cell office:value-type="string">
            <text:p>.000689</text:p>
          </table:table-cell>
          <table:table-cell table:number-columns-repeated="1014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20.11-03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481</text:p>
          </table:table-cell>
          <table:table-cell office:value-type="string">
            <text:p>.001459</text:p>
          </table:table-cell>
          <table:table-cell office:value-type="string">
            <text:p>.001568</text:p>
          </table:table-cell>
          <table:table-cell office:value-type="string">
            <text:p>.001414</text:p>
          </table:table-cell>
          <table:table-cell office:value-type="string">
            <text:p>.001358</text:p>
          </table:table-cell>
          <table:table-cell office:value-type="string">
            <text:p>.001428</text:p>
          </table:table-cell>
          <table:table-cell table:number-columns-repeated="1014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20.11-04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817</text:p>
          </table:table-cell>
          <table:table-cell office:value-type="string">
            <text:p>.000716</text:p>
          </table:table-cell>
          <table:table-cell office:value-type="string">
            <text:p>.000700</text:p>
          </table:table-cell>
          <table:table-cell office:value-type="string">
            <text:p>.000616</text:p>
          </table:table-cell>
          <table:table-cell office:value-type="string">
            <text:p>.000644</text:p>
          </table:table-cell>
          <table:table-cell office:value-type="string">
            <text:p>.000395</text:p>
          </table:table-cell>
          <table:table-cell table:number-columns-repeated="1014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20.11-05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700</text:p>
          </table:table-cell>
          <table:table-cell table:number-columns-repeated="3"/>
          <table:table-cell office:value-type="string">
            <text:p>.000640</text:p>
          </table:table-cell>
          <table:table-cell office:value-type="string">
            <text:p>.000594</text:p>
          </table:table-cell>
          <table:table-cell table:number-columns-repeated="1014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20.11-06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698</text:p>
          </table:table-cell>
          <table:table-cell office:value-type="string">
            <text:p>.000710</text:p>
          </table:table-cell>
          <table:table-cell office:value-type="string">
            <text:p>.000684</text:p>
          </table:table-cell>
          <table:table-cell office:value-type="string">
            <text:p>.000598</text:p>
          </table:table-cell>
          <table:table-cell table:number-columns-repeated="2" office:value-type="string">
            <text:p>.000661</text:p>
          </table:table-cell>
          <table:table-cell table:number-columns-repeated="1014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20.11-07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507</text:p>
          </table:table-cell>
          <table:table-cell office:value-type="string">
            <text:p>.001393</text:p>
          </table:table-cell>
          <table:table-cell office:value-type="string">
            <text:p>.001214</text:p>
          </table:table-cell>
          <table:table-cell office:value-type="string">
            <text:p>.001452</text:p>
          </table:table-cell>
          <table:table-cell office:value-type="string">
            <text:p>.001393</text:p>
          </table:table-cell>
          <table:table-cell office:value-type="string">
            <text:p>.001394</text:p>
          </table:table-cell>
          <table:table-cell table:number-columns-repeated="1014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20.11-08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599</text:p>
          </table:table-cell>
          <table:table-cell office:value-type="string">
            <text:p>.001375</text:p>
          </table:table-cell>
          <table:table-cell office:value-type="string">
            <text:p>.001215</text:p>
          </table:table-cell>
          <table:table-cell office:value-type="string">
            <text:p>.001437</text:p>
          </table:table-cell>
          <table:table-cell office:value-type="string">
            <text:p>.001212</text:p>
          </table:table-cell>
          <table:table-cell office:value-type="string">
            <text:p>.001381</text:p>
          </table:table-cell>
          <table:table-cell table:number-columns-repeated="1014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20.11-09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532</text:p>
          </table:table-cell>
          <table:table-cell office:value-type="string">
            <text:p>.001420</text:p>
          </table:table-cell>
          <table:table-cell office:value-type="string">
            <text:p>.001220</text:p>
          </table:table-cell>
          <table:table-cell office:value-type="string">
            <text:p>.001448</text:p>
          </table:table-cell>
          <table:table-cell office:value-type="string">
            <text:p>.001428</text:p>
          </table:table-cell>
          <table:table-cell office:value-type="string">
            <text:p>.001454</text:p>
          </table:table-cell>
          <table:table-cell table:number-columns-repeated="101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20.11-10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table:style-name="ce2" office:value-type="string">
            <text:p>1.516</text:p>
          </table:table-cell>
          <table:table-cell office:value-type="string">
            <text:p>.001220</text:p>
          </table:table-cell>
          <table:table-cell office:value-type="string">
            <text:p>.001247</text:p>
          </table:table-cell>
          <table:table-cell office:value-type="string">
            <text:p>.001434</text:p>
          </table:table-cell>
          <table:table-cell office:value-type="string">
            <text:p>.001436</text:p>
          </table:table-cell>
          <table:table-cell office:value-type="string">
            <text:p>.001423</text:p>
          </table:table-cell>
          <table:table-cell table:number-columns-repeated="1014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20.11-11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739</text:p>
          </table:table-cell>
          <table:table-cell office:value-type="string">
            <text:p>.000675</text:p>
          </table:table-cell>
          <table:table-cell office:value-type="string">
            <text:p>.000438</text:p>
          </table:table-cell>
          <table:table-cell office:value-type="string">
            <text:p>.000592</text:p>
          </table:table-cell>
          <table:table-cell office:value-type="string">
            <text:p>.000567</text:p>
          </table:table-cell>
          <table:table-cell office:value-type="string">
            <text:p>.000420</text:p>
          </table:table-cell>
          <table:table-cell table:number-columns-repeated="1014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20.11-12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696</text:p>
          </table:table-cell>
          <table:table-cell/>
          <table:table-cell table:number-columns-repeated="2" office:value-type="string">
            <text:p>.000683</text:p>
          </table:table-cell>
          <table:table-cell office:value-type="string">
            <text:p>.000439</text:p>
          </table:table-cell>
          <table:table-cell office:value-type="string">
            <text:p>.000643</text:p>
          </table:table-cell>
          <table:table-cell table:number-columns-repeated="1014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20.11-13.35</text:p>
          </table:table-cell>
          <table:table-cell office:value-type="string">
            <text:p>sydney</text:p>
          </table:table-cell>
          <table:table-cell office:value-type="string">
            <text:p>singapore</text:p>
          </table:table-cell>
          <table:table-cell office:value-type="string">
            <text:p>0.946</text:p>
          </table:table-cell>
          <table:table-cell office:value-type="string">
            <text:p>.000693</text:p>
          </table:table-cell>
          <table:table-cell office:value-type="string">
            <text:p>.000694</text:p>
          </table:table-cell>
          <table:table-cell office:value-type="string">
            <text:p>.000771</text:p>
          </table:table-cell>
          <table:table-cell office:value-type="string">
            <text:p>.000663</text:p>
          </table:table-cell>
          <table:table-cell office:value-type="string">
            <text:p>.000603</text:p>
          </table:table-cell>
          <table:table-cell table:number-columns-repeated="1014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19.11-17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table:style-name="ce2" office:value-type="string">
            <text:p>3.408</text:p>
          </table:table-cell>
          <table:table-cell office:value-type="string">
            <text:p>.002144</text:p>
          </table:table-cell>
          <table:table-cell office:value-type="string">
            <text:p>.002102</text:p>
          </table:table-cell>
          <table:table-cell office:value-type="string">
            <text:p>.002466</text:p>
          </table:table-cell>
          <table:table-cell office:value-type="string">
            <text:p>.001970</text:p>
          </table:table-cell>
          <table:table-cell office:value-type="string">
            <text:p>.002168</text:p>
          </table:table-cell>
          <table:table-cell table:number-columns-repeated="1014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19.11-18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38</text:p>
          </table:table-cell>
          <table:table-cell/>
          <table:table-cell office:value-type="string">
            <text:p>.000720</text:p>
          </table:table-cell>
          <table:table-cell office:value-type="string">
            <text:p>.000463</text:p>
          </table:table-cell>
          <table:table-cell office:value-type="string">
            <text:p>.000702</text:p>
          </table:table-cell>
          <table:table-cell office:value-type="string">
            <text:p>.000667</text:p>
          </table:table-cell>
          <table:table-cell table:number-columns-repeated="1014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19.11-19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672</text:p>
          </table:table-cell>
          <table:table-cell table:number-columns-repeated="3"/>
          <table:table-cell office:value-type="string">
            <text:p>.000486</text:p>
          </table:table-cell>
          <table:table-cell office:value-type="string">
            <text:p>.000551</text:p>
          </table:table-cell>
          <table:table-cell table:number-columns-repeated="1014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19.11-20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65</text:p>
          </table:table-cell>
          <table:table-cell table:number-columns-repeated="3"/>
          <table:table-cell office:value-type="string">
            <text:p>.000464</text:p>
          </table:table-cell>
          <table:table-cell office:value-type="string">
            <text:p>.000740</text:p>
          </table:table-cell>
          <table:table-cell table:number-columns-repeated="1014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19.11-21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52</text:p>
          </table:table-cell>
          <table:table-cell office:value-type="string">
            <text:p>.000660</text:p>
          </table:table-cell>
          <table:table-cell office:value-type="string">
            <text:p>.000442</text:p>
          </table:table-cell>
          <table:table-cell office:value-type="string">
            <text:p>.000362</text:p>
          </table:table-cell>
          <table:table-cell office:value-type="string">
            <text:p>.000494</text:p>
          </table:table-cell>
          <table:table-cell office:value-type="string">
            <text:p>.000626</text:p>
          </table:table-cell>
          <table:table-cell table:number-columns-repeated="1014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19.11-22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06</text:p>
          </table:table-cell>
          <table:table-cell office:value-type="string">
            <text:p>.000390</text:p>
          </table:table-cell>
          <table:table-cell office:value-type="string">
            <text:p>.000716</text:p>
          </table:table-cell>
          <table:table-cell office:value-type="string">
            <text:p>.000550</text:p>
          </table:table-cell>
          <table:table-cell office:value-type="string">
            <text:p>.000422</text:p>
          </table:table-cell>
          <table:table-cell office:value-type="string">
            <text:p>.000692</text:p>
          </table:table-cell>
          <table:table-cell table:number-columns-repeated="1014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19.11-23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652</text:p>
          </table:table-cell>
          <table:table-cell office:value-type="string">
            <text:p>.000717</text:p>
          </table:table-cell>
          <table:table-cell table:number-columns-repeated="2"/>
          <table:table-cell office:value-type="string">
            <text:p>.000637</text:p>
          </table:table-cell>
          <table:table-cell office:value-type="string">
            <text:p>.000705</text:p>
          </table:table-cell>
          <table:table-cell table:number-columns-repeated="1014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20.11-00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68</text:p>
          </table:table-cell>
          <table:table-cell office:value-type="string">
            <text:p>.000482</text:p>
          </table:table-cell>
          <table:table-cell office:value-type="string">
            <text:p>.000410</text:p>
          </table:table-cell>
          <table:table-cell office:value-type="string">
            <text:p>.000625</text:p>
          </table:table-cell>
          <table:table-cell office:value-type="string">
            <text:p>.000714</text:p>
          </table:table-cell>
          <table:table-cell office:value-type="string">
            <text:p>.000652</text:p>
          </table:table-cell>
          <table:table-cell table:number-columns-repeated="1014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20.11-01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669</text:p>
          </table:table-cell>
          <table:table-cell office:value-type="string">
            <text:p>.000712</text:p>
          </table:table-cell>
          <table:table-cell office:value-type="string">
            <text:p>.000442</text:p>
          </table:table-cell>
          <table:table-cell office:value-type="string">
            <text:p>.000685</text:p>
          </table:table-cell>
          <table:table-cell office:value-type="string">
            <text:p>.000680</text:p>
          </table:table-cell>
          <table:table-cell office:value-type="string">
            <text:p>.000666</text:p>
          </table:table-cell>
          <table:table-cell table:number-columns-repeated="1014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20.11-02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64</text:p>
          </table:table-cell>
          <table:table-cell office:value-type="string">
            <text:p>.000726</text:p>
          </table:table-cell>
          <table:table-cell office:value-type="string">
            <text:p>.000739</text:p>
          </table:table-cell>
          <table:table-cell office:value-type="string">
            <text:p>.000696</text:p>
          </table:table-cell>
          <table:table-cell office:value-type="string">
            <text:p>.000649</text:p>
          </table:table-cell>
          <table:table-cell office:value-type="string">
            <text:p>.000670</text:p>
          </table:table-cell>
          <table:table-cell table:number-columns-repeated="1014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20.11-03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55</text:p>
          </table:table-cell>
          <table:table-cell office:value-type="string">
            <text:p>.000686</text:p>
          </table:table-cell>
          <table:table-cell office:value-type="string">
            <text:p>.000678</text:p>
          </table:table-cell>
          <table:table-cell office:value-type="string">
            <text:p>.000649</text:p>
          </table:table-cell>
          <table:table-cell office:value-type="string">
            <text:p>.000578</text:p>
          </table:table-cell>
          <table:table-cell office:value-type="string">
            <text:p>.000819</text:p>
          </table:table-cell>
          <table:table-cell table:number-columns-repeated="1014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20.11-04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89</text:p>
          </table:table-cell>
          <table:table-cell office:value-type="string">
            <text:p>.000672</text:p>
          </table:table-cell>
          <table:table-cell office:value-type="string">
            <text:p>.000665</text:p>
          </table:table-cell>
          <table:table-cell office:value-type="string">
            <text:p>.000609</text:p>
          </table:table-cell>
          <table:table-cell office:value-type="string">
            <text:p>.000715</text:p>
          </table:table-cell>
          <table:table-cell office:value-type="string">
            <text:p>.000603</text:p>
          </table:table-cell>
          <table:table-cell table:number-columns-repeated="1014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20.11-05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57</text:p>
          </table:table-cell>
          <table:table-cell office:value-type="string">
            <text:p>.000470</text:p>
          </table:table-cell>
          <table:table-cell office:value-type="string">
            <text:p>.000409</text:p>
          </table:table-cell>
          <table:table-cell office:value-type="string">
            <text:p>.000938</text:p>
          </table:table-cell>
          <table:table-cell office:value-type="string">
            <text:p>.000443</text:p>
          </table:table-cell>
          <table:table-cell office:value-type="string">
            <text:p>.000689</text:p>
          </table:table-cell>
          <table:table-cell table:number-columns-repeated="1014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20.11-06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675</text:p>
          </table:table-cell>
          <table:table-cell office:value-type="string">
            <text:p>.000691</text:p>
          </table:table-cell>
          <table:table-cell office:value-type="string">
            <text:p>.000685</text:p>
          </table:table-cell>
          <table:table-cell office:value-type="string">
            <text:p>.000689</text:p>
          </table:table-cell>
          <table:table-cell office:value-type="string">
            <text:p>.000725</text:p>
          </table:table-cell>
          <table:table-cell office:value-type="string">
            <text:p>.000423</text:p>
          </table:table-cell>
          <table:table-cell table:number-columns-repeated="1014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20.11-07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688</text:p>
          </table:table-cell>
          <table:table-cell office:value-type="string">
            <text:p>.000650</text:p>
          </table:table-cell>
          <table:table-cell office:value-type="string">
            <text:p>.000715</text:p>
          </table:table-cell>
          <table:table-cell office:value-type="string">
            <text:p>.000815</text:p>
          </table:table-cell>
          <table:table-cell office:value-type="string">
            <text:p>.000675</text:p>
          </table:table-cell>
          <table:table-cell office:value-type="string">
            <text:p>.000659</text:p>
          </table:table-cell>
          <table:table-cell table:number-columns-repeated="1014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20.11-08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689</text:p>
          </table:table-cell>
          <table:table-cell office:value-type="string">
            <text:p>.000685</text:p>
          </table:table-cell>
          <table:table-cell office:value-type="string">
            <text:p>.000713</text:p>
          </table:table-cell>
          <table:table-cell office:value-type="string">
            <text:p>.000439</text:p>
          </table:table-cell>
          <table:table-cell office:value-type="string">
            <text:p>.000662</text:p>
          </table:table-cell>
          <table:table-cell office:value-type="string">
            <text:p>.000656</text:p>
          </table:table-cell>
          <table:table-cell table:number-columns-repeated="1014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20.11-09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699</text:p>
          </table:table-cell>
          <table:table-cell office:value-type="string">
            <text:p>.000738</text:p>
          </table:table-cell>
          <table:table-cell office:value-type="string">
            <text:p>.000701</text:p>
          </table:table-cell>
          <table:table-cell office:value-type="string">
            <text:p>.000655</text:p>
          </table:table-cell>
          <table:table-cell office:value-type="string">
            <text:p>.000398</text:p>
          </table:table-cell>
          <table:table-cell office:value-type="string">
            <text:p>.000737</text:p>
          </table:table-cell>
          <table:table-cell table:number-columns-repeated="1014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20.11-10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05</text:p>
          </table:table-cell>
          <table:table-cell office:value-type="string">
            <text:p>.000677</text:p>
          </table:table-cell>
          <table:table-cell office:value-type="string">
            <text:p>.000481</text:p>
          </table:table-cell>
          <table:table-cell office:value-type="string">
            <text:p>.000686</text:p>
          </table:table-cell>
          <table:table-cell office:value-type="string">
            <text:p>.000710</text:p>
          </table:table-cell>
          <table:table-cell office:value-type="string">
            <text:p>.000538</text:p>
          </table:table-cell>
          <table:table-cell table:number-columns-repeated="1014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20.11-11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30</text:p>
          </table:table-cell>
          <table:table-cell office:value-type="string">
            <text:p>.000694</text:p>
          </table:table-cell>
          <table:table-cell office:value-type="string">
            <text:p>.000667</text:p>
          </table:table-cell>
          <table:table-cell office:value-type="string">
            <text:p>.000677</text:p>
          </table:table-cell>
          <table:table-cell office:value-type="string">
            <text:p>.000736</text:p>
          </table:table-cell>
          <table:table-cell office:value-type="string">
            <text:p>.000665</text:p>
          </table:table-cell>
          <table:table-cell table:number-columns-repeated="1014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20.11-12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66</text:p>
          </table:table-cell>
          <table:table-cell office:value-type="string">
            <text:p>.000700</text:p>
          </table:table-cell>
          <table:table-cell office:value-type="string">
            <text:p>.000628</text:p>
          </table:table-cell>
          <table:table-cell office:value-type="string">
            <text:p>.000685</text:p>
          </table:table-cell>
          <table:table-cell office:value-type="string">
            <text:p>.000449</text:p>
          </table:table-cell>
          <table:table-cell office:value-type="string">
            <text:p>.000650</text:p>
          </table:table-cell>
          <table:table-cell table:number-columns-repeated="1014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20.11-13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692</text:p>
          </table:table-cell>
          <table:table-cell office:value-type="string">
            <text:p>.000709</text:p>
          </table:table-cell>
          <table:table-cell office:value-type="string">
            <text:p>.000599</text:p>
          </table:table-cell>
          <table:table-cell office:value-type="string">
            <text:p>.000594</text:p>
          </table:table-cell>
          <table:table-cell office:value-type="string">
            <text:p>.000661</text:p>
          </table:table-cell>
          <table:table-cell office:value-type="string">
            <text:p>.000654</text:p>
          </table:table-cell>
          <table:table-cell table:number-columns-repeated="1014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20.11-14.40</text:p>
          </table:table-cell>
          <table:table-cell office:value-type="string">
            <text:p>usstandard</text:p>
          </table:table-cell>
          <table:table-cell office:value-type="string">
            <text:p>california</text:p>
          </table:table-cell>
          <table:table-cell office:value-type="string">
            <text:p>0.773</text:p>
          </table:table-cell>
          <table:table-cell office:value-type="string">
            <text:p>.000634</text:p>
          </table:table-cell>
          <table:table-cell office:value-type="string">
            <text:p>.000692</text:p>
          </table:table-cell>
          <table:table-cell office:value-type="string">
            <text:p>.000871</text:p>
          </table:table-cell>
          <table:table-cell office:value-type="string">
            <text:p>.000639</text:p>
          </table:table-cell>
          <table:table-cell office:value-type="string">
            <text:p>.000669</text:p>
          </table:table-cell>
          <table:table-cell table:number-columns-repeated="1014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19.11-17.32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428</text:p>
          </table:table-cell>
          <table:table-cell office:value-type="string">
            <text:p>.001169</text:p>
          </table:table-cell>
          <table:table-cell office:value-type="string">
            <text:p>.001165</text:p>
          </table:table-cell>
          <table:table-cell office:value-type="string">
            <text:p>.000920</text:p>
          </table:table-cell>
          <table:table-cell office:value-type="string">
            <text:p>.001515</text:p>
          </table:table-cell>
          <table:table-cell office:value-type="string">
            <text:p>.001026</text:p>
          </table:table-cell>
          <table:table-cell table:number-columns-repeated="1014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19.11-18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350</text:p>
          </table:table-cell>
          <table:table-cell office:value-type="string">
            <text:p>.001266</text:p>
          </table:table-cell>
          <table:table-cell office:value-type="string">
            <text:p>.001020</text:p>
          </table:table-cell>
          <table:table-cell office:value-type="string">
            <text:p>.001199</text:p>
          </table:table-cell>
          <table:table-cell office:value-type="string">
            <text:p>.001039</text:p>
          </table:table-cell>
          <table:table-cell office:value-type="string">
            <text:p>.001136</text:p>
          </table:table-cell>
          <table:table-cell table:number-columns-repeated="1014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19.11-19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398</text:p>
          </table:table-cell>
          <table:table-cell office:value-type="string">
            <text:p>.001216</text:p>
          </table:table-cell>
          <table:table-cell table:number-columns-repeated="2"/>
          <table:table-cell office:value-type="string">
            <text:p>.001179</text:p>
          </table:table-cell>
          <table:table-cell office:value-type="string">
            <text:p>.001285</text:p>
          </table:table-cell>
          <table:table-cell table:number-columns-repeated="1014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19.11-20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553</text:p>
          </table:table-cell>
          <table:table-cell table:number-columns-repeated="2"/>
          <table:table-cell office:value-type="string">
            <text:p>.001224</text:p>
          </table:table-cell>
          <table:table-cell office:value-type="string">
            <text:p>.001378</text:p>
          </table:table-cell>
          <table:table-cell office:value-type="string">
            <text:p>.001165</text:p>
          </table:table-cell>
          <table:table-cell table:number-columns-repeated="1014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9.11-21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407</text:p>
          </table:table-cell>
          <table:table-cell office:value-type="string">
            <text:p>.001404</text:p>
          </table:table-cell>
          <table:table-cell office:value-type="string">
            <text:p>.001490</text:p>
          </table:table-cell>
          <table:table-cell office:value-type="string">
            <text:p>.001305</text:p>
          </table:table-cell>
          <table:table-cell office:value-type="string">
            <text:p>.001362</text:p>
          </table:table-cell>
          <table:table-cell office:value-type="string">
            <text:p>.001234</text:p>
          </table:table-cell>
          <table:table-cell table:number-columns-repeated="1014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19.11-22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330</text:p>
          </table:table-cell>
          <table:table-cell office:value-type="string">
            <text:p>.001189</text:p>
          </table:table-cell>
          <table:table-cell office:value-type="string">
            <text:p>.001158</text:p>
          </table:table-cell>
          <table:table-cell office:value-type="string">
            <text:p>.001404</text:p>
          </table:table-cell>
          <table:table-cell office:value-type="string">
            <text:p>.001403</text:p>
          </table:table-cell>
          <table:table-cell office:value-type="string">
            <text:p>.001489</text:p>
          </table:table-cell>
          <table:table-cell table:number-columns-repeated="1014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19.11-23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281</text:p>
          </table:table-cell>
          <table:table-cell office:value-type="string">
            <text:p>.001152</text:p>
          </table:table-cell>
          <table:table-cell office:value-type="string">
            <text:p>.001431</text:p>
          </table:table-cell>
          <table:table-cell office:value-type="string">
            <text:p>.000890</text:p>
          </table:table-cell>
          <table:table-cell office:value-type="string">
            <text:p>.001368</text:p>
          </table:table-cell>
          <table:table-cell office:value-type="string">
            <text:p>.001150</text:p>
          </table:table-cell>
          <table:table-cell table:number-columns-repeated="1014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20.11-00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318</text:p>
          </table:table-cell>
          <table:table-cell office:value-type="string">
            <text:p>.001743</text:p>
          </table:table-cell>
          <table:table-cell office:value-type="string">
            <text:p>.001256</text:p>
          </table:table-cell>
          <table:table-cell office:value-type="string">
            <text:p>.001263</text:p>
          </table:table-cell>
          <table:table-cell office:value-type="string">
            <text:p>.001112</text:p>
          </table:table-cell>
          <table:table-cell office:value-type="string">
            <text:p>.001009</text:p>
          </table:table-cell>
          <table:table-cell table:number-columns-repeated="1014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20.11-01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office:value-type="string">
            <text:p>87.267</text:p>
          </table:table-cell>
          <table:table-cell office:value-type="string">
            <text:p>.088602</text:p>
          </table:table-cell>
          <table:table-cell office:value-type="string">
            <text:p>.085627</text:p>
          </table:table-cell>
          <table:table-cell office:value-type="string">
            <text:p>.085434</text:p>
          </table:table-cell>
          <table:table-cell office:value-type="string">
            <text:p>.089982</text:p>
          </table:table-cell>
          <table:table-cell office:value-type="string">
            <text:p>.085922</text:p>
          </table:table-cell>
          <table:table-cell table:number-columns-repeated="1014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20.11-02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250</text:p>
          </table:table-cell>
          <table:table-cell office:value-type="string">
            <text:p>.001383</text:p>
          </table:table-cell>
          <table:table-cell office:value-type="string">
            <text:p>.001062</text:p>
          </table:table-cell>
          <table:table-cell office:value-type="string">
            <text:p>.001277</text:p>
          </table:table-cell>
          <table:table-cell office:value-type="string">
            <text:p>.001181</text:p>
          </table:table-cell>
          <table:table-cell office:value-type="string">
            <text:p>.001445</text:p>
          </table:table-cell>
          <table:table-cell table:number-columns-repeated="1014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20.11-03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429</text:p>
          </table:table-cell>
          <table:table-cell/>
          <table:table-cell office:value-type="string">
            <text:p>.001448</text:p>
          </table:table-cell>
          <table:table-cell office:value-type="string">
            <text:p>.001391</text:p>
          </table:table-cell>
          <table:table-cell office:value-type="string">
            <text:p>.001150</text:p>
          </table:table-cell>
          <table:table-cell office:value-type="string">
            <text:p>.001218</text:p>
          </table:table-cell>
          <table:table-cell table:number-columns-repeated="1014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20.11-04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479</text:p>
          </table:table-cell>
          <table:table-cell office:value-type="string">
            <text:p>.001396</text:p>
          </table:table-cell>
          <table:table-cell office:value-type="string">
            <text:p>.001209</text:p>
          </table:table-cell>
          <table:table-cell office:value-type="string">
            <text:p>.001171</text:p>
          </table:table-cell>
          <table:table-cell office:value-type="string">
            <text:p>.001489</text:p>
          </table:table-cell>
          <table:table-cell office:value-type="string">
            <text:p>.000898</text:p>
          </table:table-cell>
          <table:table-cell table:number-columns-repeated="1014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20.11-05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office:value-type="string">
            <text:p>85.628</text:p>
          </table:table-cell>
          <table:table-cell office:value-type="string">
            <text:p>.086600</text:p>
          </table:table-cell>
          <table:table-cell office:value-type="string">
            <text:p>.086018</text:p>
          </table:table-cell>
          <table:table-cell office:value-type="string">
            <text:p>.087147</text:p>
          </table:table-cell>
          <table:table-cell office:value-type="string">
            <text:p>.088193</text:p>
          </table:table-cell>
          <table:table-cell office:value-type="string">
            <text:p>.086461</text:p>
          </table:table-cell>
          <table:table-cell table:number-columns-repeated="1014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20.11-06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office:value-type="string">
            <text:p>88.312</text:p>
          </table:table-cell>
          <table:table-cell/>
          <table:table-cell office:value-type="string">
            <text:p>.088527</text:p>
          </table:table-cell>
          <table:table-cell office:value-type="string">
            <text:p>.089552</text:p>
          </table:table-cell>
          <table:table-cell office:value-type="string">
            <text:p>.088628</text:p>
          </table:table-cell>
          <table:table-cell table:number-columns-repeated="1015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20.11-07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office:value-type="string">
            <text:p>88.366</text:p>
          </table:table-cell>
          <table:table-cell office:value-type="string">
            <text:p>.088220</text:p>
          </table:table-cell>
          <table:table-cell office:value-type="string">
            <text:p>.087315</text:p>
          </table:table-cell>
          <table:table-cell office:value-type="string">
            <text:p>.088301</text:p>
          </table:table-cell>
          <table:table-cell office:value-type="string">
            <text:p>.089550</text:p>
          </table:table-cell>
          <table:table-cell office:value-type="string">
            <text:p>.085501</text:p>
          </table:table-cell>
          <table:table-cell table:number-columns-repeated="1014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20.11-08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office:value-type="string">
            <text:p>85.708</text:p>
          </table:table-cell>
          <table:table-cell office:value-type="string">
            <text:p>.088566</text:p>
          </table:table-cell>
          <table:table-cell office:value-type="string">
            <text:p>.085515</text:p>
          </table:table-cell>
          <table:table-cell office:value-type="string">
            <text:p>.088082</text:p>
          </table:table-cell>
          <table:table-cell office:value-type="string">
            <text:p>.087260</text:p>
          </table:table-cell>
          <table:table-cell office:value-type="string">
            <text:p>.089800</text:p>
          </table:table-cell>
          <table:table-cell table:number-columns-repeated="1014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20.11-09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190</text:p>
          </table:table-cell>
          <table:table-cell office:value-type="string">
            <text:p>.001316</text:p>
          </table:table-cell>
          <table:table-cell office:value-type="string">
            <text:p>.001243</text:p>
          </table:table-cell>
          <table:table-cell office:value-type="string">
            <text:p>.001209</text:p>
          </table:table-cell>
          <table:table-cell office:value-type="string">
            <text:p>.001211</text:p>
          </table:table-cell>
          <table:table-cell office:value-type="string">
            <text:p>.001201</text:p>
          </table:table-cell>
          <table:table-cell table:number-columns-repeated="1014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20.11-10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287</text:p>
          </table:table-cell>
          <table:table-cell office:value-type="string">
            <text:p>.001172</text:p>
          </table:table-cell>
          <table:table-cell office:value-type="string">
            <text:p>.001448</text:p>
          </table:table-cell>
          <table:table-cell office:value-type="string">
            <text:p>.001411</text:p>
          </table:table-cell>
          <table:table-cell office:value-type="string">
            <text:p>.001410</text:p>
          </table:table-cell>
          <table:table-cell office:value-type="string">
            <text:p>.001134</text:p>
          </table:table-cell>
          <table:table-cell table:number-columns-repeated="1014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20.11-11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235</text:p>
          </table:table-cell>
          <table:table-cell office:value-type="string">
            <text:p>.001293</text:p>
          </table:table-cell>
          <table:table-cell office:value-type="string">
            <text:p>.001398</text:p>
          </table:table-cell>
          <table:table-cell office:value-type="string">
            <text:p>.001200</text:p>
          </table:table-cell>
          <table:table-cell office:value-type="string">
            <text:p>.001229</text:p>
          </table:table-cell>
          <table:table-cell office:value-type="string">
            <text:p>.001032</text:p>
          </table:table-cell>
          <table:table-cell table:number-columns-repeated="1014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20.11-12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table:style-name="ce2" office:value-type="string">
            <text:p>1.339</text:p>
          </table:table-cell>
          <table:table-cell/>
          <table:table-cell office:value-type="string">
            <text:p>.001217</text:p>
          </table:table-cell>
          <table:table-cell office:value-type="string">
            <text:p>.001413</text:p>
          </table:table-cell>
          <table:table-cell office:value-type="string">
            <text:p>.001158</text:p>
          </table:table-cell>
          <table:table-cell office:value-type="string">
            <text:p>.001170</text:p>
          </table:table-cell>
          <table:table-cell table:number-columns-repeated="1014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20.11-13.30</text:p>
          </table:table-cell>
          <table:table-cell office:value-type="string">
            <text:p>usstandard</text:p>
          </table:table-cell>
          <table:table-cell office:value-type="string">
            <text:p>ireland</text:p>
          </table:table-cell>
          <table:table-cell office:value-type="string">
            <text:p>18.151</text:p>
          </table:table-cell>
          <table:table-cell office:value-type="string">
            <text:p>.018076</text:p>
          </table:table-cell>
          <table:table-cell office:value-type="string">
            <text:p>.017884</text:p>
          </table:table-cell>
          <table:table-cell office:value-type="string">
            <text:p>.018051</text:p>
          </table:table-cell>
          <table:table-cell office:value-type="string">
            <text:p>.017848</text:p>
          </table:table-cell>
          <table:table-cell office:value-type="string">
            <text:p>.018090</text:p>
          </table:table-cell>
          <table:table-cell table:number-columns-repeated="1014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16.11-14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31483</text:p>
          </table:table-cell>
          <table:table-cell office:value-type="string">
            <text:p>.030368</text:p>
          </table:table-cell>
          <table:table-cell office:value-type="string">
            <text:p>.018220</text:p>
          </table:table-cell>
          <table:table-cell office:value-type="string">
            <text:p>.028458</text:p>
          </table:table-cell>
          <table:table-cell office:value-type="string">
            <text:p>.026539</text:p>
          </table:table-cell>
          <table:table-cell table:number-columns-repeated="1014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16.11-15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9998</text:p>
          </table:table-cell>
          <table:table-cell office:value-type="string">
            <text:p>.032766</text:p>
          </table:table-cell>
          <table:table-cell office:value-type="string">
            <text:p>.032435</text:p>
          </table:table-cell>
          <table:table-cell office:value-type="string">
            <text:p>.029084</text:p>
          </table:table-cell>
          <table:table-cell office:value-type="string">
            <text:p>.032347</text:p>
          </table:table-cell>
          <table:table-cell table:number-columns-repeated="1014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16.11-16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6208</text:p>
          </table:table-cell>
          <table:table-cell office:value-type="string">
            <text:p>.048624</text:p>
          </table:table-cell>
          <table:table-cell office:value-type="string">
            <text:p>.054693</text:p>
          </table:table-cell>
          <table:table-cell office:value-type="string">
            <text:p>.028807</text:p>
          </table:table-cell>
          <table:table-cell office:value-type="string">
            <text:p>.041051</text:p>
          </table:table-cell>
          <table:table-cell table:number-columns-repeated="1014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16.11-17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38">
            <text:p>38</text:p>
          </table:table-cell>
          <table:table-cell office:value-type="string">
            <text:p>.040775</text:p>
          </table:table-cell>
          <table:table-cell office:value-type="string">
            <text:p>.016933</text:p>
          </table:table-cell>
          <table:table-cell office:value-type="string">
            <text:p>.028512</text:p>
          </table:table-cell>
          <table:table-cell office:value-type="string">
            <text:p>.037433</text:p>
          </table:table-cell>
          <table:table-cell office:value-type="string">
            <text:p>.026515</text:p>
          </table:table-cell>
          <table:table-cell table:number-columns-repeated="1014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16.11-18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62">
            <text:p>62</text:p>
          </table:table-cell>
          <table:table-cell office:value-type="string">
            <text:p>.050826</text:p>
          </table:table-cell>
          <table:table-cell office:value-type="string">
            <text:p>.030300</text:p>
          </table:table-cell>
          <table:table-cell office:value-type="string">
            <text:p>.037341</text:p>
          </table:table-cell>
          <table:table-cell office:value-type="string">
            <text:p>.027504</text:p>
          </table:table-cell>
          <table:table-cell office:value-type="string">
            <text:p>.030285</text:p>
          </table:table-cell>
          <table:table-cell table:number-columns-repeated="1014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16.11-19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8136</text:p>
          </table:table-cell>
          <table:table-cell office:value-type="string">
            <text:p>.027903</text:p>
          </table:table-cell>
          <table:table-cell office:value-type="string">
            <text:p>.029135</text:p>
          </table:table-cell>
          <table:table-cell office:value-type="string">
            <text:p>.031027</text:p>
          </table:table-cell>
          <table:table-cell office:value-type="string">
            <text:p>.028652</text:p>
          </table:table-cell>
          <table:table-cell table:number-columns-repeated="1014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16.11-20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7">
            <text:p>47</text:p>
          </table:table-cell>
          <table:table-cell office:value-type="string">
            <text:p>.035235</text:p>
          </table:table-cell>
          <table:table-cell office:value-type="string">
            <text:p>.039005</text:p>
          </table:table-cell>
          <table:table-cell office:value-type="string">
            <text:p>.085731</text:p>
          </table:table-cell>
          <table:table-cell office:value-type="string">
            <text:p>.031024</text:p>
          </table:table-cell>
          <table:table-cell office:value-type="string">
            <text:p>.029161</text:p>
          </table:table-cell>
          <table:table-cell table:number-columns-repeated="1014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16.11-21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27543</text:p>
          </table:table-cell>
          <table:table-cell office:value-type="string">
            <text:p>.029893</text:p>
          </table:table-cell>
          <table:table-cell office:value-type="string">
            <text:p>.033956</text:p>
          </table:table-cell>
          <table:table-cell office:value-type="string">
            <text:p>.031905</text:p>
          </table:table-cell>
          <table:table-cell office:value-type="string">
            <text:p>.035779</text:p>
          </table:table-cell>
          <table:table-cell table:number-columns-repeated="1014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16.11-22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13">
            <text:p>13</text:p>
          </table:table-cell>
          <table:table-cell office:value-type="string">
            <text:p>.030995</text:p>
          </table:table-cell>
          <table:table-cell office:value-type="string">
            <text:p>.028520</text:p>
          </table:table-cell>
          <table:table-cell office:value-type="string">
            <text:p>.040670</text:p>
          </table:table-cell>
          <table:table-cell office:value-type="string">
            <text:p>.058791</text:p>
          </table:table-cell>
          <table:table-cell office:value-type="string">
            <text:p>.039222</text:p>
          </table:table-cell>
          <table:table-cell table:number-columns-repeated="1014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16.11-23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6">
            <text:p>46</text:p>
          </table:table-cell>
          <table:table-cell office:value-type="string">
            <text:p>.030422</text:p>
          </table:table-cell>
          <table:table-cell office:value-type="string">
            <text:p>.033366</text:p>
          </table:table-cell>
          <table:table-cell office:value-type="string">
            <text:p>.039679</text:p>
          </table:table-cell>
          <table:table-cell office:value-type="string">
            <text:p>.031850</text:p>
          </table:table-cell>
          <table:table-cell office:value-type="string">
            <text:p>.031769</text:p>
          </table:table-cell>
          <table:table-cell table:number-columns-repeated="1014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17.11-00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0338</text:p>
          </table:table-cell>
          <table:table-cell office:value-type="string">
            <text:p>.033193</text:p>
          </table:table-cell>
          <table:table-cell office:value-type="string">
            <text:p>.039576</text:p>
          </table:table-cell>
          <table:table-cell office:value-type="string">
            <text:p>.038703</text:p>
          </table:table-cell>
          <table:table-cell office:value-type="string">
            <text:p>.029482</text:p>
          </table:table-cell>
          <table:table-cell table:number-columns-repeated="1014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17.11-01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37">
            <text:p>37</text:p>
          </table:table-cell>
          <table:table-cell office:value-type="string">
            <text:p>.027500</text:p>
          </table:table-cell>
          <table:table-cell office:value-type="string">
            <text:p>.029377</text:p>
          </table:table-cell>
          <table:table-cell office:value-type="string">
            <text:p>.036495</text:p>
          </table:table-cell>
          <table:table-cell office:value-type="string">
            <text:p>.028885</text:p>
          </table:table-cell>
          <table:table-cell office:value-type="string">
            <text:p>.028567</text:p>
          </table:table-cell>
          <table:table-cell table:number-columns-repeated="1014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17.11-02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27533</text:p>
          </table:table-cell>
          <table:table-cell office:value-type="string">
            <text:p>.027675</text:p>
          </table:table-cell>
          <table:table-cell office:value-type="string">
            <text:p>.039910</text:p>
          </table:table-cell>
          <table:table-cell office:value-type="string">
            <text:p>.029283</text:p>
          </table:table-cell>
          <table:table-cell office:value-type="string">
            <text:p>.033773</text:p>
          </table:table-cell>
          <table:table-cell table:number-columns-repeated="1014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17.11-03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38307</text:p>
          </table:table-cell>
          <table:table-cell office:value-type="string">
            <text:p>.027609</text:p>
          </table:table-cell>
          <table:table-cell office:value-type="string">
            <text:p>.029575</text:p>
          </table:table-cell>
          <table:table-cell office:value-type="string">
            <text:p>.038280</text:p>
          </table:table-cell>
          <table:table-cell office:value-type="string">
            <text:p>.029952</text:p>
          </table:table-cell>
          <table:table-cell table:number-columns-repeated="1014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17.11-04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30103</text:p>
          </table:table-cell>
          <table:table-cell office:value-type="string">
            <text:p>.031001</text:p>
          </table:table-cell>
          <table:table-cell office:value-type="string">
            <text:p>.027453</text:p>
          </table:table-cell>
          <table:table-cell office:value-type="string">
            <text:p>.027134</text:p>
          </table:table-cell>
          <table:table-cell office:value-type="string">
            <text:p>.029706</text:p>
          </table:table-cell>
          <table:table-cell table:number-columns-repeated="1014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17.11-05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38">
            <text:p>38</text:p>
          </table:table-cell>
          <table:table-cell office:value-type="string">
            <text:p>.031048</text:p>
          </table:table-cell>
          <table:table-cell office:value-type="string">
            <text:p>.033089</text:p>
          </table:table-cell>
          <table:table-cell office:value-type="string">
            <text:p>.029335</text:p>
          </table:table-cell>
          <table:table-cell office:value-type="string">
            <text:p>.029186</text:p>
          </table:table-cell>
          <table:table-cell office:value-type="string">
            <text:p>.026879</text:p>
          </table:table-cell>
          <table:table-cell table:number-columns-repeated="1014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17.11-06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83">
            <text:p>83</text:p>
          </table:table-cell>
          <table:table-cell office:value-type="string">
            <text:p>.027088</text:p>
          </table:table-cell>
          <table:table-cell office:value-type="string">
            <text:p>.036533</text:p>
          </table:table-cell>
          <table:table-cell office:value-type="string">
            <text:p>.026649</text:p>
          </table:table-cell>
          <table:table-cell office:value-type="string">
            <text:p>.029786</text:p>
          </table:table-cell>
          <table:table-cell office:value-type="string">
            <text:p>.027403</text:p>
          </table:table-cell>
          <table:table-cell table:number-columns-repeated="1014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17.11-07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29059</text:p>
          </table:table-cell>
          <table:table-cell office:value-type="string">
            <text:p>.031064</text:p>
          </table:table-cell>
          <table:table-cell office:value-type="string">
            <text:p>.030193</text:p>
          </table:table-cell>
          <table:table-cell office:value-type="string">
            <text:p>.028293</text:p>
          </table:table-cell>
          <table:table-cell office:value-type="string">
            <text:p>.049020</text:p>
          </table:table-cell>
          <table:table-cell table:number-columns-repeated="1014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17.11-08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33196</text:p>
          </table:table-cell>
          <table:table-cell office:value-type="string">
            <text:p>.034709</text:p>
          </table:table-cell>
          <table:table-cell office:value-type="string">
            <text:p>.030911</text:p>
          </table:table-cell>
          <table:table-cell office:value-type="string">
            <text:p>.031968</text:p>
          </table:table-cell>
          <table:table-cell office:value-type="string">
            <text:p>.040429</text:p>
          </table:table-cell>
          <table:table-cell table:number-columns-repeated="1014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17.11-09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30118</text:p>
          </table:table-cell>
          <table:table-cell office:value-type="string">
            <text:p>.026400</text:p>
          </table:table-cell>
          <table:table-cell office:value-type="string">
            <text:p>.054718</text:p>
          </table:table-cell>
          <table:table-cell office:value-type="string">
            <text:p>.026701</text:p>
          </table:table-cell>
          <table:table-cell office:value-type="string">
            <text:p>.027510</text:p>
          </table:table-cell>
          <table:table-cell table:number-columns-repeated="1014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17.11-10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41545</text:p>
          </table:table-cell>
          <table:table-cell office:value-type="string">
            <text:p>.030213</text:p>
          </table:table-cell>
          <table:table-cell office:value-type="string">
            <text:p>.035863</text:p>
          </table:table-cell>
          <table:table-cell office:value-type="string">
            <text:p>.055173</text:p>
          </table:table-cell>
          <table:table-cell office:value-type="string">
            <text:p>.001826</text:p>
          </table:table-cell>
          <table:table-cell table:number-columns-repeated="1014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17.11-11.00</text:p>
          </table:table-cell>
          <table:table-cell office:value-type="string">
            <text:p>usstandard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06069</text:p>
          </table:table-cell>
          <table:table-cell office:value-type="string">
            <text:p>.037658</text:p>
          </table:table-cell>
          <table:table-cell office:value-type="string">
            <text:p>.028717</text:p>
          </table:table-cell>
          <table:table-cell office:value-type="string">
            <text:p>.028396</text:p>
          </table:table-cell>
          <table:table-cell office:value-type="string">
            <text:p>.026966</text:p>
          </table:table-cell>
          <table:table-cell table:number-columns-repeated="1014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19.11-17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03</text:p>
          </table:table-cell>
          <table:table-cell office:value-type="string">
            <text:p>.000459</text:p>
          </table:table-cell>
          <table:table-cell office:value-type="string">
            <text:p>.000675</text:p>
          </table:table-cell>
          <table:table-cell office:value-type="string">
            <text:p>.000680</text:p>
          </table:table-cell>
          <table:table-cell office:value-type="string">
            <text:p>.000543</text:p>
          </table:table-cell>
          <table:table-cell office:value-type="string">
            <text:p>.000683</text:p>
          </table:table-cell>
          <table:table-cell table:number-columns-repeated="1014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19.11-18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699</text:p>
          </table:table-cell>
          <table:table-cell office:value-type="string">
            <text:p>.000658</text:p>
          </table:table-cell>
          <table:table-cell office:value-type="string">
            <text:p>.000723</text:p>
          </table:table-cell>
          <table:table-cell office:value-type="string">
            <text:p>.000671</text:p>
          </table:table-cell>
          <table:table-cell office:value-type="string">
            <text:p>.000601</text:p>
          </table:table-cell>
          <table:table-cell office:value-type="string">
            <text:p>.000366</text:p>
          </table:table-cell>
          <table:table-cell table:number-columns-repeated="1014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19.11-19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table:style-name="ce2" office:value-type="string">
            <text:p>1.586</text:p>
          </table:table-cell>
          <table:table-cell office:value-type="string">
            <text:p>.001469</text:p>
          </table:table-cell>
          <table:table-cell office:value-type="string">
            <text:p>.001444</text:p>
          </table:table-cell>
          <table:table-cell office:value-type="string">
            <text:p>.001469</text:p>
          </table:table-cell>
          <table:table-cell office:value-type="string">
            <text:p>.001284</text:p>
          </table:table-cell>
          <table:table-cell office:value-type="string">
            <text:p>.002281</text:p>
          </table:table-cell>
          <table:table-cell table:number-columns-repeated="1014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19.11-20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16</text:p>
          </table:table-cell>
          <table:table-cell office:value-type="string">
            <text:p>.000479</text:p>
          </table:table-cell>
          <table:table-cell office:value-type="string">
            <text:p>.000609</text:p>
          </table:table-cell>
          <table:table-cell office:value-type="string">
            <text:p>.000864</text:p>
          </table:table-cell>
          <table:table-cell office:value-type="string">
            <text:p>.000677</text:p>
          </table:table-cell>
          <table:table-cell office:value-type="string">
            <text:p>.000650</text:p>
          </table:table-cell>
          <table:table-cell table:number-columns-repeated="1014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19.11-21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32</text:p>
          </table:table-cell>
          <table:table-cell office:value-type="string">
            <text:p>.000736</text:p>
          </table:table-cell>
          <table:table-cell office:value-type="string">
            <text:p>.000668</text:p>
          </table:table-cell>
          <table:table-cell office:value-type="string">
            <text:p>.000490</text:p>
          </table:table-cell>
          <table:table-cell office:value-type="string">
            <text:p>.000687</text:p>
          </table:table-cell>
          <table:table-cell office:value-type="string">
            <text:p>.000466</text:p>
          </table:table-cell>
          <table:table-cell table:number-columns-repeated="1014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19.11-22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635</text:p>
          </table:table-cell>
          <table:table-cell office:value-type="string">
            <text:p>.000650</text:p>
          </table:table-cell>
          <table:table-cell office:value-type="string">
            <text:p>.000674</text:p>
          </table:table-cell>
          <table:table-cell office:value-type="string">
            <text:p>.000696</text:p>
          </table:table-cell>
          <table:table-cell office:value-type="string">
            <text:p>.000707</text:p>
          </table:table-cell>
          <table:table-cell office:value-type="string">
            <text:p>.000657</text:p>
          </table:table-cell>
          <table:table-cell table:number-columns-repeated="1014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19.11-23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638</text:p>
          </table:table-cell>
          <table:table-cell office:value-type="string">
            <text:p>.000710</text:p>
          </table:table-cell>
          <table:table-cell office:value-type="string">
            <text:p>.000613</text:p>
          </table:table-cell>
          <table:table-cell/>
          <table:table-cell office:value-type="string">
            <text:p>.000419</text:p>
          </table:table-cell>
          <table:table-cell office:value-type="string">
            <text:p>.000710</text:p>
          </table:table-cell>
          <table:table-cell table:number-columns-repeated="1014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20.11-00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640</text:p>
          </table:table-cell>
          <table:table-cell table:number-columns-repeated="3"/>
          <table:table-cell office:value-type="string">
            <text:p>.000433</text:p>
          </table:table-cell>
          <table:table-cell office:value-type="string">
            <text:p>.000723</text:p>
          </table:table-cell>
          <table:table-cell table:number-columns-repeated="1014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20.11-01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00</text:p>
          </table:table-cell>
          <table:table-cell office:value-type="string">
            <text:p>.000432</text:p>
          </table:table-cell>
          <table:table-cell office:value-type="string">
            <text:p>.000556</text:p>
          </table:table-cell>
          <table:table-cell office:value-type="string">
            <text:p>.000646</text:p>
          </table:table-cell>
          <table:table-cell office:value-type="string">
            <text:p>.000648</text:p>
          </table:table-cell>
          <table:table-cell office:value-type="string">
            <text:p>.000630</text:p>
          </table:table-cell>
          <table:table-cell table:number-columns-repeated="1014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20.11-02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18</text:p>
          </table:table-cell>
          <table:table-cell office:value-type="string">
            <text:p>.000673</text:p>
          </table:table-cell>
          <table:table-cell office:value-type="string">
            <text:p>.000599</text:p>
          </table:table-cell>
          <table:table-cell office:value-type="string">
            <text:p>.000678</text:p>
          </table:table-cell>
          <table:table-cell office:value-type="string">
            <text:p>.000663</text:p>
          </table:table-cell>
          <table:table-cell office:value-type="string">
            <text:p>.000641</text:p>
          </table:table-cell>
          <table:table-cell table:number-columns-repeated="1014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20.11-03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02</text:p>
          </table:table-cell>
          <table:table-cell office:value-type="string">
            <text:p>.000606</text:p>
          </table:table-cell>
          <table:table-cell office:value-type="string">
            <text:p>.000524</text:p>
          </table:table-cell>
          <table:table-cell office:value-type="string">
            <text:p>.000713</text:p>
          </table:table-cell>
          <table:table-cell office:value-type="string">
            <text:p>.000668</text:p>
          </table:table-cell>
          <table:table-cell office:value-type="string">
            <text:p>.000903</text:p>
          </table:table-cell>
          <table:table-cell table:number-columns-repeated="1014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20.11-04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table:style-name="ce2" office:value-type="string">
            <text:p>1.625</text:p>
          </table:table-cell>
          <table:table-cell office:value-type="string">
            <text:p>.001387</text:p>
          </table:table-cell>
          <table:table-cell office:value-type="string">
            <text:p>.001477</text:p>
          </table:table-cell>
          <table:table-cell office:value-type="string">
            <text:p>.001418</text:p>
          </table:table-cell>
          <table:table-cell office:value-type="string">
            <text:p>.001403</text:p>
          </table:table-cell>
          <table:table-cell office:value-type="string">
            <text:p>.001406</text:p>
          </table:table-cell>
          <table:table-cell table:number-columns-repeated="1014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20.11-05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46</text:p>
          </table:table-cell>
          <table:table-cell office:value-type="string">
            <text:p>.000780</text:p>
          </table:table-cell>
          <table:table-cell office:value-type="string">
            <text:p>.000472</text:p>
          </table:table-cell>
          <table:table-cell office:value-type="string">
            <text:p>.000435</text:p>
          </table:table-cell>
          <table:table-cell office:value-type="string">
            <text:p>.000658</text:p>
          </table:table-cell>
          <table:table-cell office:value-type="string">
            <text:p>.000751</text:p>
          </table:table-cell>
          <table:table-cell table:number-columns-repeated="1014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20.11-06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24</text:p>
          </table:table-cell>
          <table:table-cell office:value-type="string">
            <text:p>.000708</text:p>
          </table:table-cell>
          <table:table-cell office:value-type="string">
            <text:p>.000364</text:p>
          </table:table-cell>
          <table:table-cell office:value-type="string">
            <text:p>.000676</text:p>
          </table:table-cell>
          <table:table-cell office:value-type="string">
            <text:p>.000627</text:p>
          </table:table-cell>
          <table:table-cell office:value-type="string">
            <text:p>.000660</text:p>
          </table:table-cell>
          <table:table-cell table:number-columns-repeated="1014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20.11-07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table:style-name="ce2" office:value-type="string">
            <text:p>1.491</text:p>
          </table:table-cell>
          <table:table-cell office:value-type="string">
            <text:p>.001465</text:p>
          </table:table-cell>
          <table:table-cell office:value-type="string">
            <text:p>.001229</text:p>
          </table:table-cell>
          <table:table-cell office:value-type="string">
            <text:p>.001474</text:p>
          </table:table-cell>
          <table:table-cell office:value-type="string">
            <text:p>.001420</text:p>
          </table:table-cell>
          <table:table-cell office:value-type="string">
            <text:p>.001637</text:p>
          </table:table-cell>
          <table:table-cell table:number-columns-repeated="1014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20.11-08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730</text:p>
          </table:table-cell>
          <table:table-cell office:value-type="string">
            <text:p>.000643</text:p>
          </table:table-cell>
          <table:table-cell office:value-type="string">
            <text:p>.000516</text:p>
          </table:table-cell>
          <table:table-cell office:value-type="string">
            <text:p>.000720</text:p>
          </table:table-cell>
          <table:table-cell office:value-type="string">
            <text:p>.000428</text:p>
          </table:table-cell>
          <table:table-cell office:value-type="string">
            <text:p>.000583</text:p>
          </table:table-cell>
          <table:table-cell table:number-columns-repeated="1014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20.11-09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table:style-name="ce2" office:value-type="string">
            <text:p>1.479</text:p>
          </table:table-cell>
          <table:table-cell office:value-type="string">
            <text:p>.001483</text:p>
          </table:table-cell>
          <table:table-cell office:value-type="string">
            <text:p>.001392</text:p>
          </table:table-cell>
          <table:table-cell office:value-type="string">
            <text:p>.001480</text:p>
          </table:table-cell>
          <table:table-cell office:value-type="string">
            <text:p>.001285</text:p>
          </table:table-cell>
          <table:table-cell office:value-type="string">
            <text:p>.001427</text:p>
          </table:table-cell>
          <table:table-cell table:number-columns-repeated="1014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20.11-10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692</text:p>
          </table:table-cell>
          <table:table-cell office:value-type="string">
            <text:p>.000561</text:p>
          </table:table-cell>
          <table:table-cell office:value-type="string">
            <text:p>.000390</text:p>
          </table:table-cell>
          <table:table-cell office:value-type="string">
            <text:p>.000660</text:p>
          </table:table-cell>
          <table:table-cell office:value-type="string">
            <text:p>.000403</text:p>
          </table:table-cell>
          <table:table-cell office:value-type="string">
            <text:p>.000715</text:p>
          </table:table-cell>
          <table:table-cell table:number-columns-repeated="1014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20.11-11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table:style-name="ce2" office:value-type="string">
            <text:p>1.561</text:p>
          </table:table-cell>
          <table:table-cell office:value-type="string">
            <text:p>.001203</text:p>
          </table:table-cell>
          <table:table-cell office:value-type="string">
            <text:p>.001402</text:p>
          </table:table-cell>
          <table:table-cell table:number-columns-repeated="2" office:value-type="string">
            <text:p>.001437</text:p>
          </table:table-cell>
          <table:table-cell office:value-type="string">
            <text:p>.001466</text:p>
          </table:table-cell>
          <table:table-cell table:number-columns-repeated="1014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20.11-12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table:style-name="ce2" office:value-type="string">
            <text:p>1.455</text:p>
          </table:table-cell>
          <table:table-cell office:value-type="string">
            <text:p>.001529</text:p>
          </table:table-cell>
          <table:table-cell office:value-type="string">
            <text:p>.001450</text:p>
          </table:table-cell>
          <table:table-cell office:value-type="string">
            <text:p>.001510</text:p>
          </table:table-cell>
          <table:table-cell office:value-type="string">
            <text:p>.001396</text:p>
          </table:table-cell>
          <table:table-cell office:value-type="string">
            <text:p>.001422</text:p>
          </table:table-cell>
          <table:table-cell table:number-columns-repeated="1014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20.11-13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table:style-name="ce2" office:value-type="string">
            <text:p>1.503</text:p>
          </table:table-cell>
          <table:table-cell table:number-columns-repeated="3"/>
          <table:table-cell office:value-type="string">
            <text:p>.001434</text:p>
          </table:table-cell>
          <table:table-cell office:value-type="string">
            <text:p>.001364</text:p>
          </table:table-cell>
          <table:table-cell table:number-columns-repeated="1014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20.11-14.35</text:p>
          </table:table-cell>
          <table:table-cell office:value-type="string">
            <text:p>usstandard</text:p>
          </table:table-cell>
          <table:table-cell office:value-type="string">
            <text:p>singapore</text:p>
          </table:table-cell>
          <table:table-cell office:value-type="string">
            <text:p>0.693</text:p>
          </table:table-cell>
          <table:table-cell office:value-type="string">
            <text:p>.000501</text:p>
          </table:table-cell>
          <table:table-cell office:value-type="string">
            <text:p>.000454</text:p>
          </table:table-cell>
          <table:table-cell office:value-type="string">
            <text:p>.000599</text:p>
          </table:table-cell>
          <table:table-cell office:value-type="string">
            <text:p>.000761</text:p>
          </table:table-cell>
          <table:table-cell office:value-type="string">
            <text:p>.000711</text:p>
          </table:table-cell>
          <table:table-cell table:number-columns-repeated="1014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19.11-17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table:style-name="ce2" office:value-type="string">
            <text:p>2.223</text:p>
          </table:table-cell>
          <table:table-cell office:value-type="string">
            <text:p>.002177</text:p>
          </table:table-cell>
          <table:table-cell office:value-type="string">
            <text:p>.002425</text:p>
          </table:table-cell>
          <table:table-cell office:value-type="string">
            <text:p>.002495</text:p>
          </table:table-cell>
          <table:table-cell office:value-type="string">
            <text:p>.002834</text:p>
          </table:table-cell>
          <table:table-cell table:number-columns-repeated="1015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19.11-18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43</text:p>
          </table:table-cell>
          <table:table-cell office:value-type="string">
            <text:p>.000452</text:p>
          </table:table-cell>
          <table:table-cell office:value-type="string">
            <text:p>.000684</text:p>
          </table:table-cell>
          <table:table-cell office:value-type="string">
            <text:p>.000438</text:p>
          </table:table-cell>
          <table:table-cell office:value-type="string">
            <text:p>.000427</text:p>
          </table:table-cell>
          <table:table-cell office:value-type="string">
            <text:p>.000733</text:p>
          </table:table-cell>
          <table:table-cell table:number-columns-repeated="1014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19.11-19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89</text:p>
          </table:table-cell>
          <table:table-cell office:value-type="string">
            <text:p>.000669</text:p>
          </table:table-cell>
          <table:table-cell office:value-type="string">
            <text:p>.000724</text:p>
          </table:table-cell>
          <table:table-cell office:value-type="string">
            <text:p>.000691</text:p>
          </table:table-cell>
          <table:table-cell office:value-type="string">
            <text:p>.000581</text:p>
          </table:table-cell>
          <table:table-cell office:value-type="string">
            <text:p>.000714</text:p>
          </table:table-cell>
          <table:table-cell table:number-columns-repeated="1014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19.11-20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70</text:p>
          </table:table-cell>
          <table:table-cell office:value-type="string">
            <text:p>.000688</text:p>
          </table:table-cell>
          <table:table-cell office:value-type="string">
            <text:p>.000722</text:p>
          </table:table-cell>
          <table:table-cell office:value-type="string">
            <text:p>.000458</text:p>
          </table:table-cell>
          <table:table-cell office:value-type="string">
            <text:p>.000666</text:p>
          </table:table-cell>
          <table:table-cell office:value-type="string">
            <text:p>.000708</text:p>
          </table:table-cell>
          <table:table-cell table:number-columns-repeated="1014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19.11-21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809</text:p>
          </table:table-cell>
          <table:table-cell office:value-type="string">
            <text:p>.000678</text:p>
          </table:table-cell>
          <table:table-cell office:value-type="string">
            <text:p>.000664</text:p>
          </table:table-cell>
          <table:table-cell office:value-type="string">
            <text:p>.000636</text:p>
          </table:table-cell>
          <table:table-cell office:value-type="string">
            <text:p>.000702</text:p>
          </table:table-cell>
          <table:table-cell office:value-type="string">
            <text:p>.000636</text:p>
          </table:table-cell>
          <table:table-cell table:number-columns-repeated="1014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19.11-22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809</text:p>
          </table:table-cell>
          <table:table-cell office:value-type="string">
            <text:p>.000639</text:p>
          </table:table-cell>
          <table:table-cell office:value-type="string">
            <text:p>.000636</text:p>
          </table:table-cell>
          <table:table-cell office:value-type="string">
            <text:p>.000691</text:p>
          </table:table-cell>
          <table:table-cell office:value-type="string">
            <text:p>.000617</text:p>
          </table:table-cell>
          <table:table-cell office:value-type="string">
            <text:p>.000644</text:p>
          </table:table-cell>
          <table:table-cell table:number-columns-repeated="1014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19.11-23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80</text:p>
          </table:table-cell>
          <table:table-cell office:value-type="string">
            <text:p>.000751</text:p>
          </table:table-cell>
          <table:table-cell office:value-type="string">
            <text:p>.000464</text:p>
          </table:table-cell>
          <table:table-cell office:value-type="string">
            <text:p>.000676</text:p>
          </table:table-cell>
          <table:table-cell office:value-type="string">
            <text:p>.000724</text:p>
          </table:table-cell>
          <table:table-cell office:value-type="string">
            <text:p>.000606</text:p>
          </table:table-cell>
          <table:table-cell table:number-columns-repeated="1014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20.11-00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905</text:p>
          </table:table-cell>
          <table:table-cell office:value-type="string">
            <text:p>.000559</text:p>
          </table:table-cell>
          <table:table-cell office:value-type="string">
            <text:p>.000541</text:p>
          </table:table-cell>
          <table:table-cell office:value-type="string">
            <text:p>.000474</text:p>
          </table:table-cell>
          <table:table-cell office:value-type="string">
            <text:p>.000715</text:p>
          </table:table-cell>
          <table:table-cell office:value-type="string">
            <text:p>.000637</text:p>
          </table:table-cell>
          <table:table-cell table:number-columns-repeated="1014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20.11-01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861</text:p>
          </table:table-cell>
          <table:table-cell office:value-type="string">
            <text:p>.000610</text:p>
          </table:table-cell>
          <table:table-cell office:value-type="string">
            <text:p>.000601</text:p>
          </table:table-cell>
          <table:table-cell office:value-type="string">
            <text:p>.000407</text:p>
          </table:table-cell>
          <table:table-cell office:value-type="string">
            <text:p>.000626</text:p>
          </table:table-cell>
          <table:table-cell office:value-type="string">
            <text:p>.000583</text:p>
          </table:table-cell>
          <table:table-cell table:number-columns-repeated="1014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20.11-02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56</text:p>
          </table:table-cell>
          <table:table-cell office:value-type="string">
            <text:p>.000402</text:p>
          </table:table-cell>
          <table:table-cell office:value-type="string">
            <text:p>.000604</text:p>
          </table:table-cell>
          <table:table-cell office:value-type="string">
            <text:p>.000692</text:p>
          </table:table-cell>
          <table:table-cell office:value-type="string">
            <text:p>.000838</text:p>
          </table:table-cell>
          <table:table-cell office:value-type="string">
            <text:p>.000713</text:p>
          </table:table-cell>
          <table:table-cell table:number-columns-repeated="1014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20.11-03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95</text:p>
          </table:table-cell>
          <table:table-cell office:value-type="string">
            <text:p>.000701</text:p>
          </table:table-cell>
          <table:table-cell table:number-columns-repeated="2"/>
          <table:table-cell office:value-type="string">
            <text:p>.000663</text:p>
          </table:table-cell>
          <table:table-cell office:value-type="string">
            <text:p>.000659</text:p>
          </table:table-cell>
          <table:table-cell table:number-columns-repeated="1014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20.11-04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37</text:p>
          </table:table-cell>
          <table:table-cell office:value-type="string">
            <text:p>.000502</text:p>
          </table:table-cell>
          <table:table-cell office:value-type="string">
            <text:p>.000479</text:p>
          </table:table-cell>
          <table:table-cell office:value-type="string">
            <text:p>.000710</text:p>
          </table:table-cell>
          <table:table-cell office:value-type="string">
            <text:p>.000661</text:p>
          </table:table-cell>
          <table:table-cell office:value-type="string">
            <text:p>.000675</text:p>
          </table:table-cell>
          <table:table-cell table:number-columns-repeated="1014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20.11-05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880</text:p>
          </table:table-cell>
          <table:table-cell office:value-type="string">
            <text:p>.000768</text:p>
          </table:table-cell>
          <table:table-cell office:value-type="string">
            <text:p>.000469</text:p>
          </table:table-cell>
          <table:table-cell office:value-type="string">
            <text:p>.000700</text:p>
          </table:table-cell>
          <table:table-cell office:value-type="string">
            <text:p>.000468</text:p>
          </table:table-cell>
          <table:table-cell office:value-type="string">
            <text:p>.000504</text:p>
          </table:table-cell>
          <table:table-cell table:number-columns-repeated="1014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20.11-06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841</text:p>
          </table:table-cell>
          <table:table-cell office:value-type="string">
            <text:p>.000510</text:p>
          </table:table-cell>
          <table:table-cell office:value-type="string">
            <text:p>.000482</text:p>
          </table:table-cell>
          <table:table-cell office:value-type="string">
            <text:p>.000444</text:p>
          </table:table-cell>
          <table:table-cell office:value-type="string">
            <text:p>.000575</text:p>
          </table:table-cell>
          <table:table-cell office:value-type="string">
            <text:p>.000716</text:p>
          </table:table-cell>
          <table:table-cell table:number-columns-repeated="1014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20.11-07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98</text:p>
          </table:table-cell>
          <table:table-cell office:value-type="string">
            <text:p>.000711</text:p>
          </table:table-cell>
          <table:table-cell office:value-type="string">
            <text:p>.000733</text:p>
          </table:table-cell>
          <table:table-cell office:value-type="string">
            <text:p>.000673</text:p>
          </table:table-cell>
          <table:table-cell office:value-type="string">
            <text:p>.000737</text:p>
          </table:table-cell>
          <table:table-cell office:value-type="string">
            <text:p>.000394</text:p>
          </table:table-cell>
          <table:table-cell table:number-columns-repeated="1014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20.11-08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657</text:p>
          </table:table-cell>
          <table:table-cell office:value-type="string">
            <text:p>.000670</text:p>
          </table:table-cell>
          <table:table-cell office:value-type="string">
            <text:p>.000439</text:p>
          </table:table-cell>
          <table:table-cell office:value-type="string">
            <text:p>.000683</text:p>
          </table:table-cell>
          <table:table-cell office:value-type="string">
            <text:p>.000722</text:p>
          </table:table-cell>
          <table:table-cell office:value-type="string">
            <text:p>.000446</text:p>
          </table:table-cell>
          <table:table-cell table:number-columns-repeated="1014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20.11-09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37</text:p>
          </table:table-cell>
          <table:table-cell/>
          <table:table-cell office:value-type="string">
            <text:p>.000655</text:p>
          </table:table-cell>
          <table:table-cell office:value-type="string">
            <text:p>.000425</text:p>
          </table:table-cell>
          <table:table-cell office:value-type="string">
            <text:p>.000616</text:p>
          </table:table-cell>
          <table:table-cell office:value-type="string">
            <text:p>.000716</text:p>
          </table:table-cell>
          <table:table-cell table:number-columns-repeated="1014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20.11-10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806</text:p>
          </table:table-cell>
          <table:table-cell office:value-type="string">
            <text:p>.000420</text:p>
          </table:table-cell>
          <table:table-cell office:value-type="string">
            <text:p>.000692</text:p>
          </table:table-cell>
          <table:table-cell office:value-type="string">
            <text:p>.000600</text:p>
          </table:table-cell>
          <table:table-cell office:value-type="string">
            <text:p>.000627</text:p>
          </table:table-cell>
          <table:table-cell office:value-type="string">
            <text:p>.000747</text:p>
          </table:table-cell>
          <table:table-cell table:number-columns-repeated="1014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20.11-11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856</text:p>
          </table:table-cell>
          <table:table-cell office:value-type="string">
            <text:p>.000705</text:p>
          </table:table-cell>
          <table:table-cell office:value-type="string">
            <text:p>.000573</text:p>
          </table:table-cell>
          <table:table-cell office:value-type="string">
            <text:p>.000648</text:p>
          </table:table-cell>
          <table:table-cell office:value-type="string">
            <text:p>.000724</text:p>
          </table:table-cell>
          <table:table-cell office:value-type="string">
            <text:p>.000648</text:p>
          </table:table-cell>
          <table:table-cell table:number-columns-repeated="1014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20.11-12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46</text:p>
          </table:table-cell>
          <table:table-cell office:value-type="string">
            <text:p>.000641</text:p>
          </table:table-cell>
          <table:table-cell office:value-type="string">
            <text:p>.000651</text:p>
          </table:table-cell>
          <table:table-cell office:value-type="string">
            <text:p>.000701</text:p>
          </table:table-cell>
          <table:table-cell office:value-type="string">
            <text:p>.000602</text:p>
          </table:table-cell>
          <table:table-cell office:value-type="string">
            <text:p>.000684</text:p>
          </table:table-cell>
          <table:table-cell table:number-columns-repeated="1014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20.11-13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48</text:p>
          </table:table-cell>
          <table:table-cell table:number-columns-repeated="3"/>
          <table:table-cell office:value-type="string">
            <text:p>.000659</text:p>
          </table:table-cell>
          <table:table-cell office:value-type="string">
            <text:p>.000657</text:p>
          </table:table-cell>
          <table:table-cell table:number-columns-repeated="1014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20.11-14.40</text:p>
          </table:table-cell>
          <table:table-cell office:value-type="string">
            <text:p>saopaulo</text:p>
          </table:table-cell>
          <table:table-cell office:value-type="string">
            <text:p>california</text:p>
          </table:table-cell>
          <table:table-cell office:value-type="string">
            <text:p>0.754</text:p>
          </table:table-cell>
          <table:table-cell office:value-type="string">
            <text:p>.000573</text:p>
          </table:table-cell>
          <table:table-cell office:value-type="string">
            <text:p>.000566</text:p>
          </table:table-cell>
          <table:table-cell office:value-type="string">
            <text:p>.000435</text:p>
          </table:table-cell>
          <table:table-cell office:value-type="string">
            <text:p>.000526</text:p>
          </table:table-cell>
          <table:table-cell office:value-type="string">
            <text:p>.000687</text:p>
          </table:table-cell>
          <table:table-cell table:number-columns-repeated="1014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19.11-17.32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office:value-type="string">
            <text:p>81.939</text:p>
          </table:table-cell>
          <table:table-cell office:value-type="string">
            <text:p>.086978</text:p>
          </table:table-cell>
          <table:table-cell office:value-type="string">
            <text:p>.087563</text:p>
          </table:table-cell>
          <table:table-cell office:value-type="string">
            <text:p>.087774</text:p>
          </table:table-cell>
          <table:table-cell office:value-type="string">
            <text:p>.083704</text:p>
          </table:table-cell>
          <table:table-cell office:value-type="string">
            <text:p>.084145</text:p>
          </table:table-cell>
          <table:table-cell table:number-columns-repeated="1014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19.11-18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257</text:p>
          </table:table-cell>
          <table:table-cell office:value-type="string">
            <text:p>.001121</text:p>
          </table:table-cell>
          <table:table-cell office:value-type="string">
            <text:p>.001135</text:p>
          </table:table-cell>
          <table:table-cell office:value-type="string">
            <text:p>.001420</text:p>
          </table:table-cell>
          <table:table-cell office:value-type="string">
            <text:p>.001205</text:p>
          </table:table-cell>
          <table:table-cell office:value-type="string">
            <text:p>.001402</text:p>
          </table:table-cell>
          <table:table-cell table:number-columns-repeated="1014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19.11-19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256</text:p>
          </table:table-cell>
          <table:table-cell office:value-type="string">
            <text:p>.001262</text:p>
          </table:table-cell>
          <table:table-cell office:value-type="string">
            <text:p>.001162</text:p>
          </table:table-cell>
          <table:table-cell office:value-type="string">
            <text:p>.001164</text:p>
          </table:table-cell>
          <table:table-cell office:value-type="string">
            <text:p>.001198</text:p>
          </table:table-cell>
          <table:table-cell office:value-type="string">
            <text:p>.001113</text:p>
          </table:table-cell>
          <table:table-cell table:number-columns-repeated="1014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19.11-20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331</text:p>
          </table:table-cell>
          <table:table-cell office:value-type="string">
            <text:p>.001165</text:p>
          </table:table-cell>
          <table:table-cell office:value-type="string">
            <text:p>.001198</text:p>
          </table:table-cell>
          <table:table-cell office:value-type="string">
            <text:p>.001137</text:p>
          </table:table-cell>
          <table:table-cell office:value-type="string">
            <text:p>.001168</text:p>
          </table:table-cell>
          <table:table-cell office:value-type="string">
            <text:p>.001401</text:p>
          </table:table-cell>
          <table:table-cell table:number-columns-repeated="1014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19.11-21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office:value-type="string">
            <text:p>89.970</text:p>
          </table:table-cell>
          <table:table-cell office:value-type="string">
            <text:p>.088572</text:p>
          </table:table-cell>
          <table:table-cell office:value-type="string">
            <text:p>.088669</text:p>
          </table:table-cell>
          <table:table-cell office:value-type="string">
            <text:p>.085138</text:p>
          </table:table-cell>
          <table:table-cell office:value-type="string">
            <text:p>.097643</text:p>
          </table:table-cell>
          <table:table-cell office:value-type="string">
            <text:p>.096355</text:p>
          </table:table-cell>
          <table:table-cell table:number-columns-repeated="1014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19.11-22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451</text:p>
          </table:table-cell>
          <table:table-cell office:value-type="string">
            <text:p>.001244</text:p>
          </table:table-cell>
          <table:table-cell office:value-type="string">
            <text:p>.001168</text:p>
          </table:table-cell>
          <table:table-cell/>
          <table:table-cell office:value-type="string">
            <text:p>.001134</text:p>
          </table:table-cell>
          <table:table-cell office:value-type="string">
            <text:p>.001132</text:p>
          </table:table-cell>
          <table:table-cell table:number-columns-repeated="1014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19.11-23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280</text:p>
          </table:table-cell>
          <table:table-cell office:value-type="string">
            <text:p>.000938</text:p>
          </table:table-cell>
          <table:table-cell office:value-type="string">
            <text:p>.001239</text:p>
          </table:table-cell>
          <table:table-cell office:value-type="string">
            <text:p>.001169</text:p>
          </table:table-cell>
          <table:table-cell office:value-type="string">
            <text:p>.001432</text:p>
          </table:table-cell>
          <table:table-cell office:value-type="string">
            <text:p>.001210</text:p>
          </table:table-cell>
          <table:table-cell table:number-columns-repeated="1014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20.11-00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279</text:p>
          </table:table-cell>
          <table:table-cell/>
          <table:table-cell office:value-type="string">
            <text:p>.001233</text:p>
          </table:table-cell>
          <table:table-cell office:value-type="string">
            <text:p>.000934</text:p>
          </table:table-cell>
          <table:table-cell office:value-type="string">
            <text:p>.001649</text:p>
          </table:table-cell>
          <table:table-cell office:value-type="string">
            <text:p>.001204</text:p>
          </table:table-cell>
          <table:table-cell table:number-columns-repeated="1014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20.11-01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452</text:p>
          </table:table-cell>
          <table:table-cell office:value-type="string">
            <text:p>.001218</text:p>
          </table:table-cell>
          <table:table-cell office:value-type="string">
            <text:p>.001211</text:p>
          </table:table-cell>
          <table:table-cell office:value-type="string">
            <text:p>.001333</text:p>
          </table:table-cell>
          <table:table-cell office:value-type="string">
            <text:p>.001067</text:p>
          </table:table-cell>
          <table:table-cell office:value-type="string">
            <text:p>.001206</text:p>
          </table:table-cell>
          <table:table-cell table:number-columns-repeated="1014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20.11-02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285</text:p>
          </table:table-cell>
          <table:table-cell office:value-type="string">
            <text:p>.001583</text:p>
          </table:table-cell>
          <table:table-cell office:value-type="string">
            <text:p>.001217</text:p>
          </table:table-cell>
          <table:table-cell office:value-type="string">
            <text:p>.000919</text:p>
          </table:table-cell>
          <table:table-cell office:value-type="string">
            <text:p>.001275</text:p>
          </table:table-cell>
          <table:table-cell office:value-type="string">
            <text:p>.001124</text:p>
          </table:table-cell>
          <table:table-cell table:number-columns-repeated="1014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20.11-03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510</text:p>
          </table:table-cell>
          <table:table-cell office:value-type="string">
            <text:p>.001214</text:p>
          </table:table-cell>
          <table:table-cell office:value-type="string">
            <text:p>.001210</text:p>
          </table:table-cell>
          <table:table-cell office:value-type="string">
            <text:p>.001487</text:p>
          </table:table-cell>
          <table:table-cell office:value-type="string">
            <text:p>.001236</text:p>
          </table:table-cell>
          <table:table-cell office:value-type="string">
            <text:p>.001218</text:p>
          </table:table-cell>
          <table:table-cell table:number-columns-repeated="1014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20.11-04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220</text:p>
          </table:table-cell>
          <table:table-cell office:value-type="string">
            <text:p>.001384</text:p>
          </table:table-cell>
          <table:table-cell office:value-type="string">
            <text:p>.001157</text:p>
          </table:table-cell>
          <table:table-cell office:value-type="string">
            <text:p>.001266</text:p>
          </table:table-cell>
          <table:table-cell office:value-type="string">
            <text:p>.001165</text:p>
          </table:table-cell>
          <table:table-cell office:value-type="string">
            <text:p>.001388</text:p>
          </table:table-cell>
          <table:table-cell table:number-columns-repeated="1014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20.11-05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office:value-type="string">
            <text:p>88.548</text:p>
          </table:table-cell>
          <table:table-cell office:value-type="string">
            <text:p>.086089</text:p>
          </table:table-cell>
          <table:table-cell office:value-type="string">
            <text:p>.088307</text:p>
          </table:table-cell>
          <table:table-cell office:value-type="string">
            <text:p>.087133</text:p>
          </table:table-cell>
          <table:table-cell office:value-type="string">
            <text:p>.088458</text:p>
          </table:table-cell>
          <table:table-cell office:value-type="string">
            <text:p>.086132</text:p>
          </table:table-cell>
          <table:table-cell table:number-columns-repeated="1014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20.11-06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463</text:p>
          </table:table-cell>
          <table:table-cell/>
          <table:table-cell office:value-type="string">
            <text:p>.000925</text:p>
          </table:table-cell>
          <table:table-cell office:value-type="string">
            <text:p>.001185</text:p>
          </table:table-cell>
          <table:table-cell office:value-type="string">
            <text:p>.001232</text:p>
          </table:table-cell>
          <table:table-cell office:value-type="string">
            <text:p>.001211</text:p>
          </table:table-cell>
          <table:table-cell table:number-columns-repeated="1014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20.11-07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364</text:p>
          </table:table-cell>
          <table:table-cell office:value-type="string">
            <text:p>.001198</text:p>
          </table:table-cell>
          <table:table-cell office:value-type="string">
            <text:p>.001245</text:p>
          </table:table-cell>
          <table:table-cell office:value-type="string">
            <text:p>.001228</text:p>
          </table:table-cell>
          <table:table-cell office:value-type="string">
            <text:p>.001188</text:p>
          </table:table-cell>
          <table:table-cell office:value-type="string">
            <text:p>.001221</text:p>
          </table:table-cell>
          <table:table-cell table:number-columns-repeated="1014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20.11-08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269</text:p>
          </table:table-cell>
          <table:table-cell office:value-type="string">
            <text:p>.001178</text:p>
          </table:table-cell>
          <table:table-cell office:value-type="string">
            <text:p>.001138</text:p>
          </table:table-cell>
          <table:table-cell office:value-type="string">
            <text:p>.001186</text:p>
          </table:table-cell>
          <table:table-cell office:value-type="string">
            <text:p>.001121</text:p>
          </table:table-cell>
          <table:table-cell office:value-type="string">
            <text:p>.000929</text:p>
          </table:table-cell>
          <table:table-cell table:number-columns-repeated="1014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20.11-09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office:value-type="string">
            <text:p>18.277</text:p>
          </table:table-cell>
          <table:table-cell office:value-type="string">
            <text:p>.018046</text:p>
          </table:table-cell>
          <table:table-cell office:value-type="string">
            <text:p>.017899</text:p>
          </table:table-cell>
          <table:table-cell office:value-type="string">
            <text:p>.017938</text:p>
          </table:table-cell>
          <table:table-cell/>
          <table:table-cell office:value-type="string">
            <text:p>.017927</text:p>
          </table:table-cell>
          <table:table-cell table:number-columns-repeated="1014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20.11-10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office:value-type="string">
            <text:p>86.772</text:p>
          </table:table-cell>
          <table:table-cell office:value-type="string">
            <text:p>.085569</text:p>
          </table:table-cell>
          <table:table-cell office:value-type="string">
            <text:p>.086091</text:p>
          </table:table-cell>
          <table:table-cell office:value-type="string">
            <text:p>.089547</text:p>
          </table:table-cell>
          <table:table-cell office:value-type="string">
            <text:p>.085773</text:p>
          </table:table-cell>
          <table:table-cell table:number-columns-repeated="1015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20.11-11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315</text:p>
          </table:table-cell>
          <table:table-cell office:value-type="string">
            <text:p>.001027</text:p>
          </table:table-cell>
          <table:table-cell office:value-type="string">
            <text:p>.001209</text:p>
          </table:table-cell>
          <table:table-cell office:value-type="string">
            <text:p>.000939</text:p>
          </table:table-cell>
          <table:table-cell office:value-type="string">
            <text:p>.001110</text:p>
          </table:table-cell>
          <table:table-cell office:value-type="string">
            <text:p>.001163</text:p>
          </table:table-cell>
          <table:table-cell table:number-columns-repeated="1014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20.11-12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table:style-name="ce2" office:value-type="string">
            <text:p>1.356</text:p>
          </table:table-cell>
          <table:table-cell office:value-type="string">
            <text:p>.001608</text:p>
          </table:table-cell>
          <table:table-cell office:value-type="string">
            <text:p>.000976</text:p>
          </table:table-cell>
          <table:table-cell office:value-type="string">
            <text:p>.000920</text:p>
          </table:table-cell>
          <table:table-cell office:value-type="string">
            <text:p>.001200</text:p>
          </table:table-cell>
          <table:table-cell office:value-type="string">
            <text:p>.001198</text:p>
          </table:table-cell>
          <table:table-cell table:number-columns-repeated="1014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20.11-13.30</text:p>
          </table:table-cell>
          <table:table-cell office:value-type="string">
            <text:p>saopaulo</text:p>
          </table:table-cell>
          <table:table-cell office:value-type="string">
            <text:p>ireland</text:p>
          </table:table-cell>
          <table:table-cell office:value-type="string">
            <text:p>89.805</text:p>
          </table:table-cell>
          <table:table-cell office:value-type="string">
            <text:p>.088833</text:p>
          </table:table-cell>
          <table:table-cell office:value-type="string">
            <text:p>.088442</text:p>
          </table:table-cell>
          <table:table-cell office:value-type="string">
            <text:p>.089784</text:p>
          </table:table-cell>
          <table:table-cell office:value-type="string">
            <text:p>.085381</text:p>
          </table:table-cell>
          <table:table-cell office:value-type="string">
            <text:p>.086945</text:p>
          </table:table-cell>
          <table:table-cell table:number-columns-repeated="1014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16.11-14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7">
            <text:p>47</text:p>
          </table:table-cell>
          <table:table-cell office:value-type="string">
            <text:p>.035834</text:p>
          </table:table-cell>
          <table:table-cell office:value-type="string">
            <text:p>.027482</text:p>
          </table:table-cell>
          <table:table-cell office:value-type="string">
            <text:p>.030222</text:p>
          </table:table-cell>
          <table:table-cell office:value-type="string">
            <text:p>.037265</text:p>
          </table:table-cell>
          <table:table-cell office:value-type="string">
            <text:p>.036670</text:p>
          </table:table-cell>
          <table:table-cell table:number-columns-repeated="1014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16.11-15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7016</text:p>
          </table:table-cell>
          <table:table-cell office:value-type="string">
            <text:p>.027290</text:p>
          </table:table-cell>
          <table:table-cell office:value-type="string">
            <text:p>.028355</text:p>
          </table:table-cell>
          <table:table-cell office:value-type="string">
            <text:p>.027396</text:p>
          </table:table-cell>
          <table:table-cell office:value-type="string">
            <text:p>.028393</text:p>
          </table:table-cell>
          <table:table-cell table:number-columns-repeated="1014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16.11-16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6573</text:p>
          </table:table-cell>
          <table:table-cell office:value-type="string">
            <text:p>.038221</text:p>
          </table:table-cell>
          <table:table-cell office:value-type="string">
            <text:p>.046387</text:p>
          </table:table-cell>
          <table:table-cell office:value-type="string">
            <text:p>.049900</text:p>
          </table:table-cell>
          <table:table-cell office:value-type="string">
            <text:p>.032350</text:p>
          </table:table-cell>
          <table:table-cell table:number-columns-repeated="1014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16.11-17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35">
            <text:p>35</text:p>
          </table:table-cell>
          <table:table-cell office:value-type="string">
            <text:p>.295206</text:p>
          </table:table-cell>
          <table:table-cell office:value-type="string">
            <text:p>-1.322630</text:p>
          </table:table-cell>
          <table:table-cell office:value-type="string">
            <text:p>-2.008827</text:p>
          </table:table-cell>
          <table:table-cell office:value-type="string">
            <text:p>.032986</text:p>
          </table:table-cell>
          <table:table-cell office:value-type="string">
            <text:p>.036163</text:p>
          </table:table-cell>
          <table:table-cell table:number-columns-repeated="1014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16.11-18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6325</text:p>
          </table:table-cell>
          <table:table-cell office:value-type="string">
            <text:p>.029045</text:p>
          </table:table-cell>
          <table:table-cell office:value-type="string">
            <text:p>.027547</text:p>
          </table:table-cell>
          <table:table-cell office:value-type="string">
            <text:p>.029326</text:p>
          </table:table-cell>
          <table:table-cell office:value-type="string">
            <text:p>.026777</text:p>
          </table:table-cell>
          <table:table-cell table:number-columns-repeated="1014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16.11-19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8677</text:p>
          </table:table-cell>
          <table:table-cell office:value-type="string">
            <text:p>.030912</text:p>
          </table:table-cell>
          <table:table-cell office:value-type="string">
            <text:p>.033534</text:p>
          </table:table-cell>
          <table:table-cell office:value-type="string">
            <text:p>.027910</text:p>
          </table:table-cell>
          <table:table-cell office:value-type="string">
            <text:p>.037519</text:p>
          </table:table-cell>
          <table:table-cell table:number-columns-repeated="1014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16.11-20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10">
            <text:p>10</text:p>
          </table:table-cell>
          <table:table-cell office:value-type="string">
            <text:p>.044213</text:p>
          </table:table-cell>
          <table:table-cell office:value-type="string">
            <text:p>.027361</text:p>
          </table:table-cell>
          <table:table-cell office:value-type="string">
            <text:p>.042229</text:p>
          </table:table-cell>
          <table:table-cell office:value-type="string">
            <text:p>.030338</text:p>
          </table:table-cell>
          <table:table-cell office:value-type="string">
            <text:p>.029558</text:p>
          </table:table-cell>
          <table:table-cell table:number-columns-repeated="1014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16.11-21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26747</text:p>
          </table:table-cell>
          <table:table-cell office:value-type="string">
            <text:p>.030188</text:p>
          </table:table-cell>
          <table:table-cell office:value-type="string">
            <text:p>.046254</text:p>
          </table:table-cell>
          <table:table-cell office:value-type="string">
            <text:p>.027360</text:p>
          </table:table-cell>
          <table:table-cell office:value-type="string">
            <text:p>.029133</text:p>
          </table:table-cell>
          <table:table-cell table:number-columns-repeated="1014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16.11-22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52332</text:p>
          </table:table-cell>
          <table:table-cell office:value-type="string">
            <text:p>.033485</text:p>
          </table:table-cell>
          <table:table-cell office:value-type="string">
            <text:p>.035590</text:p>
          </table:table-cell>
          <table:table-cell office:value-type="string">
            <text:p>.027780</text:p>
          </table:table-cell>
          <table:table-cell office:value-type="string">
            <text:p>.028956</text:p>
          </table:table-cell>
          <table:table-cell table:number-columns-repeated="1014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16.11-23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40892</text:p>
          </table:table-cell>
          <table:table-cell office:value-type="string">
            <text:p>.028495</text:p>
          </table:table-cell>
          <table:table-cell office:value-type="string">
            <text:p>.029583</text:p>
          </table:table-cell>
          <table:table-cell office:value-type="string">
            <text:p>.029493</text:p>
          </table:table-cell>
          <table:table-cell office:value-type="string">
            <text:p>.039303</text:p>
          </table:table-cell>
          <table:table-cell table:number-columns-repeated="1014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17.11-00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6">
            <text:p>46</text:p>
          </table:table-cell>
          <table:table-cell office:value-type="string">
            <text:p>.029122</text:p>
          </table:table-cell>
          <table:table-cell office:value-type="string">
            <text:p>.031244</text:p>
          </table:table-cell>
          <table:table-cell office:value-type="string">
            <text:p>.035929</text:p>
          </table:table-cell>
          <table:table-cell office:value-type="string">
            <text:p>.029725</text:p>
          </table:table-cell>
          <table:table-cell office:value-type="string">
            <text:p>.030329</text:p>
          </table:table-cell>
          <table:table-cell table:number-columns-repeated="1014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17.11-01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29272</text:p>
          </table:table-cell>
          <table:table-cell office:value-type="string">
            <text:p>.028476</text:p>
          </table:table-cell>
          <table:table-cell office:value-type="string">
            <text:p>.046771</text:p>
          </table:table-cell>
          <table:table-cell office:value-type="string">
            <text:p>.030824</text:p>
          </table:table-cell>
          <table:table-cell office:value-type="string">
            <text:p>.027654</text:p>
          </table:table-cell>
          <table:table-cell table:number-columns-repeated="1014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17.11-02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36">
            <text:p>36</text:p>
          </table:table-cell>
          <table:table-cell office:value-type="string">
            <text:p>.032351</text:p>
          </table:table-cell>
          <table:table-cell office:value-type="string">
            <text:p>.028651</text:p>
          </table:table-cell>
          <table:table-cell office:value-type="string">
            <text:p>.031564</text:p>
          </table:table-cell>
          <table:table-cell office:value-type="string">
            <text:p>.029946</text:p>
          </table:table-cell>
          <table:table-cell office:value-type="string">
            <text:p>.035860</text:p>
          </table:table-cell>
          <table:table-cell table:number-columns-repeated="1014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17.11-03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39">
            <text:p>39</text:p>
          </table:table-cell>
          <table:table-cell office:value-type="string">
            <text:p>.027258</text:p>
          </table:table-cell>
          <table:table-cell office:value-type="string">
            <text:p>.029652</text:p>
          </table:table-cell>
          <table:table-cell office:value-type="string">
            <text:p>.042997</text:p>
          </table:table-cell>
          <table:table-cell office:value-type="string">
            <text:p>.031588</text:p>
          </table:table-cell>
          <table:table-cell office:value-type="string">
            <text:p>.028891</text:p>
          </table:table-cell>
          <table:table-cell table:number-columns-repeated="1014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17.11-04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30767</text:p>
          </table:table-cell>
          <table:table-cell office:value-type="string">
            <text:p>.036779</text:p>
          </table:table-cell>
          <table:table-cell office:value-type="string">
            <text:p>.026822</text:p>
          </table:table-cell>
          <table:table-cell office:value-type="string">
            <text:p>.026471</text:p>
          </table:table-cell>
          <table:table-cell office:value-type="string">
            <text:p>.027793</text:p>
          </table:table-cell>
          <table:table-cell table:number-columns-repeated="1014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17.11-05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42182</text:p>
          </table:table-cell>
          <table:table-cell office:value-type="string">
            <text:p>.026881</text:p>
          </table:table-cell>
          <table:table-cell office:value-type="string">
            <text:p>.032194</text:p>
          </table:table-cell>
          <table:table-cell office:value-type="string">
            <text:p>.026686</text:p>
          </table:table-cell>
          <table:table-cell office:value-type="string">
            <text:p>.030505</text:p>
          </table:table-cell>
          <table:table-cell table:number-columns-repeated="1014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17.11-06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38108</text:p>
          </table:table-cell>
          <table:table-cell office:value-type="string">
            <text:p>.026576</text:p>
          </table:table-cell>
          <table:table-cell office:value-type="string">
            <text:p>.027888</text:p>
          </table:table-cell>
          <table:table-cell office:value-type="string">
            <text:p>.028747</text:p>
          </table:table-cell>
          <table:table-cell office:value-type="string">
            <text:p>.034026</text:p>
          </table:table-cell>
          <table:table-cell table:number-columns-repeated="1014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17.11-07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29">
            <text:p>29</text:p>
          </table:table-cell>
          <table:table-cell office:value-type="string">
            <text:p>.028693</text:p>
          </table:table-cell>
          <table:table-cell office:value-type="string">
            <text:p>.033533</text:p>
          </table:table-cell>
          <table:table-cell office:value-type="string">
            <text:p>.035221</text:p>
          </table:table-cell>
          <table:table-cell office:value-type="string">
            <text:p>.028324</text:p>
          </table:table-cell>
          <table:table-cell office:value-type="string">
            <text:p>.055807</text:p>
          </table:table-cell>
          <table:table-cell table:number-columns-repeated="1014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17.11-08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34">
            <text:p>34</text:p>
          </table:table-cell>
          <table:table-cell office:value-type="string">
            <text:p>.029457</text:p>
          </table:table-cell>
          <table:table-cell office:value-type="string">
            <text:p>.026756</text:p>
          </table:table-cell>
          <table:table-cell office:value-type="string">
            <text:p>.029573</text:p>
          </table:table-cell>
          <table:table-cell office:value-type="string">
            <text:p>.038842</text:p>
          </table:table-cell>
          <table:table-cell office:value-type="string">
            <text:p>.035963</text:p>
          </table:table-cell>
          <table:table-cell table:number-columns-repeated="1014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17.11-09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8969</text:p>
          </table:table-cell>
          <table:table-cell office:value-type="string">
            <text:p>.031223</text:p>
          </table:table-cell>
          <table:table-cell office:value-type="string">
            <text:p>.026474</text:p>
          </table:table-cell>
          <table:table-cell office:value-type="string">
            <text:p>.028905</text:p>
          </table:table-cell>
          <table:table-cell office:value-type="string">
            <text:p>.038528</text:p>
          </table:table-cell>
          <table:table-cell table:number-columns-repeated="1014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17.11-10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14">
            <text:p>14</text:p>
          </table:table-cell>
          <table:table-cell office:value-type="string">
            <text:p>.028265</text:p>
          </table:table-cell>
          <table:table-cell office:value-type="string">
            <text:p>.031795</text:p>
          </table:table-cell>
          <table:table-cell office:value-type="string">
            <text:p>.103936</text:p>
          </table:table-cell>
          <table:table-cell office:value-type="string">
            <text:p>.062137</text:p>
          </table:table-cell>
          <table:table-cell office:value-type="string">
            <text:p>.035918</text:p>
          </table:table-cell>
          <table:table-cell table:number-columns-repeated="1014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17.11-11.00</text:p>
          </table:table-cell>
          <table:table-cell office:value-type="string">
            <text:p>saopaulo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8524</text:p>
          </table:table-cell>
          <table:table-cell office:value-type="string">
            <text:p>.027425</text:p>
          </table:table-cell>
          <table:table-cell office:value-type="string">
            <text:p>.029855</text:p>
          </table:table-cell>
          <table:table-cell office:value-type="string">
            <text:p>.029170</text:p>
          </table:table-cell>
          <table:table-cell office:value-type="string">
            <text:p>.033441</text:p>
          </table:table-cell>
          <table:table-cell table:number-columns-repeated="1014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19.11-17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679</text:p>
          </table:table-cell>
          <table:table-cell office:value-type="string">
            <text:p>.000647</text:p>
          </table:table-cell>
          <table:table-cell office:value-type="string">
            <text:p>.000661</text:p>
          </table:table-cell>
          <table:table-cell office:value-type="string">
            <text:p>.000428</text:p>
          </table:table-cell>
          <table:table-cell office:value-type="string">
            <text:p>.000713</text:p>
          </table:table-cell>
          <table:table-cell table:number-columns-repeated="1015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19.11-18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678</text:p>
          </table:table-cell>
          <table:table-cell office:value-type="string">
            <text:p>.000665</text:p>
          </table:table-cell>
          <table:table-cell office:value-type="string">
            <text:p>.000706</text:p>
          </table:table-cell>
          <table:table-cell office:value-type="string">
            <text:p>.000674</text:p>
          </table:table-cell>
          <table:table-cell office:value-type="string">
            <text:p>.000706</text:p>
          </table:table-cell>
          <table:table-cell office:value-type="string">
            <text:p>.000624</text:p>
          </table:table-cell>
          <table:table-cell table:number-columns-repeated="1014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19.11-19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862</text:p>
          </table:table-cell>
          <table:table-cell office:value-type="string">
            <text:p>.000683</text:p>
          </table:table-cell>
          <table:table-cell office:value-type="string">
            <text:p>.000652</text:p>
          </table:table-cell>
          <table:table-cell office:value-type="string">
            <text:p>.000656</text:p>
          </table:table-cell>
          <table:table-cell office:value-type="string">
            <text:p>.000708</text:p>
          </table:table-cell>
          <table:table-cell office:value-type="string">
            <text:p>.000474</text:p>
          </table:table-cell>
          <table:table-cell table:number-columns-repeated="1014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19.11-20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table:style-name="ce2" office:value-type="string">
            <text:p>1.566</text:p>
          </table:table-cell>
          <table:table-cell office:value-type="string">
            <text:p>.001453</text:p>
          </table:table-cell>
          <table:table-cell office:value-type="string">
            <text:p>.001243</text:p>
          </table:table-cell>
          <table:table-cell office:value-type="string">
            <text:p>.001464</text:p>
          </table:table-cell>
          <table:table-cell office:value-type="string">
            <text:p>.001437</text:p>
          </table:table-cell>
          <table:table-cell table:number-columns-repeated="1015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19.11-21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721</text:p>
          </table:table-cell>
          <table:table-cell table:number-columns-repeated="3"/>
          <table:table-cell office:value-type="string">
            <text:p>.000450</text:p>
          </table:table-cell>
          <table:table-cell office:value-type="string">
            <text:p>.000549</text:p>
          </table:table-cell>
          <table:table-cell table:number-columns-repeated="1014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19.11-22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756</text:p>
          </table:table-cell>
          <table:table-cell office:value-type="string">
            <text:p>.000673</text:p>
          </table:table-cell>
          <table:table-cell office:value-type="string">
            <text:p>.000640</text:p>
          </table:table-cell>
          <table:table-cell office:value-type="string">
            <text:p>.000669</text:p>
          </table:table-cell>
          <table:table-cell office:value-type="string">
            <text:p>.000662</text:p>
          </table:table-cell>
          <table:table-cell office:value-type="string">
            <text:p>.000915</text:p>
          </table:table-cell>
          <table:table-cell table:number-columns-repeated="1014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19.11-23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651</text:p>
          </table:table-cell>
          <table:table-cell office:value-type="string">
            <text:p>.000448</text:p>
          </table:table-cell>
          <table:table-cell office:value-type="string">
            <text:p>.000667</text:p>
          </table:table-cell>
          <table:table-cell office:value-type="string">
            <text:p>.000661</text:p>
          </table:table-cell>
          <table:table-cell office:value-type="string">
            <text:p>.000650</text:p>
          </table:table-cell>
          <table:table-cell office:value-type="string">
            <text:p>.000604</text:p>
          </table:table-cell>
          <table:table-cell table:number-columns-repeated="1014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20.11-00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741</text:p>
          </table:table-cell>
          <table:table-cell office:value-type="string">
            <text:p>.000624</text:p>
          </table:table-cell>
          <table:table-cell office:value-type="string">
            <text:p>.000676</text:p>
          </table:table-cell>
          <table:table-cell office:value-type="string">
            <text:p>.000439</text:p>
          </table:table-cell>
          <table:table-cell office:value-type="string">
            <text:p>.000637</text:p>
          </table:table-cell>
          <table:table-cell office:value-type="string">
            <text:p>.000652</text:p>
          </table:table-cell>
          <table:table-cell table:number-columns-repeated="1014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20.11-01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742</text:p>
          </table:table-cell>
          <table:table-cell office:value-type="string">
            <text:p>.000663</text:p>
          </table:table-cell>
          <table:table-cell office:value-type="string">
            <text:p>.000420</text:p>
          </table:table-cell>
          <table:table-cell office:value-type="string">
            <text:p>.000631</text:p>
          </table:table-cell>
          <table:table-cell office:value-type="string">
            <text:p>.000672</text:p>
          </table:table-cell>
          <table:table-cell office:value-type="string">
            <text:p>.000700</text:p>
          </table:table-cell>
          <table:table-cell table:number-columns-repeated="1014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20.11-02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708</text:p>
          </table:table-cell>
          <table:table-cell office:value-type="string">
            <text:p>.000389</text:p>
          </table:table-cell>
          <table:table-cell office:value-type="string">
            <text:p>.000641</text:p>
          </table:table-cell>
          <table:table-cell office:value-type="string">
            <text:p>.000654</text:p>
          </table:table-cell>
          <table:table-cell office:value-type="string">
            <text:p>.000483</text:p>
          </table:table-cell>
          <table:table-cell office:value-type="string">
            <text:p>.000694</text:p>
          </table:table-cell>
          <table:table-cell table:number-columns-repeated="1014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20.11-03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table:style-name="ce2" office:value-type="string">
            <text:p>1.440</text:p>
          </table:table-cell>
          <table:table-cell office:value-type="string">
            <text:p>.001214</text:p>
          </table:table-cell>
          <table:table-cell office:value-type="string">
            <text:p>.001446</text:p>
          </table:table-cell>
          <table:table-cell office:value-type="string">
            <text:p>.001180</text:p>
          </table:table-cell>
          <table:table-cell office:value-type="string">
            <text:p>.001405</text:p>
          </table:table-cell>
          <table:table-cell office:value-type="string">
            <text:p>.001453</text:p>
          </table:table-cell>
          <table:table-cell table:number-columns-repeated="1014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20.11-04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715</text:p>
          </table:table-cell>
          <table:table-cell office:value-type="string">
            <text:p>.000742</text:p>
          </table:table-cell>
          <table:table-cell office:value-type="string">
            <text:p>.000661</text:p>
          </table:table-cell>
          <table:table-cell office:value-type="string">
            <text:p>.001093</text:p>
          </table:table-cell>
          <table:table-cell office:value-type="string">
            <text:p>.000679</text:p>
          </table:table-cell>
          <table:table-cell office:value-type="string">
            <text:p>.000458</text:p>
          </table:table-cell>
          <table:table-cell table:number-columns-repeated="1014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20.11-05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table:style-name="ce2" office:value-type="string">
            <text:p>1.540</text:p>
          </table:table-cell>
          <table:table-cell office:value-type="string">
            <text:p>.001456</text:p>
          </table:table-cell>
          <table:table-cell office:value-type="string">
            <text:p>.001446</text:p>
          </table:table-cell>
          <table:table-cell office:value-type="string">
            <text:p>.001754</text:p>
          </table:table-cell>
          <table:table-cell office:value-type="string">
            <text:p>.001412</text:p>
          </table:table-cell>
          <table:table-cell office:value-type="string">
            <text:p>.001470</text:p>
          </table:table-cell>
          <table:table-cell table:number-columns-repeated="1014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20.11-06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table:style-name="ce2" office:value-type="string">
            <text:p>1.418</text:p>
          </table:table-cell>
          <table:table-cell office:value-type="string">
            <text:p>.001448</text:p>
          </table:table-cell>
          <table:table-cell office:value-type="string">
            <text:p>.001457</text:p>
          </table:table-cell>
          <table:table-cell office:value-type="string">
            <text:p>.001415</text:p>
          </table:table-cell>
          <table:table-cell office:value-type="string">
            <text:p>.001430</text:p>
          </table:table-cell>
          <table:table-cell office:value-type="string">
            <text:p>.001383</text:p>
          </table:table-cell>
          <table:table-cell table:number-columns-repeated="1014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20.11-07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655</text:p>
          </table:table-cell>
          <table:table-cell office:value-type="string">
            <text:p>.000653</text:p>
          </table:table-cell>
          <table:table-cell office:value-type="string">
            <text:p>.000683</text:p>
          </table:table-cell>
          <table:table-cell office:value-type="string">
            <text:p>.000632</text:p>
          </table:table-cell>
          <table:table-cell office:value-type="string">
            <text:p>.000620</text:p>
          </table:table-cell>
          <table:table-cell office:value-type="string">
            <text:p>.000435</text:p>
          </table:table-cell>
          <table:table-cell table:number-columns-repeated="1014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20.11-08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table:style-name="ce2" office:value-type="string">
            <text:p>1.715</text:p>
          </table:table-cell>
          <table:table-cell office:value-type="string">
            <text:p>.001405</text:p>
          </table:table-cell>
          <table:table-cell office:value-type="string">
            <text:p>.001361</text:p>
          </table:table-cell>
          <table:table-cell office:value-type="string">
            <text:p>.001439</text:p>
          </table:table-cell>
          <table:table-cell office:value-type="string">
            <text:p>.001354</text:p>
          </table:table-cell>
          <table:table-cell office:value-type="string">
            <text:p>.001340</text:p>
          </table:table-cell>
          <table:table-cell table:number-columns-repeated="1014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20.11-09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895</text:p>
          </table:table-cell>
          <table:table-cell office:value-type="string">
            <text:p>.000406</text:p>
          </table:table-cell>
          <table:table-cell office:value-type="string">
            <text:p>.000619</text:p>
          </table:table-cell>
          <table:table-cell office:value-type="string">
            <text:p>.000700</text:p>
          </table:table-cell>
          <table:table-cell office:value-type="string">
            <text:p>.000577</text:p>
          </table:table-cell>
          <table:table-cell office:value-type="string">
            <text:p>.000584</text:p>
          </table:table-cell>
          <table:table-cell table:number-columns-repeated="1014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20.11-10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702</text:p>
          </table:table-cell>
          <table:table-cell office:value-type="string">
            <text:p>.000621</text:p>
          </table:table-cell>
          <table:table-cell office:value-type="string">
            <text:p>.000402</text:p>
          </table:table-cell>
          <table:table-cell/>
          <table:table-cell office:value-type="string">
            <text:p>.000688</text:p>
          </table:table-cell>
          <table:table-cell office:value-type="string">
            <text:p>.000691</text:p>
          </table:table-cell>
          <table:table-cell table:number-columns-repeated="1014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20.11-11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666</text:p>
          </table:table-cell>
          <table:table-cell office:value-type="string">
            <text:p>.000607</text:p>
          </table:table-cell>
          <table:table-cell office:value-type="string">
            <text:p>.000713</text:p>
          </table:table-cell>
          <table:table-cell/>
          <table:table-cell office:value-type="string">
            <text:p>.000635</text:p>
          </table:table-cell>
          <table:table-cell office:value-type="string">
            <text:p>.000488</text:p>
          </table:table-cell>
          <table:table-cell table:number-columns-repeated="1014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20.11-12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table:style-name="ce2" office:value-type="string">
            <text:p>1.550</text:p>
          </table:table-cell>
          <table:table-cell/>
          <table:table-cell office:value-type="string">
            <text:p>.001223</text:p>
          </table:table-cell>
          <table:table-cell office:value-type="string">
            <text:p>.001690</text:p>
          </table:table-cell>
          <table:table-cell office:value-type="string">
            <text:p>.001439</text:p>
          </table:table-cell>
          <table:table-cell office:value-type="string">
            <text:p>.001422</text:p>
          </table:table-cell>
          <table:table-cell table:number-columns-repeated="1014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20.11-13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office:value-type="string">
            <text:p>0.717</text:p>
          </table:table-cell>
          <table:table-cell office:value-type="string">
            <text:p>.000453</text:p>
          </table:table-cell>
          <table:table-cell office:value-type="string">
            <text:p>.000667</text:p>
          </table:table-cell>
          <table:table-cell office:value-type="string">
            <text:p>.000635</text:p>
          </table:table-cell>
          <table:table-cell office:value-type="string">
            <text:p>.000639</text:p>
          </table:table-cell>
          <table:table-cell office:value-type="string">
            <text:p>.000620</text:p>
          </table:table-cell>
          <table:table-cell table:number-columns-repeated="1014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20.11-14.35</text:p>
          </table:table-cell>
          <table:table-cell office:value-type="string">
            <text:p>saopaulo</text:p>
          </table:table-cell>
          <table:table-cell office:value-type="string">
            <text:p>singapore</text:p>
          </table:table-cell>
          <table:table-cell table:style-name="ce2" office:value-type="string">
            <text:p>1.464</text:p>
          </table:table-cell>
          <table:table-cell office:value-type="string">
            <text:p>.001475</text:p>
          </table:table-cell>
          <table:table-cell office:value-type="string">
            <text:p>.001511</text:p>
          </table:table-cell>
          <table:table-cell office:value-type="string">
            <text:p>.001176</text:p>
          </table:table-cell>
          <table:table-cell office:value-type="string">
            <text:p>.001474</text:p>
          </table:table-cell>
          <table:table-cell office:value-type="string">
            <text:p>.001163</text:p>
          </table:table-cell>
          <table:table-cell table:number-columns-repeated="1014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19.11-17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table:style-name="ce2" office:value-type="string">
            <text:p>3.374</text:p>
          </table:table-cell>
          <table:table-cell office:value-type="string">
            <text:p>.002980</text:p>
          </table:table-cell>
          <table:table-cell office:value-type="string">
            <text:p>.001991</text:p>
          </table:table-cell>
          <table:table-cell office:value-type="string">
            <text:p>.003479</text:p>
          </table:table-cell>
          <table:table-cell office:value-type="string">
            <text:p>.002202</text:p>
          </table:table-cell>
          <table:table-cell office:value-type="string">
            <text:p>.002235</text:p>
          </table:table-cell>
          <table:table-cell table:number-columns-repeated="1014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19.11-18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818</text:p>
          </table:table-cell>
          <table:table-cell office:value-type="string">
            <text:p>.000738</text:p>
          </table:table-cell>
          <table:table-cell/>
          <table:table-cell office:value-type="string">
            <text:p>.000741</text:p>
          </table:table-cell>
          <table:table-cell office:value-type="string">
            <text:p>.000742</text:p>
          </table:table-cell>
          <table:table-cell office:value-type="string">
            <text:p>.000455</text:p>
          </table:table-cell>
          <table:table-cell table:number-columns-repeated="1014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19.11-19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67</text:p>
          </table:table-cell>
          <table:table-cell office:value-type="string">
            <text:p>.000473</text:p>
          </table:table-cell>
          <table:table-cell office:value-type="string">
            <text:p>.000425</text:p>
          </table:table-cell>
          <table:table-cell office:value-type="string">
            <text:p>.000629</text:p>
          </table:table-cell>
          <table:table-cell office:value-type="string">
            <text:p>.000481</text:p>
          </table:table-cell>
          <table:table-cell office:value-type="string">
            <text:p>.000916</text:p>
          </table:table-cell>
          <table:table-cell table:number-columns-repeated="1014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19.11-20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21</text:p>
          </table:table-cell>
          <table:table-cell office:value-type="string">
            <text:p>.000660</text:p>
          </table:table-cell>
          <table:table-cell office:value-type="string">
            <text:p>.000695</text:p>
          </table:table-cell>
          <table:table-cell office:value-type="string">
            <text:p>.000655</text:p>
          </table:table-cell>
          <table:table-cell office:value-type="string">
            <text:p>.000689</text:p>
          </table:table-cell>
          <table:table-cell office:value-type="string">
            <text:p>.000539</text:p>
          </table:table-cell>
          <table:table-cell table:number-columns-repeated="1014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19.11-21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36</text:p>
          </table:table-cell>
          <table:table-cell office:value-type="string">
            <text:p>.000461</text:p>
          </table:table-cell>
          <table:table-cell office:value-type="string">
            <text:p>.000692</text:p>
          </table:table-cell>
          <table:table-cell office:value-type="string">
            <text:p>.000621</text:p>
          </table:table-cell>
          <table:table-cell office:value-type="string">
            <text:p>.000931</text:p>
          </table:table-cell>
          <table:table-cell office:value-type="string">
            <text:p>.000610</text:p>
          </table:table-cell>
          <table:table-cell table:number-columns-repeated="1014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19.11-22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693</text:p>
          </table:table-cell>
          <table:table-cell office:value-type="string">
            <text:p>.000398</text:p>
          </table:table-cell>
          <table:table-cell table:number-columns-repeated="2"/>
          <table:table-cell office:value-type="string">
            <text:p>.000421</text:p>
          </table:table-cell>
          <table:table-cell office:value-type="string">
            <text:p>.000711</text:p>
          </table:table-cell>
          <table:table-cell table:number-columns-repeated="1014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19.11-23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01</text:p>
          </table:table-cell>
          <table:table-cell office:value-type="string">
            <text:p>.000677</text:p>
          </table:table-cell>
          <table:table-cell office:value-type="string">
            <text:p>.000788</text:p>
          </table:table-cell>
          <table:table-cell office:value-type="string">
            <text:p>.000666</text:p>
          </table:table-cell>
          <table:table-cell office:value-type="string">
            <text:p>.000624</text:p>
          </table:table-cell>
          <table:table-cell office:value-type="string">
            <text:p>.000641</text:p>
          </table:table-cell>
          <table:table-cell table:number-columns-repeated="1014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20.11-00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840</text:p>
          </table:table-cell>
          <table:table-cell office:value-type="string">
            <text:p>.000600</text:p>
          </table:table-cell>
          <table:table-cell office:value-type="string">
            <text:p>.000480</text:p>
          </table:table-cell>
          <table:table-cell office:value-type="string">
            <text:p>.000692</text:p>
          </table:table-cell>
          <table:table-cell office:value-type="string">
            <text:p>.000662</text:p>
          </table:table-cell>
          <table:table-cell office:value-type="string">
            <text:p>.000421</text:p>
          </table:table-cell>
          <table:table-cell table:number-columns-repeated="1014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20.11-01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87</text:p>
          </table:table-cell>
          <table:table-cell office:value-type="string">
            <text:p>.000664</text:p>
          </table:table-cell>
          <table:table-cell office:value-type="string">
            <text:p>.000695</text:p>
          </table:table-cell>
          <table:table-cell office:value-type="string">
            <text:p>.000667</text:p>
          </table:table-cell>
          <table:table-cell office:value-type="string">
            <text:p>.000685</text:p>
          </table:table-cell>
          <table:table-cell office:value-type="string">
            <text:p>.000687</text:p>
          </table:table-cell>
          <table:table-cell table:number-columns-repeated="1014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20.11-02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46</text:p>
          </table:table-cell>
          <table:table-cell office:value-type="string">
            <text:p>.000692</text:p>
          </table:table-cell>
          <table:table-cell office:value-type="string">
            <text:p>.000444</text:p>
          </table:table-cell>
          <table:table-cell office:value-type="string">
            <text:p>.000621</text:p>
          </table:table-cell>
          <table:table-cell office:value-type="string">
            <text:p>.000412</text:p>
          </table:table-cell>
          <table:table-cell office:value-type="string">
            <text:p>.000427</text:p>
          </table:table-cell>
          <table:table-cell table:number-columns-repeated="1014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20.11-03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74</text:p>
          </table:table-cell>
          <table:table-cell table:number-columns-repeated="3"/>
          <table:table-cell office:value-type="string">
            <text:p>.000714</text:p>
          </table:table-cell>
          <table:table-cell office:value-type="string">
            <text:p>.000471</text:p>
          </table:table-cell>
          <table:table-cell table:number-columns-repeated="1014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20.11-04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34</text:p>
          </table:table-cell>
          <table:table-cell office:value-type="string">
            <text:p>.000721</text:p>
          </table:table-cell>
          <table:table-cell office:value-type="string">
            <text:p>.000697</text:p>
          </table:table-cell>
          <table:table-cell office:value-type="string">
            <text:p>.000661</text:p>
          </table:table-cell>
          <table:table-cell office:value-type="string">
            <text:p>.000694</text:p>
          </table:table-cell>
          <table:table-cell office:value-type="string">
            <text:p>.000903</text:p>
          </table:table-cell>
          <table:table-cell table:number-columns-repeated="1014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20.11-05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31</text:p>
          </table:table-cell>
          <table:table-cell office:value-type="string">
            <text:p>.000599</text:p>
          </table:table-cell>
          <table:table-cell office:value-type="string">
            <text:p>.000691</text:p>
          </table:table-cell>
          <table:table-cell office:value-type="string">
            <text:p>.000628</text:p>
          </table:table-cell>
          <table:table-cell office:value-type="string">
            <text:p>.000399</text:p>
          </table:table-cell>
          <table:table-cell office:value-type="string">
            <text:p>.000785</text:p>
          </table:table-cell>
          <table:table-cell table:number-columns-repeated="1014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20.11-06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69</text:p>
          </table:table-cell>
          <table:table-cell office:value-type="string">
            <text:p>.000667</text:p>
          </table:table-cell>
          <table:table-cell office:value-type="string">
            <text:p>.000673</text:p>
          </table:table-cell>
          <table:table-cell office:value-type="string">
            <text:p>.000714</text:p>
          </table:table-cell>
          <table:table-cell office:value-type="string">
            <text:p>.000393</text:p>
          </table:table-cell>
          <table:table-cell office:value-type="string">
            <text:p>.000680</text:p>
          </table:table-cell>
          <table:table-cell table:number-columns-repeated="1014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20.11-07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80</text:p>
          </table:table-cell>
          <table:table-cell office:value-type="string">
            <text:p>.000673</text:p>
          </table:table-cell>
          <table:table-cell office:value-type="string">
            <text:p>.000706</text:p>
          </table:table-cell>
          <table:table-cell office:value-type="string">
            <text:p>.000689</text:p>
          </table:table-cell>
          <table:table-cell office:value-type="string">
            <text:p>.000687</text:p>
          </table:table-cell>
          <table:table-cell office:value-type="string">
            <text:p>.000736</text:p>
          </table:table-cell>
          <table:table-cell table:number-columns-repeated="1014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20.11-08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table:style-name="ce2" office:value-type="string">
            <text:p>1.069</text:p>
          </table:table-cell>
          <table:table-cell office:value-type="string">
            <text:p>.000430</text:p>
          </table:table-cell>
          <table:table-cell office:value-type="string">
            <text:p>.000589</text:p>
          </table:table-cell>
          <table:table-cell office:value-type="string">
            <text:p>.000733</text:p>
          </table:table-cell>
          <table:table-cell office:value-type="string">
            <text:p>.000449</text:p>
          </table:table-cell>
          <table:table-cell office:value-type="string">
            <text:p>.000379</text:p>
          </table:table-cell>
          <table:table-cell table:number-columns-repeated="1014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20.11-09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822</text:p>
          </table:table-cell>
          <table:table-cell office:value-type="string">
            <text:p>.000691</text:p>
          </table:table-cell>
          <table:table-cell office:value-type="string">
            <text:p>.000685</text:p>
          </table:table-cell>
          <table:table-cell office:value-type="string">
            <text:p>.000660</text:p>
          </table:table-cell>
          <table:table-cell office:value-type="string">
            <text:p>.000446</text:p>
          </table:table-cell>
          <table:table-cell office:value-type="string">
            <text:p>.000574</text:p>
          </table:table-cell>
          <table:table-cell table:number-columns-repeated="1014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20.11-10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44</text:p>
          </table:table-cell>
          <table:table-cell office:value-type="string">
            <text:p>.000472</text:p>
          </table:table-cell>
          <table:table-cell office:value-type="string">
            <text:p>.000633</text:p>
          </table:table-cell>
          <table:table-cell office:value-type="string">
            <text:p>.000492</text:p>
          </table:table-cell>
          <table:table-cell office:value-type="string">
            <text:p>.000604</text:p>
          </table:table-cell>
          <table:table-cell office:value-type="string">
            <text:p>.000635</text:p>
          </table:table-cell>
          <table:table-cell table:number-columns-repeated="1014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20.11-11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731</text:p>
          </table:table-cell>
          <table:table-cell office:value-type="string">
            <text:p>.000435</text:p>
          </table:table-cell>
          <table:table-cell office:value-type="string">
            <text:p>.000400</text:p>
          </table:table-cell>
          <table:table-cell office:value-type="string">
            <text:p>.000710</text:p>
          </table:table-cell>
          <table:table-cell office:value-type="string">
            <text:p>.000697</text:p>
          </table:table-cell>
          <table:table-cell office:value-type="string">
            <text:p>.000655</text:p>
          </table:table-cell>
          <table:table-cell table:number-columns-repeated="1014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20.11-12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table:style-name="ce2" office:value-type="string">
            <text:p>1.238</text:p>
          </table:table-cell>
          <table:table-cell office:value-type="string">
            <text:p>.000630</text:p>
          </table:table-cell>
          <table:table-cell office:value-type="string">
            <text:p>.000628</text:p>
          </table:table-cell>
          <table:table-cell office:value-type="string">
            <text:p>.000643</text:p>
          </table:table-cell>
          <table:table-cell office:value-type="string">
            <text:p>.000429</text:p>
          </table:table-cell>
          <table:table-cell office:value-type="string">
            <text:p>.000638</text:p>
          </table:table-cell>
          <table:table-cell table:number-columns-repeated="1014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20.11-13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884</text:p>
          </table:table-cell>
          <table:table-cell office:value-type="string">
            <text:p>.000651</text:p>
          </table:table-cell>
          <table:table-cell office:value-type="string">
            <text:p>.000689</text:p>
          </table:table-cell>
          <table:table-cell office:value-type="string">
            <text:p>.000584</text:p>
          </table:table-cell>
          <table:table-cell office:value-type="string">
            <text:p>.000681</text:p>
          </table:table-cell>
          <table:table-cell office:value-type="string">
            <text:p>.000536</text:p>
          </table:table-cell>
          <table:table-cell table:number-columns-repeated="1014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20.11-14.40</text:p>
          </table:table-cell>
          <table:table-cell office:value-type="string">
            <text:p>tokyo</text:p>
          </table:table-cell>
          <table:table-cell office:value-type="string">
            <text:p>california</text:p>
          </table:table-cell>
          <table:table-cell office:value-type="string">
            <text:p>0.820</text:p>
          </table:table-cell>
          <table:table-cell office:value-type="string">
            <text:p>.000759</text:p>
          </table:table-cell>
          <table:table-cell office:value-type="string">
            <text:p>.000693</text:p>
          </table:table-cell>
          <table:table-cell office:value-type="string">
            <text:p>.000730</text:p>
          </table:table-cell>
          <table:table-cell office:value-type="string">
            <text:p>.000610</text:p>
          </table:table-cell>
          <table:table-cell office:value-type="string">
            <text:p>.000626</text:p>
          </table:table-cell>
          <table:table-cell table:number-columns-repeated="1014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19.11-17.32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542</text:p>
          </table:table-cell>
          <table:table-cell office:value-type="string">
            <text:p>.001255</text:p>
          </table:table-cell>
          <table:table-cell office:value-type="string">
            <text:p>.001408</text:p>
          </table:table-cell>
          <table:table-cell/>
          <table:table-cell office:value-type="string">
            <text:p>.001002</text:p>
          </table:table-cell>
          <table:table-cell office:value-type="string">
            <text:p>.001144</text:p>
          </table:table-cell>
          <table:table-cell table:number-columns-repeated="1014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19.11-18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494</text:p>
          </table:table-cell>
          <table:table-cell office:value-type="string">
            <text:p>.001217</text:p>
          </table:table-cell>
          <table:table-cell office:value-type="string">
            <text:p>.001290</text:p>
          </table:table-cell>
          <table:table-cell office:value-type="string">
            <text:p>.001067</text:p>
          </table:table-cell>
          <table:table-cell office:value-type="string">
            <text:p>.001211</text:p>
          </table:table-cell>
          <table:table-cell office:value-type="string">
            <text:p>.001237</text:p>
          </table:table-cell>
          <table:table-cell table:number-columns-repeated="1014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19.11-19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273</text:p>
          </table:table-cell>
          <table:table-cell office:value-type="string">
            <text:p>.001141</text:p>
          </table:table-cell>
          <table:table-cell office:value-type="string">
            <text:p>.001371</text:p>
          </table:table-cell>
          <table:table-cell office:value-type="string">
            <text:p>.001264</text:p>
          </table:table-cell>
          <table:table-cell office:value-type="string">
            <text:p>.001043</text:p>
          </table:table-cell>
          <table:table-cell office:value-type="string">
            <text:p>.001444</text:p>
          </table:table-cell>
          <table:table-cell table:number-columns-repeated="1014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19.11-20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office:value-type="string">
            <text:p>94.914</text:p>
          </table:table-cell>
          <table:table-cell office:value-type="string">
            <text:p>.090239</text:p>
          </table:table-cell>
          <table:table-cell office:value-type="string">
            <text:p>.084927</text:p>
          </table:table-cell>
          <table:table-cell office:value-type="string">
            <text:p>.095948</text:p>
          </table:table-cell>
          <table:table-cell office:value-type="string">
            <text:p>.096382</text:p>
          </table:table-cell>
          <table:table-cell office:value-type="string">
            <text:p>.096360</text:p>
          </table:table-cell>
          <table:table-cell table:number-columns-repeated="1014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19.11-21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440</text:p>
          </table:table-cell>
          <table:table-cell office:value-type="string">
            <text:p>.001692</text:p>
          </table:table-cell>
          <table:table-cell office:value-type="string">
            <text:p>.001104</text:p>
          </table:table-cell>
          <table:table-cell office:value-type="string">
            <text:p>.001655</text:p>
          </table:table-cell>
          <table:table-cell office:value-type="string">
            <text:p>.001257</text:p>
          </table:table-cell>
          <table:table-cell office:value-type="string">
            <text:p>.001477</text:p>
          </table:table-cell>
          <table:table-cell table:number-columns-repeated="1014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19.11-22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office:value-type="string">
            <text:p>18.108</text:p>
          </table:table-cell>
          <table:table-cell office:value-type="string">
            <text:p>.018006</text:p>
          </table:table-cell>
          <table:table-cell office:value-type="string">
            <text:p>.018293</text:p>
          </table:table-cell>
          <table:table-cell office:value-type="string">
            <text:p>.018207</text:p>
          </table:table-cell>
          <table:table-cell office:value-type="string">
            <text:p>.018370</text:p>
          </table:table-cell>
          <table:table-cell office:value-type="string">
            <text:p>.017895</text:p>
          </table:table-cell>
          <table:table-cell table:number-columns-repeated="1014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19.11-23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office:value-type="string">
            <text:p>18.080</text:p>
          </table:table-cell>
          <table:table-cell office:value-type="string">
            <text:p>.017898</text:p>
          </table:table-cell>
          <table:table-cell office:value-type="string">
            <text:p>.017965</text:p>
          </table:table-cell>
          <table:table-cell office:value-type="string">
            <text:p>.018112</text:p>
          </table:table-cell>
          <table:table-cell office:value-type="string">
            <text:p>.018157</text:p>
          </table:table-cell>
          <table:table-cell office:value-type="string">
            <text:p>.018146</text:p>
          </table:table-cell>
          <table:table-cell table:number-columns-repeated="1014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20.11-00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518</text:p>
          </table:table-cell>
          <table:table-cell/>
          <table:table-cell office:value-type="string">
            <text:p>.001009</text:p>
          </table:table-cell>
          <table:table-cell office:value-type="string">
            <text:p>.001212</text:p>
          </table:table-cell>
          <table:table-cell office:value-type="string">
            <text:p>.001694</text:p>
          </table:table-cell>
          <table:table-cell office:value-type="string">
            <text:p>.001532</text:p>
          </table:table-cell>
          <table:table-cell table:number-columns-repeated="1014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20.11-01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263</text:p>
          </table:table-cell>
          <table:table-cell office:value-type="string">
            <text:p>.000897</text:p>
          </table:table-cell>
          <table:table-cell table:number-columns-repeated="2"/>
          <table:table-cell office:value-type="string">
            <text:p>.001421</text:p>
          </table:table-cell>
          <table:table-cell office:value-type="string">
            <text:p>.001146</text:p>
          </table:table-cell>
          <table:table-cell table:number-columns-repeated="1014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20.11-02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office:value-type="string">
            <text:p>88.430</text:p>
          </table:table-cell>
          <table:table-cell office:value-type="string">
            <text:p>.087192</text:p>
          </table:table-cell>
          <table:table-cell office:value-type="string">
            <text:p>.085656</text:p>
          </table:table-cell>
          <table:table-cell office:value-type="string">
            <text:p>.088615</text:p>
          </table:table-cell>
          <table:table-cell/>
          <table:table-cell office:value-type="string">
            <text:p>.086802</text:p>
          </table:table-cell>
          <table:table-cell table:number-columns-repeated="1014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20.11-03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538</text:p>
          </table:table-cell>
          <table:table-cell office:value-type="string">
            <text:p>.000904</text:p>
          </table:table-cell>
          <table:table-cell office:value-type="string">
            <text:p>.001189</text:p>
          </table:table-cell>
          <table:table-cell office:value-type="string">
            <text:p>.001228</text:p>
          </table:table-cell>
          <table:table-cell office:value-type="string">
            <text:p>.000964</text:p>
          </table:table-cell>
          <table:table-cell office:value-type="string">
            <text:p>.000915</text:p>
          </table:table-cell>
          <table:table-cell table:number-columns-repeated="1014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20.11-04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office:value-type="string">
            <text:p>86.876</text:p>
          </table:table-cell>
          <table:table-cell office:value-type="string">
            <text:p>.089779</text:p>
          </table:table-cell>
          <table:table-cell office:value-type="string">
            <text:p>.089678</text:p>
          </table:table-cell>
          <table:table-cell office:value-type="string">
            <text:p>.086443</text:p>
          </table:table-cell>
          <table:table-cell office:value-type="string">
            <text:p>.088506</text:p>
          </table:table-cell>
          <table:table-cell office:value-type="string">
            <text:p>.086654</text:p>
          </table:table-cell>
          <table:table-cell table:number-columns-repeated="1014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20.11-05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office:value-type="string">
            <text:p>86.122</text:p>
          </table:table-cell>
          <table:table-cell office:value-type="string">
            <text:p>.088486</text:p>
          </table:table-cell>
          <table:table-cell office:value-type="string">
            <text:p>.090989</text:p>
          </table:table-cell>
          <table:table-cell/>
          <table:table-cell office:value-type="string">
            <text:p>.088173</text:p>
          </table:table-cell>
          <table:table-cell office:value-type="string">
            <text:p>.086763</text:p>
          </table:table-cell>
          <table:table-cell table:number-columns-repeated="1014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20.11-06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294</text:p>
          </table:table-cell>
          <table:table-cell office:value-type="string">
            <text:p>.001068</text:p>
          </table:table-cell>
          <table:table-cell office:value-type="string">
            <text:p>.001254</text:p>
          </table:table-cell>
          <table:table-cell office:value-type="string">
            <text:p>.001255</text:p>
          </table:table-cell>
          <table:table-cell office:value-type="string">
            <text:p>.001230</text:p>
          </table:table-cell>
          <table:table-cell office:value-type="string">
            <text:p>.000974</text:p>
          </table:table-cell>
          <table:table-cell table:number-columns-repeated="1014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20.11-07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office:value-type="string">
            <text:p>85.812</text:p>
          </table:table-cell>
          <table:table-cell office:value-type="string">
            <text:p>.088475</text:p>
          </table:table-cell>
          <table:table-cell office:value-type="string">
            <text:p>.089524</text:p>
          </table:table-cell>
          <table:table-cell office:value-type="string">
            <text:p>.086317</text:p>
          </table:table-cell>
          <table:table-cell office:value-type="string">
            <text:p>.086123</text:p>
          </table:table-cell>
          <table:table-cell office:value-type="string">
            <text:p>.088589</text:p>
          </table:table-cell>
          <table:table-cell table:number-columns-repeated="1014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20.11-08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846</text:p>
          </table:table-cell>
          <table:table-cell office:value-type="string">
            <text:p>.001198</text:p>
          </table:table-cell>
          <table:table-cell office:value-type="string">
            <text:p>.001135</text:p>
          </table:table-cell>
          <table:table-cell/>
          <table:table-cell office:value-type="string">
            <text:p>.000946</text:p>
          </table:table-cell>
          <table:table-cell office:value-type="string">
            <text:p>.001350</text:p>
          </table:table-cell>
          <table:table-cell table:number-columns-repeated="1014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20.11-09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372</text:p>
          </table:table-cell>
          <table:table-cell office:value-type="string">
            <text:p>.001130</text:p>
          </table:table-cell>
          <table:table-cell office:value-type="string">
            <text:p>.001443</text:p>
          </table:table-cell>
          <table:table-cell office:value-type="string">
            <text:p>.001134</text:p>
          </table:table-cell>
          <table:table-cell office:value-type="string">
            <text:p>.001146</text:p>
          </table:table-cell>
          <table:table-cell office:value-type="string">
            <text:p>.001209</text:p>
          </table:table-cell>
          <table:table-cell table:number-columns-repeated="1014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20.11-10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584</text:p>
          </table:table-cell>
          <table:table-cell table:number-columns-repeated="2"/>
          <table:table-cell office:value-type="string">
            <text:p>.000957</text:p>
          </table:table-cell>
          <table:table-cell office:value-type="string">
            <text:p>.001507</text:p>
          </table:table-cell>
          <table:table-cell office:value-type="string">
            <text:p>.001390</text:p>
          </table:table-cell>
          <table:table-cell table:number-columns-repeated="1014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20.11-11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302</text:p>
          </table:table-cell>
          <table:table-cell office:value-type="string">
            <text:p>.001596</text:p>
          </table:table-cell>
          <table:table-cell office:value-type="string">
            <text:p>.001364</text:p>
          </table:table-cell>
          <table:table-cell office:value-type="string">
            <text:p>.001204</text:p>
          </table:table-cell>
          <table:table-cell office:value-type="string">
            <text:p>.001273</text:p>
          </table:table-cell>
          <table:table-cell office:value-type="string">
            <text:p>.001398</text:p>
          </table:table-cell>
          <table:table-cell table:number-columns-repeated="1014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20.11-12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338</text:p>
          </table:table-cell>
          <table:table-cell office:value-type="string">
            <text:p>.001407</text:p>
          </table:table-cell>
          <table:table-cell office:value-type="string">
            <text:p>.000959</text:p>
          </table:table-cell>
          <table:table-cell office:value-type="string">
            <text:p>.001231</text:p>
          </table:table-cell>
          <table:table-cell office:value-type="string">
            <text:p>.001413</text:p>
          </table:table-cell>
          <table:table-cell office:value-type="string">
            <text:p>.001215</text:p>
          </table:table-cell>
          <table:table-cell table:number-columns-repeated="1014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20.11-13.30</text:p>
          </table:table-cell>
          <table:table-cell office:value-type="string">
            <text:p>tokyo</text:p>
          </table:table-cell>
          <table:table-cell office:value-type="string">
            <text:p>ireland</text:p>
          </table:table-cell>
          <table:table-cell table:style-name="ce2" office:value-type="string">
            <text:p>1.497</text:p>
          </table:table-cell>
          <table:table-cell office:value-type="string">
            <text:p>.001188</text:p>
          </table:table-cell>
          <table:table-cell office:value-type="string">
            <text:p>.001238</text:p>
          </table:table-cell>
          <table:table-cell office:value-type="string">
            <text:p>.001635</text:p>
          </table:table-cell>
          <table:table-cell office:value-type="string">
            <text:p>.001145</text:p>
          </table:table-cell>
          <table:table-cell office:value-type="string">
            <text:p>.001196</text:p>
          </table:table-cell>
          <table:table-cell table:number-columns-repeated="1014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16.11-14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33">
            <text:p>33</text:p>
          </table:table-cell>
          <table:table-cell office:value-type="string">
            <text:p>.034895</text:p>
          </table:table-cell>
          <table:table-cell office:value-type="string">
            <text:p>.036397</text:p>
          </table:table-cell>
          <table:table-cell office:value-type="string">
            <text:p>.029565</text:p>
          </table:table-cell>
          <table:table-cell office:value-type="string">
            <text:p>.029381</text:p>
          </table:table-cell>
          <table:table-cell office:value-type="string">
            <text:p>.028256</text:p>
          </table:table-cell>
          <table:table-cell table:number-columns-repeated="1014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16.11-15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36">
            <text:p>36</text:p>
          </table:table-cell>
          <table:table-cell office:value-type="string">
            <text:p>.028740</text:p>
          </table:table-cell>
          <table:table-cell office:value-type="string">
            <text:p>.040858</text:p>
          </table:table-cell>
          <table:table-cell office:value-type="string">
            <text:p>.044846</text:p>
          </table:table-cell>
          <table:table-cell office:value-type="string">
            <text:p>.030469</text:p>
          </table:table-cell>
          <table:table-cell office:value-type="string">
            <text:p>.042171</text:p>
          </table:table-cell>
          <table:table-cell table:number-columns-repeated="1014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16.11-16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35">
            <text:p>35</text:p>
          </table:table-cell>
          <table:table-cell office:value-type="string">
            <text:p>.033969</text:p>
          </table:table-cell>
          <table:table-cell office:value-type="string">
            <text:p>.029557</text:p>
          </table:table-cell>
          <table:table-cell office:value-type="string">
            <text:p>-.171850</text:p>
          </table:table-cell>
          <table:table-cell office:value-type="string">
            <text:p>.027193</text:p>
          </table:table-cell>
          <table:table-cell office:value-type="string">
            <text:p>.036374</text:p>
          </table:table-cell>
          <table:table-cell table:number-columns-repeated="1014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16.11-17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14">
            <text:p>14</text:p>
          </table:table-cell>
          <table:table-cell office:value-type="string">
            <text:p>.027452</text:p>
          </table:table-cell>
          <table:table-cell office:value-type="string">
            <text:p>.029564</text:p>
          </table:table-cell>
          <table:table-cell office:value-type="string">
            <text:p>.032069</text:p>
          </table:table-cell>
          <table:table-cell office:value-type="string">
            <text:p>.030718</text:p>
          </table:table-cell>
          <table:table-cell office:value-type="string">
            <text:p>.028491</text:p>
          </table:table-cell>
          <table:table-cell table:number-columns-repeated="1014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16.11-18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28786</text:p>
          </table:table-cell>
          <table:table-cell office:value-type="string">
            <text:p>.065875</text:p>
          </table:table-cell>
          <table:table-cell office:value-type="string">
            <text:p>.068263</text:p>
          </table:table-cell>
          <table:table-cell office:value-type="string">
            <text:p>.038038</text:p>
          </table:table-cell>
          <table:table-cell office:value-type="string">
            <text:p>.027561</text:p>
          </table:table-cell>
          <table:table-cell table:number-columns-repeated="1014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16.11-19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39">
            <text:p>39</text:p>
          </table:table-cell>
          <table:table-cell office:value-type="string">
            <text:p>.027331</text:p>
          </table:table-cell>
          <table:table-cell office:value-type="string">
            <text:p>.010970</text:p>
          </table:table-cell>
          <table:table-cell office:value-type="string">
            <text:p>.027903</text:p>
          </table:table-cell>
          <table:table-cell office:value-type="string">
            <text:p>.032389</text:p>
          </table:table-cell>
          <table:table-cell office:value-type="string">
            <text:p>.002887</text:p>
          </table:table-cell>
          <table:table-cell table:number-columns-repeated="1014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16.11-20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28452</text:p>
          </table:table-cell>
          <table:table-cell office:value-type="string">
            <text:p>.028744</text:p>
          </table:table-cell>
          <table:table-cell office:value-type="string">
            <text:p>.000078</text:p>
          </table:table-cell>
          <table:table-cell office:value-type="string">
            <text:p>.035425</text:p>
          </table:table-cell>
          <table:table-cell office:value-type="string">
            <text:p>.037138</text:p>
          </table:table-cell>
          <table:table-cell table:number-columns-repeated="1014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16.11-21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1">
            <text:p>41</text:p>
          </table:table-cell>
          <table:table-cell office:value-type="string">
            <text:p>.030252</text:p>
          </table:table-cell>
          <table:table-cell office:value-type="string">
            <text:p>.066753</text:p>
          </table:table-cell>
          <table:table-cell office:value-type="string">
            <text:p>.029408</text:p>
          </table:table-cell>
          <table:table-cell office:value-type="string">
            <text:p>.030446</text:p>
          </table:table-cell>
          <table:table-cell office:value-type="string">
            <text:p>.012740</text:p>
          </table:table-cell>
          <table:table-cell table:number-columns-repeated="1014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16.11-22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8">
            <text:p>48</text:p>
          </table:table-cell>
          <table:table-cell office:value-type="string">
            <text:p>.035322</text:p>
          </table:table-cell>
          <table:table-cell office:value-type="string">
            <text:p>.031030</text:p>
          </table:table-cell>
          <table:table-cell office:value-type="string">
            <text:p>.036411</text:p>
          </table:table-cell>
          <table:table-cell office:value-type="string">
            <text:p>.031055</text:p>
          </table:table-cell>
          <table:table-cell office:value-type="string">
            <text:p>.044655</text:p>
          </table:table-cell>
          <table:table-cell table:number-columns-repeated="1014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16.11-23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55">
            <text:p>55</text:p>
          </table:table-cell>
          <table:table-cell office:value-type="string">
            <text:p>.034526</text:p>
          </table:table-cell>
          <table:table-cell office:value-type="string">
            <text:p>.039639</text:p>
          </table:table-cell>
          <table:table-cell office:value-type="string">
            <text:p>.029839</text:p>
          </table:table-cell>
          <table:table-cell office:value-type="string">
            <text:p>.035152</text:p>
          </table:table-cell>
          <table:table-cell office:value-type="string">
            <text:p>.051697</text:p>
          </table:table-cell>
          <table:table-cell table:number-columns-repeated="1014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17.11-00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8461</text:p>
          </table:table-cell>
          <table:table-cell office:value-type="string">
            <text:p>.027969</text:p>
          </table:table-cell>
          <table:table-cell office:value-type="string">
            <text:p>.032882</text:p>
          </table:table-cell>
          <table:table-cell office:value-type="string">
            <text:p>.029508</text:p>
          </table:table-cell>
          <table:table-cell office:value-type="string">
            <text:p>.030565</text:p>
          </table:table-cell>
          <table:table-cell table:number-columns-repeated="1014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17.11-01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27812</text:p>
          </table:table-cell>
          <table:table-cell office:value-type="string">
            <text:p>.027965</text:p>
          </table:table-cell>
          <table:table-cell office:value-type="string">
            <text:p>.030164</text:p>
          </table:table-cell>
          <table:table-cell office:value-type="string">
            <text:p>.300661</text:p>
          </table:table-cell>
          <table:table-cell office:value-type="string">
            <text:p>.050262</text:p>
          </table:table-cell>
          <table:table-cell table:number-columns-repeated="1014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17.11-02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9058</text:p>
          </table:table-cell>
          <table:table-cell office:value-type="string">
            <text:p>.036753</text:p>
          </table:table-cell>
          <table:table-cell office:value-type="string">
            <text:p>.027819</text:p>
          </table:table-cell>
          <table:table-cell office:value-type="string">
            <text:p>.028101</text:p>
          </table:table-cell>
          <table:table-cell office:value-type="string">
            <text:p>.027614</text:p>
          </table:table-cell>
          <table:table-cell table:number-columns-repeated="1014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17.11-03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51">
            <text:p>51</text:p>
          </table:table-cell>
          <table:table-cell office:value-type="string">
            <text:p>.028141</text:p>
          </table:table-cell>
          <table:table-cell office:value-type="string">
            <text:p>.028006</text:p>
          </table:table-cell>
          <table:table-cell office:value-type="string">
            <text:p>.026865</text:p>
          </table:table-cell>
          <table:table-cell office:value-type="string">
            <text:p>.035296</text:p>
          </table:table-cell>
          <table:table-cell office:value-type="string">
            <text:p>.028268</text:p>
          </table:table-cell>
          <table:table-cell table:number-columns-repeated="1014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17.11-04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37">
            <text:p>37</text:p>
          </table:table-cell>
          <table:table-cell office:value-type="string">
            <text:p>.026795</text:p>
          </table:table-cell>
          <table:table-cell office:value-type="string">
            <text:p>.026916</text:p>
          </table:table-cell>
          <table:table-cell office:value-type="string">
            <text:p>.029391</text:p>
          </table:table-cell>
          <table:table-cell office:value-type="string">
            <text:p>.027545</text:p>
          </table:table-cell>
          <table:table-cell office:value-type="string">
            <text:p>.027501</text:p>
          </table:table-cell>
          <table:table-cell table:number-columns-repeated="1014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17.11-05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6876</text:p>
          </table:table-cell>
          <table:table-cell office:value-type="string">
            <text:p>.031888</text:p>
          </table:table-cell>
          <table:table-cell office:value-type="string">
            <text:p>.029744</text:p>
          </table:table-cell>
          <table:table-cell office:value-type="string">
            <text:p>.027324</text:p>
          </table:table-cell>
          <table:table-cell office:value-type="string">
            <text:p>.026942</text:p>
          </table:table-cell>
          <table:table-cell table:number-columns-repeated="1014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17.11-06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37366</text:p>
          </table:table-cell>
          <table:table-cell office:value-type="string">
            <text:p>.027095</text:p>
          </table:table-cell>
          <table:table-cell office:value-type="string">
            <text:p>.034809</text:p>
          </table:table-cell>
          <table:table-cell office:value-type="string">
            <text:p>.027540</text:p>
          </table:table-cell>
          <table:table-cell office:value-type="string">
            <text:p>.028456</text:p>
          </table:table-cell>
          <table:table-cell table:number-columns-repeated="1014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17.11-07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7">
            <text:p>47</text:p>
          </table:table-cell>
          <table:table-cell office:value-type="string">
            <text:p>.028090</text:p>
          </table:table-cell>
          <table:table-cell office:value-type="string">
            <text:p>.036285</text:p>
          </table:table-cell>
          <table:table-cell office:value-type="string">
            <text:p>.030892</text:p>
          </table:table-cell>
          <table:table-cell office:value-type="string">
            <text:p>.036527</text:p>
          </table:table-cell>
          <table:table-cell office:value-type="string">
            <text:p>.029409</text:p>
          </table:table-cell>
          <table:table-cell table:number-columns-repeated="1014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17.11-08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7269</text:p>
          </table:table-cell>
          <table:table-cell office:value-type="string">
            <text:p>.029766</text:p>
          </table:table-cell>
          <table:table-cell office:value-type="string">
            <text:p>.027876</text:p>
          </table:table-cell>
          <table:table-cell office:value-type="string">
            <text:p>.031054</text:p>
          </table:table-cell>
          <table:table-cell office:value-type="string">
            <text:p>.028774</text:p>
          </table:table-cell>
          <table:table-cell table:number-columns-repeated="1014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17.11-09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6">
            <text:p>46</text:p>
          </table:table-cell>
          <table:table-cell office:value-type="string">
            <text:p>.028968</text:p>
          </table:table-cell>
          <table:table-cell office:value-type="string">
            <text:p>.042576</text:p>
          </table:table-cell>
          <table:table-cell office:value-type="string">
            <text:p>.028761</text:p>
          </table:table-cell>
          <table:table-cell office:value-type="string">
            <text:p>.027702</text:p>
          </table:table-cell>
          <table:table-cell office:value-type="string">
            <text:p>.030128</text:p>
          </table:table-cell>
          <table:table-cell table:number-columns-repeated="1014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17.11-10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4">
            <text:p>44</text:p>
          </table:table-cell>
          <table:table-cell office:value-type="string">
            <text:p>.028152</text:p>
          </table:table-cell>
          <table:table-cell office:value-type="string">
            <text:p>.001610</text:p>
          </table:table-cell>
          <table:table-cell office:value-type="string">
            <text:p>.029564</text:p>
          </table:table-cell>
          <table:table-cell office:value-type="string">
            <text:p>.027574</text:p>
          </table:table-cell>
          <table:table-cell office:value-type="string">
            <text:p>.030126</text:p>
          </table:table-cell>
          <table:table-cell table:number-columns-repeated="1014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17.11-11.00</text:p>
          </table:table-cell>
          <table:table-cell office:value-type="string">
            <text:p>tokyo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8800</text:p>
          </table:table-cell>
          <table:table-cell office:value-type="string">
            <text:p>.031215</text:p>
          </table:table-cell>
          <table:table-cell office:value-type="string">
            <text:p>.034861</text:p>
          </table:table-cell>
          <table:table-cell office:value-type="string">
            <text:p>.027041</text:p>
          </table:table-cell>
          <table:table-cell office:value-type="string">
            <text:p>.034313</text:p>
          </table:table-cell>
          <table:table-cell table:number-columns-repeated="1014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19.11-17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690</text:p>
          </table:table-cell>
          <table:table-cell office:value-type="string">
            <text:p>.000410</text:p>
          </table:table-cell>
          <table:table-cell office:value-type="string">
            <text:p>.000680</text:p>
          </table:table-cell>
          <table:table-cell office:value-type="string">
            <text:p>.000659</text:p>
          </table:table-cell>
          <table:table-cell office:value-type="string">
            <text:p>.000384</text:p>
          </table:table-cell>
          <table:table-cell office:value-type="string">
            <text:p>.000598</text:p>
          </table:table-cell>
          <table:table-cell table:number-columns-repeated="1014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19.11-18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654</text:p>
          </table:table-cell>
          <table:table-cell office:value-type="string">
            <text:p>.000687</text:p>
          </table:table-cell>
          <table:table-cell office:value-type="string">
            <text:p>.000433</text:p>
          </table:table-cell>
          <table:table-cell office:value-type="string">
            <text:p>.000608</text:p>
          </table:table-cell>
          <table:table-cell office:value-type="string">
            <text:p>.000403</text:p>
          </table:table-cell>
          <table:table-cell office:value-type="string">
            <text:p>.000675</text:p>
          </table:table-cell>
          <table:table-cell table:number-columns-repeated="1014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19.11-19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52</text:p>
          </table:table-cell>
          <table:table-cell office:value-type="string">
            <text:p>.000656</text:p>
          </table:table-cell>
          <table:table-cell office:value-type="string">
            <text:p>.000691</text:p>
          </table:table-cell>
          <table:table-cell office:value-type="string">
            <text:p>.000443</text:p>
          </table:table-cell>
          <table:table-cell office:value-type="string">
            <text:p>.000684</text:p>
          </table:table-cell>
          <table:table-cell office:value-type="string">
            <text:p>.000457</text:p>
          </table:table-cell>
          <table:table-cell table:number-columns-repeated="1014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19.11-20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675</text:p>
          </table:table-cell>
          <table:table-cell office:value-type="string">
            <text:p>.000417</text:p>
          </table:table-cell>
          <table:table-cell office:value-type="string">
            <text:p>.000685</text:p>
          </table:table-cell>
          <table:table-cell office:value-type="string">
            <text:p>.000626</text:p>
          </table:table-cell>
          <table:table-cell office:value-type="string">
            <text:p>.000741</text:p>
          </table:table-cell>
          <table:table-cell office:value-type="string">
            <text:p>.000684</text:p>
          </table:table-cell>
          <table:table-cell table:number-columns-repeated="1014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19.11-21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54</text:p>
          </table:table-cell>
          <table:table-cell office:value-type="string">
            <text:p>.000435</text:p>
          </table:table-cell>
          <table:table-cell office:value-type="string">
            <text:p>.000625</text:p>
          </table:table-cell>
          <table:table-cell office:value-type="string">
            <text:p>.000427</text:p>
          </table:table-cell>
          <table:table-cell office:value-type="string">
            <text:p>.000638</text:p>
          </table:table-cell>
          <table:table-cell office:value-type="string">
            <text:p>.000448</text:p>
          </table:table-cell>
          <table:table-cell table:number-columns-repeated="1014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19.11-22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18</text:p>
          </table:table-cell>
          <table:table-cell office:value-type="string">
            <text:p>.000419</text:p>
          </table:table-cell>
          <table:table-cell table:number-columns-repeated="2"/>
          <table:table-cell office:value-type="string">
            <text:p>.000635</text:p>
          </table:table-cell>
          <table:table-cell office:value-type="string">
            <text:p>.000626</text:p>
          </table:table-cell>
          <table:table-cell table:number-columns-repeated="1014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19.11-23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table:style-name="ce2" office:value-type="string">
            <text:p>1.580</text:p>
          </table:table-cell>
          <table:table-cell office:value-type="string">
            <text:p>.001436</text:p>
          </table:table-cell>
          <table:table-cell/>
          <table:table-cell office:value-type="string">
            <text:p>.001731</text:p>
          </table:table-cell>
          <table:table-cell office:value-type="string">
            <text:p>.001388</text:p>
          </table:table-cell>
          <table:table-cell office:value-type="string">
            <text:p>.001449</text:p>
          </table:table-cell>
          <table:table-cell table:number-columns-repeated="1014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20.11-00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662</text:p>
          </table:table-cell>
          <table:table-cell office:value-type="string">
            <text:p>.000677</text:p>
          </table:table-cell>
          <table:table-cell office:value-type="string">
            <text:p>.000678</text:p>
          </table:table-cell>
          <table:table-cell office:value-type="string">
            <text:p>.000702</text:p>
          </table:table-cell>
          <table:table-cell office:value-type="string">
            <text:p>.000747</text:p>
          </table:table-cell>
          <table:table-cell office:value-type="string">
            <text:p>.000673</text:p>
          </table:table-cell>
          <table:table-cell table:number-columns-repeated="1014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20.11-01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828</text:p>
          </table:table-cell>
          <table:table-cell office:value-type="string">
            <text:p>.000659</text:p>
          </table:table-cell>
          <table:table-cell office:value-type="string">
            <text:p>.000611</text:p>
          </table:table-cell>
          <table:table-cell office:value-type="string">
            <text:p>.000703</text:p>
          </table:table-cell>
          <table:table-cell office:value-type="string">
            <text:p>.000622</text:p>
          </table:table-cell>
          <table:table-cell office:value-type="string">
            <text:p>.000691</text:p>
          </table:table-cell>
          <table:table-cell table:number-columns-repeated="1014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20.11-02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640</text:p>
          </table:table-cell>
          <table:table-cell office:value-type="string">
            <text:p>.000661</text:p>
          </table:table-cell>
          <table:table-cell office:value-type="string">
            <text:p>.000422</text:p>
          </table:table-cell>
          <table:table-cell office:value-type="string">
            <text:p>.000683</text:p>
          </table:table-cell>
          <table:table-cell office:value-type="string">
            <text:p>.000657</text:p>
          </table:table-cell>
          <table:table-cell office:value-type="string">
            <text:p>.000669</text:p>
          </table:table-cell>
          <table:table-cell table:number-columns-repeated="1014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20.11-03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815</text:p>
          </table:table-cell>
          <table:table-cell office:value-type="string">
            <text:p>.000634</text:p>
          </table:table-cell>
          <table:table-cell office:value-type="string">
            <text:p>.000422</text:p>
          </table:table-cell>
          <table:table-cell office:value-type="string">
            <text:p>.000374</text:p>
          </table:table-cell>
          <table:table-cell office:value-type="string">
            <text:p>.000714</text:p>
          </table:table-cell>
          <table:table-cell office:value-type="string">
            <text:p>.000675</text:p>
          </table:table-cell>
          <table:table-cell table:number-columns-repeated="1014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20.11-04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42</text:p>
          </table:table-cell>
          <table:table-cell office:value-type="string">
            <text:p>.000696</text:p>
          </table:table-cell>
          <table:table-cell office:value-type="string">
            <text:p>.000683</text:p>
          </table:table-cell>
          <table:table-cell office:value-type="string">
            <text:p>.000610</text:p>
          </table:table-cell>
          <table:table-cell office:value-type="string">
            <text:p>.000416</text:p>
          </table:table-cell>
          <table:table-cell office:value-type="string">
            <text:p>.000568</text:p>
          </table:table-cell>
          <table:table-cell table:number-columns-repeated="1014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20.11-05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610</text:p>
          </table:table-cell>
          <table:table-cell office:value-type="string">
            <text:p>.000415</text:p>
          </table:table-cell>
          <table:table-cell office:value-type="string">
            <text:p>.000628</text:p>
          </table:table-cell>
          <table:table-cell office:value-type="string">
            <text:p>.000665</text:p>
          </table:table-cell>
          <table:table-cell office:value-type="string">
            <text:p>.000651</text:p>
          </table:table-cell>
          <table:table-cell office:value-type="string">
            <text:p>.000705</text:p>
          </table:table-cell>
          <table:table-cell table:number-columns-repeated="1014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20.11-06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table:style-name="ce2" office:value-type="string">
            <text:p>1.570</text:p>
          </table:table-cell>
          <table:table-cell office:value-type="string">
            <text:p>.001506</text:p>
          </table:table-cell>
          <table:table-cell office:value-type="string">
            <text:p>.001431</text:p>
          </table:table-cell>
          <table:table-cell office:value-type="string">
            <text:p>.001508</text:p>
          </table:table-cell>
          <table:table-cell office:value-type="string">
            <text:p>.001513</text:p>
          </table:table-cell>
          <table:table-cell office:value-type="string">
            <text:p>.001467</text:p>
          </table:table-cell>
          <table:table-cell table:number-columns-repeated="1014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20.11-07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table:style-name="ce2" office:value-type="string">
            <text:p>1.560</text:p>
          </table:table-cell>
          <table:table-cell office:value-type="string">
            <text:p>.001631</text:p>
          </table:table-cell>
          <table:table-cell office:value-type="string">
            <text:p>.001461</text:p>
          </table:table-cell>
          <table:table-cell office:value-type="string">
            <text:p>.001460</text:p>
          </table:table-cell>
          <table:table-cell office:value-type="string">
            <text:p>.001458</text:p>
          </table:table-cell>
          <table:table-cell office:value-type="string">
            <text:p>.001200</text:p>
          </table:table-cell>
          <table:table-cell table:number-columns-repeated="1014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20.11-08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668</text:p>
          </table:table-cell>
          <table:table-cell table:number-columns-repeated="2"/>
          <table:table-cell office:value-type="string">
            <text:p>.000369</text:p>
          </table:table-cell>
          <table:table-cell office:value-type="string">
            <text:p>.000458</text:p>
          </table:table-cell>
          <table:table-cell office:value-type="string">
            <text:p>.000595</text:p>
          </table:table-cell>
          <table:table-cell table:number-columns-repeated="1014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20.11-09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table:style-name="ce2" office:value-type="string">
            <text:p>1.521</text:p>
          </table:table-cell>
          <table:table-cell office:value-type="string">
            <text:p>.001215</text:p>
          </table:table-cell>
          <table:table-cell office:value-type="string">
            <text:p>.001239</text:p>
          </table:table-cell>
          <table:table-cell office:value-type="string">
            <text:p>.001517</text:p>
          </table:table-cell>
          <table:table-cell office:value-type="string">
            <text:p>.001455</text:p>
          </table:table-cell>
          <table:table-cell office:value-type="string">
            <text:p>.001445</text:p>
          </table:table-cell>
          <table:table-cell table:number-columns-repeated="1014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20.11-10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52</text:p>
          </table:table-cell>
          <table:table-cell office:value-type="string">
            <text:p>.000757</text:p>
          </table:table-cell>
          <table:table-cell office:value-type="string">
            <text:p>.000655</text:p>
          </table:table-cell>
          <table:table-cell office:value-type="string">
            <text:p>.000758</text:p>
          </table:table-cell>
          <table:table-cell office:value-type="string">
            <text:p>.000457</text:p>
          </table:table-cell>
          <table:table-cell office:value-type="string">
            <text:p>.000597</text:p>
          </table:table-cell>
          <table:table-cell table:number-columns-repeated="1014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20.11-11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24</text:p>
          </table:table-cell>
          <table:table-cell table:number-columns-repeated="2" office:value-type="string">
            <text:p>.000436</text:p>
          </table:table-cell>
          <table:table-cell office:value-type="string">
            <text:p>.000681</text:p>
          </table:table-cell>
          <table:table-cell office:value-type="string">
            <text:p>.000652</text:p>
          </table:table-cell>
          <table:table-cell office:value-type="string">
            <text:p>.000729</text:p>
          </table:table-cell>
          <table:table-cell table:number-columns-repeated="1014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20.11-12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08</text:p>
          </table:table-cell>
          <table:table-cell office:value-type="string">
            <text:p>.000436</text:p>
          </table:table-cell>
          <table:table-cell office:value-type="string">
            <text:p>.000677</text:p>
          </table:table-cell>
          <table:table-cell office:value-type="string">
            <text:p>.000440</text:p>
          </table:table-cell>
          <table:table-cell office:value-type="string">
            <text:p>.000617</text:p>
          </table:table-cell>
          <table:table-cell office:value-type="string">
            <text:p>.000651</text:p>
          </table:table-cell>
          <table:table-cell table:number-columns-repeated="1014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20.11-13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87</text:p>
          </table:table-cell>
          <table:table-cell office:value-type="string">
            <text:p>.000697</text:p>
          </table:table-cell>
          <table:table-cell office:value-type="string">
            <text:p>.000444</text:p>
          </table:table-cell>
          <table:table-cell office:value-type="string">
            <text:p>.000574</text:p>
          </table:table-cell>
          <table:table-cell office:value-type="string">
            <text:p>.000449</text:p>
          </table:table-cell>
          <table:table-cell office:value-type="string">
            <text:p>.000707</text:p>
          </table:table-cell>
          <table:table-cell table:number-columns-repeated="1014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20.11-14.35</text:p>
          </table:table-cell>
          <table:table-cell office:value-type="string">
            <text:p>tokyo</text:p>
          </table:table-cell>
          <table:table-cell office:value-type="string">
            <text:p>singapore</text:p>
          </table:table-cell>
          <table:table-cell office:value-type="string">
            <text:p>0.729</text:p>
          </table:table-cell>
          <table:table-cell office:value-type="string">
            <text:p>.000666</text:p>
          </table:table-cell>
          <table:table-cell office:value-type="string">
            <text:p>.000690</text:p>
          </table:table-cell>
          <table:table-cell office:value-type="string">
            <text:p>.000433</text:p>
          </table:table-cell>
          <table:table-cell office:value-type="string">
            <text:p>.000404</text:p>
          </table:table-cell>
          <table:table-cell office:value-type="string">
            <text:p>.000505</text:p>
          </table:table-cell>
          <table:table-cell table:number-columns-repeated="1014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19.11-17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table:style-name="ce2" office:value-type="string">
            <text:p>5.181</text:p>
          </table:table-cell>
          <table:table-cell office:value-type="string">
            <text:p>.002184</text:p>
          </table:table-cell>
          <table:table-cell office:value-type="string">
            <text:p>.002834</text:p>
          </table:table-cell>
          <table:table-cell office:value-type="string">
            <text:p>.002469</text:p>
          </table:table-cell>
          <table:table-cell office:value-type="string">
            <text:p>.002254</text:p>
          </table:table-cell>
          <table:table-cell office:value-type="string">
            <text:p>.003049</text:p>
          </table:table-cell>
          <table:table-cell table:number-columns-repeated="1014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19.11-18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861</text:p>
          </table:table-cell>
          <table:table-cell office:value-type="string">
            <text:p>.000668</text:p>
          </table:table-cell>
          <table:table-cell office:value-type="string">
            <text:p>.000649</text:p>
          </table:table-cell>
          <table:table-cell/>
          <table:table-cell office:value-type="string">
            <text:p>.000668</text:p>
          </table:table-cell>
          <table:table-cell table:number-columns-repeated="1015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19.11-19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45</text:p>
          </table:table-cell>
          <table:table-cell office:value-type="string">
            <text:p>.000697</text:p>
          </table:table-cell>
          <table:table-cell office:value-type="string">
            <text:p>.000625</text:p>
          </table:table-cell>
          <table:table-cell office:value-type="string">
            <text:p>.000593</text:p>
          </table:table-cell>
          <table:table-cell office:value-type="string">
            <text:p>.000718</text:p>
          </table:table-cell>
          <table:table-cell office:value-type="string">
            <text:p>.000652</text:p>
          </table:table-cell>
          <table:table-cell table:number-columns-repeated="1014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19.11-20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48</text:p>
          </table:table-cell>
          <table:table-cell/>
          <table:table-cell office:value-type="string">
            <text:p>.000605</text:p>
          </table:table-cell>
          <table:table-cell office:value-type="string">
            <text:p>.000628</text:p>
          </table:table-cell>
          <table:table-cell office:value-type="string">
            <text:p>.000712</text:p>
          </table:table-cell>
          <table:table-cell office:value-type="string">
            <text:p>.000741</text:p>
          </table:table-cell>
          <table:table-cell table:number-columns-repeated="1014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19.11-21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802</text:p>
          </table:table-cell>
          <table:table-cell office:value-type="string">
            <text:p>.000606</text:p>
          </table:table-cell>
          <table:table-cell office:value-type="string">
            <text:p>.000702</text:p>
          </table:table-cell>
          <table:table-cell office:value-type="string">
            <text:p>.000620</text:p>
          </table:table-cell>
          <table:table-cell office:value-type="string">
            <text:p>.000655</text:p>
          </table:table-cell>
          <table:table-cell office:value-type="string">
            <text:p>.000687</text:p>
          </table:table-cell>
          <table:table-cell table:number-columns-repeated="1014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19.11-22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846</text:p>
          </table:table-cell>
          <table:table-cell office:value-type="string">
            <text:p>.000688</text:p>
          </table:table-cell>
          <table:table-cell office:value-type="string">
            <text:p>.000444</text:p>
          </table:table-cell>
          <table:table-cell office:value-type="string">
            <text:p>.000632</text:p>
          </table:table-cell>
          <table:table-cell office:value-type="string">
            <text:p>.000446</text:p>
          </table:table-cell>
          <table:table-cell office:value-type="string">
            <text:p>.000477</text:p>
          </table:table-cell>
          <table:table-cell table:number-columns-repeated="1014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19.11-23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45</text:p>
          </table:table-cell>
          <table:table-cell table:number-columns-repeated="2"/>
          <table:table-cell office:value-type="string">
            <text:p>.000653</text:p>
          </table:table-cell>
          <table:table-cell office:value-type="string">
            <text:p>.000416</text:p>
          </table:table-cell>
          <table:table-cell office:value-type="string">
            <text:p>.000620</text:p>
          </table:table-cell>
          <table:table-cell table:number-columns-repeated="1014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20.11-00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73</text:p>
          </table:table-cell>
          <table:table-cell office:value-type="string">
            <text:p>.000648</text:p>
          </table:table-cell>
          <table:table-cell office:value-type="string">
            <text:p>.000699</text:p>
          </table:table-cell>
          <table:table-cell office:value-type="string">
            <text:p>.000652</text:p>
          </table:table-cell>
          <table:table-cell office:value-type="string">
            <text:p>.000685</text:p>
          </table:table-cell>
          <table:table-cell office:value-type="string">
            <text:p>.000549</text:p>
          </table:table-cell>
          <table:table-cell table:number-columns-repeated="1014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20.11-01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78</text:p>
          </table:table-cell>
          <table:table-cell office:value-type="string">
            <text:p>.000677</text:p>
          </table:table-cell>
          <table:table-cell office:value-type="string">
            <text:p>.000696</text:p>
          </table:table-cell>
          <table:table-cell office:value-type="string">
            <text:p>.000698</text:p>
          </table:table-cell>
          <table:table-cell office:value-type="string">
            <text:p>.000616</text:p>
          </table:table-cell>
          <table:table-cell office:value-type="string">
            <text:p>.000594</text:p>
          </table:table-cell>
          <table:table-cell table:number-columns-repeated="1014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20.11-02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55</text:p>
          </table:table-cell>
          <table:table-cell office:value-type="string">
            <text:p>.000401</text:p>
          </table:table-cell>
          <table:table-cell office:value-type="string">
            <text:p>.000709</text:p>
          </table:table-cell>
          <table:table-cell office:value-type="string">
            <text:p>.000430</text:p>
          </table:table-cell>
          <table:table-cell office:value-type="string">
            <text:p>.000739</text:p>
          </table:table-cell>
          <table:table-cell office:value-type="string">
            <text:p>.000591</text:p>
          </table:table-cell>
          <table:table-cell table:number-columns-repeated="1014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20.11-03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27</text:p>
          </table:table-cell>
          <table:table-cell office:value-type="string">
            <text:p>.000703</text:p>
          </table:table-cell>
          <table:table-cell office:value-type="string">
            <text:p>.000740</text:p>
          </table:table-cell>
          <table:table-cell office:value-type="string">
            <text:p>.001067</text:p>
          </table:table-cell>
          <table:table-cell office:value-type="string">
            <text:p>.000679</text:p>
          </table:table-cell>
          <table:table-cell office:value-type="string">
            <text:p>.000807</text:p>
          </table:table-cell>
          <table:table-cell table:number-columns-repeated="1014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20.11-04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811</text:p>
          </table:table-cell>
          <table:table-cell office:value-type="string">
            <text:p>.000714</text:p>
          </table:table-cell>
          <table:table-cell office:value-type="string">
            <text:p>.000689</text:p>
          </table:table-cell>
          <table:table-cell office:value-type="string">
            <text:p>.001018</text:p>
          </table:table-cell>
          <table:table-cell office:value-type="string">
            <text:p>.000687</text:p>
          </table:table-cell>
          <table:table-cell office:value-type="string">
            <text:p>.000440</text:p>
          </table:table-cell>
          <table:table-cell table:number-columns-repeated="1014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20.11-05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70</text:p>
          </table:table-cell>
          <table:table-cell/>
          <table:table-cell office:value-type="string">
            <text:p>.000725</text:p>
          </table:table-cell>
          <table:table-cell office:value-type="string">
            <text:p>.000705</text:p>
          </table:table-cell>
          <table:table-cell office:value-type="string">
            <text:p>.000715</text:p>
          </table:table-cell>
          <table:table-cell office:value-type="string">
            <text:p>.000718</text:p>
          </table:table-cell>
          <table:table-cell table:number-columns-repeated="1014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20.11-06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23</text:p>
          </table:table-cell>
          <table:table-cell office:value-type="string">
            <text:p>.000403</text:p>
          </table:table-cell>
          <table:table-cell office:value-type="string">
            <text:p>.000491</text:p>
          </table:table-cell>
          <table:table-cell office:value-type="string">
            <text:p>.000471</text:p>
          </table:table-cell>
          <table:table-cell office:value-type="string">
            <text:p>.000459</text:p>
          </table:table-cell>
          <table:table-cell office:value-type="string">
            <text:p>.000729</text:p>
          </table:table-cell>
          <table:table-cell table:number-columns-repeated="1014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20.11-07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653</text:p>
          </table:table-cell>
          <table:table-cell office:value-type="string">
            <text:p>.000645</text:p>
          </table:table-cell>
          <table:table-cell table:number-columns-repeated="2"/>
          <table:table-cell office:value-type="string">
            <text:p>.000508</text:p>
          </table:table-cell>
          <table:table-cell office:value-type="string">
            <text:p>.000655</text:p>
          </table:table-cell>
          <table:table-cell table:number-columns-repeated="1014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20.11-08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77</text:p>
          </table:table-cell>
          <table:table-cell table:number-columns-repeated="3"/>
          <table:table-cell office:value-type="string">
            <text:p>.000634</text:p>
          </table:table-cell>
          <table:table-cell office:value-type="string">
            <text:p>.000606</text:p>
          </table:table-cell>
          <table:table-cell table:number-columns-repeated="1014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20.11-09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59</text:p>
          </table:table-cell>
          <table:table-cell office:value-type="string">
            <text:p>.000678</text:p>
          </table:table-cell>
          <table:table-cell office:value-type="string">
            <text:p>.000439</text:p>
          </table:table-cell>
          <table:table-cell office:value-type="string">
            <text:p>.000700</text:p>
          </table:table-cell>
          <table:table-cell office:value-type="string">
            <text:p>.000676</text:p>
          </table:table-cell>
          <table:table-cell office:value-type="string">
            <text:p>.000691</text:p>
          </table:table-cell>
          <table:table-cell table:number-columns-repeated="1014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20.11-10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812</text:p>
          </table:table-cell>
          <table:table-cell table:number-columns-repeated="3"/>
          <table:table-cell office:value-type="string">
            <text:p>.000673</text:p>
          </table:table-cell>
          <table:table-cell office:value-type="string">
            <text:p>.000452</text:p>
          </table:table-cell>
          <table:table-cell table:number-columns-repeated="1014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20.11-11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816</text:p>
          </table:table-cell>
          <table:table-cell table:number-columns-repeated="3"/>
          <table:table-cell office:value-type="string">
            <text:p>.000824</text:p>
          </table:table-cell>
          <table:table-cell office:value-type="string">
            <text:p>.000666</text:p>
          </table:table-cell>
          <table:table-cell table:number-columns-repeated="1014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20.11-12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46</text:p>
          </table:table-cell>
          <table:table-cell office:value-type="string">
            <text:p>.000666</text:p>
          </table:table-cell>
          <table:table-cell table:number-columns-repeated="2" office:value-type="string">
            <text:p>.000628</text:p>
          </table:table-cell>
          <table:table-cell office:value-type="string">
            <text:p>.000433</text:p>
          </table:table-cell>
          <table:table-cell office:value-type="string">
            <text:p>.000664</text:p>
          </table:table-cell>
          <table:table-cell table:number-columns-repeated="1014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20.11-13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732</text:p>
          </table:table-cell>
          <table:table-cell office:value-type="string">
            <text:p>.000665</text:p>
          </table:table-cell>
          <table:table-cell office:value-type="string">
            <text:p>.000618</text:p>
          </table:table-cell>
          <table:table-cell office:value-type="string">
            <text:p>.000698</text:p>
          </table:table-cell>
          <table:table-cell office:value-type="string">
            <text:p>.000675</text:p>
          </table:table-cell>
          <table:table-cell office:value-type="string">
            <text:p>.000687</text:p>
          </table:table-cell>
          <table:table-cell table:number-columns-repeated="1014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20.11-14.40</text:p>
          </table:table-cell>
          <table:table-cell office:value-type="string">
            <text:p>frankfurt</text:p>
          </table:table-cell>
          <table:table-cell office:value-type="string">
            <text:p>california</text:p>
          </table:table-cell>
          <table:table-cell office:value-type="string">
            <text:p>0.802</text:p>
          </table:table-cell>
          <table:table-cell office:value-type="string">
            <text:p>.000485</text:p>
          </table:table-cell>
          <table:table-cell office:value-type="string">
            <text:p>.000633</text:p>
          </table:table-cell>
          <table:table-cell office:value-type="string">
            <text:p>.000532</text:p>
          </table:table-cell>
          <table:table-cell office:value-type="string">
            <text:p>.000656</text:p>
          </table:table-cell>
          <table:table-cell office:value-type="string">
            <text:p>.000619</text:p>
          </table:table-cell>
          <table:table-cell table:number-columns-repeated="1014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19.11-17.32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377</text:p>
          </table:table-cell>
          <table:table-cell office:value-type="string">
            <text:p>.001625</text:p>
          </table:table-cell>
          <table:table-cell office:value-type="string">
            <text:p>.001234</text:p>
          </table:table-cell>
          <table:table-cell office:value-type="string">
            <text:p>.001405</text:p>
          </table:table-cell>
          <table:table-cell office:value-type="string">
            <text:p>.001166</text:p>
          </table:table-cell>
          <table:table-cell office:value-type="string">
            <text:p>.001212</text:p>
          </table:table-cell>
          <table:table-cell table:number-columns-repeated="1014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19.11-18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306</text:p>
          </table:table-cell>
          <table:table-cell office:value-type="string">
            <text:p>.001180</text:p>
          </table:table-cell>
          <table:table-cell office:value-type="string">
            <text:p>.001083</text:p>
          </table:table-cell>
          <table:table-cell office:value-type="string">
            <text:p>.001191</text:p>
          </table:table-cell>
          <table:table-cell office:value-type="string">
            <text:p>.001389</text:p>
          </table:table-cell>
          <table:table-cell office:value-type="string">
            <text:p>.001207</text:p>
          </table:table-cell>
          <table:table-cell table:number-columns-repeated="1014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19.11-19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290</text:p>
          </table:table-cell>
          <table:table-cell office:value-type="string">
            <text:p>.001163</text:p>
          </table:table-cell>
          <table:table-cell office:value-type="string">
            <text:p>.001190</text:p>
          </table:table-cell>
          <table:table-cell/>
          <table:table-cell office:value-type="string">
            <text:p>.001455</text:p>
          </table:table-cell>
          <table:table-cell office:value-type="string">
            <text:p>.001176</text:p>
          </table:table-cell>
          <table:table-cell table:number-columns-repeated="1014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19.11-20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465</text:p>
          </table:table-cell>
          <table:table-cell office:value-type="string">
            <text:p>.001217</text:p>
          </table:table-cell>
          <table:table-cell office:value-type="string">
            <text:p>.001131</text:p>
          </table:table-cell>
          <table:table-cell office:value-type="string">
            <text:p>.001287</text:p>
          </table:table-cell>
          <table:table-cell office:value-type="string">
            <text:p>.001188</text:p>
          </table:table-cell>
          <table:table-cell office:value-type="string">
            <text:p>.001253</text:p>
          </table:table-cell>
          <table:table-cell table:number-columns-repeated="1014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19.11-21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office:value-type="string">
            <text:p>96.499</text:p>
          </table:table-cell>
          <table:table-cell office:value-type="string">
            <text:p>.084867</text:p>
          </table:table-cell>
          <table:table-cell office:value-type="string">
            <text:p>.084619</text:p>
          </table:table-cell>
          <table:table-cell office:value-type="string">
            <text:p>.088734</text:p>
          </table:table-cell>
          <table:table-cell office:value-type="string">
            <text:p>.085021</text:p>
          </table:table-cell>
          <table:table-cell office:value-type="string">
            <text:p>.096337</text:p>
          </table:table-cell>
          <table:table-cell table:number-columns-repeated="1014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19.11-22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506</text:p>
          </table:table-cell>
          <table:table-cell office:value-type="string">
            <text:p>.001166</text:p>
          </table:table-cell>
          <table:table-cell/>
          <table:table-cell office:value-type="string">
            <text:p>.000942</text:p>
          </table:table-cell>
          <table:table-cell office:value-type="string">
            <text:p>.006933</text:p>
          </table:table-cell>
          <table:table-cell office:value-type="string">
            <text:p>.001143</text:p>
          </table:table-cell>
          <table:table-cell table:number-columns-repeated="1014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19.11-23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office:value-type="string">
            <text:p>18.175</text:p>
          </table:table-cell>
          <table:table-cell office:value-type="string">
            <text:p>.018111</text:p>
          </table:table-cell>
          <table:table-cell office:value-type="string">
            <text:p>.018104</text:p>
          </table:table-cell>
          <table:table-cell office:value-type="string">
            <text:p>.018038</text:p>
          </table:table-cell>
          <table:table-cell office:value-type="string">
            <text:p>.018143</text:p>
          </table:table-cell>
          <table:table-cell office:value-type="string">
            <text:p>.018062</text:p>
          </table:table-cell>
          <table:table-cell table:number-columns-repeated="1014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20.11-00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429</text:p>
          </table:table-cell>
          <table:table-cell office:value-type="string">
            <text:p>.001230</text:p>
          </table:table-cell>
          <table:table-cell office:value-type="string">
            <text:p>.001195</text:p>
          </table:table-cell>
          <table:table-cell office:value-type="string">
            <text:p>.001295</text:p>
          </table:table-cell>
          <table:table-cell office:value-type="string">
            <text:p>.001096</text:p>
          </table:table-cell>
          <table:table-cell office:value-type="string">
            <text:p>.001328</text:p>
          </table:table-cell>
          <table:table-cell table:number-columns-repeated="1014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20.11-01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263</text:p>
          </table:table-cell>
          <table:table-cell office:value-type="string">
            <text:p>.001232</text:p>
          </table:table-cell>
          <table:table-cell office:value-type="string">
            <text:p>.001478</text:p>
          </table:table-cell>
          <table:table-cell office:value-type="string">
            <text:p>.001195</text:p>
          </table:table-cell>
          <table:table-cell office:value-type="string">
            <text:p>.000946</text:p>
          </table:table-cell>
          <table:table-cell office:value-type="string">
            <text:p>.001168</text:p>
          </table:table-cell>
          <table:table-cell table:number-columns-repeated="1014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20.11-02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333</text:p>
          </table:table-cell>
          <table:table-cell office:value-type="string">
            <text:p>.000991</text:p>
          </table:table-cell>
          <table:table-cell office:value-type="string">
            <text:p>.001261</text:p>
          </table:table-cell>
          <table:table-cell office:value-type="string">
            <text:p>.001163</text:p>
          </table:table-cell>
          <table:table-cell office:value-type="string">
            <text:p>.001153</text:p>
          </table:table-cell>
          <table:table-cell office:value-type="string">
            <text:p>.001228</text:p>
          </table:table-cell>
          <table:table-cell table:number-columns-repeated="1014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20.11-03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562</text:p>
          </table:table-cell>
          <table:table-cell office:value-type="string">
            <text:p>.000988</text:p>
          </table:table-cell>
          <table:table-cell/>
          <table:table-cell office:value-type="string">
            <text:p>.000980</text:p>
          </table:table-cell>
          <table:table-cell office:value-type="string">
            <text:p>.001139</text:p>
          </table:table-cell>
          <table:table-cell office:value-type="string">
            <text:p>.000965</text:p>
          </table:table-cell>
          <table:table-cell table:number-columns-repeated="1014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20.11-04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246</text:p>
          </table:table-cell>
          <table:table-cell office:value-type="string">
            <text:p>.001134</text:p>
          </table:table-cell>
          <table:table-cell office:value-type="string">
            <text:p>.000934</text:p>
          </table:table-cell>
          <table:table-cell office:value-type="string">
            <text:p>.001173</text:p>
          </table:table-cell>
          <table:table-cell office:value-type="string">
            <text:p>.001410</text:p>
          </table:table-cell>
          <table:table-cell office:value-type="string">
            <text:p>.001264</text:p>
          </table:table-cell>
          <table:table-cell table:number-columns-repeated="1014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20.11-05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office:value-type="string">
            <text:p>86.200</text:p>
          </table:table-cell>
          <table:table-cell office:value-type="string">
            <text:p>.085665</text:p>
          </table:table-cell>
          <table:table-cell office:value-type="string">
            <text:p>.089540</text:p>
          </table:table-cell>
          <table:table-cell office:value-type="string">
            <text:p>.088173</text:p>
          </table:table-cell>
          <table:table-cell office:value-type="string">
            <text:p>.085558</text:p>
          </table:table-cell>
          <table:table-cell office:value-type="string">
            <text:p>.089764</text:p>
          </table:table-cell>
          <table:table-cell table:number-columns-repeated="1014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20.11-06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521</text:p>
          </table:table-cell>
          <table:table-cell office:value-type="string">
            <text:p>.001007</text:p>
          </table:table-cell>
          <table:table-cell office:value-type="string">
            <text:p>.001252</text:p>
          </table:table-cell>
          <table:table-cell office:value-type="string">
            <text:p>.000959</text:p>
          </table:table-cell>
          <table:table-cell office:value-type="string">
            <text:p>.001184</text:p>
          </table:table-cell>
          <table:table-cell office:value-type="string">
            <text:p>.000923</text:p>
          </table:table-cell>
          <table:table-cell table:number-columns-repeated="1014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20.11-07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302</text:p>
          </table:table-cell>
          <table:table-cell office:value-type="string">
            <text:p>.001481</text:p>
          </table:table-cell>
          <table:table-cell office:value-type="string">
            <text:p>.001117</text:p>
          </table:table-cell>
          <table:table-cell office:value-type="string">
            <text:p>.001000</text:p>
          </table:table-cell>
          <table:table-cell office:value-type="string">
            <text:p>.001411</text:p>
          </table:table-cell>
          <table:table-cell office:value-type="string">
            <text:p>.001182</text:p>
          </table:table-cell>
          <table:table-cell table:number-columns-repeated="1014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20.11-08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180</text:p>
          </table:table-cell>
          <table:table-cell office:value-type="string">
            <text:p>.001161</text:p>
          </table:table-cell>
          <table:table-cell office:value-type="string">
            <text:p>.001221</text:p>
          </table:table-cell>
          <table:table-cell office:value-type="string">
            <text:p>.001216</text:p>
          </table:table-cell>
          <table:table-cell office:value-type="string">
            <text:p>.001213</text:p>
          </table:table-cell>
          <table:table-cell office:value-type="string">
            <text:p>.001157</text:p>
          </table:table-cell>
          <table:table-cell table:number-columns-repeated="1014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20.11-09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289</text:p>
          </table:table-cell>
          <table:table-cell office:value-type="string">
            <text:p>.001133</text:p>
          </table:table-cell>
          <table:table-cell office:value-type="string">
            <text:p>.001247</text:p>
          </table:table-cell>
          <table:table-cell office:value-type="string">
            <text:p>.001304</text:p>
          </table:table-cell>
          <table:table-cell office:value-type="string">
            <text:p>.001240</text:p>
          </table:table-cell>
          <table:table-cell office:value-type="string">
            <text:p>.001104</text:p>
          </table:table-cell>
          <table:table-cell table:number-columns-repeated="1014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20.11-10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office:value-type="string">
            <text:p>89.663</text:p>
          </table:table-cell>
          <table:table-cell office:value-type="string">
            <text:p>.085367</text:p>
          </table:table-cell>
          <table:table-cell office:value-type="string">
            <text:p>.089570</text:p>
          </table:table-cell>
          <table:table-cell office:value-type="string">
            <text:p>.085368</text:p>
          </table:table-cell>
          <table:table-cell office:value-type="string">
            <text:p>.085874</text:p>
          </table:table-cell>
          <table:table-cell office:value-type="string">
            <text:p>.087442</text:p>
          </table:table-cell>
          <table:table-cell table:number-columns-repeated="1014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20.11-11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311</text:p>
          </table:table-cell>
          <table:table-cell office:value-type="string">
            <text:p>.001131</text:p>
          </table:table-cell>
          <table:table-cell office:value-type="string">
            <text:p>.001121</text:p>
          </table:table-cell>
          <table:table-cell office:value-type="string">
            <text:p>.001176</text:p>
          </table:table-cell>
          <table:table-cell office:value-type="string">
            <text:p>.001189</text:p>
          </table:table-cell>
          <table:table-cell office:value-type="string">
            <text:p>.001685</text:p>
          </table:table-cell>
          <table:table-cell table:number-columns-repeated="1014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20.11-12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table:style-name="ce2" office:value-type="string">
            <text:p>1.368</text:p>
          </table:table-cell>
          <table:table-cell office:value-type="string">
            <text:p>.001163</text:p>
          </table:table-cell>
          <table:table-cell office:value-type="string">
            <text:p>.001429</text:p>
          </table:table-cell>
          <table:table-cell office:value-type="string">
            <text:p>.001179</text:p>
          </table:table-cell>
          <table:table-cell office:value-type="string">
            <text:p>.000977</text:p>
          </table:table-cell>
          <table:table-cell office:value-type="string">
            <text:p>.001153</text:p>
          </table:table-cell>
          <table:table-cell table:number-columns-repeated="1014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20.11-13.30</text:p>
          </table:table-cell>
          <table:table-cell office:value-type="string">
            <text:p>frankfurt</text:p>
          </table:table-cell>
          <table:table-cell office:value-type="string">
            <text:p>ireland</text:p>
          </table:table-cell>
          <table:table-cell office:value-type="string">
            <text:p>89.779</text:p>
          </table:table-cell>
          <table:table-cell office:value-type="string">
            <text:p>.089502</text:p>
          </table:table-cell>
          <table:table-cell office:value-type="string">
            <text:p>.086229</text:p>
          </table:table-cell>
          <table:table-cell office:value-type="string">
            <text:p>.085561</text:p>
          </table:table-cell>
          <table:table-cell office:value-type="string">
            <text:p>.086437</text:p>
          </table:table-cell>
          <table:table-cell office:value-type="string">
            <text:p>.088396</text:p>
          </table:table-cell>
          <table:table-cell table:number-columns-repeated="1014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16.11-14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36">
            <text:p>36</text:p>
          </table:table-cell>
          <table:table-cell office:value-type="string">
            <text:p>.028243</text:p>
          </table:table-cell>
          <table:table-cell office:value-type="string">
            <text:p>.029417</text:p>
          </table:table-cell>
          <table:table-cell office:value-type="string">
            <text:p>.028576</text:p>
          </table:table-cell>
          <table:table-cell office:value-type="string">
            <text:p>.027988</text:p>
          </table:table-cell>
          <table:table-cell office:value-type="string">
            <text:p>.037383</text:p>
          </table:table-cell>
          <table:table-cell table:number-columns-repeated="1014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16.11-15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5326</text:p>
          </table:table-cell>
          <table:table-cell office:value-type="string">
            <text:p>.027684</text:p>
          </table:table-cell>
          <table:table-cell office:value-type="string">
            <text:p>.027335</text:p>
          </table:table-cell>
          <table:table-cell office:value-type="string">
            <text:p>.029711</text:p>
          </table:table-cell>
          <table:table-cell office:value-type="string">
            <text:p>.026522</text:p>
          </table:table-cell>
          <table:table-cell table:number-columns-repeated="1014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16.11-16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50">
            <text:p>50</text:p>
          </table:table-cell>
          <table:table-cell office:value-type="string">
            <text:p>.042016</text:p>
          </table:table-cell>
          <table:table-cell office:value-type="string">
            <text:p>.046445</text:p>
          </table:table-cell>
          <table:table-cell office:value-type="string">
            <text:p>.037895</text:p>
          </table:table-cell>
          <table:table-cell office:value-type="string">
            <text:p>.072275</text:p>
          </table:table-cell>
          <table:table-cell office:value-type="string">
            <text:p>.028045</text:p>
          </table:table-cell>
          <table:table-cell table:number-columns-repeated="1014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16.11-17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30797</text:p>
          </table:table-cell>
          <table:table-cell office:value-type="string">
            <text:p>.028771</text:p>
          </table:table-cell>
          <table:table-cell office:value-type="string">
            <text:p>.029900</text:p>
          </table:table-cell>
          <table:table-cell office:value-type="string">
            <text:p>.035765</text:p>
          </table:table-cell>
          <table:table-cell office:value-type="string">
            <text:p>.028505</text:p>
          </table:table-cell>
          <table:table-cell table:number-columns-repeated="1014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16.11-18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2436</text:p>
          </table:table-cell>
          <table:table-cell office:value-type="string">
            <text:p>.030708</text:p>
          </table:table-cell>
          <table:table-cell office:value-type="string">
            <text:p>.029690</text:p>
          </table:table-cell>
          <table:table-cell office:value-type="string">
            <text:p>.030886</text:p>
          </table:table-cell>
          <table:table-cell office:value-type="string">
            <text:p>.028447</text:p>
          </table:table-cell>
          <table:table-cell table:number-columns-repeated="1014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16.11-19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52">
            <text:p>52</text:p>
          </table:table-cell>
          <table:table-cell office:value-type="string">
            <text:p>.034555</text:p>
          </table:table-cell>
          <table:table-cell office:value-type="string">
            <text:p>.033822</text:p>
          </table:table-cell>
          <table:table-cell office:value-type="string">
            <text:p>.030219</text:p>
          </table:table-cell>
          <table:table-cell office:value-type="string">
            <text:p>.031293</text:p>
          </table:table-cell>
          <table:table-cell office:value-type="string">
            <text:p>.031237</text:p>
          </table:table-cell>
          <table:table-cell table:number-columns-repeated="1014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16.11-20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26757</text:p>
          </table:table-cell>
          <table:table-cell office:value-type="string">
            <text:p>.030764</text:p>
          </table:table-cell>
          <table:table-cell office:value-type="string">
            <text:p>.070222</text:p>
          </table:table-cell>
          <table:table-cell office:value-type="string">
            <text:p>.028660</text:p>
          </table:table-cell>
          <table:table-cell office:value-type="string">
            <text:p>.029263</text:p>
          </table:table-cell>
          <table:table-cell table:number-columns-repeated="1014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16.11-21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16">
            <text:p>16</text:p>
          </table:table-cell>
          <table:table-cell office:value-type="string">
            <text:p>.035504</text:p>
          </table:table-cell>
          <table:table-cell office:value-type="string">
            <text:p>.029172</text:p>
          </table:table-cell>
          <table:table-cell office:value-type="string">
            <text:p>.034754</text:p>
          </table:table-cell>
          <table:table-cell office:value-type="string">
            <text:p>.027442</text:p>
          </table:table-cell>
          <table:table-cell office:value-type="string">
            <text:p>.028643</text:p>
          </table:table-cell>
          <table:table-cell table:number-columns-repeated="1014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16.11-22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6">
            <text:p>46</text:p>
          </table:table-cell>
          <table:table-cell office:value-type="string">
            <text:p>.040320</text:p>
          </table:table-cell>
          <table:table-cell office:value-type="string">
            <text:p>.030257</text:p>
          </table:table-cell>
          <table:table-cell office:value-type="string">
            <text:p>.034037</text:p>
          </table:table-cell>
          <table:table-cell office:value-type="string">
            <text:p>.032059</text:p>
          </table:table-cell>
          <table:table-cell office:value-type="string">
            <text:p>.030050</text:p>
          </table:table-cell>
          <table:table-cell table:number-columns-repeated="1014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16.11-23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9300</text:p>
          </table:table-cell>
          <table:table-cell office:value-type="string">
            <text:p>.033663</text:p>
          </table:table-cell>
          <table:table-cell office:value-type="string">
            <text:p>.033390</text:p>
          </table:table-cell>
          <table:table-cell office:value-type="string">
            <text:p>.032139</text:p>
          </table:table-cell>
          <table:table-cell office:value-type="string">
            <text:p>.028892</text:p>
          </table:table-cell>
          <table:table-cell table:number-columns-repeated="1014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17.11-00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54">
            <text:p>54</text:p>
          </table:table-cell>
          <table:table-cell office:value-type="string">
            <text:p>.035759</text:p>
          </table:table-cell>
          <table:table-cell office:value-type="string">
            <text:p>.056214</text:p>
          </table:table-cell>
          <table:table-cell office:value-type="string">
            <text:p>.028952</text:p>
          </table:table-cell>
          <table:table-cell office:value-type="string">
            <text:p>.030397</text:p>
          </table:table-cell>
          <table:table-cell office:value-type="string">
            <text:p>.030946</text:p>
          </table:table-cell>
          <table:table-cell table:number-columns-repeated="1014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17.11-01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6354</text:p>
          </table:table-cell>
          <table:table-cell office:value-type="string">
            <text:p>.028466</text:p>
          </table:table-cell>
          <table:table-cell office:value-type="string">
            <text:p>.058082</text:p>
          </table:table-cell>
          <table:table-cell office:value-type="string">
            <text:p>.029140</text:p>
          </table:table-cell>
          <table:table-cell office:value-type="string">
            <text:p>.027107</text:p>
          </table:table-cell>
          <table:table-cell table:number-columns-repeated="1014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17.11-02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38">
            <text:p>38</text:p>
          </table:table-cell>
          <table:table-cell office:value-type="string">
            <text:p>.027993</text:p>
          </table:table-cell>
          <table:table-cell office:value-type="string">
            <text:p>.065520</text:p>
          </table:table-cell>
          <table:table-cell office:value-type="string">
            <text:p>.027682</text:p>
          </table:table-cell>
          <table:table-cell office:value-type="string">
            <text:p>.030940</text:p>
          </table:table-cell>
          <table:table-cell office:value-type="string">
            <text:p>.038607</text:p>
          </table:table-cell>
          <table:table-cell table:number-columns-repeated="1014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17.11-03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9">
            <text:p>49</text:p>
          </table:table-cell>
          <table:table-cell office:value-type="string">
            <text:p>.027300</text:p>
          </table:table-cell>
          <table:table-cell office:value-type="string">
            <text:p>.027664</text:p>
          </table:table-cell>
          <table:table-cell office:value-type="string">
            <text:p>.027450</text:p>
          </table:table-cell>
          <table:table-cell office:value-type="string">
            <text:p>.031404</text:p>
          </table:table-cell>
          <table:table-cell office:value-type="string">
            <text:p>.037381</text:p>
          </table:table-cell>
          <table:table-cell table:number-columns-repeated="1014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17.11-04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8437</text:p>
          </table:table-cell>
          <table:table-cell office:value-type="string">
            <text:p>.027501</text:p>
          </table:table-cell>
          <table:table-cell office:value-type="string">
            <text:p>.027988</text:p>
          </table:table-cell>
          <table:table-cell office:value-type="string">
            <text:p>.029468</text:p>
          </table:table-cell>
          <table:table-cell office:value-type="string">
            <text:p>.031617</text:p>
          </table:table-cell>
          <table:table-cell table:number-columns-repeated="1014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17.11-05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7">
            <text:p>47</text:p>
          </table:table-cell>
          <table:table-cell office:value-type="string">
            <text:p>.026659</text:p>
          </table:table-cell>
          <table:table-cell office:value-type="string">
            <text:p>.029352</text:p>
          </table:table-cell>
          <table:table-cell office:value-type="string">
            <text:p>.032160</text:p>
          </table:table-cell>
          <table:table-cell office:value-type="string">
            <text:p>.031597</text:p>
          </table:table-cell>
          <table:table-cell office:value-type="string">
            <text:p>.031334</text:p>
          </table:table-cell>
          <table:table-cell table:number-columns-repeated="1014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17.11-06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34">
            <text:p>34</text:p>
          </table:table-cell>
          <table:table-cell office:value-type="string">
            <text:p>.028157</text:p>
          </table:table-cell>
          <table:table-cell office:value-type="string">
            <text:p>.030066</text:p>
          </table:table-cell>
          <table:table-cell office:value-type="string">
            <text:p>.027235</text:p>
          </table:table-cell>
          <table:table-cell office:value-type="string">
            <text:p>.027692</text:p>
          </table:table-cell>
          <table:table-cell office:value-type="string">
            <text:p>.028529</text:p>
          </table:table-cell>
          <table:table-cell table:number-columns-repeated="1014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17.11-07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3">
            <text:p>43</text:p>
          </table:table-cell>
          <table:table-cell office:value-type="string">
            <text:p>.027710</text:p>
          </table:table-cell>
          <table:table-cell office:value-type="string">
            <text:p>.027104</text:p>
          </table:table-cell>
          <table:table-cell office:value-type="string">
            <text:p>.027851</text:p>
          </table:table-cell>
          <table:table-cell office:value-type="string">
            <text:p>.032160</text:p>
          </table:table-cell>
          <table:table-cell office:value-type="string">
            <text:p>.030793</text:p>
          </table:table-cell>
          <table:table-cell table:number-columns-repeated="1014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17.11-08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2">
            <text:p>42</text:p>
          </table:table-cell>
          <table:table-cell office:value-type="string">
            <text:p>.027172</text:p>
          </table:table-cell>
          <table:table-cell office:value-type="string">
            <text:p>.026538</text:p>
          </table:table-cell>
          <table:table-cell office:value-type="string">
            <text:p>.029450</text:p>
          </table:table-cell>
          <table:table-cell office:value-type="string">
            <text:p>.028786</text:p>
          </table:table-cell>
          <table:table-cell office:value-type="string">
            <text:p>.038608</text:p>
          </table:table-cell>
          <table:table-cell table:number-columns-repeated="1014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17.11-09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5">
            <text:p>45</text:p>
          </table:table-cell>
          <table:table-cell office:value-type="string">
            <text:p>.034401</text:p>
          </table:table-cell>
          <table:table-cell office:value-type="string">
            <text:p>.029570</text:p>
          </table:table-cell>
          <table:table-cell office:value-type="string">
            <text:p>.029105</text:p>
          </table:table-cell>
          <table:table-cell office:value-type="string">
            <text:p>.034868</text:p>
          </table:table-cell>
          <table:table-cell office:value-type="string">
            <text:p>.035287</text:p>
          </table:table-cell>
          <table:table-cell table:number-columns-repeated="1014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17.11-10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40">
            <text:p>40</text:p>
          </table:table-cell>
          <table:table-cell office:value-type="string">
            <text:p>.000355</text:p>
          </table:table-cell>
          <table:table-cell office:value-type="string">
            <text:p>.027533</text:p>
          </table:table-cell>
          <table:table-cell office:value-type="string">
            <text:p>.035919</text:p>
          </table:table-cell>
          <table:table-cell office:value-type="string">
            <text:p>.030442</text:p>
          </table:table-cell>
          <table:table-cell office:value-type="string">
            <text:p>.027935</text:p>
          </table:table-cell>
          <table:table-cell table:number-columns-repeated="1014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17.11-11.00</text:p>
          </table:table-cell>
          <table:table-cell office:value-type="string">
            <text:p>frankfurt</text:p>
          </table:table-cell>
          <table:table-cell office:value-type="string">
            <text:p>martijn-home</text:p>
          </table:table-cell>
          <table:table-cell office:value-type="float" office:value="39">
            <text:p>39</text:p>
          </table:table-cell>
          <table:table-cell office:value-type="string">
            <text:p>.040246</text:p>
          </table:table-cell>
          <table:table-cell office:value-type="string">
            <text:p>.032704</text:p>
          </table:table-cell>
          <table:table-cell office:value-type="string">
            <text:p>.037169</text:p>
          </table:table-cell>
          <table:table-cell office:value-type="string">
            <text:p>.040817</text:p>
          </table:table-cell>
          <table:table-cell office:value-type="string">
            <text:p>.048604</text:p>
          </table:table-cell>
          <table:table-cell table:number-columns-repeated="1014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19.11-17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663</text:p>
          </table:table-cell>
          <table:table-cell office:value-type="string">
            <text:p>.000645</text:p>
          </table:table-cell>
          <table:table-cell office:value-type="string">
            <text:p>.000657</text:p>
          </table:table-cell>
          <table:table-cell office:value-type="string">
            <text:p>.000585</text:p>
          </table:table-cell>
          <table:table-cell office:value-type="string">
            <text:p>.000713</text:p>
          </table:table-cell>
          <table:table-cell office:value-type="string">
            <text:p>.000660</text:p>
          </table:table-cell>
          <table:table-cell table:number-columns-repeated="1014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19.11-18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687</text:p>
          </table:table-cell>
          <table:table-cell office:value-type="string">
            <text:p>.000670</text:p>
          </table:table-cell>
          <table:table-cell office:value-type="string">
            <text:p>.000446</text:p>
          </table:table-cell>
          <table:table-cell office:value-type="string">
            <text:p>.000560</text:p>
          </table:table-cell>
          <table:table-cell office:value-type="string">
            <text:p>.000730</text:p>
          </table:table-cell>
          <table:table-cell office:value-type="string">
            <text:p>.000672</text:p>
          </table:table-cell>
          <table:table-cell table:number-columns-repeated="1014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19.11-19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table:style-name="ce2" office:value-type="string">
            <text:p>1.543</text:p>
          </table:table-cell>
          <table:table-cell office:value-type="string">
            <text:p>.001470</text:p>
          </table:table-cell>
          <table:table-cell office:value-type="string">
            <text:p>.001414</text:p>
          </table:table-cell>
          <table:table-cell office:value-type="string">
            <text:p>.001428</text:p>
          </table:table-cell>
          <table:table-cell office:value-type="string">
            <text:p>.001422</text:p>
          </table:table-cell>
          <table:table-cell office:value-type="string">
            <text:p>.001433</text:p>
          </table:table-cell>
          <table:table-cell table:number-columns-repeated="1014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19.11-20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739</text:p>
          </table:table-cell>
          <table:table-cell office:value-type="string">
            <text:p>.000686</text:p>
          </table:table-cell>
          <table:table-cell office:value-type="string">
            <text:p>.000657</text:p>
          </table:table-cell>
          <table:table-cell office:value-type="string">
            <text:p>.000921</text:p>
          </table:table-cell>
          <table:table-cell office:value-type="string">
            <text:p>.000671</text:p>
          </table:table-cell>
          <table:table-cell office:value-type="string">
            <text:p>.000374</text:p>
          </table:table-cell>
          <table:table-cell table:number-columns-repeated="1014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19.11-21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table:style-name="ce2" office:value-type="string">
            <text:p>1.550</text:p>
          </table:table-cell>
          <table:table-cell office:value-type="string">
            <text:p>.001394</text:p>
          </table:table-cell>
          <table:table-cell office:value-type="string">
            <text:p>.001468</text:p>
          </table:table-cell>
          <table:table-cell office:value-type="string">
            <text:p>.001457</text:p>
          </table:table-cell>
          <table:table-cell office:value-type="string">
            <text:p>.001195</text:p>
          </table:table-cell>
          <table:table-cell office:value-type="string">
            <text:p>.001405</text:p>
          </table:table-cell>
          <table:table-cell table:number-columns-repeated="1014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19.11-22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830</text:p>
          </table:table-cell>
          <table:table-cell office:value-type="string">
            <text:p>.000582</text:p>
          </table:table-cell>
          <table:table-cell office:value-type="string">
            <text:p>.000646</text:p>
          </table:table-cell>
          <table:table-cell office:value-type="string">
            <text:p>.000662</text:p>
          </table:table-cell>
          <table:table-cell office:value-type="string">
            <text:p>.000717</text:p>
          </table:table-cell>
          <table:table-cell office:value-type="string">
            <text:p>.000713</text:p>
          </table:table-cell>
          <table:table-cell table:number-columns-repeated="1014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19.11-23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793</text:p>
          </table:table-cell>
          <table:table-cell office:value-type="string">
            <text:p>.000713</text:p>
          </table:table-cell>
          <table:table-cell office:value-type="string">
            <text:p>.000597</text:p>
          </table:table-cell>
          <table:table-cell office:value-type="string">
            <text:p>.000674</text:p>
          </table:table-cell>
          <table:table-cell office:value-type="string">
            <text:p>.000652</text:p>
          </table:table-cell>
          <table:table-cell office:value-type="string">
            <text:p>.000462</text:p>
          </table:table-cell>
          <table:table-cell table:number-columns-repeated="1014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20.11-00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761</text:p>
          </table:table-cell>
          <table:table-cell office:value-type="string">
            <text:p>.000382</text:p>
          </table:table-cell>
          <table:table-cell office:value-type="string">
            <text:p>.000363</text:p>
          </table:table-cell>
          <table:table-cell office:value-type="string">
            <text:p>.000755</text:p>
          </table:table-cell>
          <table:table-cell office:value-type="string">
            <text:p>.000685</text:p>
          </table:table-cell>
          <table:table-cell office:value-type="string">
            <text:p>.000645</text:p>
          </table:table-cell>
          <table:table-cell table:number-columns-repeated="1014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20.11-01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table:style-name="ce2" office:value-type="string">
            <text:p>1.512</text:p>
          </table:table-cell>
          <table:table-cell/>
          <table:table-cell office:value-type="string">
            <text:p>.001432</text:p>
          </table:table-cell>
          <table:table-cell office:value-type="string">
            <text:p>.001437</text:p>
          </table:table-cell>
          <table:table-cell office:value-type="string">
            <text:p>.002001</text:p>
          </table:table-cell>
          <table:table-cell office:value-type="string">
            <text:p>.001380</text:p>
          </table:table-cell>
          <table:table-cell table:number-columns-repeated="1014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20.11-02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711</text:p>
          </table:table-cell>
          <table:table-cell office:value-type="string">
            <text:p>.000654</text:p>
          </table:table-cell>
          <table:table-cell office:value-type="string">
            <text:p>.000665</text:p>
          </table:table-cell>
          <table:table-cell office:value-type="string">
            <text:p>.000425</text:p>
          </table:table-cell>
          <table:table-cell office:value-type="string">
            <text:p>.000623</text:p>
          </table:table-cell>
          <table:table-cell office:value-type="string">
            <text:p>.000637</text:p>
          </table:table-cell>
          <table:table-cell table:number-columns-repeated="1014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20.11-03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890</text:p>
          </table:table-cell>
          <table:table-cell table:number-columns-repeated="3"/>
          <table:table-cell office:value-type="string">
            <text:p>.000644</text:p>
          </table:table-cell>
          <table:table-cell office:value-type="string">
            <text:p>.000407</text:p>
          </table:table-cell>
          <table:table-cell table:number-columns-repeated="1014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20.11-04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table:style-name="ce2" office:value-type="string">
            <text:p>1.504</text:p>
          </table:table-cell>
          <table:table-cell office:value-type="string">
            <text:p>.001235</text:p>
          </table:table-cell>
          <table:table-cell office:value-type="string">
            <text:p>.001390</text:p>
          </table:table-cell>
          <table:table-cell office:value-type="string">
            <text:p>.001480</text:p>
          </table:table-cell>
          <table:table-cell office:value-type="string">
            <text:p>.001484</text:p>
          </table:table-cell>
          <table:table-cell office:value-type="string">
            <text:p>.001182</text:p>
          </table:table-cell>
          <table:table-cell table:number-columns-repeated="1014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20.11-05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700</text:p>
          </table:table-cell>
          <table:table-cell office:value-type="string">
            <text:p>.000705</text:p>
          </table:table-cell>
          <table:table-cell office:value-type="string">
            <text:p>.000666</text:p>
          </table:table-cell>
          <table:table-cell office:value-type="string">
            <text:p>.000415</text:p>
          </table:table-cell>
          <table:table-cell office:value-type="string">
            <text:p>.000673</text:p>
          </table:table-cell>
          <table:table-cell office:value-type="string">
            <text:p>.000662</text:p>
          </table:table-cell>
          <table:table-cell table:number-columns-repeated="1014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20.11-06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762</text:p>
          </table:table-cell>
          <table:table-cell table:number-columns-repeated="2"/>
          <table:table-cell office:value-type="string">
            <text:p>.000703</text:p>
          </table:table-cell>
          <table:table-cell office:value-type="string">
            <text:p>.000425</text:p>
          </table:table-cell>
          <table:table-cell office:value-type="string">
            <text:p>.000644</text:p>
          </table:table-cell>
          <table:table-cell table:number-columns-repeated="101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20.11-07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677</text:p>
          </table:table-cell>
          <table:table-cell table:number-columns-repeated="3"/>
          <table:table-cell office:value-type="string">
            <text:p>.000682</text:p>
          </table:table-cell>
          <table:table-cell office:value-type="string">
            <text:p>.000463</text:p>
          </table:table-cell>
          <table:table-cell table:number-columns-repeated="1014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20.11-08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681</text:p>
          </table:table-cell>
          <table:table-cell office:value-type="string">
            <text:p>.000674</text:p>
          </table:table-cell>
          <table:table-cell office:value-type="string">
            <text:p>.000630</text:p>
          </table:table-cell>
          <table:table-cell office:value-type="string">
            <text:p>.000613</text:p>
          </table:table-cell>
          <table:table-cell office:value-type="string">
            <text:p>.000648</text:p>
          </table:table-cell>
          <table:table-cell office:value-type="string">
            <text:p>.000706</text:p>
          </table:table-cell>
          <table:table-cell table:number-columns-repeated="1014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20.11-09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705</text:p>
          </table:table-cell>
          <table:table-cell office:value-type="string">
            <text:p>.000406</text:p>
          </table:table-cell>
          <table:table-cell office:value-type="string">
            <text:p>.000703</text:p>
          </table:table-cell>
          <table:table-cell office:value-type="string">
            <text:p>.000670</text:p>
          </table:table-cell>
          <table:table-cell office:value-type="string">
            <text:p>.000722</text:p>
          </table:table-cell>
          <table:table-cell office:value-type="string">
            <text:p>.000662</text:p>
          </table:table-cell>
          <table:table-cell table:number-columns-repeated="1014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20.11-10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678</text:p>
          </table:table-cell>
          <table:table-cell office:value-type="string">
            <text:p>.000649</text:p>
          </table:table-cell>
          <table:table-cell office:value-type="string">
            <text:p>.000668</text:p>
          </table:table-cell>
          <table:table-cell office:value-type="string">
            <text:p>.000400</text:p>
          </table:table-cell>
          <table:table-cell office:value-type="string">
            <text:p>.000709</text:p>
          </table:table-cell>
          <table:table-cell office:value-type="string">
            <text:p>.000649</text:p>
          </table:table-cell>
          <table:table-cell table:number-columns-repeated="1014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20.11-11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table:style-name="ce2" office:value-type="string">
            <text:p>1.509</text:p>
          </table:table-cell>
          <table:table-cell office:value-type="string">
            <text:p>.001591</text:p>
          </table:table-cell>
          <table:table-cell office:value-type="string">
            <text:p>.001467</text:p>
          </table:table-cell>
          <table:table-cell office:value-type="string">
            <text:p>.001489</text:p>
          </table:table-cell>
          <table:table-cell office:value-type="string">
            <text:p>.001451</text:p>
          </table:table-cell>
          <table:table-cell office:value-type="string">
            <text:p>.001409</text:p>
          </table:table-cell>
          <table:table-cell table:number-columns-repeated="1014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20.11-12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table:style-name="ce2" office:value-type="string">
            <text:p>1.262</text:p>
          </table:table-cell>
          <table:table-cell/>
          <table:table-cell office:value-type="string">
            <text:p>.000702</text:p>
          </table:table-cell>
          <table:table-cell office:value-type="string">
            <text:p>.000638</text:p>
          </table:table-cell>
          <table:table-cell office:value-type="string">
            <text:p>.000692</text:p>
          </table:table-cell>
          <table:table-cell office:value-type="string">
            <text:p>.000549</text:p>
          </table:table-cell>
          <table:table-cell table:number-columns-repeated="1014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20.11-13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office:value-type="string">
            <text:p>0.780</text:p>
          </table:table-cell>
          <table:table-cell office:value-type="string">
            <text:p>.000611</text:p>
          </table:table-cell>
          <table:table-cell office:value-type="string">
            <text:p>.000697</text:p>
          </table:table-cell>
          <table:table-cell office:value-type="string">
            <text:p>.000422</text:p>
          </table:table-cell>
          <table:table-cell office:value-type="string">
            <text:p>.000664</text:p>
          </table:table-cell>
          <table:table-cell office:value-type="string">
            <text:p>.000710</text:p>
          </table:table-cell>
          <table:table-cell table:number-columns-repeated="1014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20.11-14.35</text:p>
          </table:table-cell>
          <table:table-cell office:value-type="string">
            <text:p>frankfurt</text:p>
          </table:table-cell>
          <table:table-cell office:value-type="string">
            <text:p>singapore</text:p>
          </table:table-cell>
          <table:table-cell table:style-name="ce2" office:value-type="string">
            <text:p>1.568</text:p>
          </table:table-cell>
          <table:table-cell office:value-type="string">
            <text:p>.001416</text:p>
          </table:table-cell>
          <table:table-cell office:value-type="string">
            <text:p>.001429</text:p>
          </table:table-cell>
          <table:table-cell office:value-type="string">
            <text:p>.001399</text:p>
          </table:table-cell>
          <table:table-cell office:value-type="string">
            <text:p>.001444</text:p>
          </table:table-cell>
          <table:table-cell office:value-type="string">
            <text:p>.001471</text:p>
          </table:table-cell>
          <table:table-cell table:number-columns-repeated="1014"/>
        </table:table-row>
        <table:table-row table:style-name="ro2" table:number-rows-repeated="10477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17:41:02</dc:date>
    <dc:creator>Saarinen Timo</dc:creator>
    <meta:document-statistic meta:table-count="1" meta:cell-count="7595" meta:object-count="0"/>
    <meta:generator>LibreOffice/3.5$Linux_X86_64 LibreOffice_project/350m1$Build-2</meta:generator>
  </office:meta>
</office:document-meta>
</file>